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2.61055555555556cm"/>
    </style:style>
    <style:style style:name="co3" style:family="table-column">
      <style:table-column-properties fo:break-before="auto" style:column-width="2.29305555555556cm"/>
    </style:style>
    <style:style style:name="co4" style:family="table-column">
      <style:table-column-properties fo:break-before="auto" style:column-width="4.40972222222222cm"/>
    </style:style>
    <style:style style:name="co5" style:family="table-column">
      <style:table-column-properties fo:break-before="auto" style:column-width="4.35680555555555cm"/>
    </style:style>
    <style:style style:name="co6" style:family="table-column">
      <style:table-column-properties fo:break-before="auto" style:column-width="6.52638888888889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ro4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4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Experiment 4</text:p>
          </table:table-cell>
          <table:table-cell table:number-columns-repeated="4" table:style-name="ce1"/>
          <table:table-cell table:style-name="ce3"/>
          <table:table-cell table:number-columns-repeated="16378" table:style-name="ce1"/>
        </table:table-row>
        <table:table-row table:style-name="ro2">
          <table:table-cell office:value-type="string" table:style-name="ce2">
            <text:p><text:s/>T_start</text:p>
          </table:table-cell>
          <table:table-cell office:value-type="string" table:style-name="ce4">
            <text:p><text:s/>T_end</text:p>
          </table:table-cell>
          <table:table-cell office:value-type="string" table:style-name="ce2">
            <text:p>T_elapsed (ms)</text:p>
          </table:table-cell>
          <table:table-cell office:value-type="string" table:style-name="ce2">
            <text:p>Voltage (W)</text:p>
          </table:table-cell>
          <table:table-cell office:value-type="string" table:style-name="ce5">
            <text:p>Current (mA)</text:p>
          </table:table-cell>
          <table:table-cell office:value-type="string" table:style-name="ce6">
            <text:p>Consumed energy (J=Ws)</text:p>
          </table:table-cell>
          <table:table-cell table:number-columns-repeated="2" table:style-name="ce2"/>
          <table:table-cell office:value-type="string" table:style-name="ce2">
            <text:p>Consumed energy without SO (J=Ws)</text:p>
          </table:table-cell>
          <table:table-cell office:value-type="string" table:style-name="ce2">
            <text:p>Base power consumption by SO (Ws)</text:p>
          </table:table-cell>
          <table:table-cell table:number-columns-repeated="16374" table:style-name="ce2"/>
        </table:table-row>
        <table:table-row table:style-name="ro3">
          <table:table-cell office:value-type="time" office:time-value="PT17H18M0S" table:style-name="ce7">
            <text:p>17:18:00</text:p>
          </table:table-cell>
          <table:table-cell office:value-type="time" office:time-value="PT17H18M1S" table:style-name="ce7">
            <text:p>17:18:01</text:p>
          </table:table-cell>
          <table:table-cell office:value-type="float" office:value="1055" table:style-name="ce1">
            <text:p>1055</text:p>
          </table:table-cell>
          <table:table-cell office:value-type="float" office:value="5.13" table:style-name="ce1">
            <text:p>5,13</text:p>
          </table:table-cell>
          <table:table-cell office:value-type="float" office:value="684.14" table:style-name="ce1">
            <text:p>684,14</text:p>
          </table:table-cell>
          <table:table-cell office:value-type="float" office:value="3.7026683009999997" table:formula="of:=[.C3]/1000 * [.D3]*[.E3]/1000" table:style-name="ce1">
            <text:p>3,702668301</text:p>
          </table:table-cell>
          <table:table-cell table:number-columns-repeated="2" table:style-name="ce1"/>
          <table:table-cell office:value-type="float" office:value="1.0209685558233694" table:formula="of:=[.F3]-([.$J$3]*[.C3]/1000)" table:style-name="ce1">
            <text:p>1,020968556</text:p>
          </table:table-cell>
          <table:table-cell office:value-type="float" office:value="2.541895493058417" table:style-name="ce1">
            <text:p>2,541895493</text:p>
          </table:table-cell>
          <table:table-cell table:number-columns-repeated="16374"/>
        </table:table-row>
        <table:table-row table:style-name="ro3">
          <table:table-cell office:value-type="time" office:time-value="PT17H18M1S" table:style-name="ce7">
            <text:p>17:18:01</text:p>
          </table:table-cell>
          <table:table-cell office:value-type="time" office:time-value="PT17H18M2S" table:style-name="ce7">
            <text:p>17:18:02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97.36" table:style-name="ce1">
            <text:p>597,36</text:p>
          </table:table-cell>
          <table:table-cell office:value-type="float" office:value="3.2642378783999999" table:formula="of:=[.C4]/1000 * [.D4]*[.E4]/1000" table:style-name="ce1">
            <text:p>3,264237878</text:p>
          </table:table-cell>
          <table:table-cell table:number-columns-repeated="2" table:style-name="ce1"/>
          <table:table-cell office:value-type="float" office:value="0.57237055125113612" table:formula="of:=[.F4]-([.$J$3]*[.C4]/1000)" table:style-name="ce1">
            <text:p>0,572370551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2S" table:style-name="ce7">
            <text:p>17:18:02</text:p>
          </table:table-cell>
          <table:table-cell office:value-type="time" office:time-value="PT17H18M3S" table:style-name="ce7">
            <text:p>17:18:03</text:p>
          </table:table-cell>
          <table:table-cell office:value-type="float" office:value="1073" table:style-name="ce1">
            <text:p>1073</text:p>
          </table:table-cell>
          <table:table-cell office:value-type="float" office:value="5.15" table:style-name="ce1">
            <text:p>5,15</text:p>
          </table:table-cell>
          <table:table-cell office:value-type="float" office:value="615.53" table:style-name="ce1">
            <text:p>615,53</text:p>
          </table:table-cell>
          <table:table-cell office:value-type="float" office:value="3.4013880034999997" table:formula="of:=[.C5]/1000 * [.D5]*[.E5]/1000" table:style-name="ce1">
            <text:p>3,401388004</text:p>
          </table:table-cell>
          <table:table-cell table:number-columns-repeated="2" table:style-name="ce1"/>
          <table:table-cell office:value-type="float" office:value="0.67393413944831826" table:formula="of:=[.F5]-([.$J$3]*[.C5]/1000)" table:style-name="ce1">
            <text:p>0,673934139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3S" table:style-name="ce7">
            <text:p>17:18:03</text:p>
          </table:table-cell>
          <table:table-cell office:value-type="time" office:time-value="PT17H18M5S" table:style-name="ce7">
            <text:p>17:18:05</text:p>
          </table:table-cell>
          <table:table-cell office:value-type="float" office:value="1059" table:style-name="ce1">
            <text:p>1059</text:p>
          </table:table-cell>
          <table:table-cell office:value-type="float" office:value="5.15" table:style-name="ce1">
            <text:p>5,15</text:p>
          </table:table-cell>
          <table:table-cell office:value-type="float" office:value="633.38" table:style-name="ce1">
            <text:p>633,38</text:p>
          </table:table-cell>
          <table:table-cell office:value-type="float" office:value="3.454359513" table:formula="of:=[.C6]/1000 * [.D6]*[.E6]/1000" table:style-name="ce1">
            <text:p>3,454359513</text:p>
          </table:table-cell>
          <table:table-cell table:number-columns-repeated="2" table:style-name="ce1"/>
          <table:table-cell office:value-type="float" office:value="0.76249218585113621" table:formula="of:=[.F6]-([.$J$3]*[.C6]/1000)" table:style-name="ce1">
            <text:p>0,762492186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5S" table:style-name="ce7">
            <text:p>17:18:05</text:p>
          </table:table-cell>
          <table:table-cell office:value-type="time" office:time-value="PT17H18M6S" table:style-name="ce7">
            <text:p>17:18:06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7.22" table:style-name="ce1">
            <text:p>547,22</text:p>
          </table:table-cell>
          <table:table-cell office:value-type="float" office:value="3.0328245728000005" table:formula="of:=[.C7]/1000 * [.D7]*[.E7]/1000" table:style-name="ce1">
            <text:p>3,032824573</text:p>
          </table:table-cell>
          <table:table-cell table:number-columns-repeated="2" table:style-name="ce1"/>
          <table:table-cell office:value-type="float" office:value="0.30791260424137779" table:formula="of:=[.F7]-([.$J$3]*[.C7]/1000)" table:style-name="ce1">
            <text:p>0,307912604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6S" table:style-name="ce7">
            <text:p>17:18:06</text:p>
          </table:table-cell>
          <table:table-cell office:value-type="time" office:time-value="PT17H18M7S" table:style-name="ce7">
            <text:p>17:18:07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83.04" table:style-name="ce1">
            <text:p>583,04</text:p>
          </table:table-cell>
          <table:table-cell office:value-type="float" office:value="3.1859870975999995" table:formula="of:=[.C8]/1000 * [.D8]*[.E8]/1000" table:style-name="ce1">
            <text:p>3,185987098</text:p>
          </table:table-cell>
          <table:table-cell table:number-columns-repeated="2" table:style-name="ce1"/>
          <table:table-cell office:value-type="float" office:value="0.49411977045113575" table:formula="of:=[.F8]-([.$J$3]*[.C8]/1000)" table:style-name="ce1">
            <text:p>0,49411977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7S" table:style-name="ce7">
            <text:p>17:18:07</text:p>
          </table:table-cell>
          <table:table-cell office:value-type="time" office:time-value="PT17H18M8S" table:style-name="ce7">
            <text:p>17:18:08</text:p>
          </table:table-cell>
          <table:table-cell office:value-type="float" office:value="1081" table:style-name="ce1">
            <text:p>1081</text:p>
          </table:table-cell>
          <table:table-cell office:value-type="float" office:value="5.16" table:style-name="ce1">
            <text:p>5,16</text:p>
          </table:table-cell>
          <table:table-cell office:value-type="float" office:value="584.17999999999995" table:style-name="ce1">
            <text:p>584,18</text:p>
          </table:table-cell>
          <table:table-cell office:value-type="float" office:value="3.2585326727999995" table:formula="of:=[.C9]/1000 * [.D9]*[.E9]/1000" table:style-name="ce1">
            <text:p>3,258532673</text:p>
          </table:table-cell>
          <table:table-cell table:number-columns-repeated="2" table:style-name="ce1"/>
          <table:table-cell office:value-type="float" office:value="0.51074364480385048" table:formula="of:=[.F9]-([.$J$3]*[.C9]/1000)" table:style-name="ce1">
            <text:p>0,510743645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8S" table:style-name="ce7">
            <text:p>17:18:08</text:p>
          </table:table-cell>
          <table:table-cell office:value-type="time" office:time-value="PT17H18M9S" table:style-name="ce7">
            <text:p>17:18:09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75.26" table:style-name="ce1">
            <text:p>575,26</text:p>
          </table:table-cell>
          <table:table-cell office:value-type="float" office:value="3.1939355616000005" table:formula="of:=[.C10]/1000 * [.D10]*[.E10]/1000" table:style-name="ce1">
            <text:p>3,193935562</text:p>
          </table:table-cell>
          <table:table-cell table:number-columns-repeated="2" table:style-name="ce1"/>
          <table:table-cell office:value-type="float" office:value="0.45885601106914375" table:formula="of:=[.F10]-([.$J$3]*[.C10]/1000)" table:style-name="ce1">
            <text:p>0,458856011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9S" table:style-name="ce7">
            <text:p>17:18:09</text:p>
          </table:table-cell>
          <table:table-cell office:value-type="time" office:time-value="PT17H18M10S" table:style-name="ce7">
            <text:p>17:18:10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47.46" table:style-name="ce1">
            <text:p>547,46</text:p>
          </table:table-cell>
          <table:table-cell office:value-type="float" office:value="3.0398154468" table:formula="of:=[.C11]/1000 * [.D11]*[.E11]/1000" table:style-name="ce1">
            <text:p>3,039815447</text:p>
          </table:table-cell>
          <table:table-cell table:number-columns-repeated="2" table:style-name="ce1"/>
          <table:table-cell office:value-type="float" office:value="0.30981968725526032" table:formula="of:=[.F11]-([.$J$3]*[.C11]/1000)" table:style-name="ce1">
            <text:p>0,309819687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10S" table:style-name="ce7">
            <text:p>17:18:10</text:p>
          </table:table-cell>
          <table:table-cell office:value-type="time" office:time-value="PT17H18M11S" table:style-name="ce7">
            <text:p>17:18:11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0.84" table:style-name="ce1">
            <text:p>520,84</text:p>
          </table:table-cell>
          <table:table-cell office:value-type="float" office:value="2.8812347960000002" table:formula="of:=[.C12]/1000 * [.D12]*[.E12]/1000" table:style-name="ce1">
            <text:p>2,881234796</text:p>
          </table:table-cell>
          <table:table-cell table:number-columns-repeated="2" table:style-name="ce1"/>
          <table:table-cell office:value-type="float" office:value="0.16140661842749404" table:formula="of:=[.F12]-([.$J$3]*[.C12]/1000)" table:style-name="ce1">
            <text:p>0,161406618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11S" table:style-name="ce7">
            <text:p>17:18:11</text:p>
          </table:table-cell>
          <table:table-cell office:value-type="time" office:time-value="PT17H18M12S" table:style-name="ce7">
            <text:p>17:18:12</text:p>
          </table:table-cell>
          <table:table-cell office:value-type="float" office:value="1061" table:style-name="ce1">
            <text:p>1061</text:p>
          </table:table-cell>
          <table:table-cell office:value-type="float" office:value="5.15" table:style-name="ce1">
            <text:p>5,15</text:p>
          </table:table-cell>
          <table:table-cell office:value-type="float" office:value="583.21" table:style-name="ce1">
            <text:p>583,21</text:p>
          </table:table-cell>
          <table:table-cell office:value-type="float" office:value="3.1867469215000002" table:formula="of:=[.C13]/1000 * [.D13]*[.E13]/1000" table:style-name="ce1">
            <text:p>3,186746922</text:p>
          </table:table-cell>
          <table:table-cell table:number-columns-repeated="2" table:style-name="ce1"/>
          <table:table-cell office:value-type="float" office:value="0.48979580336501982" table:formula="of:=[.F13]-([.$J$3]*[.C13]/1000)" table:style-name="ce1">
            <text:p>0,489795803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12S" table:style-name="ce7">
            <text:p>17:18:12</text:p>
          </table:table-cell>
          <table:table-cell office:value-type="time" office:time-value="PT17H18M13S" table:style-name="ce7">
            <text:p>17:18:13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6.66" table:style-name="ce1">
            <text:p>566,66</text:p>
          </table:table-cell>
          <table:table-cell office:value-type="float" office:value="3.1344911232000001" table:formula="of:=[.C14]/1000 * [.D14]*[.E14]/1000" table:style-name="ce1">
            <text:p>3,134491123</text:p>
          </table:table-cell>
          <table:table-cell table:number-columns-repeated="2" table:style-name="ce1"/>
          <table:table-cell office:value-type="float" office:value="0.4095791546413774" table:formula="of:=[.F14]-([.$J$3]*[.C14]/1000)" table:style-name="ce1">
            <text:p>0,409579155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13S" table:style-name="ce7">
            <text:p>17:18:13</text:p>
          </table:table-cell>
          <table:table-cell office:value-type="time" office:time-value="PT17H18M14S" table:style-name="ce7">
            <text:p>17:18:14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60.45000000000005" table:style-name="ce1">
            <text:p>560,45</text:p>
          </table:table-cell>
          <table:table-cell office:value-type="float" office:value="3.1203838380000004" table:formula="of:=[.C15]/1000 * [.D15]*[.E15]/1000" table:style-name="ce1">
            <text:p>3,120383838</text:p>
          </table:table-cell>
          <table:table-cell table:number-columns-repeated="2" table:style-name="ce1"/>
          <table:table-cell office:value-type="float" office:value="0.37767860098996842" table:formula="of:=[.F15]-([.$J$3]*[.C15]/1000)" table:style-name="ce1">
            <text:p>0,377678601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14S" table:style-name="ce7">
            <text:p>17:18:14</text:p>
          </table:table-cell>
          <table:table-cell office:value-type="time" office:time-value="PT17H18M16S" table:style-name="ce7">
            <text:p>17:18:16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60.91" table:style-name="ce1">
            <text:p>560,91</text:p>
          </table:table-cell>
          <table:table-cell office:value-type="float" office:value="3.1113677699999998" table:formula="of:=[.C16]/1000 * [.D16]*[.E16]/1000" table:style-name="ce1">
            <text:p>3,11136777</text:p>
          </table:table-cell>
          <table:table-cell table:number-columns-repeated="2" table:style-name="ce1"/>
          <table:table-cell office:value-type="float" office:value="0.37883011496220131" table:formula="of:=[.F16]-([.$J$3]*[.C16]/1000)" table:style-name="ce1">
            <text:p>0,378830115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18M16S" table:style-name="ce7">
            <text:p>17:18:16</text:p>
          </table:table-cell>
          <table:table-cell office:value-type="time" office:time-value="PT17H18M17S" table:style-name="ce7">
            <text:p>17:18:17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43.29999999999995" table:style-name="ce1">
            <text:p>543,3</text:p>
          </table:table-cell>
          <table:table-cell office:value-type="float" office:value="3.005274816" table:formula="of:=[.C17]/1000 * [.D17]*[.E17]/1000" table:style-name="ce1">
            <text:p>3,005274816</text:p>
          </table:table-cell>
          <table:table-cell table:number-columns-repeated="2" table:style-name="ce1"/>
          <table:table-cell office:value-type="float" office:value="0.28036284744137729" table:formula="of:=[.F17]-([.$J$3]*[.C17]/1000)" table:style-name="ce1">
            <text:p>0,280362847</text:p>
          </table:table-cell>
          <table:table-cell table:number-columns-repeated="16375"/>
        </table:table-row>
        <table:table-row table:style-name="ro3">
          <table:table-cell office:value-type="time" office:time-value="PT17H18M17S" table:style-name="ce7">
            <text:p>17:18:17</text:p>
          </table:table-cell>
          <table:table-cell office:value-type="time" office:time-value="PT17H18M18S" table:style-name="ce7">
            <text:p>17:18:18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27.16" table:style-name="ce1">
            <text:p>527,16</text:p>
          </table:table-cell>
          <table:table-cell office:value-type="float" office:value="2.9214363744000003" table:formula="of:=[.C18]/1000 * [.D18]*[.E18]/1000" table:style-name="ce1">
            <text:p>2,921436374</text:p>
          </table:table-cell>
          <table:table-cell table:number-columns-repeated="2" table:style-name="ce1"/>
          <table:table-cell office:value-type="float" office:value="0.19144061485526054" table:formula="of:=[.F18]-([.$J$3]*[.C18]/1000)" table:style-name="ce1">
            <text:p>0,191440615</text:p>
          </table:table-cell>
          <table:table-cell table:number-columns-repeated="16375"/>
        </table:table-row>
        <table:table-row table:style-name="ro3">
          <table:table-cell office:value-type="time" office:time-value="PT17H18M18S" table:style-name="ce7">
            <text:p>17:18:18</text:p>
          </table:table-cell>
          <table:table-cell office:value-type="time" office:time-value="PT17H18M19S" table:style-name="ce7">
            <text:p>17:18:19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71.54" table:style-name="ce1">
            <text:p>571,54</text:p>
          </table:table-cell>
          <table:table-cell office:value-type="float" office:value="3.1703323799999996" table:formula="of:=[.C19]/1000 * [.D19]*[.E19]/1000" table:style-name="ce1">
            <text:p>3,17033238</text:p>
          </table:table-cell>
          <table:table-cell table:number-columns-repeated="2" table:style-name="ce1"/>
          <table:table-cell office:value-type="float" office:value="0.43779472496220118" table:formula="of:=[.F19]-([.$J$3]*[.C19]/1000)" table:style-name="ce1">
            <text:p>0,437794725</text:p>
          </table:table-cell>
          <table:table-cell table:number-columns-repeated="16375"/>
        </table:table-row>
        <table:table-row table:style-name="ro3">
          <table:table-cell office:value-type="time" office:time-value="PT17H18M19S" table:style-name="ce7">
            <text:p>17:18:19</text:p>
          </table:table-cell>
          <table:table-cell office:value-type="time" office:time-value="PT17H18M20S" table:style-name="ce7">
            <text:p>17:18:20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9.08000000000004" table:style-name="ce1">
            <text:p>559,08</text:p>
          </table:table-cell>
          <table:table-cell office:value-type="float" office:value="3.0983319072000004" table:formula="of:=[.C20]/1000 * [.D20]*[.E20]/1000" table:style-name="ce1">
            <text:p>3,098331907</text:p>
          </table:table-cell>
          <table:table-cell table:number-columns-repeated="2" table:style-name="ce1"/>
          <table:table-cell office:value-type="float" office:value="0.36833614765526068" table:formula="of:=[.F20]-([.$J$3]*[.C20]/1000)" table:style-name="ce1">
            <text:p>0,368336148</text:p>
          </table:table-cell>
          <table:table-cell table:number-columns-repeated="16375"/>
        </table:table-row>
        <table:table-row table:style-name="ro3">
          <table:table-cell office:value-type="time" office:time-value="PT17H18M20S" table:style-name="ce7">
            <text:p>17:18:20</text:p>
          </table:table-cell>
          <table:table-cell office:value-type="time" office:time-value="PT17H18M21S" table:style-name="ce7">
            <text:p>17:18:21</text:p>
          </table:table-cell>
          <table:table-cell office:value-type="float" office:value="1064" table:style-name="ce1">
            <text:p>1064</text:p>
          </table:table-cell>
          <table:table-cell office:value-type="float" office:value="5.15" table:style-name="ce1">
            <text:p>5,15</text:p>
          </table:table-cell>
          <table:table-cell office:value-type="float" office:value="596.48" table:style-name="ce1">
            <text:p>596,48</text:p>
          </table:table-cell>
          <table:table-cell office:value-type="float" office:value="3.2684718080000001" table:formula="of:=[.C21]/1000 * [.D21]*[.E21]/1000" table:style-name="ce1">
            <text:p>3,268471808</text:p>
          </table:table-cell>
          <table:table-cell table:number-columns-repeated="2" table:style-name="ce1"/>
          <table:table-cell office:value-type="float" office:value="0.56389500338584453" table:formula="of:=[.F21]-([.$J$3]*[.C21]/1000)" table:style-name="ce1">
            <text:p>0,563895003</text:p>
          </table:table-cell>
          <table:table-cell table:number-columns-repeated="16375"/>
        </table:table-row>
        <table:table-row table:style-name="ro3">
          <table:table-cell office:value-type="time" office:time-value="PT17H18M21S" table:style-name="ce7">
            <text:p>17:18:21</text:p>
          </table:table-cell>
          <table:table-cell office:value-type="time" office:time-value="PT17H18M22S" table:style-name="ce7">
            <text:p>17:18:22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8.46" table:style-name="ce1">
            <text:p>548,46</text:p>
          </table:table-cell>
          <table:table-cell office:value-type="float" office:value="3.0368614122000004" table:formula="of:=[.C22]/1000 * [.D22]*[.E22]/1000" table:style-name="ce1">
            <text:p>3,036861412</text:p>
          </table:table-cell>
          <table:table-cell table:number-columns-repeated="2" table:style-name="ce1"/>
          <table:table-cell office:value-type="float" office:value="0.31449133913443594" table:formula="of:=[.F22]-([.$J$3]*[.C22]/1000)" table:style-name="ce1">
            <text:p>0,314491339</text:p>
          </table:table-cell>
          <table:table-cell table:number-columns-repeated="16375"/>
        </table:table-row>
        <table:table-row table:style-name="ro3">
          <table:table-cell office:value-type="time" office:time-value="PT17H18M22S" table:style-name="ce7">
            <text:p>17:18:22</text:p>
          </table:table-cell>
          <table:table-cell office:value-type="time" office:time-value="PT17H18M23S" table:style-name="ce7">
            <text:p>17:18:23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2.16" table:style-name="ce1">
            <text:p>552,16</text:p>
          </table:table-cell>
          <table:table-cell office:value-type="float" office:value="3.0514349375999994" table:formula="of:=[.C23]/1000 * [.D23]*[.E23]/1000" table:style-name="ce1">
            <text:p>3,051434938</text:p>
          </table:table-cell>
          <table:table-cell table:number-columns-repeated="2" table:style-name="ce1"/>
          <table:table-cell office:value-type="float" office:value="0.32906486453443495" table:formula="of:=[.F23]-([.$J$3]*[.C23]/1000)" table:style-name="ce1">
            <text:p>0,329064865</text:p>
          </table:table-cell>
          <table:table-cell table:number-columns-repeated="16375"/>
        </table:table-row>
        <table:table-row table:style-name="ro3">
          <table:table-cell office:value-type="time" office:time-value="PT17H18M23S" table:style-name="ce7">
            <text:p>17:18:23</text:p>
          </table:table-cell>
          <table:table-cell office:value-type="time" office:time-value="PT17H18M24S" table:style-name="ce7">
            <text:p>17:18:24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5.04" table:style-name="ce1">
            <text:p>555,04</text:p>
          </table:table-cell>
          <table:table-cell office:value-type="float" office:value="3.0616228415999998" table:formula="of:=[.C24]/1000 * [.D24]*[.E24]/1000" table:style-name="ce1">
            <text:p>3,061622842</text:p>
          </table:table-cell>
          <table:table-cell table:number-columns-repeated="2" table:style-name="ce1"/>
          <table:table-cell office:value-type="float" office:value="0.34433655952055231" table:formula="of:=[.F24]-([.$J$3]*[.C24]/1000)" table:style-name="ce1">
            <text:p>0,34433656</text:p>
          </table:table-cell>
          <table:table-cell table:number-columns-repeated="16375"/>
        </table:table-row>
        <table:table-row table:style-name="ro3">
          <table:table-cell office:value-type="time" office:time-value="PT17H18M24S" table:style-name="ce7">
            <text:p>17:18:24</text:p>
          </table:table-cell>
          <table:table-cell office:value-type="time" office:time-value="PT17H18M25S" table:style-name="ce7">
            <text:p>17:18:2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2.76" table:style-name="ce1">
            <text:p>562,76</text:p>
          </table:table-cell>
          <table:table-cell office:value-type="float" office:value="3.1071105120000002" table:formula="of:=[.C25]/1000 * [.D25]*[.E25]/1000" table:style-name="ce1">
            <text:p>3,107110512</text:p>
          </table:table-cell>
          <table:table-cell table:number-columns-repeated="2" table:style-name="ce1"/>
          <table:table-cell office:value-type="float" office:value="0.38728233442749405" table:formula="of:=[.F25]-([.$J$3]*[.C25]/1000)" table:style-name="ce1">
            <text:p>0,387282334</text:p>
          </table:table-cell>
          <table:table-cell table:number-columns-repeated="16375"/>
        </table:table-row>
        <table:table-row table:style-name="ro3">
          <table:table-cell office:value-type="time" office:time-value="PT17H18M25S" table:style-name="ce7">
            <text:p>17:18:25</text:p>
          </table:table-cell>
          <table:table-cell office:value-type="time" office:time-value="PT17H18M27S" table:style-name="ce7">
            <text:p>17:18:27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4.28" table:style-name="ce1">
            <text:p>544,28</text:p>
          </table:table-cell>
          <table:table-cell office:value-type="float" office:value="3.0109025320000002" table:formula="of:=[.C26]/1000 * [.D26]*[.E26]/1000" table:style-name="ce1">
            <text:p>3,010902532</text:p>
          </table:table-cell>
          <table:table-cell table:number-columns-repeated="2" table:style-name="ce1"/>
          <table:table-cell office:value-type="float" office:value="0.29107435442749408" table:formula="of:=[.F26]-([.$J$3]*[.C26]/1000)" table:style-name="ce1">
            <text:p>0,291074354</text:p>
          </table:table-cell>
          <table:table-cell table:number-columns-repeated="16375"/>
        </table:table-row>
        <table:table-row table:style-name="ro3">
          <table:table-cell office:value-type="time" office:time-value="PT17H18M27S" table:style-name="ce7">
            <text:p>17:18:27</text:p>
          </table:table-cell>
          <table:table-cell office:value-type="time" office:time-value="PT17H18M28S" table:style-name="ce7">
            <text:p>17:18:2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2.54999999999995" table:style-name="ce1">
            <text:p>542,55</text:p>
          </table:table-cell>
          <table:table-cell office:value-type="float" office:value="2.9843288279999998" table:formula="of:=[.C27]/1000 * [.D27]*[.E27]/1000" table:style-name="ce1">
            <text:p>2,984328828</text:p>
          </table:table-cell>
          <table:table-cell table:number-columns-repeated="2" table:style-name="ce1"/>
          <table:table-cell office:value-type="float" office:value="0.27466823239972715" table:formula="of:=[.F27]-([.$J$3]*[.C27]/1000)" table:style-name="ce1">
            <text:p>0,274668232</text:p>
          </table:table-cell>
          <table:table-cell table:number-columns-repeated="16375"/>
        </table:table-row>
        <table:table-row table:style-name="ro3">
          <table:table-cell office:value-type="time" office:time-value="PT17H18M28S" table:style-name="ce7">
            <text:p>17:18:28</text:p>
          </table:table-cell>
          <table:table-cell office:value-type="time" office:time-value="PT17H18M29S" table:style-name="ce7">
            <text:p>17:18:29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77.49" table:style-name="ce1">
            <text:p>577,49</text:p>
          </table:table-cell>
          <table:table-cell office:value-type="float" office:value="3.1556594555999999" table:formula="of:=[.C28]/1000 * [.D28]*[.E28]/1000" table:style-name="ce1">
            <text:p>3,155659456</text:p>
          </table:table-cell>
          <table:table-cell table:number-columns-repeated="2" table:style-name="ce1"/>
          <table:table-cell office:value-type="float" office:value="0.46379212845113615" table:formula="of:=[.F28]-([.$J$3]*[.C28]/1000)" table:style-name="ce1">
            <text:p>0,463792128</text:p>
          </table:table-cell>
          <table:table-cell table:number-columns-repeated="16375"/>
        </table:table-row>
        <table:table-row table:style-name="ro3">
          <table:table-cell office:value-type="time" office:time-value="PT17H18M29S" table:style-name="ce7">
            <text:p>17:18:29</text:p>
          </table:table-cell>
          <table:table-cell office:value-type="time" office:time-value="PT17H18M30S" table:style-name="ce7">
            <text:p>17:18:30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9.41" table:style-name="ce1">
            <text:p>559,41</text:p>
          </table:table-cell>
          <table:table-cell office:value-type="float" office:value="3.1001607143999999" table:formula="of:=[.C29]/1000 * [.D29]*[.E29]/1000" table:style-name="ce1">
            <text:p>3,100160714</text:p>
          </table:table-cell>
          <table:table-cell table:number-columns-repeated="2" table:style-name="ce1"/>
          <table:table-cell office:value-type="float" office:value="0.37016495485526013" table:formula="of:=[.F29]-([.$J$3]*[.C29]/1000)" table:style-name="ce1">
            <text:p>0,370164955</text:p>
          </table:table-cell>
          <table:table-cell table:number-columns-repeated="16375"/>
        </table:table-row>
        <table:table-row table:style-name="ro3">
          <table:table-cell office:value-type="time" office:time-value="PT17H18M30S" table:style-name="ce7">
            <text:p>17:18:30</text:p>
          </table:table-cell>
          <table:table-cell office:value-type="time" office:time-value="PT17H18M31S" table:style-name="ce7">
            <text:p>17:18:3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17.77" table:style-name="ce1">
            <text:p>517,77</text:p>
          </table:table-cell>
          <table:table-cell office:value-type="float" office:value="2.8533683376000001" table:formula="of:=[.C30]/1000 * [.D30]*[.E30]/1000" table:style-name="ce1">
            <text:p>2,853368338</text:p>
          </table:table-cell>
          <table:table-cell table:number-columns-repeated="2" table:style-name="ce1"/>
          <table:table-cell office:value-type="float" office:value="0.13862395101361091" table:formula="of:=[.F30]-([.$J$3]*[.C30]/1000)" table:style-name="ce1">
            <text:p>0,138623951</text:p>
          </table:table-cell>
          <table:table-cell table:number-columns-repeated="16375"/>
        </table:table-row>
        <table:table-row table:style-name="ro3">
          <table:table-cell office:value-type="time" office:time-value="PT17H18M31S" table:style-name="ce7">
            <text:p>17:18:31</text:p>
          </table:table-cell>
          <table:table-cell office:value-type="time" office:time-value="PT17H18M32S" table:style-name="ce7">
            <text:p>17:18:32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3.41999999999996" table:style-name="ce1">
            <text:p>563,42</text:p>
          </table:table-cell>
          <table:table-cell office:value-type="float" office:value="3.1136617511999996" table:formula="of:=[.C31]/1000 * [.D31]*[.E31]/1000" table:style-name="ce1">
            <text:p>3,113661751</text:p>
          </table:table-cell>
          <table:table-cell table:number-columns-repeated="2" table:style-name="ce1"/>
          <table:table-cell office:value-type="float" office:value="0.39129167813443511" table:formula="of:=[.F31]-([.$J$3]*[.C31]/1000)" table:style-name="ce1">
            <text:p>0,391291678</text:p>
          </table:table-cell>
          <table:table-cell table:number-columns-repeated="16375"/>
        </table:table-row>
        <table:table-row table:style-name="ro3">
          <table:table-cell office:value-type="time" office:time-value="PT17H18M32S" table:style-name="ce7">
            <text:p>17:18:32</text:p>
          </table:table-cell>
          <table:table-cell office:value-type="time" office:time-value="PT17H18M33S" table:style-name="ce7">
            <text:p>17:18:33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2.23" table:style-name="ce1">
            <text:p>542,23</text:p>
          </table:table-cell>
          <table:table-cell office:value-type="float" office:value="2.9881644623999999" table:formula="of:=[.C32]/1000 * [.D32]*[.E32]/1000" table:style-name="ce1">
            <text:p>2,988164462</text:p>
          </table:table-cell>
          <table:table-cell table:number-columns-repeated="2" table:style-name="ce1"/>
          <table:table-cell office:value-type="float" office:value="0.27342007581361072" table:formula="of:=[.F32]-([.$J$3]*[.C32]/1000)" table:style-name="ce1">
            <text:p>0,273420076</text:p>
          </table:table-cell>
          <table:table-cell table:number-columns-repeated="16375"/>
        </table:table-row>
        <table:table-row table:style-name="ro3">
          <table:table-cell office:value-type="time" office:time-value="PT17H18M33S" table:style-name="ce7">
            <text:p>17:18:33</text:p>
          </table:table-cell>
          <table:table-cell office:value-type="time" office:time-value="PT17H18M34S" table:style-name="ce7">
            <text:p>17:18:34</text:p>
          </table:table-cell>
          <table:table-cell office:value-type="float" office:value="1082" table:style-name="ce1">
            <text:p>1082</text:p>
          </table:table-cell>
          <table:table-cell office:value-type="float" office:value="5.16" table:style-name="ce1">
            <text:p>5,16</text:p>
          </table:table-cell>
          <table:table-cell office:value-type="float" office:value="564.89" table:style-name="ce1">
            <text:p>564,89</text:p>
          </table:table-cell>
          <table:table-cell office:value-type="float" office:value="3.1538486568000001" table:formula="of:=[.C33]/1000 * [.D33]*[.E33]/1000" table:style-name="ce1">
            <text:p>3,153848657</text:p>
          </table:table-cell>
          <table:table-cell table:number-columns-repeated="2" table:style-name="ce1"/>
          <table:table-cell office:value-type="float" office:value="0.40351773331079288" table:formula="of:=[.F33]-([.$J$3]*[.C33]/1000)" table:style-name="ce1">
            <text:p>0,403517733</text:p>
          </table:table-cell>
          <table:table-cell table:number-columns-repeated="16375"/>
        </table:table-row>
        <table:table-row table:style-name="ro3">
          <table:table-cell office:value-type="time" office:time-value="PT17H18M34S" table:style-name="ce7">
            <text:p>17:18:34</text:p>
          </table:table-cell>
          <table:table-cell office:value-type="time" office:time-value="PT17H18M35S" table:style-name="ce7">
            <text:p>17:18:35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59.82000000000005" table:style-name="ce1">
            <text:p>559,82</text:p>
          </table:table-cell>
          <table:table-cell office:value-type="float" office:value="3.1110988823999999" table:formula="of:=[.C34]/1000 * [.D34]*[.E34]/1000" table:style-name="ce1">
            <text:p>3,111098882</text:p>
          </table:table-cell>
          <table:table-cell table:number-columns-repeated="2" table:style-name="ce1"/>
          <table:table-cell office:value-type="float" office:value="0.37347743637608444" table:formula="of:=[.F34]-([.$J$3]*[.C34]/1000)" table:style-name="ce1">
            <text:p>0,373477436</text:p>
          </table:table-cell>
          <table:table-cell table:number-columns-repeated="16375"/>
        </table:table-row>
        <table:table-row table:style-name="ro3">
          <table:table-cell office:value-type="time" office:time-value="PT17H18M35S" table:style-name="ce7">
            <text:p>17:18:35</text:p>
          </table:table-cell>
          <table:table-cell office:value-type="time" office:time-value="PT17H18M36S" table:style-name="ce7">
            <text:p>17:18:3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5.15" table:style-name="ce1">
            <text:p>545,15</text:p>
          </table:table-cell>
          <table:table-cell office:value-type="float" office:value="3.0128968594999996" table:formula="of:=[.C35]/1000 * [.D35]*[.E35]/1000" table:style-name="ce1">
            <text:p>3,01289686</text:p>
          </table:table-cell>
          <table:table-cell table:number-columns-repeated="2" table:style-name="ce1"/>
          <table:table-cell office:value-type="float" office:value="0.29561057742055219" table:formula="of:=[.F35]-([.$J$3]*[.C35]/1000)" table:style-name="ce1">
            <text:p>0,295610577</text:p>
          </table:table-cell>
          <table:table-cell table:number-columns-repeated="16375"/>
        </table:table-row>
        <table:table-row table:style-name="ro3">
          <table:table-cell office:value-type="time" office:time-value="PT17H18M36S" table:style-name="ce7">
            <text:p>17:18:36</text:p>
          </table:table-cell>
          <table:table-cell office:value-type="time" office:time-value="PT17H18M38S" table:style-name="ce7">
            <text:p>17:18:38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6.96" table:style-name="ce1">
            <text:p>556,96</text:p>
          </table:table-cell>
          <table:table-cell office:value-type="float" office:value="3.0808353792000003" table:formula="of:=[.C36]/1000 * [.D36]*[.E36]/1000" table:style-name="ce1">
            <text:p>3,080835379</text:p>
          </table:table-cell>
          <table:table-cell table:number-columns-repeated="2" table:style-name="ce1"/>
          <table:table-cell office:value-type="float" office:value="0.35592341064137756" table:formula="of:=[.F36]-([.$J$3]*[.C36]/1000)" table:style-name="ce1">
            <text:p>0,355923411</text:p>
          </table:table-cell>
          <table:table-cell table:number-columns-repeated="16375"/>
        </table:table-row>
        <table:table-row table:style-name="ro3">
          <table:table-cell office:value-type="time" office:time-value="PT17H18M38S" table:style-name="ce7">
            <text:p>17:18:38</text:p>
          </table:table-cell>
          <table:table-cell office:value-type="time" office:time-value="PT17H18M39S" table:style-name="ce7">
            <text:p>17:18:39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55.67999999999995" table:style-name="ce1">
            <text:p>555,68</text:p>
          </table:table-cell>
          <table:table-cell office:value-type="float" office:value="3.0880915775999997" table:formula="of:=[.C37]/1000 * [.D37]*[.E37]/1000" table:style-name="ce1">
            <text:p>3,088091578</text:p>
          </table:table-cell>
          <table:table-cell table:number-columns-repeated="2" table:style-name="ce1"/>
          <table:table-cell office:value-type="float" office:value="0.35047013157608431" table:formula="of:=[.F37]-([.$J$3]*[.C37]/1000)" table:style-name="ce1">
            <text:p>0,350470132</text:p>
          </table:table-cell>
          <table:table-cell table:number-columns-repeated="16375"/>
        </table:table-row>
        <table:table-row table:style-name="ro3">
          <table:table-cell office:value-type="time" office:time-value="PT17H18M39S" table:style-name="ce7">
            <text:p>17:18:39</text:p>
          </table:table-cell>
          <table:table-cell office:value-type="time" office:time-value="PT17H18M40S" table:style-name="ce7">
            <text:p>17:18:40</text:p>
          </table:table-cell>
          <table:table-cell office:value-type="float" office:value="1093" table:style-name="ce1">
            <text:p>1093</text:p>
          </table:table-cell>
          <table:table-cell office:value-type="float" office:value="5.16" table:style-name="ce1">
            <text:p>5,16</text:p>
          </table:table-cell>
          <table:table-cell office:value-type="float" office:value="564.22" table:style-name="ce1">
            <text:p>564,22</text:p>
          </table:table-cell>
          <table:table-cell office:value-type="float" office:value="3.1821330936000001" table:formula="of:=[.C38]/1000 * [.D38]*[.E38]/1000" table:style-name="ce1">
            <text:p>3,182133094</text:p>
          </table:table-cell>
          <table:table-cell table:number-columns-repeated="2" table:style-name="ce1"/>
          <table:table-cell office:value-type="float" office:value="0.40384131968715042" table:formula="of:=[.F38]-([.$J$3]*[.C38]/1000)" table:style-name="ce1">
            <text:p>0,40384132</text:p>
          </table:table-cell>
          <table:table-cell table:number-columns-repeated="16375"/>
        </table:table-row>
        <table:table-row table:style-name="ro3">
          <table:table-cell office:value-type="time" office:time-value="PT17H18M40S" table:style-name="ce7">
            <text:p>17:18:40</text:p>
          </table:table-cell>
          <table:table-cell office:value-type="time" office:time-value="PT17H18M41S" table:style-name="ce7">
            <text:p>17:18:41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4.15" table:style-name="ce1">
            <text:p>554,15</text:p>
          </table:table-cell>
          <table:table-cell office:value-type="float" office:value="3.0738700499999996" table:formula="of:=[.C39]/1000 * [.D39]*[.E39]/1000" table:style-name="ce1">
            <text:p>3,07387005</text:p>
          </table:table-cell>
          <table:table-cell table:number-columns-repeated="2" table:style-name="ce1"/>
          <table:table-cell office:value-type="float" office:value="0.34133239496220114" table:formula="of:=[.F39]-([.$J$3]*[.C39]/1000)" table:style-name="ce1">
            <text:p>0,341332395</text:p>
          </table:table-cell>
          <table:table-cell table:number-columns-repeated="16375"/>
        </table:table-row>
        <table:table-row table:style-name="ro3">
          <table:table-cell office:value-type="time" office:time-value="PT17H18M41S" table:style-name="ce7">
            <text:p>17:18:41</text:p>
          </table:table-cell>
          <table:table-cell office:value-type="time" office:time-value="PT17H18M42S" table:style-name="ce7">
            <text:p>17:18:4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8.41999999999996" table:style-name="ce1">
            <text:p>568,42</text:p>
          </table:table-cell>
          <table:table-cell office:value-type="float" office:value="3.1383605039999996" table:formula="of:=[.C40]/1000 * [.D40]*[.E40]/1000" table:style-name="ce1">
            <text:p>3,138360504</text:p>
          </table:table-cell>
          <table:table-cell table:number-columns-repeated="2" table:style-name="ce1"/>
          <table:table-cell office:value-type="float" office:value="0.41853232642749338" table:formula="of:=[.F40]-([.$J$3]*[.C40]/1000)" table:style-name="ce1">
            <text:p>0,418532326</text:p>
          </table:table-cell>
          <table:table-cell table:number-columns-repeated="16375"/>
        </table:table-row>
        <table:table-row table:style-name="ro3">
          <table:table-cell office:value-type="time" office:time-value="PT17H18M42S" table:style-name="ce7">
            <text:p>17:18:42</text:p>
          </table:table-cell>
          <table:table-cell office:value-type="time" office:time-value="PT17H18M43S" table:style-name="ce7">
            <text:p>17:18:43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26.74" table:style-name="ce1">
            <text:p>526,74</text:p>
          </table:table-cell>
          <table:table-cell office:value-type="float" office:value="2.9274892349999999" table:formula="of:=[.C41]/1000 * [.D41]*[.E41]/1000" table:style-name="ce1">
            <text:p>2,927489235</text:p>
          </table:table-cell>
          <table:table-cell table:number-columns-repeated="2" table:style-name="ce1"/>
          <table:table-cell office:value-type="float" office:value="0.19495157996220147" table:formula="of:=[.F41]-([.$J$3]*[.C41]/1000)" table:style-name="ce1">
            <text:p>0,19495158</text:p>
          </table:table-cell>
          <table:table-cell table:number-columns-repeated="16375"/>
        </table:table-row>
        <table:table-row table:style-name="ro3">
          <table:table-cell office:value-type="time" office:time-value="PT17H18M43S" table:style-name="ce7">
            <text:p>17:18:43</text:p>
          </table:table-cell>
          <table:table-cell office:value-type="time" office:time-value="PT17H18M44S" table:style-name="ce7">
            <text:p>17:18:44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2.79" table:style-name="ce1">
            <text:p>552,79</text:p>
          </table:table-cell>
          <table:table-cell office:value-type="float" office:value="3.0463593551999999" table:formula="of:=[.C42]/1000 * [.D42]*[.E42]/1000" table:style-name="ce1">
            <text:p>3,046359355</text:p>
          </table:table-cell>
          <table:table-cell table:number-columns-repeated="2" table:style-name="ce1"/>
          <table:table-cell office:value-type="float" office:value="0.33161496861361073" table:formula="of:=[.F42]-([.$J$3]*[.C42]/1000)" table:style-name="ce1">
            <text:p>0,331614969</text:p>
          </table:table-cell>
          <table:table-cell table:number-columns-repeated="16375"/>
        </table:table-row>
        <table:table-row table:style-name="ro3">
          <table:table-cell office:value-type="time" office:time-value="PT17H18M44S" table:style-name="ce7">
            <text:p>17:18:44</text:p>
          </table:table-cell>
          <table:table-cell office:value-type="time" office:time-value="PT17H18M45S" table:style-name="ce7">
            <text:p>17:18:4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77.08000000000004" table:style-name="ce1">
            <text:p>577,08</text:p>
          </table:table-cell>
          <table:table-cell office:value-type="float" office:value="3.1861740960000002" table:formula="of:=[.C43]/1000 * [.D43]*[.E43]/1000" table:style-name="ce1">
            <text:p>3,186174096</text:p>
          </table:table-cell>
          <table:table-cell table:number-columns-repeated="2" table:style-name="ce1"/>
          <table:table-cell office:value-type="float" office:value="0.46634591842749407" table:formula="of:=[.F43]-([.$J$3]*[.C43]/1000)" table:style-name="ce1">
            <text:p>0,466345918</text:p>
          </table:table-cell>
          <table:table-cell table:number-columns-repeated="16375"/>
        </table:table-row>
        <table:table-row table:style-name="ro3">
          <table:table-cell office:value-type="time" office:time-value="PT17H18M45S" table:style-name="ce7">
            <text:p>17:18:45</text:p>
          </table:table-cell>
          <table:table-cell office:value-type="time" office:time-value="PT17H18M46S" table:style-name="ce7">
            <text:p>17:18:46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1.62" table:style-name="ce1">
            <text:p>531,62</text:p>
          </table:table-cell>
          <table:table-cell office:value-type="float" office:value="2.9269508663999999" table:formula="of:=[.C44]/1000 * [.D44]*[.E44]/1000" table:style-name="ce1">
            <text:p>2,926950866</text:p>
          </table:table-cell>
          <table:table-cell table:number-columns-repeated="2" table:style-name="ce1"/>
          <table:table-cell office:value-type="float" office:value="0.21474837530666901" table:formula="of:=[.F44]-([.$J$3]*[.C44]/1000)" table:style-name="ce1">
            <text:p>0,214748375</text:p>
          </table:table-cell>
          <table:table-cell table:number-columns-repeated="16375"/>
        </table:table-row>
        <table:table-row table:style-name="ro3">
          <table:table-cell office:value-type="time" office:time-value="PT17H18M46S" table:style-name="ce7">
            <text:p>17:18:46</text:p>
          </table:table-cell>
          <table:table-cell office:value-type="time" office:time-value="PT17H18M47S" table:style-name="ce7">
            <text:p>17:18:4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28.22" table:style-name="ce1">
            <text:p>528,22</text:p>
          </table:table-cell>
          <table:table-cell office:value-type="float" office:value="2.9082314184000002" table:formula="of:=[.C45]/1000 * [.D45]*[.E45]/1000" table:style-name="ce1">
            <text:p>2,908231418</text:p>
          </table:table-cell>
          <table:table-cell table:number-columns-repeated="2" table:style-name="ce1"/>
          <table:table-cell office:value-type="float" office:value="0.19602892730666932" table:formula="of:=[.F45]-([.$J$3]*[.C45]/1000)" table:style-name="ce1">
            <text:p>0,196028927</text:p>
          </table:table-cell>
          <table:table-cell table:number-columns-repeated="16375"/>
        </table:table-row>
        <table:table-row table:style-name="ro3">
          <table:table-cell office:value-type="time" office:time-value="PT17H18M47S" table:style-name="ce7">
            <text:p>17:18:47</text:p>
          </table:table-cell>
          <table:table-cell office:value-type="time" office:time-value="PT17H18M49S" table:style-name="ce7">
            <text:p>17:18:4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3.94000000000005" table:style-name="ce1">
            <text:p>533,94</text:p>
          </table:table-cell>
          <table:table-cell office:value-type="float" office:value="2.9399003370000001" table:formula="of:=[.C46]/1000 * [.D46]*[.E46]/1000" table:style-name="ce1">
            <text:p>2,939900337</text:p>
          </table:table-cell>
          <table:table-cell table:number-columns-repeated="2" table:style-name="ce1"/>
          <table:table-cell office:value-type="float" office:value="0.23278163689278619" table:formula="of:=[.F46]-([.$J$3]*[.C46]/1000)" table:style-name="ce1">
            <text:p>0,232781637</text:p>
          </table:table-cell>
          <table:table-cell table:number-columns-repeated="16375"/>
        </table:table-row>
        <table:table-row table:style-name="ro3">
          <table:table-cell office:value-type="time" office:time-value="PT17H18M49S" table:style-name="ce7">
            <text:p>17:18:49</text:p>
          </table:table-cell>
          <table:table-cell office:value-type="time" office:time-value="PT17H18M50S" table:style-name="ce7">
            <text:p>17:18:50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3.41999999999996" table:style-name="ce1">
            <text:p>563,42</text:p>
          </table:table-cell>
          <table:table-cell office:value-type="float" office:value="3.1223834928" table:formula="of:=[.C47]/1000 * [.D47]*[.E47]/1000" table:style-name="ce1">
            <text:p>3,122383493</text:p>
          </table:table-cell>
          <table:table-cell table:number-columns-repeated="2" table:style-name="ce1"/>
          <table:table-cell office:value-type="float" office:value="0.39238773325526033" table:formula="of:=[.F47]-([.$J$3]*[.C47]/1000)" table:style-name="ce1">
            <text:p>0,392387733</text:p>
          </table:table-cell>
          <table:table-cell table:number-columns-repeated="16375"/>
        </table:table-row>
        <table:table-row table:style-name="ro3">
          <table:table-cell office:value-type="time" office:time-value="PT17H18M50S" table:style-name="ce7">
            <text:p>17:18:50</text:p>
          </table:table-cell>
          <table:table-cell office:value-type="time" office:time-value="PT17H18M51S" table:style-name="ce7">
            <text:p>17:18:5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0.16999999999996" table:style-name="ce1">
            <text:p>540,17</text:p>
          </table:table-cell>
          <table:table-cell office:value-type="float" office:value="2.9768120495999999" table:formula="of:=[.C48]/1000 * [.D48]*[.E48]/1000" table:style-name="ce1">
            <text:p>2,97681205</text:p>
          </table:table-cell>
          <table:table-cell table:number-columns-repeated="2" table:style-name="ce1"/>
          <table:table-cell office:value-type="float" office:value="0.26206766301361073" table:formula="of:=[.F48]-([.$J$3]*[.C48]/1000)" table:style-name="ce1">
            <text:p>0,262067663</text:p>
          </table:table-cell>
          <table:table-cell table:number-columns-repeated="16375"/>
        </table:table-row>
        <table:table-row table:style-name="ro3">
          <table:table-cell office:value-type="time" office:time-value="PT17H18M51S" table:style-name="ce7">
            <text:p>17:18:51</text:p>
          </table:table-cell>
          <table:table-cell office:value-type="time" office:time-value="PT17H18M52S" table:style-name="ce7">
            <text:p>17:18:52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4.67999999999995" table:style-name="ce1">
            <text:p>534,68</text:p>
          </table:table-cell>
          <table:table-cell office:value-type="float" office:value="2.9437983695999996" table:formula="of:=[.C49]/1000 * [.D49]*[.E49]/1000" table:style-name="ce1">
            <text:p>2,94379837</text:p>
          </table:table-cell>
          <table:table-cell table:number-columns-repeated="2" table:style-name="ce1"/>
          <table:table-cell office:value-type="float" office:value="0.23159587850666874" table:formula="of:=[.F49]-([.$J$3]*[.C49]/1000)" table:style-name="ce1">
            <text:p>0,231595879</text:p>
          </table:table-cell>
          <table:table-cell table:number-columns-repeated="16375"/>
        </table:table-row>
        <table:table-row table:style-name="ro3">
          <table:table-cell office:value-type="time" office:time-value="PT17H18M52S" table:style-name="ce7">
            <text:p>17:18:52</text:p>
          </table:table-cell>
          <table:table-cell office:value-type="time" office:time-value="PT17H18M53S" table:style-name="ce7">
            <text:p>17:18:53</text:p>
          </table:table-cell>
          <table:table-cell office:value-type="float" office:value="1056" table:style-name="ce1">
            <text:p>1056</text:p>
          </table:table-cell>
          <table:table-cell office:value-type="float" office:value="5.15" table:style-name="ce1">
            <text:p>5,15</text:p>
          </table:table-cell>
          <table:table-cell office:value-type="float" office:value="572.29999999999995" table:style-name="ce1">
            <text:p>572,3</text:p>
          </table:table-cell>
          <table:table-cell office:value-type="float" office:value="3.1123963200000002" table:formula="of:=[.C50]/1000 * [.D50]*[.E50]/1000" table:style-name="ce1">
            <text:p>3,11239632</text:p>
          </table:table-cell>
          <table:table-cell table:number-columns-repeated="2" table:style-name="ce1"/>
          <table:table-cell office:value-type="float" office:value="0.4281546793303117" table:formula="of:=[.F50]-([.$J$3]*[.C50]/1000)" table:style-name="ce1">
            <text:p>0,428154679</text:p>
          </table:table-cell>
          <table:table-cell table:number-columns-repeated="16375"/>
        </table:table-row>
        <table:table-row table:style-name="ro3">
          <table:table-cell office:value-type="time" office:time-value="PT17H18M53S" table:style-name="ce7">
            <text:p>17:18:53</text:p>
          </table:table-cell>
          <table:table-cell office:value-type="time" office:time-value="PT17H18M54S" table:style-name="ce7">
            <text:p>17:18:5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5.9" table:style-name="ce1">
            <text:p>555,9</text:p>
          </table:table-cell>
          <table:table-cell office:value-type="float" office:value="3.0606297479999998" table:formula="of:=[.C51]/1000 * [.D51]*[.E51]/1000" table:style-name="ce1">
            <text:p>3,060629748</text:p>
          </table:table-cell>
          <table:table-cell table:number-columns-repeated="2" table:style-name="ce1"/>
          <table:table-cell office:value-type="float" office:value="0.34842725690666887" table:formula="of:=[.F51]-([.$J$3]*[.C51]/1000)" table:style-name="ce1">
            <text:p>0,348427257</text:p>
          </table:table-cell>
          <table:table-cell table:number-columns-repeated="16375"/>
        </table:table-row>
        <table:table-row table:style-name="ro3">
          <table:table-cell office:value-type="time" office:time-value="PT17H18M54S" table:style-name="ce7">
            <text:p>17:18:54</text:p>
          </table:table-cell>
          <table:table-cell office:value-type="time" office:time-value="PT17H18M55S" table:style-name="ce7">
            <text:p>17:18:55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6.73" table:style-name="ce1">
            <text:p>536,73</text:p>
          </table:table-cell>
          <table:table-cell office:value-type="float" office:value="2.9580371105999999" table:formula="of:=[.C52]/1000 * [.D52]*[.E52]/1000" table:style-name="ce1">
            <text:p>2,958037111</text:p>
          </table:table-cell>
          <table:table-cell table:number-columns-repeated="2" table:style-name="ce1"/>
          <table:table-cell office:value-type="float" office:value="0.24837651499972724" table:formula="of:=[.F52]-([.$J$3]*[.C52]/1000)" table:style-name="ce1">
            <text:p>0,248376515</text:p>
          </table:table-cell>
          <table:table-cell table:number-columns-repeated="16375"/>
        </table:table-row>
        <table:table-row table:style-name="ro3">
          <table:table-cell office:value-type="time" office:time-value="PT17H18M55S" table:style-name="ce7">
            <text:p>17:18:55</text:p>
          </table:table-cell>
          <table:table-cell office:value-type="time" office:time-value="PT17H18M56S" table:style-name="ce7">
            <text:p>17:18:56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0.96" table:style-name="ce1">
            <text:p>550,96</text:p>
          </table:table-cell>
          <table:table-cell office:value-type="float" office:value="3.0364617711999999" table:formula="of:=[.C53]/1000 * [.D53]*[.E53]/1000" table:style-name="ce1">
            <text:p>3,036461771</text:p>
          </table:table-cell>
          <table:table-cell table:number-columns-repeated="2" table:style-name="ce1"/>
          <table:table-cell office:value-type="float" office:value="0.32680117559972732" table:formula="of:=[.F53]-([.$J$3]*[.C53]/1000)" table:style-name="ce1">
            <text:p>0,326801176</text:p>
          </table:table-cell>
          <table:table-cell table:number-columns-repeated="16375"/>
        </table:table-row>
        <table:table-row table:style-name="ro3">
          <table:table-cell office:value-type="time" office:time-value="PT17H18M56S" table:style-name="ce7">
            <text:p>17:18:56</text:p>
          </table:table-cell>
          <table:table-cell office:value-type="time" office:time-value="PT17H18M57S" table:style-name="ce7">
            <text:p>17:18:5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1" table:style-name="ce1">
            <text:p>561</text:p>
          </table:table-cell>
          <table:table-cell office:value-type="float" office:value="3.0771298799999998" table:formula="of:=[.C54]/1000 * [.D54]*[.E54]/1000" table:style-name="ce1">
            <text:p>3,07712988</text:p>
          </table:table-cell>
          <table:table-cell table:number-columns-repeated="2" table:style-name="ce1"/>
          <table:table-cell office:value-type="float" office:value="0.37509497087890242" table:formula="of:=[.F54]-([.$J$3]*[.C54]/1000)" table:style-name="ce1">
            <text:p>0,375094971</text:p>
          </table:table-cell>
          <table:table-cell table:number-columns-repeated="16375"/>
        </table:table-row>
        <table:table-row table:style-name="ro3">
          <table:table-cell office:value-type="time" office:time-value="PT17H18M57S" table:style-name="ce7">
            <text:p>17:18:57</text:p>
          </table:table-cell>
          <table:table-cell office:value-type="time" office:time-value="PT17H18M58S" table:style-name="ce7">
            <text:p>17:18:5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9.17999999999995" table:style-name="ce1">
            <text:p>529,18</text:p>
          </table:table-cell>
          <table:table-cell office:value-type="float" office:value="2.9218991207999996" table:formula="of:=[.C55]/1000 * [.D55]*[.E55]/1000" table:style-name="ce1">
            <text:p>2,921899121</text:p>
          </table:table-cell>
          <table:table-cell table:number-columns-repeated="2" table:style-name="ce1"/>
          <table:table-cell office:value-type="float" office:value="0.20715473421361041" table:formula="of:=[.F55]-([.$J$3]*[.C55]/1000)" table:style-name="ce1">
            <text:p>0,207154734</text:p>
          </table:table-cell>
          <table:table-cell table:number-columns-repeated="16375"/>
        </table:table-row>
        <table:table-row table:style-name="ro3">
          <table:table-cell office:value-type="time" office:time-value="PT17H18M58S" table:style-name="ce7">
            <text:p>17:18:58</text:p>
          </table:table-cell>
          <table:table-cell office:value-type="time" office:time-value="PT17H18M59S" table:style-name="ce7">
            <text:p>17:18:5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0.16999999999996" table:style-name="ce1">
            <text:p>550,17</text:p>
          </table:table-cell>
          <table:table-cell office:value-type="float" office:value="3.0264191495999997" table:formula="of:=[.C56]/1000 * [.D56]*[.E56]/1000" table:style-name="ce1">
            <text:p>3,02641915</text:p>
          </table:table-cell>
          <table:table-cell table:number-columns-repeated="2" table:style-name="ce1"/>
          <table:table-cell office:value-type="float" office:value="0.32184234498584408" table:formula="of:=[.F56]-([.$J$3]*[.C56]/1000)" table:style-name="ce1">
            <text:p>0,321842345</text:p>
          </table:table-cell>
          <table:table-cell table:number-columns-repeated="16375"/>
        </table:table-row>
        <table:table-row table:style-name="ro3">
          <table:table-cell office:value-type="time" office:time-value="PT17H18M59S" table:style-name="ce7">
            <text:p>17:18:59</text:p>
          </table:table-cell>
          <table:table-cell office:value-type="time" office:time-value="PT17H19M1S" table:style-name="ce7">
            <text:p>17:19:0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4.74" table:style-name="ce1">
            <text:p>534,74</text:p>
          </table:table-cell>
          <table:table-cell office:value-type="float" office:value="2.9415405712" table:formula="of:=[.C57]/1000 * [.D57]*[.E57]/1000" table:style-name="ce1">
            <text:p>2,941540571</text:p>
          </table:table-cell>
          <table:table-cell table:number-columns-repeated="2" table:style-name="ce1"/>
          <table:table-cell office:value-type="float" office:value="0.23696376658584439" table:formula="of:=[.F57]-([.$J$3]*[.C57]/1000)" table:style-name="ce1">
            <text:p>0,236963767</text:p>
          </table:table-cell>
          <table:table-cell table:number-columns-repeated="16375"/>
        </table:table-row>
        <table:table-row table:style-name="ro3">
          <table:table-cell office:value-type="time" office:time-value="PT17H19M1S" table:style-name="ce7">
            <text:p>17:19:01</text:p>
          </table:table-cell>
          <table:table-cell office:value-type="time" office:time-value="PT17H19M2S" table:style-name="ce7">
            <text:p>17:19:02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8.76" table:style-name="ce1">
            <text:p>558,76</text:p>
          </table:table-cell>
          <table:table-cell office:value-type="float" office:value="3.0823380763999997" table:formula="of:=[.C58]/1000 * [.D58]*[.E58]/1000" table:style-name="ce1">
            <text:p>3,082338076</text:p>
          </table:table-cell>
          <table:table-cell table:number-columns-repeated="2" table:style-name="ce1"/>
          <table:table-cell office:value-type="float" office:value="0.37013558530666879" table:formula="of:=[.F58]-([.$J$3]*[.C58]/1000)" table:style-name="ce1">
            <text:p>0,370135585</text:p>
          </table:table-cell>
          <table:table-cell table:number-columns-repeated="16375"/>
        </table:table-row>
        <table:table-row table:style-name="ro3">
          <table:table-cell office:value-type="time" office:time-value="PT17H19M2S" table:style-name="ce7">
            <text:p>17:19:02</text:p>
          </table:table-cell>
          <table:table-cell office:value-type="time" office:time-value="PT17H19M3S" table:style-name="ce7">
            <text:p>17:19:0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18.35" table:style-name="ce1">
            <text:p>518,35</text:p>
          </table:table-cell>
          <table:table-cell office:value-type="float" office:value="2.8458659040000001" table:formula="of:=[.C59]/1000 * [.D59]*[.E59]/1000" table:style-name="ce1">
            <text:p>2,845865904</text:p>
          </table:table-cell>
          <table:table-cell table:number-columns-repeated="2" table:style-name="ce1"/>
          <table:table-cell office:value-type="float" office:value="0.14128909938584444" table:formula="of:=[.F59]-([.$J$3]*[.C59]/1000)" table:style-name="ce1">
            <text:p>0,141289099</text:p>
          </table:table-cell>
          <table:table-cell table:number-columns-repeated="16375"/>
        </table:table-row>
        <table:table-row table:style-name="ro3">
          <table:table-cell office:value-type="time" office:time-value="PT17H19M3S" table:style-name="ce7">
            <text:p>17:19:03</text:p>
          </table:table-cell>
          <table:table-cell office:value-type="time" office:time-value="PT17H19M4S" table:style-name="ce7">
            <text:p>17:19:04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5.99" table:style-name="ce1">
            <text:p>535,99</text:p>
          </table:table-cell>
          <table:table-cell office:value-type="float" office:value="2.9539588078000003" table:formula="of:=[.C60]/1000 * [.D60]*[.E60]/1000" table:style-name="ce1">
            <text:p>2,953958808</text:p>
          </table:table-cell>
          <table:table-cell table:number-columns-repeated="2" table:style-name="ce1"/>
          <table:table-cell office:value-type="float" office:value="0.24429821219972769" table:formula="of:=[.F60]-([.$J$3]*[.C60]/1000)" table:style-name="ce1">
            <text:p>0,244298212</text:p>
          </table:table-cell>
          <table:table-cell table:number-columns-repeated="16375"/>
        </table:table-row>
        <table:table-row table:style-name="ro3">
          <table:table-cell office:value-type="time" office:time-value="PT17H19M4S" table:style-name="ce7">
            <text:p>17:19:04</text:p>
          </table:table-cell>
          <table:table-cell office:value-type="time" office:time-value="PT17H19M5S" table:style-name="ce7">
            <text:p>17:19:0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0.66" table:style-name="ce1">
            <text:p>570,66</text:p>
          </table:table-cell>
          <table:table-cell office:value-type="float" office:value="3.1360049639999996" table:formula="of:=[.C61]/1000 * [.D61]*[.E61]/1000" table:style-name="ce1">
            <text:p>3,136004964</text:p>
          </table:table-cell>
          <table:table-cell table:number-columns-repeated="2" table:style-name="ce1"/>
          <table:table-cell office:value-type="float" office:value="0.42888626389278572" table:formula="of:=[.F61]-([.$J$3]*[.C61]/1000)" table:style-name="ce1">
            <text:p>0,428886264</text:p>
          </table:table-cell>
          <table:table-cell table:number-columns-repeated="16375"/>
        </table:table-row>
        <table:table-row table:style-name="ro3">
          <table:table-cell office:value-type="time" office:time-value="PT17H19M5S" table:style-name="ce7">
            <text:p>17:19:05</text:p>
          </table:table-cell>
          <table:table-cell office:value-type="time" office:time-value="PT17H19M6S" table:style-name="ce7">
            <text:p>17:19:0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6.45000000000005" table:style-name="ce1">
            <text:p>546,45</text:p>
          </table:table-cell>
          <table:table-cell office:value-type="float" office:value="3.000141648" table:formula="of:=[.C62]/1000 * [.D62]*[.E62]/1000" table:style-name="ce1">
            <text:p>3,000141648</text:p>
          </table:table-cell>
          <table:table-cell table:number-columns-repeated="2" table:style-name="ce1"/>
          <table:table-cell office:value-type="float" office:value="0.29556484338584443" table:formula="of:=[.F62]-([.$J$3]*[.C62]/1000)" table:style-name="ce1">
            <text:p>0,295564843</text:p>
          </table:table-cell>
          <table:table-cell table:number-columns-repeated="16375"/>
        </table:table-row>
        <table:table-row table:style-name="ro3">
          <table:table-cell office:value-type="time" office:time-value="PT17H19M6S" table:style-name="ce7">
            <text:p>17:19:06</text:p>
          </table:table-cell>
          <table:table-cell office:value-type="time" office:time-value="PT17H19M7S" table:style-name="ce7">
            <text:p>17:19:07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44.35" table:style-name="ce1">
            <text:p>544,35</text:p>
          </table:table-cell>
          <table:table-cell office:value-type="float" office:value="3.0281755019999999" table:formula="of:=[.C63]/1000 * [.D63]*[.E63]/1000" table:style-name="ce1">
            <text:p>3,028175502</text:p>
          </table:table-cell>
          <table:table-cell table:number-columns-repeated="2" table:style-name="ce1"/>
          <table:table-cell office:value-type="float" office:value="0.29309595146914313" table:formula="of:=[.F63]-([.$J$3]*[.C63]/1000)" table:style-name="ce1">
            <text:p>0,293095951</text:p>
          </table:table-cell>
          <table:table-cell table:number-columns-repeated="16375"/>
        </table:table-row>
        <table:table-row table:style-name="ro3">
          <table:table-cell office:value-type="time" office:time-value="PT17H19M7S" table:style-name="ce7">
            <text:p>17:19:07</text:p>
          </table:table-cell>
          <table:table-cell office:value-type="time" office:time-value="PT17H19M8S" table:style-name="ce7">
            <text:p>17:19:08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3.66999999999996" table:style-name="ce1">
            <text:p>553,67</text:p>
          </table:table-cell>
          <table:table-cell office:value-type="float" office:value="3.0540658668000003" table:formula="of:=[.C64]/1000 * [.D64]*[.E64]/1000" table:style-name="ce1">
            <text:p>3,054065867</text:p>
          </table:table-cell>
          <table:table-cell table:number-columns-repeated="2" table:style-name="ce1"/>
          <table:table-cell office:value-type="float" office:value="0.3367795847205528" table:formula="of:=[.F64]-([.$J$3]*[.C64]/1000)" table:style-name="ce1">
            <text:p>0,336779585</text:p>
          </table:table-cell>
          <table:table-cell table:number-columns-repeated="16375"/>
        </table:table-row>
        <table:table-row table:style-name="ro3">
          <table:table-cell office:value-type="time" office:time-value="PT17H19M8S" table:style-name="ce7">
            <text:p>17:19:08</text:p>
          </table:table-cell>
          <table:table-cell office:value-type="time" office:time-value="PT17H19M9S" table:style-name="ce7">
            <text:p>17:19:09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51.73" table:style-name="ce1">
            <text:p>551,73</text:p>
          </table:table-cell>
          <table:table-cell office:value-type="float" office:value="3.0692298516000003" table:formula="of:=[.C65]/1000 * [.D65]*[.E65]/1000" table:style-name="ce1">
            <text:p>3,069229852</text:p>
          </table:table-cell>
          <table:table-cell table:number-columns-repeated="2" table:style-name="ce1"/>
          <table:table-cell office:value-type="float" office:value="0.33415030106914356" table:formula="of:=[.F65]-([.$J$3]*[.C65]/1000)" table:style-name="ce1">
            <text:p>0,334150301</text:p>
          </table:table-cell>
          <table:table-cell table:number-columns-repeated="16375"/>
        </table:table-row>
        <table:table-row table:style-name="ro3">
          <table:table-cell office:value-type="time" office:time-value="PT17H19M9S" table:style-name="ce7">
            <text:p>17:19:09</text:p>
          </table:table-cell>
          <table:table-cell office:value-type="time" office:time-value="PT17H19M10S" table:style-name="ce7">
            <text:p>17:19:10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0" table:style-name="ce1">
            <text:p>540</text:p>
          </table:table-cell>
          <table:table-cell office:value-type="float" office:value="2.9900177999999999" table:formula="of:=[.C66]/1000 * [.D66]*[.E66]/1000" table:style-name="ce1">
            <text:p>2,9900178</text:p>
          </table:table-cell>
          <table:table-cell table:number-columns-repeated="2" table:style-name="ce1"/>
          <table:table-cell office:value-type="float" office:value="0.2676477269344355" table:formula="of:=[.F66]-([.$J$3]*[.C66]/1000)" table:style-name="ce1">
            <text:p>0,267647727</text:p>
          </table:table-cell>
          <table:table-cell table:number-columns-repeated="16375"/>
        </table:table-row>
        <table:table-row table:style-name="ro3">
          <table:table-cell office:value-type="time" office:time-value="PT17H19M10S" table:style-name="ce7">
            <text:p>17:19:10</text:p>
          </table:table-cell>
          <table:table-cell office:value-type="time" office:time-value="PT17H19M11S" table:style-name="ce7">
            <text:p>17:19:1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8.78" table:style-name="ce1">
            <text:p>548,78</text:p>
          </table:table-cell>
          <table:table-cell office:value-type="float" office:value="3.0187729264000001" table:formula="of:=[.C67]/1000 * [.D67]*[.E67]/1000" table:style-name="ce1">
            <text:p>3,018772926</text:p>
          </table:table-cell>
          <table:table-cell table:number-columns-repeated="2" table:style-name="ce1"/>
          <table:table-cell office:value-type="float" office:value="0.31419612178584444" table:formula="of:=[.F67]-([.$J$3]*[.C67]/1000)" table:style-name="ce1">
            <text:p>0,314196122</text:p>
          </table:table-cell>
          <table:table-cell table:number-columns-repeated="16375"/>
        </table:table-row>
        <table:table-row table:style-name="ro3">
          <table:table-cell office:value-type="time" office:time-value="PT17H19M12S" table:style-name="ce7">
            <text:p>17:19:12</text:p>
          </table:table-cell>
          <table:table-cell office:value-type="time" office:time-value="PT17H19M13S" table:style-name="ce7">
            <text:p>17:19:1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0.22" table:style-name="ce1">
            <text:p>550,22</text:p>
          </table:table-cell>
          <table:table-cell office:value-type="float" office:value="3.0236789879999999" table:formula="of:=[.C68]/1000 * [.D68]*[.E68]/1000" table:style-name="ce1">
            <text:p>3,023678988</text:p>
          </table:table-cell>
          <table:table-cell table:number-columns-repeated="2" table:style-name="ce1"/>
          <table:table-cell office:value-type="float" office:value="0.31656028789278601" table:formula="of:=[.F68]-([.$J$3]*[.C68]/1000)" table:style-name="ce1">
            <text:p>0,316560288</text:p>
          </table:table-cell>
          <table:table-cell table:number-columns-repeated="16375"/>
        </table:table-row>
        <table:table-row table:style-name="ro3">
          <table:table-cell office:value-type="time" office:time-value="PT17H19M13S" table:style-name="ce7">
            <text:p>17:19:13</text:p>
          </table:table-cell>
          <table:table-cell office:value-type="time" office:time-value="PT17H19M14S" table:style-name="ce7">
            <text:p>17:19:1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1.6" table:style-name="ce1">
            <text:p>561,6</text:p>
          </table:table-cell>
          <table:table-cell office:value-type="float" office:value="3.0920123520000002" table:formula="of:=[.C69]/1000 * [.D69]*[.E69]/1000" table:style-name="ce1">
            <text:p>3,092012352</text:p>
          </table:table-cell>
          <table:table-cell table:number-columns-repeated="2" table:style-name="ce1"/>
          <table:table-cell office:value-type="float" office:value="0.37980986090666935" table:formula="of:=[.F69]-([.$J$3]*[.C69]/1000)" table:style-name="ce1">
            <text:p>0,379809861</text:p>
          </table:table-cell>
          <table:table-cell table:number-columns-repeated="16375"/>
        </table:table-row>
        <table:table-row table:style-name="ro3">
          <table:table-cell office:value-type="time" office:time-value="PT17H19M14S" table:style-name="ce7">
            <text:p>17:19:14</text:p>
          </table:table-cell>
          <table:table-cell office:value-type="time" office:time-value="PT17H19M15S" table:style-name="ce7">
            <text:p>17:19:15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0.34" table:style-name="ce1">
            <text:p>560,34</text:p>
          </table:table-cell>
          <table:table-cell office:value-type="float" office:value="3.0852600570000002" table:formula="of:=[.C70]/1000 * [.D70]*[.E70]/1000" table:style-name="ce1">
            <text:p>3,085260057</text:p>
          </table:table-cell>
          <table:table-cell table:number-columns-repeated="2" table:style-name="ce1"/>
          <table:table-cell office:value-type="float" office:value="0.37814135689278627" table:formula="of:=[.F70]-([.$J$3]*[.C70]/1000)" table:style-name="ce1">
            <text:p>0,378141357</text:p>
          </table:table-cell>
          <table:table-cell table:number-columns-repeated="16375"/>
        </table:table-row>
        <table:table-row table:style-name="ro3">
          <table:table-cell office:value-type="time" office:time-value="PT17H19M15S" table:style-name="ce7">
            <text:p>17:19:15</text:p>
          </table:table-cell>
          <table:table-cell office:value-type="time" office:time-value="PT17H19M16S" table:style-name="ce7">
            <text:p>17:19:1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7.91999999999996" table:style-name="ce1">
            <text:p>537,92</text:p>
          </table:table-cell>
          <table:table-cell office:value-type="float" office:value="2.9560855679999998" table:formula="of:=[.C71]/1000 * [.D71]*[.E71]/1000" table:style-name="ce1">
            <text:p>2,956085568</text:p>
          </table:table-cell>
          <table:table-cell table:number-columns-repeated="2" table:style-name="ce1"/>
          <table:table-cell office:value-type="float" office:value="0.24896686789278588" table:formula="of:=[.F71]-([.$J$3]*[.C71]/1000)" table:style-name="ce1">
            <text:p>0,248966868</text:p>
          </table:table-cell>
          <table:table-cell table:number-columns-repeated="16375"/>
        </table:table-row>
        <table:table-row table:style-name="ro3">
          <table:table-cell office:value-type="time" office:time-value="PT17H19M16S" table:style-name="ce7">
            <text:p>17:19:16</text:p>
          </table:table-cell>
          <table:table-cell office:value-type="time" office:time-value="PT17H19M17S" table:style-name="ce7">
            <text:p>17:19:17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6.26" table:style-name="ce1">
            <text:p>566,26</text:p>
          </table:table-cell>
          <table:table-cell office:value-type="float" office:value="3.1352004168000001" table:formula="of:=[.C72]/1000 * [.D72]*[.E72]/1000" table:style-name="ce1">
            <text:p>3,135200417</text:p>
          </table:table-cell>
          <table:table-cell table:number-columns-repeated="2" table:style-name="ce1"/>
          <table:table-cell office:value-type="float" office:value="0.40774655274831861" table:formula="of:=[.F72]-([.$J$3]*[.C72]/1000)" table:style-name="ce1">
            <text:p>0,407746553</text:p>
          </table:table-cell>
          <table:table-cell table:number-columns-repeated="16375"/>
        </table:table-row>
        <table:table-row table:style-name="ro3">
          <table:table-cell office:value-type="time" office:time-value="PT17H19M17S" table:style-name="ce7">
            <text:p>17:19:17</text:p>
          </table:table-cell>
          <table:table-cell office:value-type="time" office:time-value="PT17H19M18S" table:style-name="ce7">
            <text:p>17:19:18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54.03" table:style-name="ce1">
            <text:p>554,03</text:p>
          </table:table-cell>
          <table:table-cell office:value-type="float" office:value="3.0734315622999993" table:formula="of:=[.C73]/1000 * [.D73]*[.E73]/1000" table:style-name="ce1">
            <text:p>3,073431562</text:p>
          </table:table-cell>
          <table:table-cell table:number-columns-repeated="2" table:style-name="ce1"/>
          <table:table-cell office:value-type="float" office:value="0.34597769824831781" table:formula="of:=[.F73]-([.$J$3]*[.C73]/1000)" table:style-name="ce1">
            <text:p>0,345977698</text:p>
          </table:table-cell>
          <table:table-cell table:number-columns-repeated="16375"/>
        </table:table-row>
        <table:table-row table:style-name="ro3">
          <table:table-cell office:value-type="time" office:time-value="PT17H19M18S" table:style-name="ce7">
            <text:p>17:19:18</text:p>
          </table:table-cell>
          <table:table-cell office:value-type="time" office:time-value="PT17H19M19S" table:style-name="ce7">
            <text:p>17:19:19</text:p>
          </table:table-cell>
          <table:table-cell office:value-type="float" office:value="1053" table:style-name="ce1">
            <text:p>1053</text:p>
          </table:table-cell>
          <table:table-cell office:value-type="float" office:value="5.16" table:style-name="ce1">
            <text:p>5,16</text:p>
          </table:table-cell>
          <table:table-cell office:value-type="float" office:value="546.19000000000005" table:style-name="ce1">
            <text:p>546,19</text:p>
          </table:table-cell>
          <table:table-cell office:value-type="float" office:value="2.9677124411999998" table:formula="of:=[.C74]/1000 * [.D74]*[.E74]/1000" table:style-name="ce1">
            <text:p>2,967712441</text:p>
          </table:table-cell>
          <table:table-cell table:number-columns-repeated="2" table:style-name="ce1"/>
          <table:table-cell office:value-type="float" office:value="0.29109648700948654" table:formula="of:=[.F74]-([.$J$3]*[.C74]/1000)" table:style-name="ce1">
            <text:p>0,291096487</text:p>
          </table:table-cell>
          <table:table-cell table:number-columns-repeated="16375"/>
        </table:table-row>
        <table:table-row table:style-name="ro3">
          <table:table-cell office:value-type="time" office:time-value="PT17H19M19S" table:style-name="ce7">
            <text:p>17:19:19</text:p>
          </table:table-cell>
          <table:table-cell office:value-type="time" office:time-value="PT17H19M20S" table:style-name="ce7">
            <text:p>17:19:2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8.70000000000005" table:style-name="ce1">
            <text:p>538,7</text:p>
          </table:table-cell>
          <table:table-cell office:value-type="float" office:value="2.9631516720000004" table:formula="of:=[.C75]/1000 * [.D75]*[.E75]/1000" table:style-name="ce1">
            <text:p>2,963151672</text:p>
          </table:table-cell>
          <table:table-cell table:number-columns-repeated="2" table:style-name="ce1"/>
          <table:table-cell office:value-type="float" office:value="0.25349107639972779" table:formula="of:=[.F75]-([.$J$3]*[.C75]/1000)" table:style-name="ce1">
            <text:p>0,253491076</text:p>
          </table:table-cell>
          <table:table-cell table:number-columns-repeated="16375"/>
        </table:table-row>
        <table:table-row table:style-name="ro3">
          <table:table-cell office:value-type="time" office:time-value="PT17H19M20S" table:style-name="ce7">
            <text:p>17:19:20</text:p>
          </table:table-cell>
          <table:table-cell office:value-type="time" office:time-value="PT17H19M21S" table:style-name="ce7">
            <text:p>17:19:21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5.88" table:style-name="ce1">
            <text:p>565,88</text:p>
          </table:table-cell>
          <table:table-cell office:value-type="float" office:value="3.1214167152000001" table:formula="of:=[.C76]/1000 * [.D76]*[.E76]/1000" table:style-name="ce1">
            <text:p>3,121416715</text:p>
          </table:table-cell>
          <table:table-cell table:number-columns-repeated="2" table:style-name="ce1"/>
          <table:table-cell office:value-type="float" office:value="0.40413043312055263" table:formula="of:=[.F76]-([.$J$3]*[.C76]/1000)" table:style-name="ce1">
            <text:p>0,404130433</text:p>
          </table:table-cell>
          <table:table-cell table:number-columns-repeated="16375"/>
        </table:table-row>
        <table:table-row table:style-name="ro3">
          <table:table-cell office:value-type="time" office:time-value="PT17H19M21S" table:style-name="ce7">
            <text:p>17:19:21</text:p>
          </table:table-cell>
          <table:table-cell office:value-type="time" office:time-value="PT17H19M22S" table:style-name="ce7">
            <text:p>17:19:22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6.55999999999995" table:style-name="ce1">
            <text:p>546,56</text:p>
          </table:table-cell>
          <table:table-cell office:value-type="float" office:value="3.0093866879999993" table:formula="of:=[.C77]/1000 * [.D77]*[.E77]/1000" table:style-name="ce1">
            <text:p>3,009386688</text:p>
          </table:table-cell>
          <table:table-cell table:number-columns-repeated="2" table:style-name="ce1"/>
          <table:table-cell office:value-type="float" office:value="0.30226798789278542" table:formula="of:=[.F77]-([.$J$3]*[.C77]/1000)" table:style-name="ce1">
            <text:p>0,302267988</text:p>
          </table:table-cell>
          <table:table-cell table:number-columns-repeated="16375"/>
        </table:table-row>
        <table:table-row table:style-name="ro3">
          <table:table-cell office:value-type="time" office:time-value="PT17H19M22S" table:style-name="ce7">
            <text:p>17:19:22</text:p>
          </table:table-cell>
          <table:table-cell office:value-type="time" office:time-value="PT17H19M24S" table:style-name="ce7">
            <text:p>17:19:24</text:p>
          </table:table-cell>
          <table:table-cell office:value-type="float" office:value="1055" table:style-name="ce1">
            <text:p>1055</text:p>
          </table:table-cell>
          <table:table-cell office:value-type="float" office:value="5.15" table:style-name="ce1">
            <text:p>5,15</text:p>
          </table:table-cell>
          <table:table-cell office:value-type="float" office:value="586.4" table:style-name="ce1">
            <text:p>586,4</text:p>
          </table:table-cell>
          <table:table-cell office:value-type="float" office:value="3.1860577999999999" table:formula="of:=[.C78]/1000 * [.D78]*[.E78]/1000" table:style-name="ce1">
            <text:p>3,1860578</text:p>
          </table:table-cell>
          <table:table-cell table:number-columns-repeated="2" table:style-name="ce1"/>
          <table:table-cell office:value-type="float" office:value="0.50435805482336971" table:formula="of:=[.F78]-([.$J$3]*[.C78]/1000)" table:style-name="ce1">
            <text:p>0,504358055</text:p>
          </table:table-cell>
          <table:table-cell table:number-columns-repeated="16375"/>
        </table:table-row>
        <table:table-row table:style-name="ro3">
          <table:table-cell office:value-type="time" office:time-value="PT17H19M24S" table:style-name="ce7">
            <text:p>17:19:24</text:p>
          </table:table-cell>
          <table:table-cell office:value-type="time" office:time-value="PT17H19M25S" table:style-name="ce7">
            <text:p>17:19:25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71.26" table:style-name="ce1">
            <text:p>571,26</text:p>
          </table:table-cell>
          <table:table-cell office:value-type="float" office:value="3.1805700263999999" table:formula="of:=[.C79]/1000 * [.D79]*[.E79]/1000" table:style-name="ce1">
            <text:p>3,180570026</text:p>
          </table:table-cell>
          <table:table-cell table:number-columns-repeated="2" table:style-name="ce1"/>
          <table:table-cell office:value-type="float" office:value="0.43786478938996787" table:formula="of:=[.F79]-([.$J$3]*[.C79]/1000)" table:style-name="ce1">
            <text:p>0,437864789</text:p>
          </table:table-cell>
          <table:table-cell table:number-columns-repeated="16375"/>
        </table:table-row>
        <table:table-row table:style-name="ro3">
          <table:table-cell office:value-type="time" office:time-value="PT17H19M25S" table:style-name="ce7">
            <text:p>17:19:25</text:p>
          </table:table-cell>
          <table:table-cell office:value-type="time" office:time-value="PT17H19M26S" table:style-name="ce7">
            <text:p>17:19:2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08.54" table:style-name="ce1">
            <text:p>508,54</text:p>
          </table:table-cell>
          <table:table-cell office:value-type="float" office:value="2.7921592116" table:formula="of:=[.C80]/1000 * [.D80]*[.E80]/1000" table:style-name="ce1">
            <text:p>2,792159212</text:p>
          </table:table-cell>
          <table:table-cell table:number-columns-repeated="2" table:style-name="ce1"/>
          <table:table-cell office:value-type="float" office:value="9.2666197971960962E-2" table:formula="of:=[.F80]-([.$J$3]*[.C80]/1000)" table:style-name="ce1">
            <text:p>0,092666198</text:p>
          </table:table-cell>
          <table:table-cell table:number-columns-repeated="16375"/>
        </table:table-row>
        <table:table-row table:style-name="ro3">
          <table:table-cell office:value-type="time" office:time-value="PT17H19M26S" table:style-name="ce7">
            <text:p>17:19:26</text:p>
          </table:table-cell>
          <table:table-cell office:value-type="time" office:time-value="PT17H19M27S" table:style-name="ce7">
            <text:p>17:19:2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6.5" table:style-name="ce1">
            <text:p>566,5</text:p>
          </table:table-cell>
          <table:table-cell office:value-type="float" office:value="3.1219135200000001" table:formula="of:=[.C81]/1000 * [.D81]*[.E81]/1000" table:style-name="ce1">
            <text:p>3,12191352</text:p>
          </table:table-cell>
          <table:table-cell table:number-columns-repeated="2" table:style-name="ce1"/>
          <table:table-cell office:value-type="float" office:value="0.40716913341361094" table:formula="of:=[.F81]-([.$J$3]*[.C81]/1000)" table:style-name="ce1">
            <text:p>0,407169133</text:p>
          </table:table-cell>
          <table:table-cell table:number-columns-repeated="16375"/>
        </table:table-row>
        <table:table-row table:style-name="ro3">
          <table:table-cell office:value-type="time" office:time-value="PT17H19M27S" table:style-name="ce7">
            <text:p>17:19:27</text:p>
          </table:table-cell>
          <table:table-cell office:value-type="time" office:time-value="PT17H19M28S" table:style-name="ce7">
            <text:p>17:19:28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2.69000000000005" table:style-name="ce1">
            <text:p>552,69</text:p>
          </table:table-cell>
          <table:table-cell office:value-type="float" office:value="3.0629195496000006" table:formula="of:=[.C82]/1000 * [.D82]*[.E82]/1000" table:style-name="ce1">
            <text:p>3,06291955</text:p>
          </table:table-cell>
          <table:table-cell table:number-columns-repeated="2" table:style-name="ce1"/>
          <table:table-cell office:value-type="float" office:value="0.33292379005526085" table:formula="of:=[.F82]-([.$J$3]*[.C82]/1000)" table:style-name="ce1">
            <text:p>0,33292379</text:p>
          </table:table-cell>
          <table:table-cell table:number-columns-repeated="16375"/>
        </table:table-row>
        <table:table-row table:style-name="ro3">
          <table:table-cell office:value-type="time" office:time-value="PT17H19M28S" table:style-name="ce7">
            <text:p>17:19:28</text:p>
          </table:table-cell>
          <table:table-cell office:value-type="time" office:time-value="PT17H19M29S" table:style-name="ce7">
            <text:p>17:19:2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1.48" table:style-name="ce1">
            <text:p>551,48</text:p>
          </table:table-cell>
          <table:table-cell office:value-type="float" office:value="3.0364764539999998" table:formula="of:=[.C83]/1000 * [.D83]*[.E83]/1000" table:style-name="ce1">
            <text:p>3,036476454</text:p>
          </table:table-cell>
          <table:table-cell table:number-columns-repeated="2" table:style-name="ce1"/>
          <table:table-cell office:value-type="float" office:value="0.32935775389278588" table:formula="of:=[.F83]-([.$J$3]*[.C83]/1000)" table:style-name="ce1">
            <text:p>0,329357754</text:p>
          </table:table-cell>
          <table:table-cell table:number-columns-repeated="16375"/>
        </table:table-row>
        <table:table-row table:style-name="ro3">
          <table:table-cell office:value-type="time" office:time-value="PT17H19M29S" table:style-name="ce7">
            <text:p>17:19:29</text:p>
          </table:table-cell>
          <table:table-cell office:value-type="time" office:time-value="PT17H19M30S" table:style-name="ce7">
            <text:p>17:19:30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1.38" table:style-name="ce1">
            <text:p>531,38</text:p>
          </table:table-cell>
          <table:table-cell office:value-type="float" office:value="2.9230576144000002" table:formula="of:=[.C84]/1000 * [.D84]*[.E84]/1000" table:style-name="ce1">
            <text:p>2,923057614</text:p>
          </table:table-cell>
          <table:table-cell table:number-columns-repeated="2" table:style-name="ce1"/>
          <table:table-cell office:value-type="float" office:value="0.21848080978584461" table:formula="of:=[.F84]-([.$J$3]*[.C84]/1000)" table:style-name="ce1">
            <text:p>0,21848081</text:p>
          </table:table-cell>
          <table:table-cell table:number-columns-repeated="16375"/>
        </table:table-row>
        <table:table-row table:style-name="ro3">
          <table:table-cell office:value-type="time" office:time-value="PT17H19M30S" table:style-name="ce7">
            <text:p>17:19:30</text:p>
          </table:table-cell>
          <table:table-cell office:value-type="time" office:time-value="PT17H19M31S" table:style-name="ce7">
            <text:p>17:19:3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74.42999999999995" table:style-name="ce1">
            <text:p>574,43</text:p>
          </table:table-cell>
          <table:table-cell office:value-type="float" office:value="3.1745069747999994" table:formula="of:=[.C85]/1000 * [.D85]*[.E85]/1000" table:style-name="ce1">
            <text:p>3,174506975</text:p>
          </table:table-cell>
          <table:table-cell table:number-columns-repeated="2" table:style-name="ce1"/>
          <table:table-cell office:value-type="float" office:value="0.45213690173443499" table:formula="of:=[.F85]-([.$J$3]*[.C85]/1000)" table:style-name="ce1">
            <text:p>0,452136902</text:p>
          </table:table-cell>
          <table:table-cell table:number-columns-repeated="16375"/>
        </table:table-row>
        <table:table-row table:style-name="ro3">
          <table:table-cell office:value-type="time" office:time-value="PT17H19M31S" table:style-name="ce7">
            <text:p>17:19:31</text:p>
          </table:table-cell>
          <table:table-cell office:value-type="time" office:time-value="PT17H19M32S" table:style-name="ce7">
            <text:p>17:19:3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3.14" table:style-name="ce1">
            <text:p>553,14</text:p>
          </table:table-cell>
          <table:table-cell office:value-type="float" office:value="3.0397255560000001" table:formula="of:=[.C86]/1000 * [.D86]*[.E86]/1000" table:style-name="ce1">
            <text:p>3,039725556</text:p>
          </table:table-cell>
          <table:table-cell table:number-columns-repeated="2" table:style-name="ce1"/>
          <table:table-cell office:value-type="float" office:value="0.33260685589278616" table:formula="of:=[.F86]-([.$J$3]*[.C86]/1000)" table:style-name="ce1">
            <text:p>0,332606856</text:p>
          </table:table-cell>
          <table:table-cell table:number-columns-repeated="16375"/>
        </table:table-row>
        <table:table-row table:style-name="ro3">
          <table:table-cell office:value-type="time" office:time-value="PT17H19M32S" table:style-name="ce7">
            <text:p>17:19:32</text:p>
          </table:table-cell>
          <table:table-cell office:value-type="time" office:time-value="PT17H19M33S" table:style-name="ce7">
            <text:p>17:19:33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07.9" table:style-name="ce1">
            <text:p>507,9</text:p>
          </table:table-cell>
          <table:table-cell office:value-type="float" office:value="2.7912711089999998" table:formula="of:=[.C87]/1000 * [.D87]*[.E87]/1000" table:style-name="ce1">
            <text:p>2,791271109</text:p>
          </table:table-cell>
          <table:table-cell table:number-columns-repeated="2" table:style-name="ce1"/>
          <table:table-cell office:value-type="float" office:value="8.9236199878902411E-2" table:formula="of:=[.F87]-([.$J$3]*[.C87]/1000)" table:style-name="ce1">
            <text:p>0,0892362</text:p>
          </table:table-cell>
          <table:table-cell table:number-columns-repeated="16375"/>
        </table:table-row>
        <table:table-row table:style-name="ro3">
          <table:table-cell office:value-type="time" office:time-value="PT17H19M33S" table:style-name="ce7">
            <text:p>17:19:33</text:p>
          </table:table-cell>
          <table:table-cell office:value-type="time" office:time-value="PT17H19M34S" table:style-name="ce7">
            <text:p>17:19:34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3.88" table:style-name="ce1">
            <text:p>553,88</text:p>
          </table:table-cell>
          <table:table-cell office:value-type="float" office:value="3.0666563183999997" table:formula="of:=[.C88]/1000 * [.D88]*[.E88]/1000" table:style-name="ce1">
            <text:p>3,066656318</text:p>
          </table:table-cell>
          <table:table-cell table:number-columns-repeated="2" table:style-name="ce1"/>
          <table:table-cell office:value-type="float" office:value="0.33920245434831831" table:formula="of:=[.F88]-([.$J$3]*[.C88]/1000)" table:style-name="ce1">
            <text:p>0,339202454</text:p>
          </table:table-cell>
          <table:table-cell table:number-columns-repeated="16375"/>
        </table:table-row>
        <table:table-row table:style-name="ro3">
          <table:table-cell office:value-type="time" office:time-value="PT17H19M34S" table:style-name="ce7">
            <text:p>17:19:34</text:p>
          </table:table-cell>
          <table:table-cell office:value-type="time" office:time-value="PT17H19M35S" table:style-name="ce7">
            <text:p>17:19:35</text:p>
          </table:table-cell>
          <table:table-cell office:value-type="float" office:value="1055" table:style-name="ce1">
            <text:p>1055</text:p>
          </table:table-cell>
          <table:table-cell office:value-type="float" office:value="5.16" table:style-name="ce1">
            <text:p>5,16</text:p>
          </table:table-cell>
          <table:table-cell office:value-type="float" office:value="572.59" table:style-name="ce1">
            <text:p>572,59</text:p>
          </table:table-cell>
          <table:table-cell office:value-type="float" office:value="3.1170654419999999" table:formula="of:=[.C89]/1000 * [.D89]*[.E89]/1000" table:style-name="ce1">
            <text:p>3,117065442</text:p>
          </table:table-cell>
          <table:table-cell table:number-columns-repeated="2" table:style-name="ce1"/>
          <table:table-cell office:value-type="float" office:value="0.43536569682336967" table:formula="of:=[.F89]-([.$J$3]*[.C89]/1000)" table:style-name="ce1">
            <text:p>0,435365697</text:p>
          </table:table-cell>
          <table:table-cell table:number-columns-repeated="16375"/>
        </table:table-row>
        <table:table-row table:style-name="ro3">
          <table:table-cell office:value-type="time" office:time-value="PT17H19M36S" table:style-name="ce7">
            <text:p>17:19:36</text:p>
          </table:table-cell>
          <table:table-cell office:value-type="time" office:time-value="PT17H19M37S" table:style-name="ce7">
            <text:p>17:19:37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35.54" table:style-name="ce1">
            <text:p>535,54</text:p>
          </table:table-cell>
          <table:table-cell office:value-type="float" office:value="2.9291895840000004" table:formula="of:=[.C90]/1000 * [.D90]*[.E90]/1000" table:style-name="ce1">
            <text:p>2,929189584</text:p>
          </table:table-cell>
          <table:table-cell table:number-columns-repeated="2" table:style-name="ce1"/>
          <table:table-cell office:value-type="float" office:value="0.23478036135807834" table:formula="of:=[.F90]-([.$J$3]*[.C90]/1000)" table:style-name="ce1">
            <text:p>0,234780361</text:p>
          </table:table-cell>
          <table:table-cell table:number-columns-repeated="16375"/>
        </table:table-row>
        <table:table-row table:style-name="ro3">
          <table:table-cell office:value-type="time" office:time-value="PT17H19M37S" table:style-name="ce7">
            <text:p>17:19:37</text:p>
          </table:table-cell>
          <table:table-cell office:value-type="time" office:time-value="PT17H19M38S" table:style-name="ce7">
            <text:p>17:19:3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4.03" table:style-name="ce1">
            <text:p>564,03</text:p>
          </table:table-cell>
          <table:table-cell office:value-type="float" office:value="3.0995704619999995" table:formula="of:=[.C91]/1000 * [.D91]*[.E91]/1000" table:style-name="ce1">
            <text:p>3,099570462</text:p>
          </table:table-cell>
          <table:table-cell table:number-columns-repeated="2" table:style-name="ce1"/>
          <table:table-cell office:value-type="float" office:value="0.39245176189278563" table:formula="of:=[.F91]-([.$J$3]*[.C91]/1000)" table:style-name="ce1">
            <text:p>0,392451762</text:p>
          </table:table-cell>
          <table:table-cell table:number-columns-repeated="16375"/>
        </table:table-row>
        <table:table-row table:style-name="ro3">
          <table:table-cell office:value-type="time" office:time-value="PT17H19M38S" table:style-name="ce7">
            <text:p>17:19:38</text:p>
          </table:table-cell>
          <table:table-cell office:value-type="time" office:time-value="PT17H19M39S" table:style-name="ce7">
            <text:p>17:19:3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2.74" table:style-name="ce1">
            <text:p>552,74</text:p>
          </table:table-cell>
          <table:table-cell office:value-type="float" office:value="3.0491294085999998" table:formula="of:=[.C92]/1000 * [.D92]*[.E92]/1000" table:style-name="ce1">
            <text:p>3,049129409</text:p>
          </table:table-cell>
          <table:table-cell table:number-columns-repeated="2" table:style-name="ce1"/>
          <table:table-cell office:value-type="float" office:value="0.33692691750666892" table:formula="of:=[.F92]-([.$J$3]*[.C92]/1000)" table:style-name="ce1">
            <text:p>0,336926918</text:p>
          </table:table-cell>
          <table:table-cell table:number-columns-repeated="16375"/>
        </table:table-row>
        <table:table-row table:style-name="ro3">
          <table:table-cell office:value-type="time" office:time-value="PT17H19M39S" table:style-name="ce7">
            <text:p>17:19:39</text:p>
          </table:table-cell>
          <table:table-cell office:value-type="time" office:time-value="PT17H19M40S" table:style-name="ce7">
            <text:p>17:19:4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05.07" table:style-name="ce1">
            <text:p>505,07</text:p>
          </table:table-cell>
          <table:table-cell office:value-type="float" office:value="2.7703493556000001" table:formula="of:=[.C93]/1000 * [.D93]*[.E93]/1000" table:style-name="ce1">
            <text:p>2,770349356</text:p>
          </table:table-cell>
          <table:table-cell table:number-columns-repeated="2" table:style-name="ce1"/>
          <table:table-cell office:value-type="float" office:value="6.8314446478902724E-2" table:formula="of:=[.F93]-([.$J$3]*[.C93]/1000)" table:style-name="ce1">
            <text:p>0,068314446</text:p>
          </table:table-cell>
          <table:table-cell table:number-columns-repeated="16375"/>
        </table:table-row>
        <table:table-row table:style-name="ro3">
          <table:table-cell office:value-type="time" office:time-value="PT17H19M40S" table:style-name="ce7">
            <text:p>17:19:40</text:p>
          </table:table-cell>
          <table:table-cell office:value-type="time" office:time-value="PT17H19M41S" table:style-name="ce7">
            <text:p>17:19:4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1.5" table:style-name="ce1">
            <text:p>541,5</text:p>
          </table:table-cell>
          <table:table-cell office:value-type="float" office:value="2.9757591000000003" table:formula="of:=[.C94]/1000 * [.D94]*[.E94]/1000" table:style-name="ce1">
            <text:p>2,9757591</text:p>
          </table:table-cell>
          <table:table-cell table:number-columns-repeated="2" table:style-name="ce1"/>
          <table:table-cell office:value-type="float" office:value="0.26864039989278643" table:formula="of:=[.F94]-([.$J$3]*[.C94]/1000)" table:style-name="ce1">
            <text:p>0,2686404</text:p>
          </table:table-cell>
          <table:table-cell table:number-columns-repeated="16375"/>
        </table:table-row>
        <table:table-row table:style-name="ro3">
          <table:table-cell office:value-type="time" office:time-value="PT17H19M41S" table:style-name="ce7">
            <text:p>17:19:41</text:p>
          </table:table-cell>
          <table:table-cell office:value-type="time" office:time-value="PT17H19M42S" table:style-name="ce7">
            <text:p>17:19:42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38.9" table:style-name="ce1">
            <text:p>538,9</text:p>
          </table:table-cell>
          <table:table-cell office:value-type="float" office:value="2.9864975760000001" table:formula="of:=[.C95]/1000 * [.D95]*[.E95]/1000" table:style-name="ce1">
            <text:p>2,986497576</text:p>
          </table:table-cell>
          <table:table-cell table:number-columns-repeated="2" table:style-name="ce1"/>
          <table:table-cell office:value-type="float" office:value="0.25650181645526038" table:formula="of:=[.F95]-([.$J$3]*[.C95]/1000)" table:style-name="ce1">
            <text:p>0,256501816</text:p>
          </table:table-cell>
          <table:table-cell table:number-columns-repeated="16375"/>
        </table:table-row>
        <table:table-row table:style-name="ro3">
          <table:table-cell office:value-type="time" office:time-value="PT17H19M42S" table:style-name="ce7">
            <text:p>17:19:42</text:p>
          </table:table-cell>
          <table:table-cell office:value-type="time" office:time-value="PT17H19M43S" table:style-name="ce7">
            <text:p>17:19:4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1.02" table:style-name="ce1">
            <text:p>521,02</text:p>
          </table:table-cell>
          <table:table-cell office:value-type="float" office:value="2.8660684976000002" table:formula="of:=[.C96]/1000 * [.D96]*[.E96]/1000" table:style-name="ce1">
            <text:p>2,866068498</text:p>
          </table:table-cell>
          <table:table-cell table:number-columns-repeated="2" table:style-name="ce1"/>
          <table:table-cell office:value-type="float" office:value="0.16149169298584454" table:formula="of:=[.F96]-([.$J$3]*[.C96]/1000)" table:style-name="ce1">
            <text:p>0,161491693</text:p>
          </table:table-cell>
          <table:table-cell table:number-columns-repeated="16375"/>
        </table:table-row>
        <table:table-row table:style-name="ro3">
          <table:table-cell office:value-type="time" office:time-value="PT17H19M43S" table:style-name="ce7">
            <text:p>17:19:43</text:p>
          </table:table-cell>
          <table:table-cell office:value-type="time" office:time-value="PT17H19M44S" table:style-name="ce7">
            <text:p>17:19:4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2.19000000000005" table:style-name="ce1">
            <text:p>562,19</text:p>
          </table:table-cell>
          <table:table-cell office:value-type="float" office:value="3.0894589260000003" table:formula="of:=[.C97]/1000 * [.D97]*[.E97]/1000" table:style-name="ce1">
            <text:p>3,089458926</text:p>
          </table:table-cell>
          <table:table-cell table:number-columns-repeated="2" table:style-name="ce1"/>
          <table:table-cell office:value-type="float" office:value="0.38234022589278638" table:formula="of:=[.F97]-([.$J$3]*[.C97]/1000)" table:style-name="ce1">
            <text:p>0,382340226</text:p>
          </table:table-cell>
          <table:table-cell table:number-columns-repeated="16375"/>
        </table:table-row>
        <table:table-row table:style-name="ro3">
          <table:table-cell office:value-type="time" office:time-value="PT17H19M44S" table:style-name="ce7">
            <text:p>17:19:44</text:p>
          </table:table-cell>
          <table:table-cell office:value-type="time" office:time-value="PT17H19M45S" table:style-name="ce7">
            <text:p>17:19:45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61.52" table:style-name="ce1">
            <text:p>561,52</text:p>
          </table:table-cell>
          <table:table-cell office:value-type="float" office:value="3.1178847215999999" table:formula="of:=[.C98]/1000 * [.D98]*[.E98]/1000" table:style-name="ce1">
            <text:p>3,117884722</text:p>
          </table:table-cell>
          <table:table-cell table:number-columns-repeated="2" table:style-name="ce1"/>
          <table:table-cell office:value-type="float" office:value="0.38788896205526013" table:formula="of:=[.F98]-([.$J$3]*[.C98]/1000)" table:style-name="ce1">
            <text:p>0,387888962</text:p>
          </table:table-cell>
          <table:table-cell table:number-columns-repeated="16375"/>
        </table:table-row>
        <table:table-row table:style-name="ro3">
          <table:table-cell office:value-type="time" office:time-value="PT17H19M45S" table:style-name="ce7">
            <text:p>17:19:45</text:p>
          </table:table-cell>
          <table:table-cell office:value-type="time" office:time-value="PT17H19M46S" table:style-name="ce7">
            <text:p>17:19:46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5.5" table:style-name="ce1">
            <text:p>545,5</text:p>
          </table:table-cell>
          <table:table-cell office:value-type="float" office:value="3.0035502749999994" table:formula="of:=[.C99]/1000 * [.D99]*[.E99]/1000" table:style-name="ce1">
            <text:p>3,003550275</text:p>
          </table:table-cell>
          <table:table-cell table:number-columns-repeated="2" table:style-name="ce1"/>
          <table:table-cell office:value-type="float" office:value="0.29643157489278549" table:formula="of:=[.F99]-([.$J$3]*[.C99]/1000)" table:style-name="ce1">
            <text:p>0,296431575</text:p>
          </table:table-cell>
          <table:table-cell table:number-columns-repeated="16375"/>
        </table:table-row>
        <table:table-row table:style-name="ro3">
          <table:table-cell office:value-type="time" office:time-value="PT17H19M46S" table:style-name="ce7">
            <text:p>17:19:46</text:p>
          </table:table-cell>
          <table:table-cell office:value-type="time" office:time-value="PT17H19M47S" table:style-name="ce7">
            <text:p>17:19:4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4.78" table:style-name="ce1">
            <text:p>554,78</text:p>
          </table:table-cell>
          <table:table-cell office:value-type="float" office:value="3.0546464189999991" table:formula="of:=[.C100]/1000 * [.D100]*[.E100]/1000" table:style-name="ce1">
            <text:p>3,054646419</text:p>
          </table:table-cell>
          <table:table-cell table:number-columns-repeated="2" table:style-name="ce1"/>
          <table:table-cell office:value-type="float" office:value="0.34752771889278522" table:formula="of:=[.F100]-([.$J$3]*[.C100]/1000)" table:style-name="ce1">
            <text:p>0,347527719</text:p>
          </table:table-cell>
          <table:table-cell table:number-columns-repeated="16375"/>
        </table:table-row>
        <table:table-row table:style-name="ro3">
          <table:table-cell office:value-type="time" office:time-value="PT17H19M48S" table:style-name="ce7">
            <text:p>17:19:48</text:p>
          </table:table-cell>
          <table:table-cell office:value-type="time" office:time-value="PT17H19M49S" table:style-name="ce7">
            <text:p>17:19:49</text:p>
          </table:table-cell>
          <table:table-cell office:value-type="float" office:value="1074" table:style-name="ce1">
            <text:p>1074</text:p>
          </table:table-cell>
          <table:table-cell office:value-type="float" office:value="5.15" table:style-name="ce1">
            <text:p>5,15</text:p>
          </table:table-cell>
          <table:table-cell office:value-type="float" office:value="541.41999999999996" table:style-name="ce1">
            <text:p>541,42</text:p>
          </table:table-cell>
          <table:table-cell office:value-type="float" office:value="2.9946481619999998" table:formula="of:=[.C101]/1000 * [.D101]*[.E101]/1000" table:style-name="ce1">
            <text:p>2,994648162</text:p>
          </table:table-cell>
          <table:table-cell table:number-columns-repeated="2" table:style-name="ce1"/>
          <table:table-cell office:value-type="float" office:value="0.26465240245526012" table:formula="of:=[.F101]-([.$J$3]*[.C101]/1000)" table:style-name="ce1">
            <text:p>0,264652402</text:p>
          </table:table-cell>
          <table:table-cell table:number-columns-repeated="16375"/>
        </table:table-row>
        <table:table-row table:style-name="ro3">
          <table:table-cell office:value-type="time" office:time-value="PT17H19M49S" table:style-name="ce7">
            <text:p>17:19:49</text:p>
          </table:table-cell>
          <table:table-cell office:value-type="time" office:time-value="PT17H19M50S" table:style-name="ce7">
            <text:p>17:19:50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8.99" table:style-name="ce1">
            <text:p>558,99</text:p>
          </table:table-cell>
          <table:table-cell office:value-type="float" office:value="3.0836068460999995" table:formula="of:=[.C102]/1000 * [.D102]*[.E102]/1000" table:style-name="ce1">
            <text:p>3,083606846</text:p>
          </table:table-cell>
          <table:table-cell table:number-columns-repeated="2" table:style-name="ce1"/>
          <table:table-cell office:value-type="float" office:value="0.37140435500666857" table:formula="of:=[.F102]-([.$J$3]*[.C102]/1000)" table:style-name="ce1">
            <text:p>0,371404355</text:p>
          </table:table-cell>
          <table:table-cell table:number-columns-repeated="16375"/>
        </table:table-row>
        <table:table-row table:style-name="ro3">
          <table:table-cell office:value-type="time" office:time-value="PT17H19M50S" table:style-name="ce7">
            <text:p>17:19:50</text:p>
          </table:table-cell>
          <table:table-cell office:value-type="time" office:time-value="PT17H19M51S" table:style-name="ce7">
            <text:p>17:19:5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7.88" table:style-name="ce1">
            <text:p>517,88</text:p>
          </table:table-cell>
          <table:table-cell office:value-type="float" office:value="2.8434408551999999" table:formula="of:=[.C103]/1000 * [.D103]*[.E103]/1000" table:style-name="ce1">
            <text:p>2,843440855</text:p>
          </table:table-cell>
          <table:table-cell table:number-columns-repeated="2" table:style-name="ce1"/>
          <table:table-cell office:value-type="float" office:value="0.14394784157196083" table:formula="of:=[.F103]-([.$J$3]*[.C103]/1000)" table:style-name="ce1">
            <text:p>0,143947842</text:p>
          </table:table-cell>
          <table:table-cell table:number-columns-repeated="16375"/>
        </table:table-row>
        <table:table-row table:style-name="ro3">
          <table:table-cell office:value-type="time" office:time-value="PT17H19M51S" table:style-name="ce7">
            <text:p>17:19:51</text:p>
          </table:table-cell>
          <table:table-cell office:value-type="time" office:time-value="PT17H19M52S" table:style-name="ce7">
            <text:p>17:19:52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1.14" table:style-name="ce1">
            <text:p>561,14</text:p>
          </table:table-cell>
          <table:table-cell office:value-type="float" office:value="3.1039571328000002" table:formula="of:=[.C104]/1000 * [.D104]*[.E104]/1000" table:style-name="ce1">
            <text:p>3,103957133</text:p>
          </table:table-cell>
          <table:table-cell table:number-columns-repeated="2" table:style-name="ce1"/>
          <table:table-cell office:value-type="float" office:value="0.37904516424137746" table:formula="of:=[.F104]-([.$J$3]*[.C104]/1000)" table:style-name="ce1">
            <text:p>0,379045164</text:p>
          </table:table-cell>
          <table:table-cell table:number-columns-repeated="16375"/>
        </table:table-row>
        <table:table-row table:style-name="ro3">
          <table:table-cell office:value-type="time" office:time-value="PT17H19M52S" table:style-name="ce7">
            <text:p>17:19:52</text:p>
          </table:table-cell>
          <table:table-cell office:value-type="time" office:time-value="PT17H19M53S" table:style-name="ce7">
            <text:p>17:19:53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9.70000000000005" table:style-name="ce1">
            <text:p>569,7</text:p>
          </table:table-cell>
          <table:table-cell office:value-type="float" office:value="3.1367966849999998" table:formula="of:=[.C105]/1000 * [.D105]*[.E105]/1000" table:style-name="ce1">
            <text:p>3,136796685</text:p>
          </table:table-cell>
          <table:table-cell table:number-columns-repeated="2" table:style-name="ce1"/>
          <table:table-cell office:value-type="float" office:value="0.42967798489278586" table:formula="of:=[.F105]-([.$J$3]*[.C105]/1000)" table:style-name="ce1">
            <text:p>0,429677985</text:p>
          </table:table-cell>
          <table:table-cell table:number-columns-repeated="16375"/>
        </table:table-row>
        <table:table-row table:style-name="ro1">
          <table:table-cell table:number-columns-repeated="2" table:style-name="ce4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315.05168585109988" table:formula="of:=SUM([.F3:.F105])" table:style-name="ce2">
            <text:p>315,0516859</text:p>
          </table:table-cell>
          <table:table-cell table:style-name="ce2"/>
          <table:table-cell office:value-type="string" table:style-name="ce2">
            <text:p>Total energy without SO</text:p>
          </table:table-cell>
          <table:table-cell office:value-type="float" office:value="35.354215272417072" table:formula="of:=SUM([.I3:.I105])" table:style-name="ce2">
            <text:p>35,35421527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Experiment 5</text:p>
          </table:table-cell>
          <table:table-cell table:style-name="ce4"/>
          <table:table-cell table:number-columns-repeated="6" table:style-name="ce2"/>
          <table:table-cell table:style-name="ce1"/>
          <table:table-cell table:number-columns-repeated="16375" table:style-name="ce2"/>
        </table:table-row>
        <table:table-row table:style-name="ro3">
          <table:table-cell office:value-type="time" office:time-value="PT17H21M0S" table:style-name="ce7">
            <text:p>17:21:00</text:p>
          </table:table-cell>
          <table:table-cell office:value-type="time" office:time-value="PT17H21M2S" table:style-name="ce7">
            <text:p>17:21:02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45.33000000000004" table:style-name="ce1">
            <text:p>545,33</text:p>
          </table:table-cell>
          <table:table-cell office:value-type="float" office:value="3.0336271636000003" table:formula="of:=[.C108]/1000 * [.D108]*[.E108]/1000" table:style-name="ce1">
            <text:p>3,033627164</text:p>
          </table:table-cell>
          <table:table-cell table:number-columns-repeated="2" table:style-name="ce1"/>
          <table:table-cell office:value-type="float" office:value="0.29854761306914357" table:formula="of:=[.F108]-([.$J$3]*[.C108]/1000)" table:style-name="ce1">
            <text:p>0,298547613</text:p>
          </table:table-cell>
          <table:table-cell table:number-columns-repeated="16375"/>
        </table:table-row>
        <table:table-row table:style-name="ro3">
          <table:table-cell office:value-type="time" office:time-value="PT17H21M2S" table:style-name="ce7">
            <text:p>17:21:02</text:p>
          </table:table-cell>
          <table:table-cell office:value-type="time" office:time-value="PT17H21M3S" table:style-name="ce7">
            <text:p>17:21:0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5.55999999999995" table:style-name="ce1">
            <text:p>545,56</text:p>
          </table:table-cell>
          <table:table-cell office:value-type="float" office:value="3.0010600928" table:formula="of:=[.C109]/1000 * [.D109]*[.E109]/1000" table:style-name="ce1">
            <text:p>3,001060093</text:p>
          </table:table-cell>
          <table:table-cell table:number-columns-repeated="2" table:style-name="ce1"/>
          <table:table-cell office:value-type="float" office:value="0.29648328818584435" table:formula="of:=[.F109]-([.$J$3]*[.C109]/1000)" table:style-name="ce1">
            <text:p>0,296483288</text:p>
          </table:table-cell>
          <table:table-cell table:number-columns-repeated="16375"/>
        </table:table-row>
        <table:table-row table:style-name="ro3">
          <table:table-cell office:value-type="time" office:time-value="PT17H21M3S" table:style-name="ce7">
            <text:p>17:21:03</text:p>
          </table:table-cell>
          <table:table-cell office:value-type="time" office:time-value="PT17H21M4S" table:style-name="ce7">
            <text:p>17:21:04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5.29" table:style-name="ce1">
            <text:p>555,29</text:p>
          </table:table-cell>
          <table:table-cell office:value-type="float" office:value="3.0574545044999994" table:formula="of:=[.C110]/1000 * [.D110]*[.E110]/1000" table:style-name="ce1">
            <text:p>3,057454505</text:p>
          </table:table-cell>
          <table:table-cell table:number-columns-repeated="2" table:style-name="ce1"/>
          <table:table-cell office:value-type="float" office:value="0.35033580439278555" table:formula="of:=[.F110]-([.$J$3]*[.C110]/1000)" table:style-name="ce1">
            <text:p>0,350335804</text:p>
          </table:table-cell>
          <table:table-cell table:number-columns-repeated="16375"/>
        </table:table-row>
        <table:table-row table:style-name="ro3">
          <table:table-cell office:value-type="time" office:time-value="PT17H21M4S" table:style-name="ce7">
            <text:p>17:21:04</text:p>
          </table:table-cell>
          <table:table-cell office:value-type="time" office:time-value="PT17H21M5S" table:style-name="ce7">
            <text:p>17:21:05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47.66999999999996" table:style-name="ce1">
            <text:p>547,67</text:p>
          </table:table-cell>
          <table:table-cell office:value-type="float" office:value="3.0381500346999992" table:formula="of:=[.C111]/1000 * [.D111]*[.E111]/1000" table:style-name="ce1">
            <text:p>3,038150035</text:p>
          </table:table-cell>
          <table:table-cell table:number-columns-repeated="2" table:style-name="ce1"/>
          <table:table-cell office:value-type="float" office:value="0.31069617064831778" table:formula="of:=[.F111]-([.$J$3]*[.C111]/1000)" table:style-name="ce1">
            <text:p>0,310696171</text:p>
          </table:table-cell>
          <table:table-cell table:number-columns-repeated="16375"/>
        </table:table-row>
        <table:table-row table:style-name="ro3">
          <table:table-cell office:value-type="time" office:time-value="PT17H21M5S" table:style-name="ce7">
            <text:p>17:21:05</text:p>
          </table:table-cell>
          <table:table-cell office:value-type="time" office:time-value="PT17H21M6S" table:style-name="ce7">
            <text:p>17:21:0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9.1" table:style-name="ce1">
            <text:p>559,1</text:p>
          </table:table-cell>
          <table:table-cell office:value-type="float" office:value="3.0695931840000004" table:formula="of:=[.C112]/1000 * [.D112]*[.E112]/1000" table:style-name="ce1">
            <text:p>3,069593184</text:p>
          </table:table-cell>
          <table:table-cell table:number-columns-repeated="2" table:style-name="ce1"/>
          <table:table-cell office:value-type="float" office:value="0.36501637938584475" table:formula="of:=[.F112]-([.$J$3]*[.C112]/1000)" table:style-name="ce1">
            <text:p>0,365016379</text:p>
          </table:table-cell>
          <table:table-cell table:number-columns-repeated="16375"/>
        </table:table-row>
        <table:table-row table:style-name="ro3">
          <table:table-cell office:value-type="time" office:time-value="PT17H21M6S" table:style-name="ce7">
            <text:p>17:21:06</text:p>
          </table:table-cell>
          <table:table-cell office:value-type="time" office:time-value="PT17H21M7S" table:style-name="ce7">
            <text:p>17:21:0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7.63" table:style-name="ce1">
            <text:p>527,63</text:p>
          </table:table-cell>
          <table:table-cell office:value-type="float" office:value="2.8995379020000001" table:formula="of:=[.C113]/1000 * [.D113]*[.E113]/1000" table:style-name="ce1">
            <text:p>2,899537902</text:p>
          </table:table-cell>
          <table:table-cell table:number-columns-repeated="2" table:style-name="ce1"/>
          <table:table-cell office:value-type="float" office:value="0.19241920189278616" table:formula="of:=[.F113]-([.$J$3]*[.C113]/1000)" table:style-name="ce1">
            <text:p>0,192419202</text:p>
          </table:table-cell>
          <table:table-cell table:number-columns-repeated="16375"/>
        </table:table-row>
        <table:table-row table:style-name="ro3">
          <table:table-cell office:value-type="time" office:time-value="PT17H21M7S" table:style-name="ce7">
            <text:p>17:21:07</text:p>
          </table:table-cell>
          <table:table-cell office:value-type="time" office:time-value="PT17H21M8S" table:style-name="ce7">
            <text:p>17:21:08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1.54999999999995" table:style-name="ce1">
            <text:p>521,55</text:p>
          </table:table-cell>
          <table:table-cell office:value-type="float" office:value="2.8770732044999994" table:formula="of:=[.C114]/1000 * [.D114]*[.E114]/1000" table:style-name="ce1">
            <text:p>2,877073205</text:p>
          </table:table-cell>
          <table:table-cell table:number-columns-repeated="2" table:style-name="ce1"/>
          <table:table-cell office:value-type="float" office:value="0.16487071340666848" table:formula="of:=[.F114]-([.$J$3]*[.C114]/1000)" table:style-name="ce1">
            <text:p>0,164870713</text:p>
          </table:table-cell>
          <table:table-cell table:number-columns-repeated="16375"/>
        </table:table-row>
        <table:table-row table:style-name="ro3">
          <table:table-cell office:value-type="time" office:time-value="PT17H21M8S" table:style-name="ce7">
            <text:p>17:21:08</text:p>
          </table:table-cell>
          <table:table-cell office:value-type="time" office:time-value="PT17H21M9S" table:style-name="ce7">
            <text:p>17:21:0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4.09" table:style-name="ce1">
            <text:p>544,09</text:p>
          </table:table-cell>
          <table:table-cell office:value-type="float" office:value="2.9899921860000003" table:formula="of:=[.C115]/1000 * [.D115]*[.E115]/1000" table:style-name="ce1">
            <text:p>2,989992186</text:p>
          </table:table-cell>
          <table:table-cell table:number-columns-repeated="2" table:style-name="ce1"/>
          <table:table-cell office:value-type="float" office:value="0.28287348589278638" table:formula="of:=[.F115]-([.$J$3]*[.C115]/1000)" table:style-name="ce1">
            <text:p>0,282873486</text:p>
          </table:table-cell>
          <table:table-cell table:number-columns-repeated="16375"/>
        </table:table-row>
        <table:table-row table:style-name="ro3">
          <table:table-cell office:value-type="time" office:time-value="PT17H21M9S" table:style-name="ce7">
            <text:p>17:21:09</text:p>
          </table:table-cell>
          <table:table-cell office:value-type="time" office:time-value="PT17H21M10S" table:style-name="ce7">
            <text:p>17:21:1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1.86" table:style-name="ce1">
            <text:p>551,86</text:p>
          </table:table-cell>
          <table:table-cell office:value-type="float" office:value="3.0328625206000002" table:formula="of:=[.C116]/1000 * [.D116]*[.E116]/1000" table:style-name="ce1">
            <text:p>3,032862521</text:p>
          </table:table-cell>
          <table:table-cell table:number-columns-repeated="2" table:style-name="ce1"/>
          <table:table-cell office:value-type="float" office:value="0.33082761147890283" table:formula="of:=[.F116]-([.$J$3]*[.C116]/1000)" table:style-name="ce1">
            <text:p>0,330827611</text:p>
          </table:table-cell>
          <table:table-cell table:number-columns-repeated="16375"/>
        </table:table-row>
        <table:table-row table:style-name="ro3">
          <table:table-cell office:value-type="time" office:time-value="PT17H21M10S" table:style-name="ce7">
            <text:p>17:21:10</text:p>
          </table:table-cell>
          <table:table-cell office:value-type="time" office:time-value="PT17H21M11S" table:style-name="ce7">
            <text:p>17:21:1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1.95000000000005" table:style-name="ce1">
            <text:p>521,95</text:p>
          </table:table-cell>
          <table:table-cell office:value-type="float" office:value="2.8684858345000004" table:formula="of:=[.C117]/1000 * [.D117]*[.E117]/1000" table:style-name="ce1">
            <text:p>2,868485835</text:p>
          </table:table-cell>
          <table:table-cell table:number-columns-repeated="2" table:style-name="ce1"/>
          <table:table-cell office:value-type="float" office:value="0.16645092537890305" table:formula="of:=[.F117]-([.$J$3]*[.C117]/1000)" table:style-name="ce1">
            <text:p>0,166450925</text:p>
          </table:table-cell>
          <table:table-cell table:number-columns-repeated="16375"/>
        </table:table-row>
        <table:table-row table:style-name="ro3">
          <table:table-cell office:value-type="time" office:time-value="PT17H21M11S" table:style-name="ce7">
            <text:p>17:21:11</text:p>
          </table:table-cell>
          <table:table-cell office:value-type="time" office:time-value="PT17H21M12S" table:style-name="ce7">
            <text:p>17:21:1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18.71" table:style-name="ce1">
            <text:p>518,71</text:p>
          </table:table-cell>
          <table:table-cell office:value-type="float" office:value="2.8640883876000003" table:formula="of:=[.C118]/1000 * [.D118]*[.E118]/1000" table:style-name="ce1">
            <text:p>2,864088388</text:p>
          </table:table-cell>
          <table:table-cell table:number-columns-repeated="2" table:style-name="ce1"/>
          <table:table-cell office:value-type="float" office:value="0.14934400101361112" table:formula="of:=[.F118]-([.$J$3]*[.C118]/1000)" table:style-name="ce1">
            <text:p>0,149344001</text:p>
          </table:table-cell>
          <table:table-cell table:number-columns-repeated="16375"/>
        </table:table-row>
        <table:table-row table:style-name="ro3">
          <table:table-cell office:value-type="time" office:time-value="PT17H21M12S" table:style-name="ce7">
            <text:p>17:21:12</text:p>
          </table:table-cell>
          <table:table-cell office:value-type="time" office:time-value="PT17H21M13S" table:style-name="ce7">
            <text:p>17:21:1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1.65" table:style-name="ce1">
            <text:p>541,65</text:p>
          </table:table-cell>
          <table:table-cell office:value-type="float" office:value="2.9795516520000001" table:formula="of:=[.C119]/1000 * [.D119]*[.E119]/1000" table:style-name="ce1">
            <text:p>2,979551652</text:p>
          </table:table-cell>
          <table:table-cell table:number-columns-repeated="2" table:style-name="ce1"/>
          <table:table-cell office:value-type="float" office:value="0.27497484738584443" table:formula="of:=[.F119]-([.$J$3]*[.C119]/1000)" table:style-name="ce1">
            <text:p>0,274974847</text:p>
          </table:table-cell>
          <table:table-cell table:number-columns-repeated="16375"/>
        </table:table-row>
        <table:table-row table:style-name="ro3">
          <table:table-cell office:value-type="time" office:time-value="PT17H21M14S" table:style-name="ce7">
            <text:p>17:21:14</text:p>
          </table:table-cell>
          <table:table-cell office:value-type="time" office:time-value="PT17H21M15S" table:style-name="ce7">
            <text:p>17:21:15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2.38" table:style-name="ce1">
            <text:p>542,38</text:p>
          </table:table-cell>
          <table:table-cell office:value-type="float" office:value="2.9891755035999998" table:formula="of:=[.C120]/1000 * [.D120]*[.E120]/1000" table:style-name="ce1">
            <text:p>2,989175504</text:p>
          </table:table-cell>
          <table:table-cell table:number-columns-repeated="2" table:style-name="ce1"/>
          <table:table-cell office:value-type="float" office:value="0.27951490799972722" table:formula="of:=[.F120]-([.$J$3]*[.C120]/1000)" table:style-name="ce1">
            <text:p>0,279514908</text:p>
          </table:table-cell>
          <table:table-cell table:number-columns-repeated="16375"/>
        </table:table-row>
        <table:table-row table:style-name="ro3">
          <table:table-cell office:value-type="time" office:time-value="PT17H21M15S" table:style-name="ce7">
            <text:p>17:21:15</text:p>
          </table:table-cell>
          <table:table-cell office:value-type="time" office:time-value="PT17H21M16S" table:style-name="ce7">
            <text:p>17:21:1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3.21" table:style-name="ce1">
            <text:p>553,21</text:p>
          </table:table-cell>
          <table:table-cell office:value-type="float" office:value="3.0543830520000004" table:formula="of:=[.C121]/1000 * [.D121]*[.E121]/1000" table:style-name="ce1">
            <text:p>3,054383052</text:p>
          </table:table-cell>
          <table:table-cell table:number-columns-repeated="2" table:style-name="ce1"/>
          <table:table-cell office:value-type="float" office:value="0.33455487442749421" table:formula="of:=[.F121]-([.$J$3]*[.C121]/1000)" table:style-name="ce1">
            <text:p>0,334554874</text:p>
          </table:table-cell>
          <table:table-cell table:number-columns-repeated="16375"/>
        </table:table-row>
        <table:table-row table:style-name="ro3">
          <table:table-cell office:value-type="time" office:time-value="PT17H21M16S" table:style-name="ce7">
            <text:p>17:21:16</text:p>
          </table:table-cell>
          <table:table-cell office:value-type="time" office:time-value="PT17H21M17S" table:style-name="ce7">
            <text:p>17:21:17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3.22" table:style-name="ce1">
            <text:p>543,22</text:p>
          </table:table-cell>
          <table:table-cell office:value-type="float" office:value="2.9938049283999999" table:formula="of:=[.C122]/1000 * [.D122]*[.E122]/1000" table:style-name="ce1">
            <text:p>2,993804928</text:p>
          </table:table-cell>
          <table:table-cell table:number-columns-repeated="2" table:style-name="ce1"/>
          <table:table-cell office:value-type="float" office:value="0.28414433279972728" table:formula="of:=[.F122]-([.$J$3]*[.C122]/1000)" table:style-name="ce1">
            <text:p>0,284144333</text:p>
          </table:table-cell>
          <table:table-cell table:number-columns-repeated="16375"/>
        </table:table-row>
        <table:table-row table:style-name="ro3">
          <table:table-cell office:value-type="time" office:time-value="PT17H21M17S" table:style-name="ce7">
            <text:p>17:21:17</text:p>
          </table:table-cell>
          <table:table-cell office:value-type="time" office:time-value="PT17H21M18S" table:style-name="ce7">
            <text:p>17:21:18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3.77" table:style-name="ce1">
            <text:p>553,77</text:p>
          </table:table-cell>
          <table:table-cell office:value-type="float" office:value="3.0489025643999996" table:formula="of:=[.C123]/1000 * [.D123]*[.E123]/1000" table:style-name="ce1">
            <text:p>3,048902564</text:p>
          </table:table-cell>
          <table:table-cell table:number-columns-repeated="2" table:style-name="ce1"/>
          <table:table-cell office:value-type="float" office:value="0.33670007330666873" table:formula="of:=[.F123]-([.$J$3]*[.C123]/1000)" table:style-name="ce1">
            <text:p>0,336700073</text:p>
          </table:table-cell>
          <table:table-cell table:number-columns-repeated="16375"/>
        </table:table-row>
        <table:table-row table:style-name="ro3">
          <table:table-cell office:value-type="time" office:time-value="PT17H21M18S" table:style-name="ce7">
            <text:p>17:21:18</text:p>
          </table:table-cell>
          <table:table-cell office:value-type="time" office:time-value="PT17H21M19S" table:style-name="ce7">
            <text:p>17:21:19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7.64" table:style-name="ce1">
            <text:p>547,64</text:p>
          </table:table-cell>
          <table:table-cell office:value-type="float" office:value="3.0349332576000001" table:formula="of:=[.C124]/1000 * [.D124]*[.E124]/1000" table:style-name="ce1">
            <text:p>3,034933258</text:p>
          </table:table-cell>
          <table:table-cell table:number-columns-repeated="2" table:style-name="ce1"/>
          <table:table-cell office:value-type="float" office:value="0.30493749805526038" table:formula="of:=[.F124]-([.$J$3]*[.C124]/1000)" table:style-name="ce1">
            <text:p>0,304937498</text:p>
          </table:table-cell>
          <table:table-cell table:number-columns-repeated="16375"/>
        </table:table-row>
        <table:table-row table:style-name="ro3">
          <table:table-cell office:value-type="time" office:time-value="PT17H21M19S" table:style-name="ce7">
            <text:p>17:21:19</text:p>
          </table:table-cell>
          <table:table-cell office:value-type="time" office:time-value="PT17H21M20S" table:style-name="ce7">
            <text:p>17:21:2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2.70000000000005" table:style-name="ce1">
            <text:p>552,7</text:p>
          </table:table-cell>
          <table:table-cell office:value-type="float" office:value="3.0344556480000002" table:formula="of:=[.C125]/1000 * [.D125]*[.E125]/1000" table:style-name="ce1">
            <text:p>3,034455648</text:p>
          </table:table-cell>
          <table:table-cell table:number-columns-repeated="2" table:style-name="ce1"/>
          <table:table-cell office:value-type="float" office:value="0.32987884338584461" table:formula="of:=[.F125]-([.$J$3]*[.C125]/1000)" table:style-name="ce1">
            <text:p>0,329878843</text:p>
          </table:table-cell>
          <table:table-cell table:number-columns-repeated="16375"/>
        </table:table-row>
        <table:table-row table:style-name="ro3">
          <table:table-cell office:value-type="time" office:time-value="PT17H21M20S" table:style-name="ce7">
            <text:p>17:21:20</text:p>
          </table:table-cell>
          <table:table-cell office:value-type="time" office:time-value="PT17H21M21S" table:style-name="ce7">
            <text:p>17:21:2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9.13" table:style-name="ce1">
            <text:p>559,13</text:p>
          </table:table-cell>
          <table:table-cell office:value-type="float" office:value="3.0728163323" table:formula="of:=[.C126]/1000 * [.D126]*[.E126]/1000" table:style-name="ce1">
            <text:p>3,072816332</text:p>
          </table:table-cell>
          <table:table-cell table:number-columns-repeated="2" table:style-name="ce1"/>
          <table:table-cell office:value-type="float" office:value="0.37078142317890261" table:formula="of:=[.F126]-([.$J$3]*[.C126]/1000)" table:style-name="ce1">
            <text:p>0,370781423</text:p>
          </table:table-cell>
          <table:table-cell table:number-columns-repeated="16375"/>
        </table:table-row>
        <table:table-row table:style-name="ro3">
          <table:table-cell office:value-type="time" office:time-value="PT17H21M21S" table:style-name="ce7">
            <text:p>17:21:21</text:p>
          </table:table-cell>
          <table:table-cell office:value-type="time" office:time-value="PT17H21M22S" table:style-name="ce7">
            <text:p>17:21:22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0.23" table:style-name="ce1">
            <text:p>550,23</text:p>
          </table:table-cell>
          <table:table-cell office:value-type="float" office:value="3.0350906892000005" table:formula="of:=[.C127]/1000 * [.D127]*[.E127]/1000" table:style-name="ce1">
            <text:p>3,035090689</text:p>
          </table:table-cell>
          <table:table-cell table:number-columns-repeated="2" table:style-name="ce1"/>
          <table:table-cell office:value-type="float" office:value="0.31780440712055302" table:formula="of:=[.F127]-([.$J$3]*[.C127]/1000)" table:style-name="ce1">
            <text:p>0,317804407</text:p>
          </table:table-cell>
          <table:table-cell table:number-columns-repeated="16375"/>
        </table:table-row>
        <table:table-row table:style-name="ro3">
          <table:table-cell office:value-type="time" office:time-value="PT17H21M22S" table:style-name="ce7">
            <text:p>17:21:22</text:p>
          </table:table-cell>
          <table:table-cell office:value-type="time" office:time-value="PT17H21M23S" table:style-name="ce7">
            <text:p>17:21:2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2.48" table:style-name="ce1">
            <text:p>552,48</text:p>
          </table:table-cell>
          <table:table-cell office:value-type="float" office:value="3.0391261824000004" table:formula="of:=[.C128]/1000 * [.D128]*[.E128]/1000" table:style-name="ce1">
            <text:p>3,039126182</text:p>
          </table:table-cell>
          <table:table-cell table:number-columns-repeated="2" table:style-name="ce1"/>
          <table:table-cell office:value-type="float" office:value="0.33454937778584481" table:formula="of:=[.F128]-([.$J$3]*[.C128]/1000)" table:style-name="ce1">
            <text:p>0,334549378</text:p>
          </table:table-cell>
          <table:table-cell table:number-columns-repeated="16375"/>
        </table:table-row>
        <table:table-row table:style-name="ro3">
          <table:table-cell office:value-type="time" office:time-value="PT17H21M23S" table:style-name="ce7">
            <text:p>17:21:23</text:p>
          </table:table-cell>
          <table:table-cell office:value-type="time" office:time-value="PT17H21M24S" table:style-name="ce7">
            <text:p>17:21:2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14.09" table:style-name="ce1">
            <text:p>514,09</text:p>
          </table:table-cell>
          <table:table-cell office:value-type="float" office:value="2.8252895539000003" table:formula="of:=[.C129]/1000 * [.D129]*[.E129]/1000" table:style-name="ce1">
            <text:p>2,825289554</text:p>
          </table:table-cell>
          <table:table-cell table:number-columns-repeated="2" table:style-name="ce1"/>
          <table:table-cell office:value-type="float" office:value="0.12325464477890291" table:formula="of:=[.F129]-([.$J$3]*[.C129]/1000)" table:style-name="ce1">
            <text:p>0,123254645</text:p>
          </table:table-cell>
          <table:table-cell table:number-columns-repeated="16375"/>
        </table:table-row>
        <table:table-row table:style-name="ro3">
          <table:table-cell office:value-type="time" office:time-value="PT17H21M24S" table:style-name="ce7">
            <text:p>17:21:24</text:p>
          </table:table-cell>
          <table:table-cell office:value-type="time" office:time-value="PT17H21M25S" table:style-name="ce7">
            <text:p>17:21:2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07.75" table:style-name="ce1">
            <text:p>507,75</text:p>
          </table:table-cell>
          <table:table-cell office:value-type="float" office:value="2.7850493700000003" table:formula="of:=[.C130]/1000 * [.D130]*[.E130]/1000" table:style-name="ce1">
            <text:p>2,78504937</text:p>
          </table:table-cell>
          <table:table-cell table:number-columns-repeated="2" table:style-name="ce1"/>
          <table:table-cell office:value-type="float" office:value="8.3014460878902963E-2" table:formula="of:=[.F130]-([.$J$3]*[.C130]/1000)" table:style-name="ce1">
            <text:p>0,083014461</text:p>
          </table:table-cell>
          <table:table-cell table:number-columns-repeated="16375"/>
        </table:table-row>
        <table:table-row table:style-name="ro3">
          <table:table-cell office:value-type="time" office:time-value="PT17H21M26S" table:style-name="ce7">
            <text:p>17:21:26</text:p>
          </table:table-cell>
          <table:table-cell office:value-type="time" office:time-value="PT17H21M27S" table:style-name="ce7">
            <text:p>17:21:2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3.4" table:style-name="ce1">
            <text:p>523,4</text:p>
          </table:table-cell>
          <table:table-cell office:value-type="float" office:value="2.8764546139999996" table:formula="of:=[.C131]/1000 * [.D131]*[.E131]/1000" table:style-name="ce1">
            <text:p>2,876454614</text:p>
          </table:table-cell>
          <table:table-cell table:number-columns-repeated="2" table:style-name="ce1"/>
          <table:table-cell office:value-type="float" office:value="0.17441970487890224" table:formula="of:=[.F131]-([.$J$3]*[.C131]/1000)" table:style-name="ce1">
            <text:p>0,174419705</text:p>
          </table:table-cell>
          <table:table-cell table:number-columns-repeated="16375"/>
        </table:table-row>
        <table:table-row table:style-name="ro3">
          <table:table-cell office:value-type="time" office:time-value="PT17H21M27S" table:style-name="ce7">
            <text:p>17:21:27</text:p>
          </table:table-cell>
          <table:table-cell office:value-type="time" office:time-value="PT17H21M28S" table:style-name="ce7">
            <text:p>17:21:2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5.91999999999996" table:style-name="ce1">
            <text:p>525,92</text:p>
          </table:table-cell>
          <table:table-cell office:value-type="float" office:value="2.8957418159999992" table:formula="of:=[.C132]/1000 * [.D132]*[.E132]/1000" table:style-name="ce1">
            <text:p>2,895741816</text:p>
          </table:table-cell>
          <table:table-cell table:number-columns-repeated="2" table:style-name="ce1"/>
          <table:table-cell office:value-type="float" office:value="0.18862311589278535" table:formula="of:=[.F132]-([.$J$3]*[.C132]/1000)" table:style-name="ce1">
            <text:p>0,188623116</text:p>
          </table:table-cell>
          <table:table-cell table:number-columns-repeated="16375"/>
        </table:table-row>
        <table:table-row table:style-name="ro3">
          <table:table-cell office:value-type="time" office:time-value="PT17H21M28S" table:style-name="ce7">
            <text:p>17:21:28</text:p>
          </table:table-cell>
          <table:table-cell office:value-type="time" office:time-value="PT17H21M29S" table:style-name="ce7">
            <text:p>17:21:2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2.85" table:style-name="ce1">
            <text:p>522,85</text:p>
          </table:table-cell>
          <table:table-cell office:value-type="float" office:value="2.8761351080000006" table:formula="of:=[.C133]/1000 * [.D133]*[.E133]/1000" table:style-name="ce1">
            <text:p>2,876135108</text:p>
          </table:table-cell>
          <table:table-cell table:number-columns-repeated="2" table:style-name="ce1"/>
          <table:table-cell office:value-type="float" office:value="0.17155830338584499" table:formula="of:=[.F133]-([.$J$3]*[.C133]/1000)" table:style-name="ce1">
            <text:p>0,171558303</text:p>
          </table:table-cell>
          <table:table-cell table:number-columns-repeated="16375"/>
        </table:table-row>
        <table:table-row table:style-name="ro3">
          <table:table-cell office:value-type="time" office:time-value="PT17H21M29S" table:style-name="ce7">
            <text:p>17:21:29</text:p>
          </table:table-cell>
          <table:table-cell office:value-type="time" office:time-value="PT17H21M30S" table:style-name="ce7">
            <text:p>17:21:3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09.26" table:style-name="ce1">
            <text:p>509,26</text:p>
          </table:table-cell>
          <table:table-cell office:value-type="float" office:value="2.8090985304" table:formula="of:=[.C134]/1000 * [.D134]*[.E134]/1000" table:style-name="ce1">
            <text:p>2,80909853</text:p>
          </table:table-cell>
          <table:table-cell table:number-columns-repeated="2" table:style-name="ce1"/>
          <table:table-cell office:value-type="float" office:value="9.181224832055257E-2" table:formula="of:=[.F134]-([.$J$3]*[.C134]/1000)" table:style-name="ce1">
            <text:p>0,091812248</text:p>
          </table:table-cell>
          <table:table-cell table:number-columns-repeated="16375"/>
        </table:table-row>
        <table:table-row table:style-name="ro3">
          <table:table-cell office:value-type="time" office:time-value="PT17H21M30S" table:style-name="ce7">
            <text:p>17:21:30</text:p>
          </table:table-cell>
          <table:table-cell office:value-type="time" office:time-value="PT17H21M31S" table:style-name="ce7">
            <text:p>17:21:3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5.6" table:style-name="ce1">
            <text:p>545,6</text:p>
          </table:table-cell>
          <table:table-cell office:value-type="float" office:value="3.0012801280000003" table:formula="of:=[.C135]/1000 * [.D135]*[.E135]/1000" table:style-name="ce1">
            <text:p>3,001280128</text:p>
          </table:table-cell>
          <table:table-cell table:number-columns-repeated="2" table:style-name="ce1"/>
          <table:table-cell office:value-type="float" office:value="0.29670332338584471" table:formula="of:=[.F135]-([.$J$3]*[.C135]/1000)" table:style-name="ce1">
            <text:p>0,296703323</text:p>
          </table:table-cell>
          <table:table-cell table:number-columns-repeated="16375"/>
        </table:table-row>
        <table:table-row table:style-name="ro3">
          <table:table-cell office:value-type="time" office:time-value="PT17H21M31S" table:style-name="ce7">
            <text:p>17:21:31</text:p>
          </table:table-cell>
          <table:table-cell office:value-type="time" office:time-value="PT17H21M32S" table:style-name="ce7">
            <text:p>17:21:3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7.55999999999995" table:style-name="ce1">
            <text:p>547,56</text:p>
          </table:table-cell>
          <table:table-cell office:value-type="float" office:value="3.0120618528000001" table:formula="of:=[.C136]/1000 * [.D136]*[.E136]/1000" table:style-name="ce1">
            <text:p>3,012061853</text:p>
          </table:table-cell>
          <table:table-cell table:number-columns-repeated="2" table:style-name="ce1"/>
          <table:table-cell office:value-type="float" office:value="0.30748504818584443" table:formula="of:=[.F136]-([.$J$3]*[.C136]/1000)" table:style-name="ce1">
            <text:p>0,307485048</text:p>
          </table:table-cell>
          <table:table-cell table:number-columns-repeated="16375"/>
        </table:table-row>
        <table:table-row table:style-name="ro3">
          <table:table-cell office:value-type="time" office:time-value="PT17H21M32S" table:style-name="ce7">
            <text:p>17:21:32</text:p>
          </table:table-cell>
          <table:table-cell office:value-type="time" office:time-value="PT17H21M33S" table:style-name="ce7">
            <text:p>17:21:33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38.97" table:style-name="ce1">
            <text:p>538,97</text:p>
          </table:table-cell>
          <table:table-cell office:value-type="float" office:value="2.9982469924000004" table:formula="of:=[.C137]/1000 * [.D137]*[.E137]/1000" table:style-name="ce1">
            <text:p>2,998246992</text:p>
          </table:table-cell>
          <table:table-cell table:number-columns-repeated="2" table:style-name="ce1"/>
          <table:table-cell office:value-type="float" office:value="0.26316744186914365" table:formula="of:=[.F137]-([.$J$3]*[.C137]/1000)" table:style-name="ce1">
            <text:p>0,263167442</text:p>
          </table:table-cell>
          <table:table-cell table:number-columns-repeated="16375"/>
        </table:table-row>
        <table:table-row table:style-name="ro3">
          <table:table-cell office:value-type="time" office:time-value="PT17H21M33S" table:style-name="ce7">
            <text:p>17:21:33</text:p>
          </table:table-cell>
          <table:table-cell office:value-type="time" office:time-value="PT17H21M34S" table:style-name="ce7">
            <text:p>17:21:3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2.47" table:style-name="ce1">
            <text:p>542,47</text:p>
          </table:table-cell>
          <table:table-cell office:value-type="float" office:value="2.9812578037000002" table:formula="of:=[.C138]/1000 * [.D138]*[.E138]/1000" table:style-name="ce1">
            <text:p>2,981257804</text:p>
          </table:table-cell>
          <table:table-cell table:number-columns-repeated="2" table:style-name="ce1"/>
          <table:table-cell office:value-type="float" office:value="0.27922289457890281" table:formula="of:=[.F138]-([.$J$3]*[.C138]/1000)" table:style-name="ce1">
            <text:p>0,279222895</text:p>
          </table:table-cell>
          <table:table-cell table:number-columns-repeated="16375"/>
        </table:table-row>
        <table:table-row table:style-name="ro3">
          <table:table-cell office:value-type="time" office:time-value="PT17H21M34S" table:style-name="ce7">
            <text:p>17:21:34</text:p>
          </table:table-cell>
          <table:table-cell office:value-type="time" office:time-value="PT17H21M35S" table:style-name="ce7">
            <text:p>17:21:35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5.96" table:style-name="ce1">
            <text:p>545,96</text:p>
          </table:table-cell>
          <table:table-cell office:value-type="float" office:value="3.0060830579999998" table:formula="of:=[.C139]/1000 * [.D139]*[.E139]/1000" table:style-name="ce1">
            <text:p>3,006083058</text:p>
          </table:table-cell>
          <table:table-cell table:number-columns-repeated="2" table:style-name="ce1"/>
          <table:table-cell office:value-type="float" office:value="0.29896435789278586" table:formula="of:=[.F139]-([.$J$3]*[.C139]/1000)" table:style-name="ce1">
            <text:p>0,298964358</text:p>
          </table:table-cell>
          <table:table-cell table:number-columns-repeated="16375"/>
        </table:table-row>
        <table:table-row table:style-name="ro3">
          <table:table-cell office:value-type="time" office:time-value="PT17H21M35S" table:style-name="ce7">
            <text:p>17:21:35</text:p>
          </table:table-cell>
          <table:table-cell office:value-type="time" office:time-value="PT17H21M36S" table:style-name="ce7">
            <text:p>17:21:36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21.67999999999995" table:style-name="ce1">
            <text:p>521,68</text:p>
          </table:table-cell>
          <table:table-cell office:value-type="float" office:value="2.8856833535999997" table:formula="of:=[.C140]/1000 * [.D140]*[.E140]/1000" table:style-name="ce1">
            <text:p>2,885683354</text:p>
          </table:table-cell>
          <table:table-cell table:number-columns-repeated="2" table:style-name="ce1"/>
          <table:table-cell office:value-type="float" office:value="0.160771385041377" table:formula="of:=[.F140]-([.$J$3]*[.C140]/1000)" table:style-name="ce1">
            <text:p>0,160771385</text:p>
          </table:table-cell>
          <table:table-cell table:number-columns-repeated="16375"/>
        </table:table-row>
        <table:table-row table:style-name="ro3">
          <table:table-cell office:value-type="time" office:time-value="PT17H21M36S" table:style-name="ce7">
            <text:p>17:21:36</text:p>
          </table:table-cell>
          <table:table-cell office:value-type="time" office:time-value="PT17H21M38S" table:style-name="ce7">
            <text:p>17:21:3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7.84" table:style-name="ce1">
            <text:p>547,84</text:p>
          </table:table-cell>
          <table:table-cell office:value-type="float" office:value="3.0164344319999996" table:formula="of:=[.C141]/1000 * [.D141]*[.E141]/1000" table:style-name="ce1">
            <text:p>3,016434432</text:p>
          </table:table-cell>
          <table:table-cell table:number-columns-repeated="2" table:style-name="ce1"/>
          <table:table-cell office:value-type="float" office:value="0.30931573189278572" table:formula="of:=[.F141]-([.$J$3]*[.C141]/1000)" table:style-name="ce1">
            <text:p>0,309315732</text:p>
          </table:table-cell>
          <table:table-cell table:number-columns-repeated="16375"/>
        </table:table-row>
        <table:table-row table:style-name="ro3">
          <table:table-cell office:value-type="time" office:time-value="PT17H21M38S" table:style-name="ce7">
            <text:p>17:21:38</text:p>
          </table:table-cell>
          <table:table-cell office:value-type="time" office:time-value="PT17H21M39S" table:style-name="ce7">
            <text:p>17:21:3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3.05999999999995" table:style-name="ce1">
            <text:p>523,06</text:p>
          </table:table-cell>
          <table:table-cell office:value-type="float" office:value="2.8799945129999993" table:formula="of:=[.C142]/1000 * [.D142]*[.E142]/1000" table:style-name="ce1">
            <text:p>2,879994513</text:p>
          </table:table-cell>
          <table:table-cell table:number-columns-repeated="2" table:style-name="ce1"/>
          <table:table-cell office:value-type="float" office:value="0.17287581289278542" table:formula="of:=[.F142]-([.$J$3]*[.C142]/1000)" table:style-name="ce1">
            <text:p>0,172875813</text:p>
          </table:table-cell>
          <table:table-cell table:number-columns-repeated="16375"/>
        </table:table-row>
        <table:table-row table:style-name="ro3">
          <table:table-cell office:value-type="time" office:time-value="PT17H21M39S" table:style-name="ce7">
            <text:p>17:21:39</text:p>
          </table:table-cell>
          <table:table-cell office:value-type="time" office:time-value="PT17H21M40S" table:style-name="ce7">
            <text:p>17:21:4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29.91999999999996" table:style-name="ce1">
            <text:p>529,92</text:p>
          </table:table-cell>
          <table:table-cell office:value-type="float" office:value="2.9175911424000001" table:formula="of:=[.C143]/1000 * [.D143]*[.E143]/1000" table:style-name="ce1">
            <text:p>2,917591142</text:p>
          </table:table-cell>
          <table:table-cell table:number-columns-repeated="2" table:style-name="ce1"/>
          <table:table-cell office:value-type="float" office:value="0.20538865130666917" table:formula="of:=[.F143]-([.$J$3]*[.C143]/1000)" table:style-name="ce1">
            <text:p>0,205388651</text:p>
          </table:table-cell>
          <table:table-cell table:number-columns-repeated="16375"/>
        </table:table-row>
        <table:table-row table:style-name="ro3">
          <table:table-cell office:value-type="time" office:time-value="PT17H21M40S" table:style-name="ce7">
            <text:p>17:21:40</text:p>
          </table:table-cell>
          <table:table-cell office:value-type="time" office:time-value="PT17H21M41S" table:style-name="ce7">
            <text:p>17:21:4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3.64" table:style-name="ce1">
            <text:p>543,64</text:p>
          </table:table-cell>
          <table:table-cell office:value-type="float" office:value="2.9933090219999996" table:formula="of:=[.C144]/1000 * [.D144]*[.E144]/1000" table:style-name="ce1">
            <text:p>2,993309022</text:p>
          </table:table-cell>
          <table:table-cell table:number-columns-repeated="2" table:style-name="ce1"/>
          <table:table-cell office:value-type="float" office:value="0.2861903218927857" table:formula="of:=[.F144]-([.$J$3]*[.C144]/1000)" table:style-name="ce1">
            <text:p>0,286190322</text:p>
          </table:table-cell>
          <table:table-cell table:number-columns-repeated="16375"/>
        </table:table-row>
        <table:table-row table:style-name="ro3">
          <table:table-cell office:value-type="time" office:time-value="PT17H21M41S" table:style-name="ce7">
            <text:p>17:21:41</text:p>
          </table:table-cell>
          <table:table-cell office:value-type="time" office:time-value="PT17H21M42S" table:style-name="ce7">
            <text:p>17:21:4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0.52" table:style-name="ce1">
            <text:p>550,52</text:p>
          </table:table-cell>
          <table:table-cell office:value-type="float" office:value="3.0254982691999999" table:formula="of:=[.C145]/1000 * [.D145]*[.E145]/1000" table:style-name="ce1">
            <text:p>3,025498269</text:p>
          </table:table-cell>
          <table:table-cell table:number-columns-repeated="2" table:style-name="ce1"/>
          <table:table-cell office:value-type="float" office:value="0.32346336007890253" table:formula="of:=[.F145]-([.$J$3]*[.C145]/1000)" table:style-name="ce1">
            <text:p>0,32346336</text:p>
          </table:table-cell>
          <table:table-cell table:number-columns-repeated="16375"/>
        </table:table-row>
        <table:table-row table:style-name="ro3">
          <table:table-cell office:value-type="time" office:time-value="PT17H21M42S" table:style-name="ce7">
            <text:p>17:21:42</text:p>
          </table:table-cell>
          <table:table-cell office:value-type="time" office:time-value="PT17H21M43S" table:style-name="ce7">
            <text:p>17:21:4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9.41999999999996" table:style-name="ce1">
            <text:p>519,42</text:p>
          </table:table-cell>
          <table:table-cell office:value-type="float" office:value="2.8518962867999997" table:formula="of:=[.C146]/1000 * [.D146]*[.E146]/1000" table:style-name="ce1">
            <text:p>2,851896287</text:p>
          </table:table-cell>
          <table:table-cell table:number-columns-repeated="2" table:style-name="ce1"/>
          <table:table-cell office:value-type="float" office:value="0.15240327317196067" table:formula="of:=[.F146]-([.$J$3]*[.C146]/1000)" table:style-name="ce1">
            <text:p>0,152403273</text:p>
          </table:table-cell>
          <table:table-cell table:number-columns-repeated="16375"/>
        </table:table-row>
        <table:table-row table:style-name="ro3">
          <table:table-cell office:value-type="time" office:time-value="PT17H21M43S" table:style-name="ce7">
            <text:p>17:21:43</text:p>
          </table:table-cell>
          <table:table-cell office:value-type="time" office:time-value="PT17H21M44S" table:style-name="ce7">
            <text:p>17:21:4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4.42999999999995" table:style-name="ce1">
            <text:p>524,43</text:p>
          </table:table-cell>
          <table:table-cell office:value-type="float" office:value="2.8792465631999997" table:formula="of:=[.C147]/1000 * [.D147]*[.E147]/1000" table:style-name="ce1">
            <text:p>2,879246563</text:p>
          </table:table-cell>
          <table:table-cell table:number-columns-repeated="2" table:style-name="ce1"/>
          <table:table-cell office:value-type="float" office:value="0.1746697585858441" table:formula="of:=[.F147]-([.$J$3]*[.C147]/1000)" table:style-name="ce1">
            <text:p>0,174669759</text:p>
          </table:table-cell>
          <table:table-cell table:number-columns-repeated="16375"/>
        </table:table-row>
        <table:table-row table:style-name="ro3">
          <table:table-cell office:value-type="time" office:time-value="PT17H21M44S" table:style-name="ce7">
            <text:p>17:21:44</text:p>
          </table:table-cell>
          <table:table-cell office:value-type="time" office:time-value="PT17H21M45S" table:style-name="ce7">
            <text:p>17:21:4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13.9" table:style-name="ce1">
            <text:p>513,9</text:p>
          </table:table-cell>
          <table:table-cell office:value-type="float" office:value="2.8242453689999998" table:formula="of:=[.C148]/1000 * [.D148]*[.E148]/1000" table:style-name="ce1">
            <text:p>2,824245369</text:p>
          </table:table-cell>
          <table:table-cell table:number-columns-repeated="2" table:style-name="ce1"/>
          <table:table-cell office:value-type="float" office:value="0.12221045987890244" table:formula="of:=[.F148]-([.$J$3]*[.C148]/1000)" table:style-name="ce1">
            <text:p>0,12221046</text:p>
          </table:table-cell>
          <table:table-cell table:number-columns-repeated="16375"/>
        </table:table-row>
        <table:table-row table:style-name="ro3">
          <table:table-cell office:value-type="time" office:time-value="PT17H21M45S" table:style-name="ce7">
            <text:p>17:21:45</text:p>
          </table:table-cell>
          <table:table-cell office:value-type="time" office:time-value="PT17H21M46S" table:style-name="ce7">
            <text:p>17:21:4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3.82000000000005" table:style-name="ce1">
            <text:p>533,82</text:p>
          </table:table-cell>
          <table:table-cell office:value-type="float" office:value="2.9502790085999999" table:formula="of:=[.C149]/1000 * [.D149]*[.E149]/1000" table:style-name="ce1">
            <text:p>2,950279009</text:p>
          </table:table-cell>
          <table:table-cell table:number-columns-repeated="2" table:style-name="ce1"/>
          <table:table-cell office:value-type="float" office:value="0.23299272652055247" table:formula="of:=[.F149]-([.$J$3]*[.C149]/1000)" table:style-name="ce1">
            <text:p>0,232992727</text:p>
          </table:table-cell>
          <table:table-cell table:number-columns-repeated="16375"/>
        </table:table-row>
        <table:table-row table:style-name="ro3">
          <table:table-cell office:value-type="time" office:time-value="PT17H21M46S" table:style-name="ce7">
            <text:p>17:21:46</text:p>
          </table:table-cell>
          <table:table-cell office:value-type="time" office:time-value="PT17H21M47S" table:style-name="ce7">
            <text:p>17:21:4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4.41999999999996" table:style-name="ce1">
            <text:p>534,42</text:p>
          </table:table-cell>
          <table:table-cell office:value-type="float" office:value="2.9451244896" table:formula="of:=[.C150]/1000 * [.D150]*[.E150]/1000" table:style-name="ce1">
            <text:p>2,94512449</text:p>
          </table:table-cell>
          <table:table-cell table:number-columns-repeated="2" table:style-name="ce1"/>
          <table:table-cell office:value-type="float" office:value="0.23038010301361078" table:formula="of:=[.F150]-([.$J$3]*[.C150]/1000)" table:style-name="ce1">
            <text:p>0,230380103</text:p>
          </table:table-cell>
          <table:table-cell table:number-columns-repeated="16375"/>
        </table:table-row>
        <table:table-row table:style-name="ro3">
          <table:table-cell office:value-type="time" office:time-value="PT17H21M47S" table:style-name="ce7">
            <text:p>17:21:47</text:p>
          </table:table-cell>
          <table:table-cell office:value-type="time" office:time-value="PT17H21M48S" table:style-name="ce7">
            <text:p>17:21:4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1.9" table:style-name="ce1">
            <text:p>541,9</text:p>
          </table:table-cell>
          <table:table-cell office:value-type="float" office:value="2.9807534639999997" table:formula="of:=[.C151]/1000 * [.D151]*[.E151]/1000" table:style-name="ce1">
            <text:p>2,980753464</text:p>
          </table:table-cell>
          <table:table-cell table:number-columns-repeated="2" table:style-name="ce1"/>
          <table:table-cell office:value-type="float" office:value="0.27109286839972713" table:formula="of:=[.F151]-([.$J$3]*[.C151]/1000)" table:style-name="ce1">
            <text:p>0,271092868</text:p>
          </table:table-cell>
          <table:table-cell table:number-columns-repeated="16375"/>
        </table:table-row>
        <table:table-row table:style-name="ro3">
          <table:table-cell office:value-type="time" office:time-value="PT17H21M48S" table:style-name="ce7">
            <text:p>17:21:48</text:p>
          </table:table-cell>
          <table:table-cell office:value-type="time" office:time-value="PT17H21M49S" table:style-name="ce7">
            <text:p>17:21:4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6.24" table:style-name="ce1">
            <text:p>556,24</text:p>
          </table:table-cell>
          <table:table-cell office:value-type="float" office:value="3.0596314944" table:formula="of:=[.C152]/1000 * [.D152]*[.E152]/1000" table:style-name="ce1">
            <text:p>3,059631494</text:p>
          </table:table-cell>
          <table:table-cell table:number-columns-repeated="2" table:style-name="ce1"/>
          <table:table-cell office:value-type="float" office:value="0.34997089879972743" table:formula="of:=[.F152]-([.$J$3]*[.C152]/1000)" table:style-name="ce1">
            <text:p>0,349970899</text:p>
          </table:table-cell>
          <table:table-cell table:number-columns-repeated="16375"/>
        </table:table-row>
        <table:table-row table:style-name="ro3">
          <table:table-cell office:value-type="time" office:time-value="PT17H21M49S" table:style-name="ce7">
            <text:p>17:21:49</text:p>
          </table:table-cell>
          <table:table-cell office:value-type="time" office:time-value="PT17H21M51S" table:style-name="ce7">
            <text:p>17:21:51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48.49" table:style-name="ce1">
            <text:p>548,49</text:p>
          </table:table-cell>
          <table:table-cell office:value-type="float" office:value="3.0339834048000003" table:formula="of:=[.C153]/1000 * [.D153]*[.E153]/1000" table:style-name="ce1">
            <text:p>3,033983405</text:p>
          </table:table-cell>
          <table:table-cell table:number-columns-repeated="2" table:style-name="ce1"/>
          <table:table-cell office:value-type="float" office:value="0.30907143624137756" table:formula="of:=[.F153]-([.$J$3]*[.C153]/1000)" table:style-name="ce1">
            <text:p>0,309071436</text:p>
          </table:table-cell>
          <table:table-cell table:number-columns-repeated="16375"/>
        </table:table-row>
        <table:table-row table:style-name="ro3">
          <table:table-cell office:value-type="time" office:time-value="PT17H21M51S" table:style-name="ce7">
            <text:p>17:21:51</text:p>
          </table:table-cell>
          <table:table-cell office:value-type="time" office:time-value="PT17H21M52S" table:style-name="ce7">
            <text:p>17:21:5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0.08000000000004" table:style-name="ce1">
            <text:p>560,08</text:p>
          </table:table-cell>
          <table:table-cell office:value-type="float" office:value="3.0778636320000001" table:formula="of:=[.C154]/1000 * [.D154]*[.E154]/1000" table:style-name="ce1">
            <text:p>3,077863632</text:p>
          </table:table-cell>
          <table:table-cell table:number-columns-repeated="2" table:style-name="ce1"/>
          <table:table-cell office:value-type="float" office:value="0.37074493189278623" table:formula="of:=[.F154]-([.$J$3]*[.C154]/1000)" table:style-name="ce1">
            <text:p>0,370744932</text:p>
          </table:table-cell>
          <table:table-cell table:number-columns-repeated="16375"/>
        </table:table-row>
        <table:table-row table:style-name="ro3">
          <table:table-cell office:value-type="time" office:time-value="PT17H21M52S" table:style-name="ce7">
            <text:p>17:21:52</text:p>
          </table:table-cell>
          <table:table-cell office:value-type="time" office:time-value="PT17H21M53S" table:style-name="ce7">
            <text:p>17:21:53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3.74" table:style-name="ce1">
            <text:p>533,74</text:p>
          </table:table-cell>
          <table:table-cell office:value-type="float" office:value="2.9498368702" table:formula="of:=[.C155]/1000 * [.D155]*[.E155]/1000" table:style-name="ce1">
            <text:p>2,94983687</text:p>
          </table:table-cell>
          <table:table-cell table:number-columns-repeated="2" table:style-name="ce1"/>
          <table:table-cell office:value-type="float" office:value="0.23255058812055251" table:formula="of:=[.F155]-([.$J$3]*[.C155]/1000)" table:style-name="ce1">
            <text:p>0,232550588</text:p>
          </table:table-cell>
          <table:table-cell table:number-columns-repeated="16375"/>
        </table:table-row>
        <table:table-row table:style-name="ro3">
          <table:table-cell office:value-type="time" office:time-value="PT17H21M53S" table:style-name="ce7">
            <text:p>17:21:53</text:p>
          </table:table-cell>
          <table:table-cell office:value-type="time" office:time-value="PT17H21M54S" table:style-name="ce7">
            <text:p>17:21:54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1.49" table:style-name="ce1">
            <text:p>521,49</text:p>
          </table:table-cell>
          <table:table-cell office:value-type="float" office:value="2.8713500144999999" table:formula="of:=[.C156]/1000 * [.D156]*[.E156]/1000" table:style-name="ce1">
            <text:p>2,871350015</text:p>
          </table:table-cell>
          <table:table-cell table:number-columns-repeated="2" table:style-name="ce1"/>
          <table:table-cell office:value-type="float" office:value="0.16423131439278604" table:formula="of:=[.F156]-([.$J$3]*[.C156]/1000)" table:style-name="ce1">
            <text:p>0,164231314</text:p>
          </table:table-cell>
          <table:table-cell table:number-columns-repeated="16375"/>
        </table:table-row>
        <table:table-row table:style-name="ro3">
          <table:table-cell office:value-type="time" office:time-value="PT17H21M54S" table:style-name="ce7">
            <text:p>17:21:54</text:p>
          </table:table-cell>
          <table:table-cell office:value-type="time" office:time-value="PT17H21M55S" table:style-name="ce7">
            <text:p>17:21:5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04" table:style-name="ce1">
            <text:p>542,04</text:p>
          </table:table-cell>
          <table:table-cell office:value-type="float" office:value="2.9760923015999996" table:formula="of:=[.C157]/1000 * [.D157]*[.E157]/1000" table:style-name="ce1">
            <text:p>2,976092302</text:p>
          </table:table-cell>
          <table:table-cell table:number-columns-repeated="2" table:style-name="ce1"/>
          <table:table-cell office:value-type="float" office:value="0.27659928797196054" table:formula="of:=[.F157]-([.$J$3]*[.C157]/1000)" table:style-name="ce1">
            <text:p>0,276599288</text:p>
          </table:table-cell>
          <table:table-cell table:number-columns-repeated="16375"/>
        </table:table-row>
        <table:table-row table:style-name="ro3">
          <table:table-cell office:value-type="time" office:time-value="PT17H21M55S" table:style-name="ce7">
            <text:p>17:21:55</text:p>
          </table:table-cell>
          <table:table-cell office:value-type="time" office:time-value="PT17H21M56S" table:style-name="ce7">
            <text:p>17:21:5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5.38" table:style-name="ce1">
            <text:p>535,38</text:p>
          </table:table-cell>
          <table:table-cell office:value-type="float" office:value="2.9395253052000001" table:formula="of:=[.C158]/1000 * [.D158]*[.E158]/1000" table:style-name="ce1">
            <text:p>2,939525305</text:p>
          </table:table-cell>
          <table:table-cell table:number-columns-repeated="2" table:style-name="ce1"/>
          <table:table-cell office:value-type="float" office:value="0.24003229157196104" table:formula="of:=[.F158]-([.$J$3]*[.C158]/1000)" table:style-name="ce1">
            <text:p>0,240032292</text:p>
          </table:table-cell>
          <table:table-cell table:number-columns-repeated="16375"/>
        </table:table-row>
        <table:table-row table:style-name="ro3">
          <table:table-cell office:value-type="time" office:time-value="PT17H21M56S" table:style-name="ce7">
            <text:p>17:21:56</text:p>
          </table:table-cell>
          <table:table-cell office:value-type="time" office:time-value="PT17H21M57S" table:style-name="ce7">
            <text:p>17:21:57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4.17999999999995" table:style-name="ce1">
            <text:p>554,18</text:p>
          </table:table-cell>
          <table:table-cell office:value-type="float" office:value="3.0597386160000002" table:formula="of:=[.C159]/1000 * [.D159]*[.E159]/1000" table:style-name="ce1">
            <text:p>3,059738616</text:p>
          </table:table-cell>
          <table:table-cell table:number-columns-repeated="2" table:style-name="ce1"/>
          <table:table-cell office:value-type="float" office:value="0.33991043842749402" table:formula="of:=[.F159]-([.$J$3]*[.C159]/1000)" table:style-name="ce1">
            <text:p>0,339910438</text:p>
          </table:table-cell>
          <table:table-cell table:number-columns-repeated="16375"/>
        </table:table-row>
        <table:table-row table:style-name="ro3">
          <table:table-cell office:value-type="time" office:time-value="PT17H21M57S" table:style-name="ce7">
            <text:p>17:21:57</text:p>
          </table:table-cell>
          <table:table-cell office:value-type="time" office:time-value="PT17H21M58S" table:style-name="ce7">
            <text:p>17:21:5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5.34" table:style-name="ce1">
            <text:p>545,34</text:p>
          </table:table-cell>
          <table:table-cell office:value-type="float" office:value="3.0026693069999997" table:formula="of:=[.C160]/1000 * [.D160]*[.E160]/1000" table:style-name="ce1">
            <text:p>3,002669307</text:p>
          </table:table-cell>
          <table:table-cell table:number-columns-repeated="2" table:style-name="ce1"/>
          <table:table-cell office:value-type="float" office:value="0.29555060689278578" table:formula="of:=[.F160]-([.$J$3]*[.C160]/1000)" table:style-name="ce1">
            <text:p>0,295550607</text:p>
          </table:table-cell>
          <table:table-cell table:number-columns-repeated="16375"/>
        </table:table-row>
        <table:table-row table:style-name="ro3">
          <table:table-cell office:value-type="time" office:time-value="PT17H21M58S" table:style-name="ce7">
            <text:p>17:21:58</text:p>
          </table:table-cell>
          <table:table-cell office:value-type="time" office:time-value="PT17H21M59S" table:style-name="ce7">
            <text:p>17:21:59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70.86" table:style-name="ce1">
            <text:p>570,86</text:p>
          </table:table-cell>
          <table:table-cell office:value-type="float" office:value="3.1459409568000001" table:formula="of:=[.C161]/1000 * [.D161]*[.E161]/1000" table:style-name="ce1">
            <text:p>3,145940957</text:p>
          </table:table-cell>
          <table:table-cell table:number-columns-repeated="2" table:style-name="ce1"/>
          <table:table-cell office:value-type="float" office:value="0.43119657021361091" table:formula="of:=[.F161]-([.$J$3]*[.C161]/1000)" table:style-name="ce1">
            <text:p>0,43119657</text:p>
          </table:table-cell>
          <table:table-cell table:number-columns-repeated="16375"/>
        </table:table-row>
        <table:table-row table:style-name="ro3">
          <table:table-cell office:value-type="time" office:time-value="PT17H21M59S" table:style-name="ce7">
            <text:p>17:21:59</text:p>
          </table:table-cell>
          <table:table-cell office:value-type="time" office:time-value="PT17H22M0S" table:style-name="ce7">
            <text:p>17:22:00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8.04" table:style-name="ce1">
            <text:p>568,04</text:p>
          </table:table-cell>
          <table:table-cell office:value-type="float" office:value="3.1421246208000002" table:formula="of:=[.C162]/1000 * [.D162]*[.E162]/1000" table:style-name="ce1">
            <text:p>3,142124621</text:p>
          </table:table-cell>
          <table:table-cell table:number-columns-repeated="2" table:style-name="ce1"/>
          <table:table-cell office:value-type="float" office:value="0.41721265224137749" table:formula="of:=[.F162]-([.$J$3]*[.C162]/1000)" table:style-name="ce1">
            <text:p>0,417212652</text:p>
          </table:table-cell>
          <table:table-cell table:number-columns-repeated="16375"/>
        </table:table-row>
        <table:table-row table:style-name="ro3">
          <table:table-cell office:value-type="time" office:time-value="PT17H22M0S" table:style-name="ce7">
            <text:p>17:22:00</text:p>
          </table:table-cell>
          <table:table-cell office:value-type="time" office:time-value="PT17H22M1S" table:style-name="ce7">
            <text:p>17:22:0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60.67999999999995" table:style-name="ce1">
            <text:p>560,68</text:p>
          </table:table-cell>
          <table:table-cell office:value-type="float" office:value="3.0842333984000003" table:formula="of:=[.C163]/1000 * [.D163]*[.E163]/1000" table:style-name="ce1">
            <text:p>3,084233398</text:p>
          </table:table-cell>
          <table:table-cell table:number-columns-repeated="2" table:style-name="ce1"/>
          <table:table-cell office:value-type="float" office:value="0.37965659378584471" table:formula="of:=[.F163]-([.$J$3]*[.C163]/1000)" table:style-name="ce1">
            <text:p>0,379656594</text:p>
          </table:table-cell>
          <table:table-cell table:number-columns-repeated="16375"/>
        </table:table-row>
        <table:table-row table:style-name="ro3">
          <table:table-cell office:value-type="time" office:time-value="PT17H22M1S" table:style-name="ce7">
            <text:p>17:22:01</text:p>
          </table:table-cell>
          <table:table-cell office:value-type="time" office:time-value="PT17H22M3S" table:style-name="ce7">
            <text:p>17:22:03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7.54" table:style-name="ce1">
            <text:p>537,54</text:p>
          </table:table-cell>
          <table:table-cell office:value-type="float" office:value="2.9623184351999998" table:formula="of:=[.C164]/1000 * [.D164]*[.E164]/1000" table:style-name="ce1">
            <text:p>2,962318435</text:p>
          </table:table-cell>
          <table:table-cell table:number-columns-repeated="2" table:style-name="ce1"/>
          <table:table-cell office:value-type="float" office:value="0.24757404861361065" table:formula="of:=[.F164]-([.$J$3]*[.C164]/1000)" table:style-name="ce1">
            <text:p>0,247574049</text:p>
          </table:table-cell>
          <table:table-cell table:number-columns-repeated="16375"/>
        </table:table-row>
        <table:table-row table:style-name="ro3">
          <table:table-cell office:value-type="time" office:time-value="PT17H22M3S" table:style-name="ce7">
            <text:p>17:22:03</text:p>
          </table:table-cell>
          <table:table-cell office:value-type="time" office:time-value="PT17H22M4S" table:style-name="ce7">
            <text:p>17:22:0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1.08000000000004" table:style-name="ce1">
            <text:p>521,08</text:p>
          </table:table-cell>
          <table:table-cell office:value-type="float" office:value="2.8635430319999999" table:formula="of:=[.C165]/1000 * [.D165]*[.E165]/1000" table:style-name="ce1">
            <text:p>2,863543032</text:p>
          </table:table-cell>
          <table:table-cell table:number-columns-repeated="2" table:style-name="ce1"/>
          <table:table-cell office:value-type="float" office:value="0.15642433189278604" table:formula="of:=[.F165]-([.$J$3]*[.C165]/1000)" table:style-name="ce1">
            <text:p>0,156424332</text:p>
          </table:table-cell>
          <table:table-cell table:number-columns-repeated="16375"/>
        </table:table-row>
        <table:table-row table:style-name="ro3">
          <table:table-cell office:value-type="time" office:time-value="PT17H22M4S" table:style-name="ce7">
            <text:p>17:22:04</text:p>
          </table:table-cell>
          <table:table-cell office:value-type="time" office:time-value="PT17H22M5S" table:style-name="ce7">
            <text:p>17:22:0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3.09" table:style-name="ce1">
            <text:p>563,09</text:p>
          </table:table-cell>
          <table:table-cell office:value-type="float" office:value="3.0914992416000002" table:formula="of:=[.C166]/1000 * [.D166]*[.E166]/1000" table:style-name="ce1">
            <text:p>3,091499242</text:p>
          </table:table-cell>
          <table:table-cell table:number-columns-repeated="2" table:style-name="ce1"/>
          <table:table-cell office:value-type="float" office:value="0.38692243698584461" table:formula="of:=[.F166]-([.$J$3]*[.C166]/1000)" table:style-name="ce1">
            <text:p>0,386922437</text:p>
          </table:table-cell>
          <table:table-cell table:number-columns-repeated="16375"/>
        </table:table-row>
        <table:table-row table:style-name="ro3">
          <table:table-cell office:value-type="time" office:time-value="PT17H22M5S" table:style-name="ce7">
            <text:p>17:22:05</text:p>
          </table:table-cell>
          <table:table-cell office:value-type="time" office:time-value="PT17H22M6S" table:style-name="ce7">
            <text:p>17:22:06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2.57000000000005" table:style-name="ce1">
            <text:p>532,57</text:p>
          </table:table-cell>
          <table:table-cell office:value-type="float" office:value="2.9378638222999998" table:formula="of:=[.C167]/1000 * [.D167]*[.E167]/1000" table:style-name="ce1">
            <text:p>2,937863822</text:p>
          </table:table-cell>
          <table:table-cell table:number-columns-repeated="2" table:style-name="ce1"/>
          <table:table-cell office:value-type="float" office:value="0.22566133120666887" table:formula="of:=[.F167]-([.$J$3]*[.C167]/1000)" table:style-name="ce1">
            <text:p>0,225661331</text:p>
          </table:table-cell>
          <table:table-cell table:number-columns-repeated="16375"/>
        </table:table-row>
        <table:table-row table:style-name="ro3">
          <table:table-cell office:value-type="time" office:time-value="PT17H22M6S" table:style-name="ce7">
            <text:p>17:22:06</text:p>
          </table:table-cell>
          <table:table-cell office:value-type="time" office:time-value="PT17H22M7S" table:style-name="ce7">
            <text:p>17:22:07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1.39" table:style-name="ce1">
            <text:p>541,39</text:p>
          </table:table-cell>
          <table:table-cell office:value-type="float" office:value="2.9667738888000001" table:formula="of:=[.C168]/1000 * [.D168]*[.E168]/1000" table:style-name="ce1">
            <text:p>2,966773889</text:p>
          </table:table-cell>
          <table:table-cell table:number-columns-repeated="2" table:style-name="ce1"/>
          <table:table-cell office:value-type="float" office:value="0.26728087517196109" table:formula="of:=[.F168]-([.$J$3]*[.C168]/1000)" table:style-name="ce1">
            <text:p>0,267280875</text:p>
          </table:table-cell>
          <table:table-cell table:number-columns-repeated="16375"/>
        </table:table-row>
        <table:table-row table:style-name="ro3">
          <table:table-cell office:value-type="time" office:time-value="PT17H22M7S" table:style-name="ce7">
            <text:p>17:22:07</text:p>
          </table:table-cell>
          <table:table-cell office:value-type="time" office:time-value="PT17H22M8S" table:style-name="ce7">
            <text:p>17:22:0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0.74" table:style-name="ce1">
            <text:p>520,74</text:p>
          </table:table-cell>
          <table:table-cell office:value-type="float" office:value="2.8643616144000004" table:formula="of:=[.C169]/1000 * [.D169]*[.E169]/1000" table:style-name="ce1">
            <text:p>2,864361614</text:p>
          </table:table-cell>
          <table:table-cell table:number-columns-repeated="2" table:style-name="ce1"/>
          <table:table-cell office:value-type="float" office:value="0.15470101879972775" table:formula="of:=[.F169]-([.$J$3]*[.C169]/1000)" table:style-name="ce1">
            <text:p>0,154701019</text:p>
          </table:table-cell>
          <table:table-cell table:number-columns-repeated="16375"/>
        </table:table-row>
        <table:table-row table:style-name="ro3">
          <table:table-cell office:value-type="time" office:time-value="PT17H22M8S" table:style-name="ce7">
            <text:p>17:22:08</text:p>
          </table:table-cell>
          <table:table-cell office:value-type="time" office:time-value="PT17H22M9S" table:style-name="ce7">
            <text:p>17:22:0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9.53" table:style-name="ce1">
            <text:p>519,53</text:p>
          </table:table-cell>
          <table:table-cell office:value-type="float" office:value="2.8469828376000001" table:formula="of:=[.C170]/1000 * [.D170]*[.E170]/1000" table:style-name="ce1">
            <text:p>2,846982838</text:p>
          </table:table-cell>
          <table:table-cell table:number-columns-repeated="2" table:style-name="ce1"/>
          <table:table-cell office:value-type="float" office:value="0.14748982397196109" table:formula="of:=[.F170]-([.$J$3]*[.C170]/1000)" table:style-name="ce1">
            <text:p>0,147489824</text:p>
          </table:table-cell>
          <table:table-cell table:number-columns-repeated="16375"/>
        </table:table-row>
        <table:table-row table:style-name="ro3">
          <table:table-cell office:value-type="time" office:time-value="PT17H22M9S" table:style-name="ce7">
            <text:p>17:22:09</text:p>
          </table:table-cell>
          <table:table-cell office:value-type="time" office:time-value="PT17H22M10S" table:style-name="ce7">
            <text:p>17:22:1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8.14" table:style-name="ce1">
            <text:p>528,14</text:p>
          </table:table-cell>
          <table:table-cell office:value-type="float" office:value="2.9079652469999995" table:formula="of:=[.C171]/1000 * [.D171]*[.E171]/1000" table:style-name="ce1">
            <text:p>2,907965247</text:p>
          </table:table-cell>
          <table:table-cell table:number-columns-repeated="2" table:style-name="ce1"/>
          <table:table-cell office:value-type="float" office:value="0.20084654689278558" table:formula="of:=[.F171]-([.$J$3]*[.C171]/1000)" table:style-name="ce1">
            <text:p>0,200846547</text:p>
          </table:table-cell>
          <table:table-cell table:number-columns-repeated="16375"/>
        </table:table-row>
        <table:table-row table:style-name="ro3">
          <table:table-cell office:value-type="time" office:time-value="PT17H22M10S" table:style-name="ce7">
            <text:p>17:22:10</text:p>
          </table:table-cell>
          <table:table-cell office:value-type="time" office:time-value="PT17H22M11S" table:style-name="ce7">
            <text:p>17:22:11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7.82000000000005" table:style-name="ce1">
            <text:p>537,82</text:p>
          </table:table-cell>
          <table:table-cell office:value-type="float" office:value="2.9779469874000002" table:formula="of:=[.C172]/1000 * [.D172]*[.E172]/1000" table:style-name="ce1">
            <text:p>2,977946987</text:p>
          </table:table-cell>
          <table:table-cell table:number-columns-repeated="2" table:style-name="ce1"/>
          <table:table-cell office:value-type="float" office:value="0.25557691433443575" table:formula="of:=[.F172]-([.$J$3]*[.C172]/1000)" table:style-name="ce1">
            <text:p>0,255576914</text:p>
          </table:table-cell>
          <table:table-cell table:number-columns-repeated="16375"/>
        </table:table-row>
        <table:table-row table:style-name="ro3">
          <table:table-cell office:value-type="time" office:time-value="PT17H22M11S" table:style-name="ce7">
            <text:p>17:22:11</text:p>
          </table:table-cell>
          <table:table-cell office:value-type="time" office:time-value="PT17H22M12S" table:style-name="ce7">
            <text:p>17:22:12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20.66999999999996" table:style-name="ce1">
            <text:p>520,67</text:p>
          </table:table-cell>
          <table:table-cell office:value-type="float" office:value="2.8695269173999995" table:formula="of:=[.C173]/1000 * [.D173]*[.E173]/1000" table:style-name="ce1">
            <text:p>2,869526917</text:p>
          </table:table-cell>
          <table:table-cell table:number-columns-repeated="2" table:style-name="ce1"/>
          <table:table-cell office:value-type="float" office:value="0.15986632179972693" table:formula="of:=[.F173]-([.$J$3]*[.C173]/1000)" table:style-name="ce1">
            <text:p>0,159866322</text:p>
          </table:table-cell>
          <table:table-cell table:number-columns-repeated="16375"/>
        </table:table-row>
        <table:table-row table:style-name="ro3">
          <table:table-cell office:value-type="time" office:time-value="PT17H22M12S" table:style-name="ce7">
            <text:p>17:22:12</text:p>
          </table:table-cell>
          <table:table-cell office:value-type="time" office:time-value="PT17H22M13S" table:style-name="ce7">
            <text:p>17:22:1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4" table:style-name="ce1">
            <text:p>542,4</text:p>
          </table:table-cell>
          <table:table-cell office:value-type="float" office:value="2.9780688959999999" table:formula="of:=[.C174]/1000 * [.D174]*[.E174]/1000" table:style-name="ce1">
            <text:p>2,978068896</text:p>
          </table:table-cell>
          <table:table-cell table:number-columns-repeated="2" table:style-name="ce1"/>
          <table:table-cell office:value-type="float" office:value="0.27857588237196085" table:formula="of:=[.F174]-([.$J$3]*[.C174]/1000)" table:style-name="ce1">
            <text:p>0,278575882</text:p>
          </table:table-cell>
          <table:table-cell table:number-columns-repeated="16375"/>
        </table:table-row>
        <table:table-row table:style-name="ro3">
          <table:table-cell office:value-type="time" office:time-value="PT17H22M13S" table:style-name="ce7">
            <text:p>17:22:13</text:p>
          </table:table-cell>
          <table:table-cell office:value-type="time" office:time-value="PT17H22M15S" table:style-name="ce7">
            <text:p>17:22:1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5.24" table:style-name="ce1">
            <text:p>545,24</text:p>
          </table:table-cell>
          <table:table-cell office:value-type="float" office:value="3.0133942652000001" table:formula="of:=[.C175]/1000 * [.D175]*[.E175]/1000" table:style-name="ce1">
            <text:p>3,013394265</text:p>
          </table:table-cell>
          <table:table-cell table:number-columns-repeated="2" table:style-name="ce1"/>
          <table:table-cell office:value-type="float" office:value="0.29610798312055264" table:formula="of:=[.F175]-([.$J$3]*[.C175]/1000)" table:style-name="ce1">
            <text:p>0,296107983</text:p>
          </table:table-cell>
          <table:table-cell table:number-columns-repeated="16375"/>
        </table:table-row>
        <table:table-row table:style-name="ro3">
          <table:table-cell office:value-type="time" office:time-value="PT17H22M15S" table:style-name="ce7">
            <text:p>17:22:15</text:p>
          </table:table-cell>
          <table:table-cell office:value-type="time" office:time-value="PT17H22M16S" table:style-name="ce7">
            <text:p>17:22:16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13.03" table:style-name="ce1">
            <text:p>513,03</text:p>
          </table:table-cell>
          <table:table-cell office:value-type="float" office:value="2.8245995315999997" table:formula="of:=[.C176]/1000 * [.D176]*[.E176]/1000" table:style-name="ce1">
            <text:p>2,824599532</text:p>
          </table:table-cell>
          <table:table-cell table:number-columns-repeated="2" table:style-name="ce1"/>
          <table:table-cell office:value-type="float" office:value="0.11239704050666877" table:formula="of:=[.F176]-([.$J$3]*[.C176]/1000)" table:style-name="ce1">
            <text:p>0,112397041</text:p>
          </table:table-cell>
          <table:table-cell table:number-columns-repeated="16375"/>
        </table:table-row>
        <table:table-row table:style-name="ro3">
          <table:table-cell office:value-type="time" office:time-value="PT17H22M16S" table:style-name="ce7">
            <text:p>17:22:16</text:p>
          </table:table-cell>
          <table:table-cell office:value-type="time" office:time-value="PT17H22M17S" table:style-name="ce7">
            <text:p>17:22:1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9.78" table:style-name="ce1">
            <text:p>539,78</text:p>
          </table:table-cell>
          <table:table-cell office:value-type="float" office:value="2.9664743437999994" table:formula="of:=[.C177]/1000 * [.D177]*[.E177]/1000" table:style-name="ce1">
            <text:p>2,966474344</text:p>
          </table:table-cell>
          <table:table-cell table:number-columns-repeated="2" table:style-name="ce1"/>
          <table:table-cell office:value-type="float" office:value="0.26443943467890207" table:formula="of:=[.F177]-([.$J$3]*[.C177]/1000)" table:style-name="ce1">
            <text:p>0,264439435</text:p>
          </table:table-cell>
          <table:table-cell table:number-columns-repeated="16375"/>
        </table:table-row>
        <table:table-row table:style-name="ro3">
          <table:table-cell office:value-type="time" office:time-value="PT17H22M17S" table:style-name="ce7">
            <text:p>17:22:17</text:p>
          </table:table-cell>
          <table:table-cell office:value-type="time" office:time-value="PT17H22M18S" table:style-name="ce7">
            <text:p>17:22:1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5.9" table:style-name="ce1">
            <text:p>525,9</text:p>
          </table:table-cell>
          <table:table-cell office:value-type="float" office:value="2.8901938889999998" table:formula="of:=[.C178]/1000 * [.D178]*[.E178]/1000" table:style-name="ce1">
            <text:p>2,890193889</text:p>
          </table:table-cell>
          <table:table-cell table:number-columns-repeated="2" table:style-name="ce1"/>
          <table:table-cell office:value-type="float" office:value="0.18815897987890251" table:formula="of:=[.F178]-([.$J$3]*[.C178]/1000)" table:style-name="ce1">
            <text:p>0,18815898</text:p>
          </table:table-cell>
          <table:table-cell table:number-columns-repeated="16375"/>
        </table:table-row>
        <table:table-row table:style-name="ro3">
          <table:table-cell office:value-type="time" office:time-value="PT17H22M18S" table:style-name="ce7">
            <text:p>17:22:18</text:p>
          </table:table-cell>
          <table:table-cell office:value-type="time" office:time-value="PT17H22M19S" table:style-name="ce7">
            <text:p>17:22:1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6.73" table:style-name="ce1">
            <text:p>556,73</text:p>
          </table:table-cell>
          <table:table-cell office:value-type="float" office:value="3.0625049224000005" table:formula="of:=[.C179]/1000 * [.D179]*[.E179]/1000" table:style-name="ce1">
            <text:p>3,062504922</text:p>
          </table:table-cell>
          <table:table-cell table:number-columns-repeated="2" table:style-name="ce1"/>
          <table:table-cell office:value-type="float" office:value="0.35792811778584488" table:formula="of:=[.F179]-([.$J$3]*[.C179]/1000)" table:style-name="ce1">
            <text:p>0,357928118</text:p>
          </table:table-cell>
          <table:table-cell table:number-columns-repeated="16375"/>
        </table:table-row>
        <table:table-row table:style-name="ro3">
          <table:table-cell office:value-type="time" office:time-value="PT17H22M19S" table:style-name="ce7">
            <text:p>17:22:19</text:p>
          </table:table-cell>
          <table:table-cell office:value-type="time" office:time-value="PT17H22M20S" table:style-name="ce7">
            <text:p>17:22:2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6.80999999999995" table:style-name="ce1">
            <text:p>536,81</text:p>
          </table:table-cell>
          <table:table-cell office:value-type="float" office:value="2.9473767773999997" table:formula="of:=[.C180]/1000 * [.D180]*[.E180]/1000" table:style-name="ce1">
            <text:p>2,947376777</text:p>
          </table:table-cell>
          <table:table-cell table:number-columns-repeated="2" table:style-name="ce1"/>
          <table:table-cell office:value-type="float" office:value="0.24788376377196064" table:formula="of:=[.F180]-([.$J$3]*[.C180]/1000)" table:style-name="ce1">
            <text:p>0,247883764</text:p>
          </table:table-cell>
          <table:table-cell table:number-columns-repeated="16375"/>
        </table:table-row>
        <table:table-row table:style-name="ro3">
          <table:table-cell office:value-type="time" office:time-value="PT17H22M20S" table:style-name="ce7">
            <text:p>17:22:20</text:p>
          </table:table-cell>
          <table:table-cell office:value-type="time" office:time-value="PT17H22M21S" table:style-name="ce7">
            <text:p>17:22:2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6.12" table:style-name="ce1">
            <text:p>516,12</text:p>
          </table:table-cell>
          <table:table-cell office:value-type="float" office:value="2.8311091643999999" table:formula="of:=[.C181]/1000 * [.D181]*[.E181]/1000" table:style-name="ce1">
            <text:p>2,831109164</text:p>
          </table:table-cell>
          <table:table-cell table:number-columns-repeated="2" table:style-name="ce1"/>
          <table:table-cell office:value-type="float" office:value="0.13415804626501959" table:formula="of:=[.F181]-([.$J$3]*[.C181]/1000)" table:style-name="ce1">
            <text:p>0,134158046</text:p>
          </table:table-cell>
          <table:table-cell table:number-columns-repeated="16375"/>
        </table:table-row>
        <table:table-row table:style-name="ro3">
          <table:table-cell office:value-type="time" office:time-value="PT17H22M21S" table:style-name="ce7">
            <text:p>17:22:21</text:p>
          </table:table-cell>
          <table:table-cell office:value-type="time" office:time-value="PT17H22M22S" table:style-name="ce7">
            <text:p>17:22:2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5.34" table:style-name="ce1">
            <text:p>525,34</text:p>
          </table:table-cell>
          <table:table-cell office:value-type="float" office:value="2.8898322992000005" table:formula="of:=[.C182]/1000 * [.D182]*[.E182]/1000" table:style-name="ce1">
            <text:p>2,889832299</text:p>
          </table:table-cell>
          <table:table-cell table:number-columns-repeated="2" table:style-name="ce1"/>
          <table:table-cell office:value-type="float" office:value="0.18525549458584489" table:formula="of:=[.F182]-([.$J$3]*[.C182]/1000)" table:style-name="ce1">
            <text:p>0,185255495</text:p>
          </table:table-cell>
          <table:table-cell table:number-columns-repeated="16375"/>
        </table:table-row>
        <table:table-row table:style-name="ro3">
          <table:table-cell office:value-type="time" office:time-value="PT17H22M22S" table:style-name="ce7">
            <text:p>17:22:22</text:p>
          </table:table-cell>
          <table:table-cell office:value-type="time" office:time-value="PT17H22M23S" table:style-name="ce7">
            <text:p>17:22:2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12" table:style-name="ce1">
            <text:p>521,12</text:p>
          </table:table-cell>
          <table:table-cell office:value-type="float" office:value="2.8585360143999998" table:formula="of:=[.C183]/1000 * [.D183]*[.E183]/1000" table:style-name="ce1">
            <text:p>2,858536014</text:p>
          </table:table-cell>
          <table:table-cell table:number-columns-repeated="2" table:style-name="ce1"/>
          <table:table-cell office:value-type="float" office:value="0.16158489626501948" table:formula="of:=[.F183]-([.$J$3]*[.C183]/1000)" table:style-name="ce1">
            <text:p>0,161584896</text:p>
          </table:table-cell>
          <table:table-cell table:number-columns-repeated="16375"/>
        </table:table-row>
        <table:table-row table:style-name="ro3">
          <table:table-cell office:value-type="time" office:time-value="PT17H22M23S" table:style-name="ce7">
            <text:p>17:22:23</text:p>
          </table:table-cell>
          <table:table-cell office:value-type="time" office:time-value="PT17H22M24S" table:style-name="ce7">
            <text:p>17:22:2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7.76" table:style-name="ce1">
            <text:p>537,76</text:p>
          </table:table-cell>
          <table:table-cell office:value-type="float" office:value="2.9524314623999999" table:formula="of:=[.C184]/1000 * [.D184]*[.E184]/1000" table:style-name="ce1">
            <text:p>2,952431462</text:p>
          </table:table-cell>
          <table:table-cell table:number-columns-repeated="2" table:style-name="ce1"/>
          <table:table-cell office:value-type="float" office:value="0.24785465778584426" table:formula="of:=[.F184]-([.$J$3]*[.C184]/1000)" table:style-name="ce1">
            <text:p>0,247854658</text:p>
          </table:table-cell>
          <table:table-cell table:number-columns-repeated="16375"/>
        </table:table-row>
        <table:table-row table:style-name="ro3">
          <table:table-cell office:value-type="time" office:time-value="PT17H22M24S" table:style-name="ce7">
            <text:p>17:22:24</text:p>
          </table:table-cell>
          <table:table-cell office:value-type="time" office:time-value="PT17H22M25S" table:style-name="ce7">
            <text:p>17:22:25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9.9" table:style-name="ce1">
            <text:p>559,9</text:p>
          </table:table-cell>
          <table:table-cell office:value-type="float" office:value="3.0970980480000003" table:formula="of:=[.C185]/1000 * [.D185]*[.E185]/1000" table:style-name="ce1">
            <text:p>3,097098048</text:p>
          </table:table-cell>
          <table:table-cell table:number-columns-repeated="2" table:style-name="ce1"/>
          <table:table-cell office:value-type="float" office:value="0.3721860794413776" table:formula="of:=[.F185]-([.$J$3]*[.C185]/1000)" table:style-name="ce1">
            <text:p>0,372186079</text:p>
          </table:table-cell>
          <table:table-cell table:number-columns-repeated="16375"/>
        </table:table-row>
        <table:table-row table:style-name="ro3">
          <table:table-cell office:value-type="time" office:time-value="PT17H22M25S" table:style-name="ce7">
            <text:p>17:22:25</text:p>
          </table:table-cell>
          <table:table-cell office:value-type="time" office:time-value="PT17H22M27S" table:style-name="ce7">
            <text:p>17:22:27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0.82000000000005" table:style-name="ce1">
            <text:p>540,82</text:p>
          </table:table-cell>
          <table:table-cell office:value-type="float" office:value="2.9636503344000009" table:formula="of:=[.C186]/1000 * [.D186]*[.E186]/1000" table:style-name="ce1">
            <text:p>2,963650334</text:p>
          </table:table-cell>
          <table:table-cell table:number-columns-repeated="2" table:style-name="ce1"/>
          <table:table-cell office:value-type="float" office:value="0.26415732077196186" table:formula="of:=[.F186]-([.$J$3]*[.C186]/1000)" table:style-name="ce1">
            <text:p>0,264157321</text:p>
          </table:table-cell>
          <table:table-cell table:number-columns-repeated="16375"/>
        </table:table-row>
        <table:table-row table:style-name="ro3">
          <table:table-cell office:value-type="time" office:time-value="PT17H22M27S" table:style-name="ce7">
            <text:p>17:22:27</text:p>
          </table:table-cell>
          <table:table-cell office:value-type="time" office:time-value="PT17H22M28S" table:style-name="ce7">
            <text:p>17:22:2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7.17999999999995" table:style-name="ce1">
            <text:p>517,18</text:p>
          </table:table-cell>
          <table:table-cell office:value-type="float" office:value="2.8367736743999998" table:formula="of:=[.C187]/1000 * [.D187]*[.E187]/1000" table:style-name="ce1">
            <text:p>2,836773674</text:p>
          </table:table-cell>
          <table:table-cell table:number-columns-repeated="2" table:style-name="ce1"/>
          <table:table-cell office:value-type="float" office:value="0.13473876527890249" table:formula="of:=[.F187]-([.$J$3]*[.C187]/1000)" table:style-name="ce1">
            <text:p>0,134738765</text:p>
          </table:table-cell>
          <table:table-cell table:number-columns-repeated="16375"/>
        </table:table-row>
        <table:table-row table:style-name="ro3">
          <table:table-cell office:value-type="time" office:time-value="PT17H22M28S" table:style-name="ce7">
            <text:p>17:22:28</text:p>
          </table:table-cell>
          <table:table-cell office:value-type="time" office:time-value="PT17H22M29S" table:style-name="ce7">
            <text:p>17:22:29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7.05999999999995" table:style-name="ce1">
            <text:p>527,06</text:p>
          </table:table-cell>
          <table:table-cell office:value-type="float" office:value="2.9129183137999992" table:formula="of:=[.C188]/1000 * [.D188]*[.E188]/1000" table:style-name="ce1">
            <text:p>2,912918314</text:p>
          </table:table-cell>
          <table:table-cell table:number-columns-repeated="2" table:style-name="ce1"/>
          <table:table-cell office:value-type="float" office:value="0.19563203172055177" table:formula="of:=[.F188]-([.$J$3]*[.C188]/1000)" table:style-name="ce1">
            <text:p>0,195632032</text:p>
          </table:table-cell>
          <table:table-cell table:number-columns-repeated="16375"/>
        </table:table-row>
        <table:table-row table:style-name="ro3">
          <table:table-cell office:value-type="time" office:time-value="PT17H22M29S" table:style-name="ce7">
            <text:p>17:22:29</text:p>
          </table:table-cell>
          <table:table-cell office:value-type="time" office:time-value="PT17H22M30S" table:style-name="ce7">
            <text:p>17:22:30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19.84" table:style-name="ce1">
            <text:p>519,84</text:p>
          </table:table-cell>
          <table:table-cell office:value-type="float" office:value="2.8433168640000002" table:formula="of:=[.C189]/1000 * [.D189]*[.E189]/1000" table:style-name="ce1">
            <text:p>2,843316864</text:p>
          </table:table-cell>
          <table:table-cell table:number-columns-repeated="2" table:style-name="ce1"/>
          <table:table-cell office:value-type="float" office:value="0.1489076413580781" table:formula="of:=[.F189]-([.$J$3]*[.C189]/1000)" table:style-name="ce1">
            <text:p>0,148907641</text:p>
          </table:table-cell>
          <table:table-cell table:number-columns-repeated="16375"/>
        </table:table-row>
        <table:table-row table:style-name="ro3">
          <table:table-cell office:value-type="time" office:time-value="PT17H22M30S" table:style-name="ce7">
            <text:p>17:22:30</text:p>
          </table:table-cell>
          <table:table-cell office:value-type="time" office:time-value="PT17H22M31S" table:style-name="ce7">
            <text:p>17:22:3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9.16" table:style-name="ce1">
            <text:p>529,16</text:p>
          </table:table-cell>
          <table:table-cell office:value-type="float" office:value="2.8970240015999997" table:formula="of:=[.C190]/1000 * [.D190]*[.E190]/1000" table:style-name="ce1">
            <text:p>2,897024002</text:p>
          </table:table-cell>
          <table:table-cell table:number-columns-repeated="2" table:style-name="ce1"/>
          <table:table-cell office:value-type="float" office:value="0.20007288346501939" table:formula="of:=[.F190]-([.$J$3]*[.C190]/1000)" table:style-name="ce1">
            <text:p>0,200072883</text:p>
          </table:table-cell>
          <table:table-cell table:number-columns-repeated="16375"/>
        </table:table-row>
        <table:table-row table:style-name="ro3">
          <table:table-cell office:value-type="time" office:time-value="PT17H22M31S" table:style-name="ce7">
            <text:p>17:22:31</text:p>
          </table:table-cell>
          <table:table-cell office:value-type="time" office:time-value="PT17H22M32S" table:style-name="ce7">
            <text:p>17:22:3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3.55999999999995" table:style-name="ce1">
            <text:p>553,56</text:p>
          </table:table-cell>
          <table:table-cell office:value-type="float" office:value="3.0563154719999996" table:formula="of:=[.C191]/1000 * [.D191]*[.E191]/1000" table:style-name="ce1">
            <text:p>3,056315472</text:p>
          </table:table-cell>
          <table:table-cell table:number-columns-repeated="2" table:style-name="ce1"/>
          <table:table-cell office:value-type="float" office:value="0.33648729442749348" table:formula="of:=[.F191]-([.$J$3]*[.C191]/1000)" table:style-name="ce1">
            <text:p>0,336487294</text:p>
          </table:table-cell>
          <table:table-cell table:number-columns-repeated="16375"/>
        </table:table-row>
        <table:table-row table:style-name="ro3">
          <table:table-cell office:value-type="time" office:time-value="PT17H22M32S" table:style-name="ce7">
            <text:p>17:22:32</text:p>
          </table:table-cell>
          <table:table-cell office:value-type="time" office:time-value="PT17H22M33S" table:style-name="ce7">
            <text:p>17:22:33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7.46" table:style-name="ce1">
            <text:p>547,46</text:p>
          </table:table-cell>
          <table:table-cell office:value-type="float" office:value="3.0228332376000004" table:formula="of:=[.C192]/1000 * [.D192]*[.E192]/1000" table:style-name="ce1">
            <text:p>3,022833238</text:p>
          </table:table-cell>
          <table:table-cell table:number-columns-repeated="2" table:style-name="ce1"/>
          <table:table-cell office:value-type="float" office:value="0.30808885101361128" table:formula="of:=[.F192]-([.$J$3]*[.C192]/1000)" table:style-name="ce1">
            <text:p>0,308088851</text:p>
          </table:table-cell>
          <table:table-cell table:number-columns-repeated="16375"/>
        </table:table-row>
        <table:table-row table:style-name="ro3">
          <table:table-cell office:value-type="time" office:time-value="PT17H22M33S" table:style-name="ce7">
            <text:p>17:22:33</text:p>
          </table:table-cell>
          <table:table-cell office:value-type="time" office:time-value="PT17H22M34S" table:style-name="ce7">
            <text:p>17:22:3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3.54999999999995" table:style-name="ce1">
            <text:p>543,55</text:p>
          </table:table-cell>
          <table:table-cell office:value-type="float" office:value="2.9900033239999999" table:formula="of:=[.C193]/1000 * [.D193]*[.E193]/1000" table:style-name="ce1">
            <text:p>2,990003324</text:p>
          </table:table-cell>
          <table:table-cell table:number-columns-repeated="2" table:style-name="ce1"/>
          <table:table-cell office:value-type="float" office:value="0.28542651938584429" table:formula="of:=[.F193]-([.$J$3]*[.C193]/1000)" table:style-name="ce1">
            <text:p>0,285426519</text:p>
          </table:table-cell>
          <table:table-cell table:number-columns-repeated="16375"/>
        </table:table-row>
        <table:table-row table:style-name="ro3">
          <table:table-cell office:value-type="time" office:time-value="PT17H22M34S" table:style-name="ce7">
            <text:p>17:22:34</text:p>
          </table:table-cell>
          <table:table-cell office:value-type="time" office:time-value="PT17H22M35S" table:style-name="ce7">
            <text:p>17:22:3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62.13" table:style-name="ce1">
            <text:p>562,13</text:p>
          </table:table-cell>
          <table:table-cell office:value-type="float" office:value="3.1125531591" table:formula="of:=[.C194]/1000 * [.D194]*[.E194]/1000" table:style-name="ce1">
            <text:p>3,112553159</text:p>
          </table:table-cell>
          <table:table-cell table:number-columns-repeated="2" table:style-name="ce1"/>
          <table:table-cell office:value-type="float" office:value="0.39018308603443552" table:formula="of:=[.F194]-([.$J$3]*[.C194]/1000)" table:style-name="ce1">
            <text:p>0,390183086</text:p>
          </table:table-cell>
          <table:table-cell table:number-columns-repeated="16375"/>
        </table:table-row>
        <table:table-row table:style-name="ro3">
          <table:table-cell office:value-type="time" office:time-value="PT17H22M35S" table:style-name="ce7">
            <text:p>17:22:35</text:p>
          </table:table-cell>
          <table:table-cell office:value-type="time" office:time-value="PT17H22M36S" table:style-name="ce7">
            <text:p>17:22:36</text:p>
          </table:table-cell>
          <table:table-cell office:value-type="float" office:value="1044" table:style-name="ce1">
            <text:p>1044</text:p>
          </table:table-cell>
          <table:table-cell office:value-type="float" office:value="5.16" table:style-name="ce1">
            <text:p>5,16</text:p>
          </table:table-cell>
          <table:table-cell office:value-type="float" office:value="584.67999999999995" table:style-name="ce1">
            <text:p>584,68</text:p>
          </table:table-cell>
          <table:table-cell office:value-type="float" office:value="3.1496945472000002" table:formula="of:=[.C195]/1000 * [.D195]*[.E195]/1000" table:style-name="ce1">
            <text:p>3,149694547</text:p>
          </table:table-cell>
          <table:table-cell table:number-columns-repeated="2" table:style-name="ce1"/>
          <table:table-cell office:value-type="float" office:value="0.49595565244701278" table:formula="of:=[.F195]-([.$J$3]*[.C195]/1000)" table:style-name="ce1">
            <text:p>0,495955652</text:p>
          </table:table-cell>
          <table:table-cell table:number-columns-repeated="16375"/>
        </table:table-row>
        <table:table-row table:style-name="ro3">
          <table:table-cell office:value-type="time" office:time-value="PT17H22M36S" table:style-name="ce7">
            <text:p>17:22:36</text:p>
          </table:table-cell>
          <table:table-cell office:value-type="time" office:time-value="PT17H22M37S" table:style-name="ce7">
            <text:p>17:22:3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9.29" table:style-name="ce1">
            <text:p>539,29</text:p>
          </table:table-cell>
          <table:table-cell office:value-type="float" office:value="2.9637814458999996" table:formula="of:=[.C196]/1000 * [.D196]*[.E196]/1000" table:style-name="ce1">
            <text:p>2,963781446</text:p>
          </table:table-cell>
          <table:table-cell table:number-columns-repeated="2" table:style-name="ce1"/>
          <table:table-cell office:value-type="float" office:value="0.26174653677890225" table:formula="of:=[.F196]-([.$J$3]*[.C196]/1000)" table:style-name="ce1">
            <text:p>0,261746537</text:p>
          </table:table-cell>
          <table:table-cell table:number-columns-repeated="16375"/>
        </table:table-row>
        <table:table-row table:style-name="ro3">
          <table:table-cell office:value-type="time" office:time-value="PT17H22M37S" table:style-name="ce7">
            <text:p>17:22:37</text:p>
          </table:table-cell>
          <table:table-cell office:value-type="time" office:time-value="PT17H22M38S" table:style-name="ce7">
            <text:p>17:22:3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8.37" table:style-name="ce1">
            <text:p>528,37</text:p>
          </table:table-cell>
          <table:table-cell office:value-type="float" office:value="2.9010366198000002" table:formula="of:=[.C197]/1000 * [.D197]*[.E197]/1000" table:style-name="ce1">
            <text:p>2,90103662</text:p>
          </table:table-cell>
          <table:table-cell table:number-columns-repeated="2" table:style-name="ce1"/>
          <table:table-cell office:value-type="float" office:value="0.2015436061719611" table:formula="of:=[.F197]-([.$J$3]*[.C197]/1000)" table:style-name="ce1">
            <text:p>0,201543606</text:p>
          </table:table-cell>
          <table:table-cell table:number-columns-repeated="16375"/>
        </table:table-row>
        <table:table-row table:style-name="ro3">
          <table:table-cell office:value-type="time" office:time-value="PT17H22M38S" table:style-name="ce7">
            <text:p>17:22:38</text:p>
          </table:table-cell>
          <table:table-cell office:value-type="time" office:time-value="PT17H22M40S" table:style-name="ce7">
            <text:p>17:22:4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8.01" table:style-name="ce1">
            <text:p>558,01</text:p>
          </table:table-cell>
          <table:table-cell office:value-type="float" office:value="3.0637762253999998" table:formula="of:=[.C198]/1000 * [.D198]*[.E198]/1000" table:style-name="ce1">
            <text:p>3,063776225</text:p>
          </table:table-cell>
          <table:table-cell table:number-columns-repeated="2" table:style-name="ce1"/>
          <table:table-cell office:value-type="float" office:value="0.36428321177196077" table:formula="of:=[.F198]-([.$J$3]*[.C198]/1000)" table:style-name="ce1">
            <text:p>0,364283212</text:p>
          </table:table-cell>
          <table:table-cell table:number-columns-repeated="16375"/>
        </table:table-row>
        <table:table-row table:style-name="ro3">
          <table:table-cell office:value-type="time" office:time-value="PT17H22M40S" table:style-name="ce7">
            <text:p>17:22:40</text:p>
          </table:table-cell>
          <table:table-cell office:value-type="time" office:time-value="PT17H22M41S" table:style-name="ce7">
            <text:p>17:22:4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3.98" table:style-name="ce1">
            <text:p>523,98</text:p>
          </table:table-cell>
          <table:table-cell office:value-type="float" office:value="2.8769331492000001" table:formula="of:=[.C199]/1000 * [.D199]*[.E199]/1000" table:style-name="ce1">
            <text:p>2,876933149</text:p>
          </table:table-cell>
          <table:table-cell table:number-columns-repeated="2" table:style-name="ce1"/>
          <table:table-cell office:value-type="float" office:value="0.17744013557196103" table:formula="of:=[.F199]-([.$J$3]*[.C199]/1000)" table:style-name="ce1">
            <text:p>0,177440136</text:p>
          </table:table-cell>
          <table:table-cell table:number-columns-repeated="16375"/>
        </table:table-row>
        <table:table-row table:style-name="ro3">
          <table:table-cell office:value-type="time" office:time-value="PT17H22M41S" table:style-name="ce7">
            <text:p>17:22:41</text:p>
          </table:table-cell>
          <table:table-cell office:value-type="time" office:time-value="PT17H22M42S" table:style-name="ce7">
            <text:p>17:22:4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53.6" table:style-name="ce1">
            <text:p>553,6</text:p>
          </table:table-cell>
          <table:table-cell office:value-type="float" office:value="3.0338387200000003" table:formula="of:=[.C200]/1000 * [.D200]*[.E200]/1000" table:style-name="ce1">
            <text:p>3,03383872</text:p>
          </table:table-cell>
          <table:table-cell table:number-columns-repeated="2" table:style-name="ce1"/>
          <table:table-cell office:value-type="float" office:value="0.33942949735807826" table:formula="of:=[.F200]-([.$J$3]*[.C200]/1000)" table:style-name="ce1">
            <text:p>0,339429497</text:p>
          </table:table-cell>
          <table:table-cell table:number-columns-repeated="16375"/>
        </table:table-row>
        <table:table-row table:style-name="ro3">
          <table:table-cell office:value-type="time" office:time-value="PT17H22M42S" table:style-name="ce7">
            <text:p>17:22:42</text:p>
          </table:table-cell>
          <table:table-cell office:value-type="time" office:time-value="PT17H22M43S" table:style-name="ce7">
            <text:p>17:22:43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15.05999999999995" table:style-name="ce1">
            <text:p>515,06</text:p>
          </table:table-cell>
          <table:table-cell office:value-type="float" office:value="2.8306203925999998" table:formula="of:=[.C201]/1000 * [.D201]*[.E201]/1000" table:style-name="ce1">
            <text:p>2,830620393</text:p>
          </table:table-cell>
          <table:table-cell table:number-columns-repeated="2" table:style-name="ce1"/>
          <table:table-cell office:value-type="float" office:value="0.12858548347890242" table:formula="of:=[.F201]-([.$J$3]*[.C201]/1000)" table:style-name="ce1">
            <text:p>0,128585483</text:p>
          </table:table-cell>
          <table:table-cell table:number-columns-repeated="16375"/>
        </table:table-row>
        <table:table-row table:style-name="ro3">
          <table:table-cell office:value-type="time" office:time-value="PT17H22M43S" table:style-name="ce7">
            <text:p>17:22:43</text:p>
          </table:table-cell>
          <table:table-cell office:value-type="time" office:time-value="PT17H22M44S" table:style-name="ce7">
            <text:p>17:22:44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4.23" table:style-name="ce1">
            <text:p>544,23</text:p>
          </table:table-cell>
          <table:table-cell office:value-type="float" office:value="3.0078122678999999" table:formula="of:=[.C202]/1000 * [.D202]*[.E202]/1000" table:style-name="ce1">
            <text:p>3,007812268</text:p>
          </table:table-cell>
          <table:table-cell table:number-columns-repeated="2" table:style-name="ce1"/>
          <table:table-cell office:value-type="float" office:value="0.29052598582055245" table:formula="of:=[.F202]-([.$J$3]*[.C202]/1000)" table:style-name="ce1">
            <text:p>0,290525986</text:p>
          </table:table-cell>
          <table:table-cell table:number-columns-repeated="16375"/>
        </table:table-row>
        <table:table-row table:style-name="ro3">
          <table:table-cell office:value-type="time" office:time-value="PT17H22M44S" table:style-name="ce7">
            <text:p>17:22:44</text:p>
          </table:table-cell>
          <table:table-cell office:value-type="time" office:time-value="PT17H22M45S" table:style-name="ce7">
            <text:p>17:22:4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6.91999999999996" table:style-name="ce1">
            <text:p>526,92</text:p>
          </table:table-cell>
          <table:table-cell office:value-type="float" office:value="2.8903511603999994" table:formula="of:=[.C203]/1000 * [.D203]*[.E203]/1000" table:style-name="ce1">
            <text:p>2,89035116</text:p>
          </table:table-cell>
          <table:table-cell table:number-columns-repeated="2" table:style-name="ce1"/>
          <table:table-cell office:value-type="float" office:value="0.19340004226501906" table:formula="of:=[.F203]-([.$J$3]*[.C203]/1000)" table:style-name="ce1">
            <text:p>0,193400042</text:p>
          </table:table-cell>
          <table:table-cell table:number-columns-repeated="16375"/>
        </table:table-row>
        <table:table-row table:style-name="ro3">
          <table:table-cell office:value-type="time" office:time-value="PT17H22M45S" table:style-name="ce7">
            <text:p>17:22:45</text:p>
          </table:table-cell>
          <table:table-cell office:value-type="time" office:time-value="PT17H22M46S" table:style-name="ce7">
            <text:p>17:22:46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9.15" table:style-name="ce1">
            <text:p>549,15</text:p>
          </table:table-cell>
          <table:table-cell office:value-type="float" office:value="3.034800594" table:formula="of:=[.C204]/1000 * [.D204]*[.E204]/1000" table:style-name="ce1">
            <text:p>3,034800594</text:p>
          </table:table-cell>
          <table:table-cell table:number-columns-repeated="2" table:style-name="ce1"/>
          <table:table-cell office:value-type="float" office:value="0.31243052093443557" table:formula="of:=[.F204]-([.$J$3]*[.C204]/1000)" table:style-name="ce1">
            <text:p>0,312430521</text:p>
          </table:table-cell>
          <table:table-cell table:number-columns-repeated="16375"/>
        </table:table-row>
        <table:table-row table:style-name="ro3">
          <table:table-cell office:value-type="time" office:time-value="PT17H22M46S" table:style-name="ce7">
            <text:p>17:22:46</text:p>
          </table:table-cell>
          <table:table-cell office:value-type="time" office:time-value="PT17H22M47S" table:style-name="ce7">
            <text:p>17:22:4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1.41999999999996" table:style-name="ce1">
            <text:p>531,42</text:p>
          </table:table-cell>
          <table:table-cell office:value-type="float" office:value="2.9232776496000001" table:formula="of:=[.C205]/1000 * [.D205]*[.E205]/1000" table:style-name="ce1">
            <text:p>2,92327765</text:p>
          </table:table-cell>
          <table:table-cell table:number-columns-repeated="2" table:style-name="ce1"/>
          <table:table-cell office:value-type="float" office:value="0.21870084498584452" table:formula="of:=[.F205]-([.$J$3]*[.C205]/1000)" table:style-name="ce1">
            <text:p>0,218700845</text:p>
          </table:table-cell>
          <table:table-cell table:number-columns-repeated="16375"/>
        </table:table-row>
        <table:table-row table:style-name="ro3">
          <table:table-cell office:value-type="time" office:time-value="PT17H22M47S" table:style-name="ce7">
            <text:p>17:22:47</text:p>
          </table:table-cell>
          <table:table-cell office:value-type="time" office:time-value="PT17H22M48S" table:style-name="ce7">
            <text:p>17:22:4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6.72" table:style-name="ce1">
            <text:p>556,72</text:p>
          </table:table-cell>
          <table:table-cell office:value-type="float" office:value="3.0593990880000002" table:formula="of:=[.C206]/1000 * [.D206]*[.E206]/1000" table:style-name="ce1">
            <text:p>3,059399088</text:p>
          </table:table-cell>
          <table:table-cell table:number-columns-repeated="2" table:style-name="ce1"/>
          <table:table-cell office:value-type="float" office:value="0.35228038789278626" table:formula="of:=[.F206]-([.$J$3]*[.C206]/1000)" table:style-name="ce1">
            <text:p>0,352280388</text:p>
          </table:table-cell>
          <table:table-cell table:number-columns-repeated="16375"/>
        </table:table-row>
        <table:table-row table:style-name="ro3">
          <table:table-cell office:value-type="time" office:time-value="PT17H22M48S" table:style-name="ce7">
            <text:p>17:22:48</text:p>
          </table:table-cell>
          <table:table-cell office:value-type="time" office:time-value="PT17H22M49S" table:style-name="ce7">
            <text:p>17:22:49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71.21" table:style-name="ce1">
            <text:p>571,21</text:p>
          </table:table-cell>
          <table:table-cell office:value-type="float" office:value="3.1685018700000001" table:formula="of:=[.C207]/1000 * [.D207]*[.E207]/1000" table:style-name="ce1">
            <text:p>3,16850187</text:p>
          </table:table-cell>
          <table:table-cell table:number-columns-repeated="2" table:style-name="ce1"/>
          <table:table-cell office:value-type="float" office:value="0.43596421496220161" table:formula="of:=[.F207]-([.$J$3]*[.C207]/1000)" table:style-name="ce1">
            <text:p>0,435964215</text:p>
          </table:table-cell>
          <table:table-cell table:number-columns-repeated="16375"/>
        </table:table-row>
        <table:table-row table:style-name="ro3">
          <table:table-cell office:value-type="time" office:time-value="PT17H22M49S" table:style-name="ce7">
            <text:p>17:22:49</text:p>
          </table:table-cell>
          <table:table-cell office:value-type="time" office:time-value="PT17H22M50S" table:style-name="ce7">
            <text:p>17:22:5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1.66" table:style-name="ce1">
            <text:p>531,66</text:p>
          </table:table-cell>
          <table:table-cell office:value-type="float" office:value="2.9161976327999994" table:formula="of:=[.C208]/1000 * [.D208]*[.E208]/1000" table:style-name="ce1">
            <text:p>2,916197633</text:p>
          </table:table-cell>
          <table:table-cell table:number-columns-repeated="2" table:style-name="ce1"/>
          <table:table-cell office:value-type="float" office:value="0.2141627236789021" table:formula="of:=[.F208]-([.$J$3]*[.C208]/1000)" table:style-name="ce1">
            <text:p>0,214162724</text:p>
          </table:table-cell>
          <table:table-cell table:number-columns-repeated="16375"/>
        </table:table-row>
        <table:table-row table:style-name="ro3">
          <table:table-cell office:value-type="time" office:time-value="PT17H22M50S" table:style-name="ce7">
            <text:p>17:22:50</text:p>
          </table:table-cell>
          <table:table-cell office:value-type="time" office:time-value="PT17H22M51S" table:style-name="ce7">
            <text:p>17:22:5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3" table:style-name="ce1">
            <text:p>543</text:p>
          </table:table-cell>
          <table:table-cell office:value-type="float" office:value="2.9755965600000005" table:formula="of:=[.C209]/1000 * [.D209]*[.E209]/1000" table:style-name="ce1">
            <text:p>2,97559656</text:p>
          </table:table-cell>
          <table:table-cell table:number-columns-repeated="2" table:style-name="ce1"/>
          <table:table-cell office:value-type="float" office:value="0.27610354637196144" table:formula="of:=[.F209]-([.$J$3]*[.C209]/1000)" table:style-name="ce1">
            <text:p>0,276103546</text:p>
          </table:table-cell>
          <table:table-cell table:number-columns-repeated="16375"/>
        </table:table-row>
        <table:table-row table:style-name="ro3">
          <table:table-cell office:value-type="time" office:time-value="PT17H22M52S" table:style-name="ce7">
            <text:p>17:22:52</text:p>
          </table:table-cell>
          <table:table-cell office:value-type="time" office:time-value="PT17H22M53S" table:style-name="ce7">
            <text:p>17:22:53</text:p>
          </table:table-cell>
          <table:table-cell office:value-type="float" office:value="1083" table:style-name="ce1">
            <text:p>1083</text:p>
          </table:table-cell>
          <table:table-cell office:value-type="float" office:value="5.17" table:style-name="ce1">
            <text:p>5,17</text:p>
          </table:table-cell>
          <table:table-cell office:value-type="float" office:value="541.01" table:style-name="ce1">
            <text:p>541,01</text:p>
          </table:table-cell>
          <table:table-cell office:value-type="float" office:value="3.0291745011" table:formula="of:=[.C210]/1000 * [.D210]*[.E210]/1000" table:style-name="ce1">
            <text:p>3,029174501</text:p>
          </table:table-cell>
          <table:table-cell table:number-columns-repeated="2" table:style-name="ce1"/>
          <table:table-cell office:value-type="float" office:value="0.27630168211773443" table:formula="of:=[.F210]-([.$J$3]*[.C210]/1000)" table:style-name="ce1">
            <text:p>0,276301682</text:p>
          </table:table-cell>
          <table:table-cell table:number-columns-repeated="16375"/>
        </table:table-row>
        <table:table-row table:style-name="ro3">
          <table:table-cell office:value-type="time" office:time-value="PT17H22M53S" table:style-name="ce7">
            <text:p>17:22:53</text:p>
          </table:table-cell>
          <table:table-cell office:value-type="time" office:time-value="PT17H22M54S" table:style-name="ce7">
            <text:p>17:22:5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3.52" table:style-name="ce1">
            <text:p>563,52</text:p>
          </table:table-cell>
          <table:table-cell office:value-type="float" office:value="3.0909522815999999" table:formula="of:=[.C211]/1000 * [.D211]*[.E211]/1000" table:style-name="ce1">
            <text:p>3,090952282</text:p>
          </table:table-cell>
          <table:table-cell table:number-columns-repeated="2" table:style-name="ce1"/>
          <table:table-cell office:value-type="float" office:value="0.38891737247890257" table:formula="of:=[.F211]-([.$J$3]*[.C211]/1000)" table:style-name="ce1">
            <text:p>0,388917372</text:p>
          </table:table-cell>
          <table:table-cell table:number-columns-repeated="16375"/>
        </table:table-row>
        <table:table-row table:style-name="ro3">
          <table:table-cell office:value-type="time" office:time-value="PT17H22M54S" table:style-name="ce7">
            <text:p>17:22:54</text:p>
          </table:table-cell>
          <table:table-cell office:value-type="time" office:time-value="PT17H22M55S" table:style-name="ce7">
            <text:p>17:22:5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6.84" table:style-name="ce1">
            <text:p>526,84</text:p>
          </table:table-cell>
          <table:table-cell office:value-type="float" office:value="2.8924780416000004" table:formula="of:=[.C212]/1000 * [.D212]*[.E212]/1000" table:style-name="ce1">
            <text:p>2,892478042</text:p>
          </table:table-cell>
          <table:table-cell table:number-columns-repeated="2" table:style-name="ce1"/>
          <table:table-cell office:value-type="float" office:value="0.18790123698584482" table:formula="of:=[.F212]-([.$J$3]*[.C212]/1000)" table:style-name="ce1">
            <text:p>0,187901237</text:p>
          </table:table-cell>
          <table:table-cell table:number-columns-repeated="16375"/>
        </table:table-row>
        <table:table-row table:style-name="ro3">
          <table:table-cell office:value-type="time" office:time-value="PT17H22M55S" table:style-name="ce7">
            <text:p>17:22:55</text:p>
          </table:table-cell>
          <table:table-cell office:value-type="time" office:time-value="PT17H22M56S" table:style-name="ce7">
            <text:p>17:22:56</text:p>
          </table:table-cell>
          <table:table-cell office:value-type="float" office:value="1045" table:style-name="ce1">
            <text:p>1045</text:p>
          </table:table-cell>
          <table:table-cell office:value-type="float" office:value="5.16" table:style-name="ce1">
            <text:p>5,16</text:p>
          </table:table-cell>
          <table:table-cell office:value-type="float" office:value="543.53" table:style-name="ce1">
            <text:p>543,53</text:p>
          </table:table-cell>
          <table:table-cell office:value-type="float" office:value="2.9308224659999995" table:formula="of:=[.C213]/1000 * [.D213]*[.E213]/1000" table:style-name="ce1">
            <text:p>2,930822466</text:p>
          </table:table-cell>
          <table:table-cell table:number-columns-repeated="2" table:style-name="ce1"/>
          <table:table-cell office:value-type="float" office:value="0.27454167575395383" table:formula="of:=[.F213]-([.$J$3]*[.C213]/1000)" table:style-name="ce1">
            <text:p>0,274541676</text:p>
          </table:table-cell>
          <table:table-cell table:number-columns-repeated="16375"/>
        </table:table-row>
        <table:table-row table:style-name="ro3">
          <table:table-cell office:value-type="time" office:time-value="PT17H22M56S" table:style-name="ce7">
            <text:p>17:22:56</text:p>
          </table:table-cell>
          <table:table-cell office:value-type="time" office:time-value="PT17H22M57S" table:style-name="ce7">
            <text:p>17:22:5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57000000000005" table:style-name="ce1">
            <text:p>542,57</text:p>
          </table:table-cell>
          <table:table-cell office:value-type="float" office:value="2.9733921140000001" table:formula="of:=[.C214]/1000 * [.D214]*[.E214]/1000" table:style-name="ce1">
            <text:p>2,973392114</text:p>
          </table:table-cell>
          <table:table-cell table:number-columns-repeated="2" table:style-name="ce1"/>
          <table:table-cell office:value-type="float" office:value="0.27898289135807808" table:formula="of:=[.F214]-([.$J$3]*[.C214]/1000)" table:style-name="ce1">
            <text:p>0,278982891</text:p>
          </table:table-cell>
          <table:table-cell table:number-columns-repeated="16375"/>
        </table:table-row>
        <table:table-row table:style-name="ro3">
          <table:table-cell office:value-type="time" office:time-value="PT17H22M57S" table:style-name="ce7">
            <text:p>17:22:57</text:p>
          </table:table-cell>
          <table:table-cell office:value-type="time" office:time-value="PT17H22M58S" table:style-name="ce7">
            <text:p>17:22:5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1.14" table:style-name="ce1">
            <text:p>541,14</text:p>
          </table:table-cell>
          <table:table-cell office:value-type="float" office:value="2.9683531217999999" table:formula="of:=[.C215]/1000 * [.D215]*[.E215]/1000" table:style-name="ce1">
            <text:p>2,968353122</text:p>
          </table:table-cell>
          <table:table-cell table:number-columns-repeated="2" table:style-name="ce1"/>
          <table:table-cell office:value-type="float" office:value="0.27140200366501954" table:formula="of:=[.F215]-([.$J$3]*[.C215]/1000)" table:style-name="ce1">
            <text:p>0,271402004</text:p>
          </table:table-cell>
          <table:table-cell table:number-columns-repeated="16375"/>
        </table:table-row>
        <table:table-row table:style-name="ro3">
          <table:table-cell office:value-type="time" office:time-value="PT17H22M58S" table:style-name="ce7">
            <text:p>17:22:58</text:p>
          </table:table-cell>
          <table:table-cell office:value-type="time" office:time-value="PT17H22M59S" table:style-name="ce7">
            <text:p>17:22:5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7.28" table:style-name="ce1">
            <text:p>537,28</text:p>
          </table:table-cell>
          <table:table-cell office:value-type="float" office:value="2.9527350687999996" table:formula="of:=[.C216]/1000 * [.D216]*[.E216]/1000" table:style-name="ce1">
            <text:p>2,952735069</text:p>
          </table:table-cell>
          <table:table-cell table:number-columns-repeated="2" table:style-name="ce1"/>
          <table:table-cell office:value-type="float" office:value="0.25070015967890225" table:formula="of:=[.F216]-([.$J$3]*[.C216]/1000)" table:style-name="ce1">
            <text:p>0,25070016</text:p>
          </table:table-cell>
          <table:table-cell table:number-columns-repeated="16375"/>
        </table:table-row>
        <table:table-row table:style-name="ro3">
          <table:table-cell office:value-type="time" office:time-value="PT17H22M59S" table:style-name="ce7">
            <text:p>17:22:59</text:p>
          </table:table-cell>
          <table:table-cell office:value-type="time" office:time-value="PT17H23M0S" table:style-name="ce7">
            <text:p>17:23:0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91999999999996" table:style-name="ce1">
            <text:p>545,92</text:p>
          </table:table-cell>
          <table:table-cell office:value-type="float" office:value="2.9945731903999997" table:formula="of:=[.C217]/1000 * [.D217]*[.E217]/1000" table:style-name="ce1">
            <text:p>2,99457319</text:p>
          </table:table-cell>
          <table:table-cell table:number-columns-repeated="2" table:style-name="ce1"/>
          <table:table-cell office:value-type="float" office:value="0.29762207226501936" table:formula="of:=[.F217]-([.$J$3]*[.C217]/1000)" table:style-name="ce1">
            <text:p>0,297622072</text:p>
          </table:table-cell>
          <table:table-cell table:number-columns-repeated="16375"/>
        </table:table-row>
        <table:table-row table:style-name="ro3">
          <table:table-cell office:value-type="time" office:time-value="PT17H23M0S" table:style-name="ce7">
            <text:p>17:23:00</text:p>
          </table:table-cell>
          <table:table-cell office:value-type="time" office:time-value="PT17H23M1S" table:style-name="ce7">
            <text:p>17:23:0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6.66999999999996" table:style-name="ce1">
            <text:p>556,67</text:p>
          </table:table-cell>
          <table:table-cell office:value-type="float" office:value="3.0505070664000002" table:formula="of:=[.C218]/1000 * [.D218]*[.E218]/1000" table:style-name="ce1">
            <text:p>3,050507066</text:p>
          </table:table-cell>
          <table:table-cell table:number-columns-repeated="2" table:style-name="ce1"/>
          <table:table-cell office:value-type="float" office:value="0.35101405277196118" table:formula="of:=[.F218]-([.$J$3]*[.C218]/1000)" table:style-name="ce1">
            <text:p>0,351014053</text:p>
          </table:table-cell>
          <table:table-cell table:number-columns-repeated="16375"/>
        </table:table-row>
        <table:table-row table:style-name="ro3">
          <table:table-cell office:value-type="time" office:time-value="PT17H23M1S" table:style-name="ce7">
            <text:p>17:23:01</text:p>
          </table:table-cell>
          <table:table-cell office:value-type="time" office:time-value="PT17H23M2S" table:style-name="ce7">
            <text:p>17:23:0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8.39" table:style-name="ce1">
            <text:p>528,39</text:p>
          </table:table-cell>
          <table:table-cell office:value-type="float" office:value="2.9011464305999999" table:formula="of:=[.C219]/1000 * [.D219]*[.E219]/1000" table:style-name="ce1">
            <text:p>2,901146431</text:p>
          </table:table-cell>
          <table:table-cell table:number-columns-repeated="2" table:style-name="ce1"/>
          <table:table-cell office:value-type="float" office:value="0.20165341697196082" table:formula="of:=[.F219]-([.$J$3]*[.C219]/1000)" table:style-name="ce1">
            <text:p>0,201653417</text:p>
          </table:table-cell>
          <table:table-cell table:number-columns-repeated="16375"/>
        </table:table-row>
        <table:table-row table:style-name="ro3">
          <table:table-cell office:value-type="time" office:time-value="PT17H23M2S" table:style-name="ce7">
            <text:p>17:23:02</text:p>
          </table:table-cell>
          <table:table-cell office:value-type="time" office:time-value="PT17H23M3S" table:style-name="ce7">
            <text:p>17:23:03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9.82000000000005" table:style-name="ce1">
            <text:p>549,82</text:p>
          </table:table-cell>
          <table:table-cell office:value-type="float" office:value="3.0472343968000004" table:formula="of:=[.C220]/1000 * [.D220]*[.E220]/1000" table:style-name="ce1">
            <text:p>3,047234397</text:p>
          </table:table-cell>
          <table:table-cell table:number-columns-repeated="2" table:style-name="ce1"/>
          <table:table-cell office:value-type="float" office:value="0.32232242824137769" table:formula="of:=[.F220]-([.$J$3]*[.C220]/1000)" table:style-name="ce1">
            <text:p>0,322322428</text:p>
          </table:table-cell>
          <table:table-cell table:number-columns-repeated="16375"/>
        </table:table-row>
        <table:table-row table:style-name="ro3">
          <table:table-cell office:value-type="time" office:time-value="PT17H23M3S" table:style-name="ce7">
            <text:p>17:23:03</text:p>
          </table:table-cell>
          <table:table-cell office:value-type="time" office:time-value="PT17H23M5S" table:style-name="ce7">
            <text:p>17:23:0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6.85" table:style-name="ce1">
            <text:p>526,85</text:p>
          </table:table-cell>
          <table:table-cell office:value-type="float" office:value="2.8899671844999997" table:formula="of:=[.C221]/1000 * [.D221]*[.E221]/1000" table:style-name="ce1">
            <text:p>2,889967185</text:p>
          </table:table-cell>
          <table:table-cell table:number-columns-repeated="2" table:style-name="ce1"/>
          <table:table-cell office:value-type="float" office:value="0.19301606636501933" table:formula="of:=[.F221]-([.$J$3]*[.C221]/1000)" table:style-name="ce1">
            <text:p>0,193016066</text:p>
          </table:table-cell>
          <table:table-cell table:number-columns-repeated="16375"/>
        </table:table-row>
        <table:table-row table:style-name="ro3">
          <table:table-cell office:value-type="time" office:time-value="PT17H23M5S" table:style-name="ce7">
            <text:p>17:23:05</text:p>
          </table:table-cell>
          <table:table-cell office:value-type="time" office:time-value="PT17H23M6S" table:style-name="ce7">
            <text:p>17:23:0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5.42999999999995" table:style-name="ce1">
            <text:p>515,43</text:p>
          </table:table-cell>
          <table:table-cell office:value-type="float" office:value="2.8218555467999993" table:formula="of:=[.C222]/1000 * [.D222]*[.E222]/1000" table:style-name="ce1">
            <text:p>2,821855547</text:p>
          </table:table-cell>
          <table:table-cell table:number-columns-repeated="2" table:style-name="ce1"/>
          <table:table-cell office:value-type="float" office:value="0.12490442866501894" table:formula="of:=[.F222]-([.$J$3]*[.C222]/1000)" table:style-name="ce1">
            <text:p>0,124904429</text:p>
          </table:table-cell>
          <table:table-cell table:number-columns-repeated="16375"/>
        </table:table-row>
        <table:table-row table:style-name="ro3">
          <table:table-cell office:value-type="time" office:time-value="PT17H23M6S" table:style-name="ce7">
            <text:p>17:23:06</text:p>
          </table:table-cell>
          <table:table-cell office:value-type="time" office:time-value="PT17H23M7S" table:style-name="ce7">
            <text:p>17:23:0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9.32000000000005" table:style-name="ce1">
            <text:p>559,32</text:p>
          </table:table-cell>
          <table:table-cell office:value-type="float" office:value="3.0765732192000006" table:formula="of:=[.C223]/1000 * [.D223]*[.E223]/1000" table:style-name="ce1">
            <text:p>3,076573219</text:p>
          </table:table-cell>
          <table:table-cell table:number-columns-repeated="2" table:style-name="ce1"/>
          <table:table-cell office:value-type="float" office:value="0.36691262359972798" table:formula="of:=[.F223]-([.$J$3]*[.C223]/1000)" table:style-name="ce1">
            <text:p>0,366912624</text:p>
          </table:table-cell>
          <table:table-cell table:number-columns-repeated="16375"/>
        </table:table-row>
        <table:table-row table:style-name="ro3">
          <table:table-cell office:value-type="time" office:time-value="PT17H23M7S" table:style-name="ce7">
            <text:p>17:23:07</text:p>
          </table:table-cell>
          <table:table-cell office:value-type="time" office:time-value="PT17H23M8S" table:style-name="ce7">
            <text:p>17:23:0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4.85" table:style-name="ce1">
            <text:p>544,85</text:p>
          </table:table-cell>
          <table:table-cell office:value-type="float" office:value="2.99416869" table:formula="of:=[.C224]/1000 * [.D224]*[.E224]/1000" table:style-name="ce1">
            <text:p>2,99416869</text:p>
          </table:table-cell>
          <table:table-cell table:number-columns-repeated="2" table:style-name="ce1"/>
          <table:table-cell office:value-type="float" office:value="0.28704998989278607" table:formula="of:=[.F224]-([.$J$3]*[.C224]/1000)" table:style-name="ce1">
            <text:p>0,28704999</text:p>
          </table:table-cell>
          <table:table-cell table:number-columns-repeated="16375"/>
        </table:table-row>
        <table:table-row table:style-name="ro3">
          <table:table-cell office:value-type="time" office:time-value="PT17H23M8S" table:style-name="ce7">
            <text:p>17:23:08</text:p>
          </table:table-cell>
          <table:table-cell office:value-type="time" office:time-value="PT17H23M9S" table:style-name="ce7">
            <text:p>17:23:0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8.27" table:style-name="ce1">
            <text:p>528,27</text:p>
          </table:table-cell>
          <table:table-cell office:value-type="float" office:value="2.9059498775999999" table:formula="of:=[.C225]/1000 * [.D225]*[.E225]/1000" table:style-name="ce1">
            <text:p>2,905949878</text:p>
          </table:table-cell>
          <table:table-cell table:number-columns-repeated="2" table:style-name="ce1"/>
          <table:table-cell office:value-type="float" office:value="0.20137307298584428" table:formula="of:=[.F225]-([.$J$3]*[.C225]/1000)" table:style-name="ce1">
            <text:p>0,201373073</text:p>
          </table:table-cell>
          <table:table-cell table:number-columns-repeated="16375"/>
        </table:table-row>
        <table:table-row table:style-name="ro3">
          <table:table-cell office:value-type="time" office:time-value="PT17H23M9S" table:style-name="ce7">
            <text:p>17:23:09</text:p>
          </table:table-cell>
          <table:table-cell office:value-type="time" office:time-value="PT17H23M10S" table:style-name="ce7">
            <text:p>17:23:10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6.87" table:style-name="ce1">
            <text:p>526,87</text:p>
          </table:table-cell>
          <table:table-cell office:value-type="float" office:value="2.9064203992999995" table:formula="of:=[.C226]/1000 * [.D226]*[.E226]/1000" table:style-name="ce1">
            <text:p>2,906420399</text:p>
          </table:table-cell>
          <table:table-cell table:number-columns-repeated="2" table:style-name="ce1"/>
          <table:table-cell office:value-type="float" office:value="0.19421790820666862" table:formula="of:=[.F226]-([.$J$3]*[.C226]/1000)" table:style-name="ce1">
            <text:p>0,194217908</text:p>
          </table:table-cell>
          <table:table-cell table:number-columns-repeated="16375"/>
        </table:table-row>
        <table:table-row table:style-name="ro3">
          <table:table-cell office:value-type="time" office:time-value="PT17H23M10S" table:style-name="ce7">
            <text:p>17:23:10</text:p>
          </table:table-cell>
          <table:table-cell office:value-type="time" office:time-value="PT17H23M11S" table:style-name="ce7">
            <text:p>17:23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9.63" table:style-name="ce1">
            <text:p>529,63</text:p>
          </table:table-cell>
          <table:table-cell office:value-type="float" office:value="2.9024783259999998" table:formula="of:=[.C227]/1000 * [.D227]*[.E227]/1000" table:style-name="ce1">
            <text:p>2,902478326</text:p>
          </table:table-cell>
          <table:table-cell table:number-columns-repeated="2" table:style-name="ce1"/>
          <table:table-cell office:value-type="float" office:value="0.20806910335807771" table:formula="of:=[.F227]-([.$J$3]*[.C227]/1000)" table:style-name="ce1">
            <text:p>0,208069103</text:p>
          </table:table-cell>
          <table:table-cell table:number-columns-repeated="16375"/>
        </table:table-row>
        <table:table-row table:style-name="ro3">
          <table:table-cell office:value-type="time" office:time-value="PT17H23M11S" table:style-name="ce7">
            <text:p>17:23:11</text:p>
          </table:table-cell>
          <table:table-cell office:value-type="time" office:time-value="PT17H23M12S" table:style-name="ce7">
            <text:p>17:23:12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45.57000000000005" table:style-name="ce1">
            <text:p>545,57</text:p>
          </table:table-cell>
          <table:table-cell office:value-type="float" office:value="2.9840496720000007" table:formula="of:=[.C228]/1000 * [.D228]*[.E228]/1000" table:style-name="ce1">
            <text:p>2,984049672</text:p>
          </table:table-cell>
          <table:table-cell table:number-columns-repeated="2" table:style-name="ce1"/>
          <table:table-cell office:value-type="float" office:value="0.28964044935807864" table:formula="of:=[.F228]-([.$J$3]*[.C228]/1000)" table:style-name="ce1">
            <text:p>0,289640449</text:p>
          </table:table-cell>
          <table:table-cell table:number-columns-repeated="16375"/>
        </table:table-row>
        <table:table-row table:style-name="ro3">
          <table:table-cell office:value-type="time" office:time-value="PT17H23M12S" table:style-name="ce7">
            <text:p>17:23:12</text:p>
          </table:table-cell>
          <table:table-cell office:value-type="time" office:time-value="PT17H23M13S" table:style-name="ce7">
            <text:p>17:23:1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4.86" table:style-name="ce1">
            <text:p>534,86</text:p>
          </table:table-cell>
          <table:table-cell office:value-type="float" office:value="2.9309900112000005" table:formula="of:=[.C229]/1000 * [.D229]*[.E229]/1000" table:style-name="ce1">
            <text:p>2,930990011</text:p>
          </table:table-cell>
          <table:table-cell table:number-columns-repeated="2" table:style-name="ce1"/>
          <table:table-cell office:value-type="float" office:value="0.2314969975719614" table:formula="of:=[.F229]-([.$J$3]*[.C229]/1000)" table:style-name="ce1">
            <text:p>0,231496998</text:p>
          </table:table-cell>
          <table:table-cell table:number-columns-repeated="16375"/>
        </table:table-row>
        <table:table-row table:style-name="ro3">
          <table:table-cell office:value-type="time" office:time-value="PT17H23M13S" table:style-name="ce7">
            <text:p>17:23:13</text:p>
          </table:table-cell>
          <table:table-cell office:value-type="time" office:time-value="PT17H23M14S" table:style-name="ce7">
            <text:p>17:23:1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3.24" table:style-name="ce1">
            <text:p>563,24</text:p>
          </table:table-cell>
          <table:table-cell office:value-type="float" office:value="3.0952290960000002" table:formula="of:=[.C230]/1000 * [.D230]*[.E230]/1000" table:style-name="ce1">
            <text:p>3,095229096</text:p>
          </table:table-cell>
          <table:table-cell table:number-columns-repeated="2" table:style-name="ce1"/>
          <table:table-cell office:value-type="float" office:value="0.38811039589278629" table:formula="of:=[.F230]-([.$J$3]*[.C230]/1000)" table:style-name="ce1">
            <text:p>0,388110396</text:p>
          </table:table-cell>
          <table:table-cell table:number-columns-repeated="16375"/>
        </table:table-row>
        <table:table-row table:style-name="ro3">
          <table:table-cell office:value-type="time" office:time-value="PT17H23M14S" table:style-name="ce7">
            <text:p>17:23:14</text:p>
          </table:table-cell>
          <table:table-cell office:value-type="time" office:time-value="PT17H23M15S" table:style-name="ce7">
            <text:p>17:23:15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55.39" table:style-name="ce1">
            <text:p>555,39</text:p>
          </table:table-cell>
          <table:table-cell office:value-type="float" office:value="3.0406269564000001" table:formula="of:=[.C231]/1000 * [.D231]*[.E231]/1000" table:style-name="ce1">
            <text:p>3,040626956</text:p>
          </table:table-cell>
          <table:table-cell table:number-columns-repeated="2" table:style-name="ce1"/>
          <table:table-cell office:value-type="float" office:value="0.3436758382650198" table:formula="of:=[.F231]-([.$J$3]*[.C231]/1000)" table:style-name="ce1">
            <text:p>0,343675838</text:p>
          </table:table-cell>
          <table:table-cell table:number-columns-repeated="16375"/>
        </table:table-row>
        <table:table-row table:style-name="ro3">
          <table:table-cell office:value-type="time" office:time-value="PT17H23M15S" table:style-name="ce7">
            <text:p>17:23:15</text:p>
          </table:table-cell>
          <table:table-cell office:value-type="time" office:time-value="PT17H23M16S" table:style-name="ce7">
            <text:p>17:23:1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4.35" table:style-name="ce1">
            <text:p>544,35</text:p>
          </table:table-cell>
          <table:table-cell office:value-type="float" office:value="2.9859611595" table:formula="of:=[.C232]/1000 * [.D232]*[.E232]/1000" table:style-name="ce1">
            <text:p>2,98596116</text:p>
          </table:table-cell>
          <table:table-cell table:number-columns-repeated="2" table:style-name="ce1"/>
          <table:table-cell office:value-type="float" office:value="0.28901004136501962" table:formula="of:=[.F232]-([.$J$3]*[.C232]/1000)" table:style-name="ce1">
            <text:p>0,289010041</text:p>
          </table:table-cell>
          <table:table-cell table:number-columns-repeated="16375"/>
        </table:table-row>
        <table:table-row table:style-name="ro3">
          <table:table-cell office:value-type="time" office:time-value="PT17H23M17S" table:style-name="ce7">
            <text:p>17:23:17</text:p>
          </table:table-cell>
          <table:table-cell office:value-type="time" office:time-value="PT17H23M18S" table:style-name="ce7">
            <text:p>17:23:1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8.52" table:style-name="ce1">
            <text:p>518,52</text:p>
          </table:table-cell>
          <table:table-cell office:value-type="float" office:value="2.8442740523999994" table:formula="of:=[.C233]/1000 * [.D233]*[.E233]/1000" table:style-name="ce1">
            <text:p>2,844274052</text:p>
          </table:table-cell>
          <table:table-cell table:number-columns-repeated="2" table:style-name="ce1"/>
          <table:table-cell office:value-type="float" office:value="0.14732293426501908" table:formula="of:=[.F233]-([.$J$3]*[.C233]/1000)" table:style-name="ce1">
            <text:p>0,147322934</text:p>
          </table:table-cell>
          <table:table-cell table:number-columns-repeated="16375"/>
        </table:table-row>
        <table:table-row table:style-name="ro3">
          <table:table-cell office:value-type="time" office:time-value="PT17H23M18S" table:style-name="ce7">
            <text:p>17:23:18</text:p>
          </table:table-cell>
          <table:table-cell office:value-type="time" office:time-value="PT17H23M19S" table:style-name="ce7">
            <text:p>17:23:1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9.72" table:style-name="ce1">
            <text:p>539,72</text:p>
          </table:table-cell>
          <table:table-cell office:value-type="float" office:value="2.9577735440000001" table:formula="of:=[.C234]/1000 * [.D234]*[.E234]/1000" table:style-name="ce1">
            <text:p>2,957773544</text:p>
          </table:table-cell>
          <table:table-cell table:number-columns-repeated="2" table:style-name="ce1"/>
          <table:table-cell office:value-type="float" office:value="0.26336432135807808" table:formula="of:=[.F234]-([.$J$3]*[.C234]/1000)" table:style-name="ce1">
            <text:p>0,263364321</text:p>
          </table:table-cell>
          <table:table-cell table:number-columns-repeated="16375"/>
        </table:table-row>
        <table:table-row table:style-name="ro3">
          <table:table-cell office:value-type="time" office:time-value="PT17H23M19S" table:style-name="ce7">
            <text:p>17:23:19</text:p>
          </table:table-cell>
          <table:table-cell office:value-type="time" office:time-value="PT17H23M20S" table:style-name="ce7">
            <text:p>17:23:2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6.19000000000005" table:style-name="ce1">
            <text:p>546,19</text:p>
          </table:table-cell>
          <table:table-cell office:value-type="float" office:value="3.0017018449000004" table:formula="of:=[.C235]/1000 * [.D235]*[.E235]/1000" table:style-name="ce1">
            <text:p>3,001701845</text:p>
          </table:table-cell>
          <table:table-cell table:number-columns-repeated="2" table:style-name="ce1"/>
          <table:table-cell office:value-type="float" office:value="0.29966693577890302" table:formula="of:=[.F235]-([.$J$3]*[.C235]/1000)" table:style-name="ce1">
            <text:p>0,299666936</text:p>
          </table:table-cell>
          <table:table-cell table:number-columns-repeated="16375"/>
        </table:table-row>
        <table:table-row table:style-name="ro3">
          <table:table-cell office:value-type="time" office:time-value="PT17H23M20S" table:style-name="ce7">
            <text:p>17:23:20</text:p>
          </table:table-cell>
          <table:table-cell office:value-type="time" office:time-value="PT17H23M21S" table:style-name="ce7">
            <text:p>17:23:21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38.9" table:style-name="ce1">
            <text:p>538,9</text:p>
          </table:table-cell>
          <table:table-cell office:value-type="float" office:value="2.9809361280000002" table:formula="of:=[.C236]/1000 * [.D236]*[.E236]/1000" table:style-name="ce1">
            <text:p>2,980936128</text:p>
          </table:table-cell>
          <table:table-cell table:number-columns-repeated="2" table:style-name="ce1"/>
          <table:table-cell office:value-type="float" office:value="0.25602415944137746" table:formula="of:=[.F236]-([.$J$3]*[.C236]/1000)" table:style-name="ce1">
            <text:p>0,256024159</text:p>
          </table:table-cell>
          <table:table-cell table:number-columns-repeated="16375"/>
        </table:table-row>
        <table:table-row table:style-name="ro3">
          <table:table-cell office:value-type="time" office:time-value="PT17H23M21S" table:style-name="ce7">
            <text:p>17:23:21</text:p>
          </table:table-cell>
          <table:table-cell office:value-type="time" office:time-value="PT17H23M22S" table:style-name="ce7">
            <text:p>17:23:22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1.24" table:style-name="ce1">
            <text:p>551,24</text:p>
          </table:table-cell>
          <table:table-cell office:value-type="float" office:value="3.0207511008000005" table:formula="of:=[.C237]/1000 * [.D237]*[.E237]/1000" table:style-name="ce1">
            <text:p>3,020751101</text:p>
          </table:table-cell>
          <table:table-cell table:number-columns-repeated="2" table:style-name="ce1"/>
          <table:table-cell office:value-type="float" office:value="0.32125808717196147" table:formula="of:=[.F237]-([.$J$3]*[.C237]/1000)" table:style-name="ce1">
            <text:p>0,321258087</text:p>
          </table:table-cell>
          <table:table-cell table:number-columns-repeated="16375"/>
        </table:table-row>
        <table:table-row table:style-name="ro3">
          <table:table-cell office:value-type="time" office:time-value="PT17H23M22S" table:style-name="ce7">
            <text:p>17:23:22</text:p>
          </table:table-cell>
          <table:table-cell office:value-type="time" office:time-value="PT17H23M23S" table:style-name="ce7">
            <text:p>17:23:2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21" table:style-name="ce1">
            <text:p>545,21</text:p>
          </table:table-cell>
          <table:table-cell office:value-type="float" office:value="2.9906785776999998" table:formula="of:=[.C238]/1000 * [.D238]*[.E238]/1000" table:style-name="ce1">
            <text:p>2,990678578</text:p>
          </table:table-cell>
          <table:table-cell table:number-columns-repeated="2" table:style-name="ce1"/>
          <table:table-cell office:value-type="float" office:value="0.29372745956501944" table:formula="of:=[.F238]-([.$J$3]*[.C238]/1000)" table:style-name="ce1">
            <text:p>0,29372746</text:p>
          </table:table-cell>
          <table:table-cell table:number-columns-repeated="16375"/>
        </table:table-row>
        <table:table-row table:style-name="ro3">
          <table:table-cell office:value-type="time" office:time-value="PT17H23M23S" table:style-name="ce7">
            <text:p>17:23:23</text:p>
          </table:table-cell>
          <table:table-cell office:value-type="time" office:time-value="PT17H23M24S" table:style-name="ce7">
            <text:p>17:23:24</text:p>
          </table:table-cell>
          <table:table-cell office:value-type="float" office:value="1091" table:style-name="ce1">
            <text:p>1091</text:p>
          </table:table-cell>
          <table:table-cell office:value-type="float" office:value="5.17" table:style-name="ce1">
            <text:p>5,17</text:p>
          </table:table-cell>
          <table:table-cell office:value-type="float" office:value="540.08000000000004" table:style-name="ce1">
            <text:p>540,08</text:p>
          </table:table-cell>
          <table:table-cell office:value-type="float" office:value="3.0463050376000003" table:formula="of:=[.C239]/1000 * [.D239]*[.E239]/1000" table:style-name="ce1">
            <text:p>3,046305038</text:p>
          </table:table-cell>
          <table:table-cell table:number-columns-repeated="2" table:style-name="ce1"/>
          <table:table-cell office:value-type="float" office:value="0.27309705467326717" table:formula="of:=[.F239]-([.$J$3]*[.C239]/1000)" table:style-name="ce1">
            <text:p>0,273097055</text:p>
          </table:table-cell>
          <table:table-cell table:number-columns-repeated="16375"/>
        </table:table-row>
        <table:table-row table:style-name="ro3">
          <table:table-cell office:value-type="time" office:time-value="PT17H23M24S" table:style-name="ce7">
            <text:p>17:23:24</text:p>
          </table:table-cell>
          <table:table-cell office:value-type="time" office:time-value="PT17H23M25S" table:style-name="ce7">
            <text:p>17:23:2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3.34" table:style-name="ce1">
            <text:p>523,34</text:p>
          </table:table-cell>
          <table:table-cell office:value-type="float" office:value="2.8732622016000002" table:formula="of:=[.C240]/1000 * [.D240]*[.E240]/1000" table:style-name="ce1">
            <text:p>2,873262202</text:p>
          </table:table-cell>
          <table:table-cell table:number-columns-repeated="2" table:style-name="ce1"/>
          <table:table-cell office:value-type="float" office:value="0.16868539698584462" table:formula="of:=[.F240]-([.$J$3]*[.C240]/1000)" table:style-name="ce1">
            <text:p>0,168685397</text:p>
          </table:table-cell>
          <table:table-cell table:number-columns-repeated="16375"/>
        </table:table-row>
        <table:table-row table:style-name="ro3">
          <table:table-cell office:value-type="time" office:time-value="PT17H23M25S" table:style-name="ce7">
            <text:p>17:23:25</text:p>
          </table:table-cell>
          <table:table-cell office:value-type="time" office:time-value="PT17H23M26S" table:style-name="ce7">
            <text:p>17:23:2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6.16" table:style-name="ce1">
            <text:p>546,16</text:p>
          </table:table-cell>
          <table:table-cell office:value-type="float" office:value="2.9900949215999999" table:formula="of:=[.C241]/1000 * [.D241]*[.E241]/1000" table:style-name="ce1">
            <text:p>2,990094922</text:p>
          </table:table-cell>
          <table:table-cell table:number-columns-repeated="2" table:style-name="ce1"/>
          <table:table-cell office:value-type="float" office:value="0.29314380346501956" table:formula="of:=[.F241]-([.$J$3]*[.C241]/1000)" table:style-name="ce1">
            <text:p>0,293143803</text:p>
          </table:table-cell>
          <table:table-cell table:number-columns-repeated="16375"/>
        </table:table-row>
        <table:table-row table:style-name="ro3">
          <table:table-cell office:value-type="time" office:time-value="PT17H23M26S" table:style-name="ce7">
            <text:p>17:23:26</text:p>
          </table:table-cell>
          <table:table-cell office:value-type="time" office:time-value="PT17H23M27S" table:style-name="ce7">
            <text:p>17:23:2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7.55999999999995" table:style-name="ce1">
            <text:p>537,56</text:p>
          </table:table-cell>
          <table:table-cell office:value-type="float" office:value="2.9598322379999997" table:formula="of:=[.C242]/1000 * [.D242]*[.E242]/1000" table:style-name="ce1">
            <text:p>2,959832238</text:p>
          </table:table-cell>
          <table:table-cell table:number-columns-repeated="2" table:style-name="ce1"/>
          <table:table-cell office:value-type="float" office:value="0.25271353789278583" table:formula="of:=[.F242]-([.$J$3]*[.C242]/1000)" table:style-name="ce1">
            <text:p>0,252713538</text:p>
          </table:table-cell>
          <table:table-cell table:number-columns-repeated="16375"/>
        </table:table-row>
        <table:table-row table:style-name="ro3">
          <table:table-cell office:value-type="time" office:time-value="PT17H23M27S" table:style-name="ce7">
            <text:p>17:23:27</text:p>
          </table:table-cell>
          <table:table-cell office:value-type="time" office:time-value="PT17H23M28S" table:style-name="ce7">
            <text:p>17:23:2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0.73" table:style-name="ce1">
            <text:p>530,73</text:p>
          </table:table-cell>
          <table:table-cell office:value-type="float" office:value="2.9083579416000007" table:formula="of:=[.C243]/1000 * [.D243]*[.E243]/1000" table:style-name="ce1">
            <text:p>2,908357942</text:p>
          </table:table-cell>
          <table:table-cell table:number-columns-repeated="2" table:style-name="ce1"/>
          <table:table-cell office:value-type="float" office:value="0.20886492797196166" table:formula="of:=[.F243]-([.$J$3]*[.C243]/1000)" table:style-name="ce1">
            <text:p>0,208864928</text:p>
          </table:table-cell>
          <table:table-cell table:number-columns-repeated="16375"/>
        </table:table-row>
        <table:table-row table:style-name="ro3">
          <table:table-cell office:value-type="time" office:time-value="PT17H23M29S" table:style-name="ce7">
            <text:p>17:23:29</text:p>
          </table:table-cell>
          <table:table-cell office:value-type="time" office:time-value="PT17H23M30S" table:style-name="ce7">
            <text:p>17:23:3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8.59" table:style-name="ce1">
            <text:p>558,59</text:p>
          </table:table-cell>
          <table:table-cell office:value-type="float" office:value="3.0725578104000002" table:formula="of:=[.C244]/1000 * [.D244]*[.E244]/1000" table:style-name="ce1">
            <text:p>3,07255781</text:p>
          </table:table-cell>
          <table:table-cell table:number-columns-repeated="2" table:style-name="ce1"/>
          <table:table-cell office:value-type="float" office:value="0.36289721479972759" table:formula="of:=[.F244]-([.$J$3]*[.C244]/1000)" table:style-name="ce1">
            <text:p>0,362897215</text:p>
          </table:table-cell>
          <table:table-cell table:number-columns-repeated="16375"/>
        </table:table-row>
        <table:table-row table:style-name="ro3">
          <table:table-cell office:value-type="time" office:time-value="PT17H23M30S" table:style-name="ce7">
            <text:p>17:23:30</text:p>
          </table:table-cell>
          <table:table-cell office:value-type="time" office:time-value="PT17H23M31S" table:style-name="ce7">
            <text:p>17:23:3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9.53" table:style-name="ce1">
            <text:p>549,53</text:p>
          </table:table-cell>
          <table:table-cell office:value-type="float" office:value="3.0369006107999996" table:formula="of:=[.C245]/1000 * [.D245]*[.E245]/1000" table:style-name="ce1">
            <text:p>3,036900611</text:p>
          </table:table-cell>
          <table:table-cell table:number-columns-repeated="2" table:style-name="ce1"/>
          <table:table-cell office:value-type="float" office:value="0.31453053773443518" table:formula="of:=[.F245]-([.$J$3]*[.C245]/1000)" table:style-name="ce1">
            <text:p>0,314530538</text:p>
          </table:table-cell>
          <table:table-cell table:number-columns-repeated="16375"/>
        </table:table-row>
        <table:table-row table:style-name="ro3">
          <table:table-cell office:value-type="time" office:time-value="PT17H23M31S" table:style-name="ce7">
            <text:p>17:23:31</text:p>
          </table:table-cell>
          <table:table-cell office:value-type="time" office:time-value="PT17H23M32S" table:style-name="ce7">
            <text:p>17:23:32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1.66" table:style-name="ce1">
            <text:p>551,66</text:p>
          </table:table-cell>
          <table:table-cell office:value-type="float" office:value="3.0230526672" table:formula="of:=[.C246]/1000 * [.D246]*[.E246]/1000" table:style-name="ce1">
            <text:p>3,023052667</text:p>
          </table:table-cell>
          <table:table-cell table:number-columns-repeated="2" table:style-name="ce1"/>
          <table:table-cell office:value-type="float" office:value="0.32355965357196093" table:formula="of:=[.F246]-([.$J$3]*[.C246]/1000)" table:style-name="ce1">
            <text:p>0,323559654</text:p>
          </table:table-cell>
          <table:table-cell table:number-columns-repeated="16375"/>
        </table:table-row>
        <table:table-row table:style-name="ro3">
          <table:table-cell office:value-type="time" office:time-value="PT17H23M32S" table:style-name="ce7">
            <text:p>17:23:32</text:p>
          </table:table-cell>
          <table:table-cell office:value-type="time" office:time-value="PT17H23M33S" table:style-name="ce7">
            <text:p>17:23:3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9.80999999999995" table:style-name="ce1">
            <text:p>559,81</text:p>
          </table:table-cell>
          <table:table-cell office:value-type="float" office:value="3.0736591973999996" table:formula="of:=[.C247]/1000 * [.D247]*[.E247]/1000" table:style-name="ce1">
            <text:p>3,073659197</text:p>
          </table:table-cell>
          <table:table-cell table:number-columns-repeated="2" table:style-name="ce1"/>
          <table:table-cell office:value-type="float" office:value="0.37416618377196054" table:formula="of:=[.F247]-([.$J$3]*[.C247]/1000)" table:style-name="ce1">
            <text:p>0,374166184</text:p>
          </table:table-cell>
          <table:table-cell table:number-columns-repeated="16375"/>
        </table:table-row>
        <table:table-row table:style-name="ro3">
          <table:table-cell office:value-type="time" office:time-value="PT17H23M33S" table:style-name="ce7">
            <text:p>17:23:33</text:p>
          </table:table-cell>
          <table:table-cell office:value-type="time" office:time-value="PT17H23M34S" table:style-name="ce7">
            <text:p>17:23:3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8.48" table:style-name="ce1">
            <text:p>548,48</text:p>
          </table:table-cell>
          <table:table-cell office:value-type="float" office:value="3.0142870207999999" table:formula="of:=[.C248]/1000 * [.D248]*[.E248]/1000" table:style-name="ce1">
            <text:p>3,014287021</text:p>
          </table:table-cell>
          <table:table-cell table:number-columns-repeated="2" table:style-name="ce1"/>
          <table:table-cell office:value-type="float" office:value="0.31225211167890254" table:formula="of:=[.F248]-([.$J$3]*[.C248]/1000)" table:style-name="ce1">
            <text:p>0,312252112</text:p>
          </table:table-cell>
          <table:table-cell table:number-columns-repeated="16375"/>
        </table:table-row>
        <table:table-row table:style-name="ro3">
          <table:table-cell office:value-type="time" office:time-value="PT17H23M34S" table:style-name="ce7">
            <text:p>17:23:34</text:p>
          </table:table-cell>
          <table:table-cell office:value-type="time" office:time-value="PT17H23M35S" table:style-name="ce7">
            <text:p>17:23:3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4.47" table:style-name="ce1">
            <text:p>514,47</text:p>
          </table:table-cell>
          <table:table-cell office:value-type="float" office:value="2.8220583039" table:formula="of:=[.C249]/1000 * [.D249]*[.E249]/1000" table:style-name="ce1">
            <text:p>2,822058304</text:p>
          </table:table-cell>
          <table:table-cell table:number-columns-repeated="2" table:style-name="ce1"/>
          <table:table-cell office:value-type="float" office:value="0.12510718576501967" table:formula="of:=[.F249]-([.$J$3]*[.C249]/1000)" table:style-name="ce1">
            <text:p>0,125107186</text:p>
          </table:table-cell>
          <table:table-cell table:number-columns-repeated="16375"/>
        </table:table-row>
        <table:table-row table:style-name="ro3">
          <table:table-cell office:value-type="time" office:time-value="PT17H23M35S" table:style-name="ce7">
            <text:p>17:23:35</text:p>
          </table:table-cell>
          <table:table-cell office:value-type="time" office:time-value="PT17H23M36S" table:style-name="ce7">
            <text:p>17:23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54" table:style-name="ce1">
            <text:p>520,54</text:p>
          </table:table-cell>
          <table:table-cell office:value-type="float" office:value="2.8526633079999999" table:formula="of:=[.C250]/1000 * [.D250]*[.E250]/1000" table:style-name="ce1">
            <text:p>2,852663308</text:p>
          </table:table-cell>
          <table:table-cell table:number-columns-repeated="2" table:style-name="ce1"/>
          <table:table-cell office:value-type="float" office:value="0.15825408535807783" table:formula="of:=[.F250]-([.$J$3]*[.C250]/1000)" table:style-name="ce1">
            <text:p>0,158254085</text:p>
          </table:table-cell>
          <table:table-cell table:number-columns-repeated="16375"/>
        </table:table-row>
        <table:table-row table:style-name="ro3">
          <table:table-cell office:value-type="time" office:time-value="PT17H23M36S" table:style-name="ce7">
            <text:p>17:23:36</text:p>
          </table:table-cell>
          <table:table-cell office:value-type="time" office:time-value="PT17H23M37S" table:style-name="ce7">
            <text:p>17:23:37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61.96" table:style-name="ce1">
            <text:p>561,96</text:p>
          </table:table-cell>
          <table:table-cell office:value-type="float" office:value="3.0707967024" table:formula="of:=[.C251]/1000 * [.D251]*[.E251]/1000" table:style-name="ce1">
            <text:p>3,070796702</text:p>
          </table:table-cell>
          <table:table-cell table:number-columns-repeated="2" table:style-name="ce1"/>
          <table:table-cell office:value-type="float" office:value="0.37892937525113624" table:formula="of:=[.F251]-([.$J$3]*[.C251]/1000)" table:style-name="ce1">
            <text:p>0,378929375</text:p>
          </table:table-cell>
          <table:table-cell table:number-columns-repeated="16375"/>
        </table:table-row>
        <table:table-row table:style-name="ro1">
          <table:table-cell table:number-columns-repeated="2" table:style-name="ce4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427.51089945489969" table:formula="of:=SUM([.F108:.F251])" table:style-name="ce2">
            <text:p>427,5108995</text:p>
          </table:table-cell>
          <table:table-cell table:style-name="ce2"/>
          <table:table-cell office:value-type="string" table:style-name="ce2">
            <text:p>Total energy without SO</text:p>
          </table:table-cell>
          <table:table-cell office:value-type="float" office:value="37.723935071857042" table:formula="of:=SUM([.I108:.I251])" table:style-name="ce2">
            <text:p>37,72393507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Experiment 6</text:p>
          </table:table-cell>
          <table:table-cell table:style-name="ce4"/>
          <table:table-cell table:number-columns-repeated="6" table:style-name="ce2"/>
          <table:table-cell table:style-name="ce1"/>
          <table:table-cell table:number-columns-repeated="16375" table:style-name="ce2"/>
        </table:table-row>
        <table:table-row table:style-name="ro3">
          <table:table-cell office:value-type="time" office:time-value="PT17H25M0S" table:style-name="ce7">
            <text:p>17:25:00</text:p>
          </table:table-cell>
          <table:table-cell office:value-type="time" office:time-value="PT17H25M1S" table:style-name="ce7">
            <text:p>17:25:0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5.76" table:style-name="ce1">
            <text:p>525,76</text:p>
          </table:table-cell>
          <table:table-cell office:value-type="float" office:value="2.9030153856000003" table:formula="of:=[.C254]/1000 * [.D254]*[.E254]/1000" table:style-name="ce1">
            <text:p>2,903015386</text:p>
          </table:table-cell>
          <table:table-cell table:number-columns-repeated="2" table:style-name="ce1"/>
          <table:table-cell office:value-type="float" office:value="0.18827099901361111" table:formula="of:=[.F254]-([.$J$3]*[.C254]/1000)" table:style-name="ce1">
            <text:p>0,188270999</text:p>
          </table:table-cell>
          <table:table-cell table:number-columns-repeated="16375"/>
        </table:table-row>
        <table:table-row table:style-name="ro3">
          <table:table-cell office:value-type="time" office:time-value="PT17H25M1S" table:style-name="ce7">
            <text:p>17:25:01</text:p>
          </table:table-cell>
          <table:table-cell office:value-type="time" office:time-value="PT17H25M2S" table:style-name="ce7">
            <text:p>17:25:0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8.38" table:style-name="ce1">
            <text:p>558,38</text:p>
          </table:table-cell>
          <table:table-cell office:value-type="float" office:value="3.0656402111999999" table:formula="of:=[.C255]/1000 * [.D255]*[.E255]/1000" table:style-name="ce1">
            <text:p>3,065640211</text:p>
          </table:table-cell>
          <table:table-cell table:number-columns-repeated="2" table:style-name="ce1"/>
          <table:table-cell office:value-type="float" office:value="0.36106340658584424" table:formula="of:=[.F255]-([.$J$3]*[.C255]/1000)" table:style-name="ce1">
            <text:p>0,361063407</text:p>
          </table:table-cell>
          <table:table-cell table:number-columns-repeated="16375"/>
        </table:table-row>
        <table:table-row table:style-name="ro3">
          <table:table-cell office:value-type="time" office:time-value="PT17H25M2S" table:style-name="ce7">
            <text:p>17:25:02</text:p>
          </table:table-cell>
          <table:table-cell office:value-type="time" office:time-value="PT17H25M3S" table:style-name="ce7">
            <text:p>17:25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29999999999995" table:style-name="ce1">
            <text:p>528,3</text:p>
          </table:table-cell>
          <table:table-cell office:value-type="float" office:value="2.8951896599999993" table:formula="of:=[.C256]/1000 * [.D256]*[.E256]/1000" table:style-name="ce1">
            <text:p>2,89518966</text:p>
          </table:table-cell>
          <table:table-cell table:number-columns-repeated="2" table:style-name="ce1"/>
          <table:table-cell office:value-type="float" office:value="0.20078043735807727" table:formula="of:=[.F256]-([.$J$3]*[.C256]/1000)" table:style-name="ce1">
            <text:p>0,200780437</text:p>
          </table:table-cell>
          <table:table-cell table:number-columns-repeated="16375"/>
        </table:table-row>
        <table:table-row table:style-name="ro3">
          <table:table-cell office:value-type="time" office:time-value="PT17H25M3S" table:style-name="ce7">
            <text:p>17:25:03</text:p>
          </table:table-cell>
          <table:table-cell office:value-type="time" office:time-value="PT17H25M4S" table:style-name="ce7">
            <text:p>17:25:0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0.5" table:style-name="ce1">
            <text:p>530,5</text:p>
          </table:table-cell>
          <table:table-cell office:value-type="float" office:value="2.9182168399999999" table:formula="of:=[.C257]/1000 * [.D257]*[.E257]/1000" table:style-name="ce1">
            <text:p>2,91821684</text:p>
          </table:table-cell>
          <table:table-cell table:number-columns-repeated="2" table:style-name="ce1"/>
          <table:table-cell office:value-type="float" office:value="0.21364003538584431" table:formula="of:=[.F257]-([.$J$3]*[.C257]/1000)" table:style-name="ce1">
            <text:p>0,213640035</text:p>
          </table:table-cell>
          <table:table-cell table:number-columns-repeated="16375"/>
        </table:table-row>
        <table:table-row table:style-name="ro3">
          <table:table-cell office:value-type="time" office:time-value="PT17H25M4S" table:style-name="ce7">
            <text:p>17:25:04</text:p>
          </table:table-cell>
          <table:table-cell office:value-type="time" office:time-value="PT17H25M5S" table:style-name="ce7">
            <text:p>17:25:0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7.6" table:style-name="ce1">
            <text:p>537,6</text:p>
          </table:table-cell>
          <table:table-cell office:value-type="float" office:value="2.9433761279999997" table:formula="of:=[.C258]/1000 * [.D258]*[.E258]/1000" table:style-name="ce1">
            <text:p>2,943376128</text:p>
          </table:table-cell>
          <table:table-cell table:number-columns-repeated="2" table:style-name="ce1"/>
          <table:table-cell office:value-type="float" office:value="0.25150880085113592" table:formula="of:=[.F258]-([.$J$3]*[.C258]/1000)" table:style-name="ce1">
            <text:p>0,251508801</text:p>
          </table:table-cell>
          <table:table-cell table:number-columns-repeated="16375"/>
        </table:table-row>
        <table:table-row table:style-name="ro3">
          <table:table-cell office:value-type="time" office:time-value="PT17H25M5S" table:style-name="ce7">
            <text:p>17:25:05</text:p>
          </table:table-cell>
          <table:table-cell office:value-type="time" office:time-value="PT17H25M6S" table:style-name="ce7">
            <text:p>17:25:0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5.97" table:style-name="ce1">
            <text:p>575,97</text:p>
          </table:table-cell>
          <table:table-cell office:value-type="float" office:value="3.1622135328000001" table:formula="of:=[.C259]/1000 * [.D259]*[.E259]/1000" table:style-name="ce1">
            <text:p>3,162213533</text:p>
          </table:table-cell>
          <table:table-cell table:number-columns-repeated="2" table:style-name="ce1"/>
          <table:table-cell office:value-type="float" office:value="0.45763672818584444" table:formula="of:=[.F259]-([.$J$3]*[.C259]/1000)" table:style-name="ce1">
            <text:p>0,457636728</text:p>
          </table:table-cell>
          <table:table-cell table:number-columns-repeated="16375"/>
        </table:table-row>
        <table:table-row table:style-name="ro3">
          <table:table-cell office:value-type="time" office:time-value="PT17H25M6S" table:style-name="ce7">
            <text:p>17:25:06</text:p>
          </table:table-cell>
          <table:table-cell office:value-type="time" office:time-value="PT17H25M7S" table:style-name="ce7">
            <text:p>17:25:0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25" table:style-name="ce1">
            <text:p>520,25</text:p>
          </table:table-cell>
          <table:table-cell office:value-type="float" office:value="2.8510740500000002" table:formula="of:=[.C260]/1000 * [.D260]*[.E260]/1000" table:style-name="ce1">
            <text:p>2,85107405</text:p>
          </table:table-cell>
          <table:table-cell table:number-columns-repeated="2" table:style-name="ce1"/>
          <table:table-cell office:value-type="float" office:value="0.15666482735807818" table:formula="of:=[.F260]-([.$J$3]*[.C260]/1000)" table:style-name="ce1">
            <text:p>0,156664827</text:p>
          </table:table-cell>
          <table:table-cell table:number-columns-repeated="16375"/>
        </table:table-row>
        <table:table-row table:style-name="ro3">
          <table:table-cell office:value-type="time" office:time-value="PT17H25M7S" table:style-name="ce7">
            <text:p>17:25:07</text:p>
          </table:table-cell>
          <table:table-cell office:value-type="time" office:time-value="PT17H25M8S" table:style-name="ce7">
            <text:p>17:25:0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0.55999999999995" table:style-name="ce1">
            <text:p>520,56</text:p>
          </table:table-cell>
          <table:table-cell office:value-type="float" office:value="2.8554642071999998" table:formula="of:=[.C261]/1000 * [.D261]*[.E261]/1000" table:style-name="ce1">
            <text:p>2,855464207</text:p>
          </table:table-cell>
          <table:table-cell table:number-columns-repeated="2" table:style-name="ce1"/>
          <table:table-cell office:value-type="float" office:value="0.15851308906501949" table:formula="of:=[.F261]-([.$J$3]*[.C261]/1000)" table:style-name="ce1">
            <text:p>0,158513089</text:p>
          </table:table-cell>
          <table:table-cell table:number-columns-repeated="16375"/>
        </table:table-row>
        <table:table-row table:style-name="ro3">
          <table:table-cell office:value-type="time" office:time-value="PT17H25M8S" table:style-name="ce7">
            <text:p>17:25:08</text:p>
          </table:table-cell>
          <table:table-cell office:value-type="time" office:time-value="PT17H25M9S" table:style-name="ce7">
            <text:p>17:25:0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6.05999999999995" table:style-name="ce1">
            <text:p>526,06</text:p>
          </table:table-cell>
          <table:table-cell office:value-type="float" office:value="2.8801942817999993" table:formula="of:=[.C262]/1000 * [.D262]*[.E262]/1000" table:style-name="ce1">
            <text:p>2,880194282</text:p>
          </table:table-cell>
          <table:table-cell table:number-columns-repeated="2" table:style-name="ce1"/>
          <table:table-cell office:value-type="float" office:value="0.18832695465113547" table:formula="of:=[.F262]-([.$J$3]*[.C262]/1000)" table:style-name="ce1">
            <text:p>0,188326955</text:p>
          </table:table-cell>
          <table:table-cell table:number-columns-repeated="16375"/>
        </table:table-row>
        <table:table-row table:style-name="ro3">
          <table:table-cell office:value-type="time" office:time-value="PT17H25M9S" table:style-name="ce7">
            <text:p>17:25:09</text:p>
          </table:table-cell>
          <table:table-cell office:value-type="time" office:time-value="PT17H25M10S" table:style-name="ce7">
            <text:p>17:25:1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76.91" table:style-name="ce1">
            <text:p>576,91</text:p>
          </table:table-cell>
          <table:table-cell office:value-type="float" office:value="3.1643975028" table:formula="of:=[.C263]/1000 * [.D263]*[.E263]/1000" table:style-name="ce1">
            <text:p>3,164397503</text:p>
          </table:table-cell>
          <table:table-cell table:number-columns-repeated="2" table:style-name="ce1"/>
          <table:table-cell office:value-type="float" office:value="0.46236259367890264" table:formula="of:=[.F263]-([.$J$3]*[.C263]/1000)" table:style-name="ce1">
            <text:p>0,462362594</text:p>
          </table:table-cell>
          <table:table-cell table:number-columns-repeated="16375"/>
        </table:table-row>
        <table:table-row table:style-name="ro3">
          <table:table-cell office:value-type="time" office:time-value="PT17H25M10S" table:style-name="ce7">
            <text:p>17:25:10</text:p>
          </table:table-cell>
          <table:table-cell office:value-type="time" office:time-value="PT17H25M12S" table:style-name="ce7">
            <text:p>17:25:12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19.79999999999995" table:style-name="ce1">
            <text:p>519,8</text:p>
          </table:table-cell>
          <table:table-cell office:value-type="float" office:value="2.8674195219999996" table:formula="of:=[.C264]/1000 * [.D264]*[.E264]/1000" table:style-name="ce1">
            <text:p>2,867419522</text:p>
          </table:table-cell>
          <table:table-cell table:number-columns-repeated="2" table:style-name="ce1"/>
          <table:table-cell office:value-type="float" office:value="0.15521703090666872" table:formula="of:=[.F264]-([.$J$3]*[.C264]/1000)" table:style-name="ce1">
            <text:p>0,155217031</text:p>
          </table:table-cell>
          <table:table-cell table:number-columns-repeated="16375"/>
        </table:table-row>
        <table:table-row table:style-name="ro3">
          <table:table-cell office:value-type="time" office:time-value="PT17H25M12S" table:style-name="ce7">
            <text:p>17:25:12</text:p>
          </table:table-cell>
          <table:table-cell office:value-type="time" office:time-value="PT17H25M13S" table:style-name="ce7">
            <text:p>17:25:1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09.18" table:style-name="ce1">
            <text:p>509,18</text:p>
          </table:table-cell>
          <table:table-cell office:value-type="float" office:value="2.7877757754000001" table:formula="of:=[.C265]/1000 * [.D265]*[.E265]/1000" table:style-name="ce1">
            <text:p>2,787775775</text:p>
          </table:table-cell>
          <table:table-cell table:number-columns-repeated="2" table:style-name="ce1"/>
          <table:table-cell office:value-type="float" office:value="9.5908448251136313E-2" table:formula="of:=[.F265]-([.$J$3]*[.C265]/1000)" table:style-name="ce1">
            <text:p>0,095908448</text:p>
          </table:table-cell>
          <table:table-cell table:number-columns-repeated="16375"/>
        </table:table-row>
        <table:table-row table:style-name="ro3">
          <table:table-cell office:value-type="time" office:time-value="PT17H25M13S" table:style-name="ce7">
            <text:p>17:25:13</text:p>
          </table:table-cell>
          <table:table-cell office:value-type="time" office:time-value="PT17H25M14S" table:style-name="ce7">
            <text:p>17:25:1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77" table:style-name="ce1">
            <text:p>519,77</text:p>
          </table:table-cell>
          <table:table-cell office:value-type="float" office:value="2.8484435540000002" table:formula="of:=[.C266]/1000 * [.D266]*[.E266]/1000" table:style-name="ce1">
            <text:p>2,848443554</text:p>
          </table:table-cell>
          <table:table-cell table:number-columns-repeated="2" table:style-name="ce1"/>
          <table:table-cell office:value-type="float" office:value="0.15403433135807809" table:formula="of:=[.F266]-([.$J$3]*[.C266]/1000)" table:style-name="ce1">
            <text:p>0,154034331</text:p>
          </table:table-cell>
          <table:table-cell table:number-columns-repeated="16375"/>
        </table:table-row>
        <table:table-row table:style-name="ro3">
          <table:table-cell office:value-type="time" office:time-value="PT17H25M14S" table:style-name="ce7">
            <text:p>17:25:14</text:p>
          </table:table-cell>
          <table:table-cell office:value-type="time" office:time-value="PT17H25M15S" table:style-name="ce7">
            <text:p>17:25:1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5.9" table:style-name="ce1">
            <text:p>545,9</text:p>
          </table:table-cell>
          <table:table-cell office:value-type="float" office:value="3.0140230799999999" table:formula="of:=[.C267]/1000 * [.D267]*[.E267]/1000" table:style-name="ce1">
            <text:p>3,01402308</text:p>
          </table:table-cell>
          <table:table-cell table:number-columns-repeated="2" table:style-name="ce1"/>
          <table:table-cell office:value-type="float" office:value="0.29419490242749369" table:formula="of:=[.F267]-([.$J$3]*[.C267]/1000)" table:style-name="ce1">
            <text:p>0,294194902</text:p>
          </table:table-cell>
          <table:table-cell table:number-columns-repeated="16375"/>
        </table:table-row>
        <table:table-row table:style-name="ro3">
          <table:table-cell office:value-type="time" office:time-value="PT17H25M15S" table:style-name="ce7">
            <text:p>17:25:15</text:p>
          </table:table-cell>
          <table:table-cell office:value-type="time" office:time-value="PT17H25M16S" table:style-name="ce7">
            <text:p>17:25:1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1.95" table:style-name="ce1">
            <text:p>511,95</text:p>
          </table:table-cell>
          <table:table-cell office:value-type="float" office:value="2.80558839" table:formula="of:=[.C268]/1000 * [.D268]*[.E268]/1000" table:style-name="ce1">
            <text:p>2,80558839</text:p>
          </table:table-cell>
          <table:table-cell table:number-columns-repeated="2" table:style-name="ce1"/>
          <table:table-cell office:value-type="float" office:value="0.11117916735807798" table:formula="of:=[.F268]-([.$J$3]*[.C268]/1000)" table:style-name="ce1">
            <text:p>0,111179167</text:p>
          </table:table-cell>
          <table:table-cell table:number-columns-repeated="16375"/>
        </table:table-row>
        <table:table-row table:style-name="ro3">
          <table:table-cell office:value-type="time" office:time-value="PT17H25M16S" table:style-name="ce7">
            <text:p>17:25:16</text:p>
          </table:table-cell>
          <table:table-cell office:value-type="time" office:time-value="PT17H25M17S" table:style-name="ce7">
            <text:p>17:25:1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58000000000004" table:style-name="ce1">
            <text:p>521,58</text:p>
          </table:table-cell>
          <table:table-cell office:value-type="float" office:value="2.8583627160000002" table:formula="of:=[.C269]/1000 * [.D269]*[.E269]/1000" table:style-name="ce1">
            <text:p>2,858362716</text:p>
          </table:table-cell>
          <table:table-cell table:number-columns-repeated="2" table:style-name="ce1"/>
          <table:table-cell office:value-type="float" office:value="0.16395349335807818" table:formula="of:=[.F269]-([.$J$3]*[.C269]/1000)" table:style-name="ce1">
            <text:p>0,163953493</text:p>
          </table:table-cell>
          <table:table-cell table:number-columns-repeated="16375"/>
        </table:table-row>
        <table:table-row table:style-name="ro3">
          <table:table-cell office:value-type="time" office:time-value="PT17H25M17S" table:style-name="ce7">
            <text:p>17:25:17</text:p>
          </table:table-cell>
          <table:table-cell office:value-type="time" office:time-value="PT17H25M18S" table:style-name="ce7">
            <text:p>17:25:1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17.16" table:style-name="ce1">
            <text:p>517,16</text:p>
          </table:table-cell>
          <table:table-cell office:value-type="float" office:value="2.8421613835999997" table:formula="of:=[.C270]/1000 * [.D270]*[.E270]/1000" table:style-name="ce1">
            <text:p>2,842161384</text:p>
          </table:table-cell>
          <table:table-cell table:number-columns-repeated="2" table:style-name="ce1"/>
          <table:table-cell office:value-type="float" office:value="0.14012647447890236" table:formula="of:=[.F270]-([.$J$3]*[.C270]/1000)" table:style-name="ce1">
            <text:p>0,140126474</text:p>
          </table:table-cell>
          <table:table-cell table:number-columns-repeated="16375"/>
        </table:table-row>
        <table:table-row table:style-name="ro3">
          <table:table-cell office:value-type="time" office:time-value="PT17H25M18S" table:style-name="ce7">
            <text:p>17:25:18</text:p>
          </table:table-cell>
          <table:table-cell office:value-type="time" office:time-value="PT17H25M19S" table:style-name="ce7">
            <text:p>17:25:1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1.19000000000005" table:style-name="ce1">
            <text:p>561,19</text:p>
          </table:table-cell>
          <table:table-cell office:value-type="float" office:value="3.0868592664000003" table:formula="of:=[.C271]/1000 * [.D271]*[.E271]/1000" table:style-name="ce1">
            <text:p>3,086859266</text:p>
          </table:table-cell>
          <table:table-cell table:number-columns-repeated="2" table:style-name="ce1"/>
          <table:table-cell office:value-type="float" office:value="0.37719867079972769" table:formula="of:=[.F271]-([.$J$3]*[.C271]/1000)" table:style-name="ce1">
            <text:p>0,377198671</text:p>
          </table:table-cell>
          <table:table-cell table:number-columns-repeated="16375"/>
        </table:table-row>
        <table:table-row table:style-name="ro3">
          <table:table-cell office:value-type="time" office:time-value="PT17H25M19S" table:style-name="ce7">
            <text:p>17:25:19</text:p>
          </table:table-cell>
          <table:table-cell office:value-type="time" office:time-value="PT17H25M20S" table:style-name="ce7">
            <text:p>17:25:2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8.20000000000005" table:style-name="ce1">
            <text:p>518,2</text:p>
          </table:table-cell>
          <table:table-cell office:value-type="float" office:value="2.8398396400000001" table:formula="of:=[.C272]/1000 * [.D272]*[.E272]/1000" table:style-name="ce1">
            <text:p>2,83983964</text:p>
          </table:table-cell>
          <table:table-cell table:number-columns-repeated="2" table:style-name="ce1"/>
          <table:table-cell office:value-type="float" office:value="0.14543041735807805" table:formula="of:=[.F272]-([.$J$3]*[.C272]/1000)" table:style-name="ce1">
            <text:p>0,145430417</text:p>
          </table:table-cell>
          <table:table-cell table:number-columns-repeated="16375"/>
        </table:table-row>
        <table:table-row table:style-name="ro3">
          <table:table-cell office:value-type="time" office:time-value="PT17H25M20S" table:style-name="ce7">
            <text:p>17:25:20</text:p>
          </table:table-cell>
          <table:table-cell office:value-type="time" office:time-value="PT17H25M21S" table:style-name="ce7">
            <text:p>17:25:21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5.42999999999995" table:style-name="ce1">
            <text:p>535,43</text:p>
          </table:table-cell>
          <table:table-cell office:value-type="float" office:value="2.9536406976999992" table:formula="of:=[.C273]/1000 * [.D273]*[.E273]/1000" table:style-name="ce1">
            <text:p>2,953640698</text:p>
          </table:table-cell>
          <table:table-cell table:number-columns-repeated="2" table:style-name="ce1"/>
          <table:table-cell office:value-type="float" office:value="0.24143820660666826" table:formula="of:=[.F273]-([.$J$3]*[.C273]/1000)" table:style-name="ce1">
            <text:p>0,241438207</text:p>
          </table:table-cell>
          <table:table-cell table:number-columns-repeated="16375"/>
        </table:table-row>
        <table:table-row table:style-name="ro3">
          <table:table-cell office:value-type="time" office:time-value="PT17H25M21S" table:style-name="ce7">
            <text:p>17:25:21</text:p>
          </table:table-cell>
          <table:table-cell office:value-type="time" office:time-value="PT17H25M22S" table:style-name="ce7">
            <text:p>17:25:2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7.72" table:style-name="ce1">
            <text:p>537,72</text:p>
          </table:table-cell>
          <table:table-cell office:value-type="float" office:value="2.9440331315999999" table:formula="of:=[.C274]/1000 * [.D274]*[.E274]/1000" table:style-name="ce1">
            <text:p>2,944033132</text:p>
          </table:table-cell>
          <table:table-cell table:number-columns-repeated="2" table:style-name="ce1"/>
          <table:table-cell office:value-type="float" office:value="0.25216580445113612" table:formula="of:=[.F274]-([.$J$3]*[.C274]/1000)" table:style-name="ce1">
            <text:p>0,252165804</text:p>
          </table:table-cell>
          <table:table-cell table:number-columns-repeated="16375"/>
        </table:table-row>
        <table:table-row table:style-name="ro3">
          <table:table-cell office:value-type="time" office:time-value="PT17H25M22S" table:style-name="ce7">
            <text:p>17:25:22</text:p>
          </table:table-cell>
          <table:table-cell office:value-type="time" office:time-value="PT17H25M23S" table:style-name="ce7">
            <text:p>17:25:2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4.57000000000005" table:style-name="ce1">
            <text:p>544,57</text:p>
          </table:table-cell>
          <table:table-cell office:value-type="float" office:value="2.9899833678000003" table:formula="of:=[.C275]/1000 * [.D275]*[.E275]/1000" table:style-name="ce1">
            <text:p>2,989983368</text:p>
          </table:table-cell>
          <table:table-cell table:number-columns-repeated="2" table:style-name="ce1"/>
          <table:table-cell office:value-type="float" office:value="0.29049035417196123" table:formula="of:=[.F275]-([.$J$3]*[.C275]/1000)" table:style-name="ce1">
            <text:p>0,290490354</text:p>
          </table:table-cell>
          <table:table-cell table:number-columns-repeated="16375"/>
        </table:table-row>
        <table:table-row table:style-name="ro3">
          <table:table-cell office:value-type="time" office:time-value="PT17H25M23S" table:style-name="ce7">
            <text:p>17:25:23</text:p>
          </table:table-cell>
          <table:table-cell office:value-type="time" office:time-value="PT17H25M25S" table:style-name="ce7">
            <text:p>17:25:25</text:p>
          </table:table-cell>
          <table:table-cell office:value-type="float" office:value="1049" table:style-name="ce1">
            <text:p>1049</text:p>
          </table:table-cell>
          <table:table-cell office:value-type="float" office:value="5.16" table:style-name="ce1">
            <text:p>5,16</text:p>
          </table:table-cell>
          <table:table-cell office:value-type="float" office:value="555.21" table:style-name="ce1">
            <text:p>555,21</text:p>
          </table:table-cell>
          <table:table-cell office:value-type="float" office:value="3.0052628964000001" table:formula="of:=[.C276]/1000 * [.D276]*[.E276]/1000" table:style-name="ce1">
            <text:p>3,005262896</text:p>
          </table:table-cell>
          <table:table-cell table:number-columns-repeated="2" table:style-name="ce1"/>
          <table:table-cell office:value-type="float" office:value="0.33881452418172042" table:formula="of:=[.F276]-([.$J$3]*[.C276]/1000)" table:style-name="ce1">
            <text:p>0,338814524</text:p>
          </table:table-cell>
          <table:table-cell table:number-columns-repeated="16375"/>
        </table:table-row>
        <table:table-row table:style-name="ro3">
          <table:table-cell office:value-type="time" office:time-value="PT17H25M25S" table:style-name="ce7">
            <text:p>17:25:25</text:p>
          </table:table-cell>
          <table:table-cell office:value-type="time" office:time-value="PT17H25M26S" table:style-name="ce7">
            <text:p>17:25:26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27.01" table:style-name="ce1">
            <text:p>527,01</text:p>
          </table:table-cell>
          <table:table-cell office:value-type="float" office:value="2.8798145244" table:formula="of:=[.C277]/1000 * [.D277]*[.E277]/1000" table:style-name="ce1">
            <text:p>2,879814524</text:p>
          </table:table-cell>
          <table:table-cell table:number-columns-repeated="2" table:style-name="ce1"/>
          <table:table-cell office:value-type="float" office:value="0.18794719725113618" table:formula="of:=[.F277]-([.$J$3]*[.C277]/1000)" table:style-name="ce1">
            <text:p>0,187947197</text:p>
          </table:table-cell>
          <table:table-cell table:number-columns-repeated="16375"/>
        </table:table-row>
        <table:table-row table:style-name="ro3">
          <table:table-cell office:value-type="time" office:time-value="PT17H25M26S" table:style-name="ce7">
            <text:p>17:25:26</text:p>
          </table:table-cell>
          <table:table-cell office:value-type="time" office:time-value="PT17H25M27S" table:style-name="ce7">
            <text:p>17:25:2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" table:style-name="ce1">
            <text:p>521</text:p>
          </table:table-cell>
          <table:table-cell office:value-type="float" office:value="2.8551842000000001" table:formula="of:=[.C278]/1000 * [.D278]*[.E278]/1000" table:style-name="ce1">
            <text:p>2,8551842</text:p>
          </table:table-cell>
          <table:table-cell table:number-columns-repeated="2" table:style-name="ce1"/>
          <table:table-cell office:value-type="float" office:value="0.160774977358078" table:formula="of:=[.F278]-([.$J$3]*[.C278]/1000)" table:style-name="ce1">
            <text:p>0,160774977</text:p>
          </table:table-cell>
          <table:table-cell table:number-columns-repeated="16375"/>
        </table:table-row>
        <table:table-row table:style-name="ro3">
          <table:table-cell office:value-type="time" office:time-value="PT17H25M27S" table:style-name="ce7">
            <text:p>17:25:27</text:p>
          </table:table-cell>
          <table:table-cell office:value-type="time" office:time-value="PT17H25M28S" table:style-name="ce7">
            <text:p>17:25:28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8.9" table:style-name="ce1">
            <text:p>558,9</text:p>
          </table:table-cell>
          <table:table-cell office:value-type="float" office:value="3.0802208579999997" table:formula="of:=[.C279]/1000 * [.D279]*[.E279]/1000" table:style-name="ce1">
            <text:p>3,080220858</text:p>
          </table:table-cell>
          <table:table-cell table:number-columns-repeated="2" table:style-name="ce1"/>
          <table:table-cell office:value-type="float" office:value="0.37056026239972706" table:formula="of:=[.F279]-([.$J$3]*[.C279]/1000)" table:style-name="ce1">
            <text:p>0,370560262</text:p>
          </table:table-cell>
          <table:table-cell table:number-columns-repeated="16375"/>
        </table:table-row>
        <table:table-row table:style-name="ro3">
          <table:table-cell office:value-type="time" office:time-value="PT17H25M28S" table:style-name="ce7">
            <text:p>17:25:28</text:p>
          </table:table-cell>
          <table:table-cell office:value-type="time" office:time-value="PT17H25M29S" table:style-name="ce7">
            <text:p>17:25:2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14" table:style-name="ce1">
            <text:p>537,14</text:p>
          </table:table-cell>
          <table:table-cell office:value-type="float" office:value="2.9436346279999999" table:formula="of:=[.C280]/1000 * [.D280]*[.E280]/1000" table:style-name="ce1">
            <text:p>2,943634628</text:p>
          </table:table-cell>
          <table:table-cell table:number-columns-repeated="2" table:style-name="ce1"/>
          <table:table-cell office:value-type="float" office:value="0.2492254053580778" table:formula="of:=[.F280]-([.$J$3]*[.C280]/1000)" table:style-name="ce1">
            <text:p>0,249225405</text:p>
          </table:table-cell>
          <table:table-cell table:number-columns-repeated="16375"/>
        </table:table-row>
        <table:table-row table:style-name="ro3">
          <table:table-cell office:value-type="time" office:time-value="PT17H25M29S" table:style-name="ce7">
            <text:p>17:25:29</text:p>
          </table:table-cell>
          <table:table-cell office:value-type="time" office:time-value="PT17H25M30S" table:style-name="ce7">
            <text:p>17:25:3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05999999999995" table:style-name="ce1">
            <text:p>531,06</text:p>
          </table:table-cell>
          <table:table-cell office:value-type="float" office:value="2.9103150119999994" table:formula="of:=[.C281]/1000 * [.D281]*[.E281]/1000" table:style-name="ce1">
            <text:p>2,910315012</text:p>
          </table:table-cell>
          <table:table-cell table:number-columns-repeated="2" table:style-name="ce1"/>
          <table:table-cell office:value-type="float" office:value="0.21590578935807736" table:formula="of:=[.F281]-([.$J$3]*[.C281]/1000)" table:style-name="ce1">
            <text:p>0,215905789</text:p>
          </table:table-cell>
          <table:table-cell table:number-columns-repeated="16375"/>
        </table:table-row>
        <table:table-row table:style-name="ro3">
          <table:table-cell office:value-type="time" office:time-value="PT17H25M30S" table:style-name="ce7">
            <text:p>17:25:30</text:p>
          </table:table-cell>
          <table:table-cell office:value-type="time" office:time-value="PT17H25M31S" table:style-name="ce7">
            <text:p>17:25:3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62" table:style-name="ce1">
            <text:p>526,62</text:p>
          </table:table-cell>
          <table:table-cell office:value-type="float" office:value="2.8859829239999999" table:formula="of:=[.C282]/1000 * [.D282]*[.E282]/1000" table:style-name="ce1">
            <text:p>2,885982924</text:p>
          </table:table-cell>
          <table:table-cell table:number-columns-repeated="2" table:style-name="ce1"/>
          <table:table-cell office:value-type="float" office:value="0.19157370135807783" table:formula="of:=[.F282]-([.$J$3]*[.C282]/1000)" table:style-name="ce1">
            <text:p>0,191573701</text:p>
          </table:table-cell>
          <table:table-cell table:number-columns-repeated="16375"/>
        </table:table-row>
        <table:table-row table:style-name="ro3">
          <table:table-cell office:value-type="time" office:time-value="PT17H25M31S" table:style-name="ce7">
            <text:p>17:25:31</text:p>
          </table:table-cell>
          <table:table-cell office:value-type="time" office:time-value="PT17H25M32S" table:style-name="ce7">
            <text:p>17:25:32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7.03" table:style-name="ce1">
            <text:p>547,03</text:p>
          </table:table-cell>
          <table:table-cell office:value-type="float" office:value="3.0174393612000001" table:formula="of:=[.C283]/1000 * [.D283]*[.E283]/1000" table:style-name="ce1">
            <text:p>3,017439361</text:p>
          </table:table-cell>
          <table:table-cell table:number-columns-repeated="2" table:style-name="ce1"/>
          <table:table-cell office:value-type="float" office:value="0.30015307912055267" table:formula="of:=[.F283]-([.$J$3]*[.C283]/1000)" table:style-name="ce1">
            <text:p>0,300153079</text:p>
          </table:table-cell>
          <table:table-cell table:number-columns-repeated="16375"/>
        </table:table-row>
        <table:table-row table:style-name="ro3">
          <table:table-cell office:value-type="time" office:time-value="PT17H25M32S" table:style-name="ce7">
            <text:p>17:25:32</text:p>
          </table:table-cell>
          <table:table-cell office:value-type="time" office:time-value="PT17H25M33S" table:style-name="ce7">
            <text:p>17:25:3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48" table:style-name="ce1">
            <text:p>541,48</text:p>
          </table:table-cell>
          <table:table-cell office:value-type="float" office:value="2.9730175992000003" table:formula="of:=[.C284]/1000 * [.D284]*[.E284]/1000" table:style-name="ce1">
            <text:p>2,973017599</text:p>
          </table:table-cell>
          <table:table-cell table:number-columns-repeated="2" table:style-name="ce1"/>
          <table:table-cell office:value-type="float" office:value="0.27352458557196124" table:formula="of:=[.F284]-([.$J$3]*[.C284]/1000)" table:style-name="ce1">
            <text:p>0,273524586</text:p>
          </table:table-cell>
          <table:table-cell table:number-columns-repeated="16375"/>
        </table:table-row>
        <table:table-row table:style-name="ro3">
          <table:table-cell office:value-type="time" office:time-value="PT17H25M33S" table:style-name="ce7">
            <text:p>17:25:33</text:p>
          </table:table-cell>
          <table:table-cell office:value-type="time" office:time-value="PT17H25M34S" table:style-name="ce7">
            <text:p>17:25:3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1.41999999999996" table:style-name="ce1">
            <text:p>531,42</text:p>
          </table:table-cell>
          <table:table-cell office:value-type="float" office:value="2.9177827667999998" table:formula="of:=[.C285]/1000 * [.D285]*[.E285]/1000" table:style-name="ce1">
            <text:p>2,917782767</text:p>
          </table:table-cell>
          <table:table-cell table:number-columns-repeated="2" table:style-name="ce1"/>
          <table:table-cell office:value-type="float" office:value="0.21828975317196075" table:formula="of:=[.F285]-([.$J$3]*[.C285]/1000)" table:style-name="ce1">
            <text:p>0,218289753</text:p>
          </table:table-cell>
          <table:table-cell table:number-columns-repeated="16375"/>
        </table:table-row>
        <table:table-row table:style-name="ro3">
          <table:table-cell office:value-type="time" office:time-value="PT17H25M34S" table:style-name="ce7">
            <text:p>17:25:34</text:p>
          </table:table-cell>
          <table:table-cell office:value-type="time" office:time-value="PT17H25M35S" table:style-name="ce7">
            <text:p>17:25:3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29.34" table:style-name="ce1">
            <text:p>529,34</text:p>
          </table:table-cell>
          <table:table-cell office:value-type="float" office:value="2.9309926337999999" table:formula="of:=[.C286]/1000 * [.D286]*[.E286]/1000" table:style-name="ce1">
            <text:p>2,930992634</text:p>
          </table:table-cell>
          <table:table-cell table:number-columns-repeated="2" table:style-name="ce1"/>
          <table:table-cell office:value-type="float" office:value="0.20862256073443541" table:formula="of:=[.F286]-([.$J$3]*[.C286]/1000)" table:style-name="ce1">
            <text:p>0,208622561</text:p>
          </table:table-cell>
          <table:table-cell table:number-columns-repeated="16375"/>
        </table:table-row>
        <table:table-row table:style-name="ro3">
          <table:table-cell office:value-type="time" office:time-value="PT17H25M35S" table:style-name="ce7">
            <text:p>17:25:35</text:p>
          </table:table-cell>
          <table:table-cell office:value-type="time" office:time-value="PT17H25M36S" table:style-name="ce7">
            <text:p>17:25:3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2.82000000000005" table:style-name="ce1">
            <text:p>542,82</text:p>
          </table:table-cell>
          <table:table-cell office:value-type="float" office:value="2.9775685434000003" table:formula="of:=[.C287]/1000 * [.D287]*[.E287]/1000" table:style-name="ce1">
            <text:p>2,977568543</text:p>
          </table:table-cell>
          <table:table-cell table:number-columns-repeated="2" table:style-name="ce1"/>
          <table:table-cell office:value-type="float" office:value="0.28061742526501998" table:formula="of:=[.F287]-([.$J$3]*[.C287]/1000)" table:style-name="ce1">
            <text:p>0,280617425</text:p>
          </table:table-cell>
          <table:table-cell table:number-columns-repeated="16375"/>
        </table:table-row>
        <table:table-row table:style-name="ro3">
          <table:table-cell office:value-type="time" office:time-value="PT17H25M36S" table:style-name="ce7">
            <text:p>17:25:36</text:p>
          </table:table-cell>
          <table:table-cell office:value-type="time" office:time-value="PT17H25M38S" table:style-name="ce7">
            <text:p>17:25:3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04" table:style-name="ce1">
            <text:p>533,04</text:p>
          </table:table-cell>
          <table:table-cell office:value-type="float" office:value="2.9239216247999997" table:formula="of:=[.C288]/1000 * [.D288]*[.E288]/1000" table:style-name="ce1">
            <text:p>2,923921625</text:p>
          </table:table-cell>
          <table:table-cell table:number-columns-repeated="2" table:style-name="ce1"/>
          <table:table-cell office:value-type="float" office:value="0.22697050666501939" table:formula="of:=[.F288]-([.$J$3]*[.C288]/1000)" table:style-name="ce1">
            <text:p>0,226970507</text:p>
          </table:table-cell>
          <table:table-cell table:number-columns-repeated="16375"/>
        </table:table-row>
        <table:table-row table:style-name="ro3">
          <table:table-cell office:value-type="time" office:time-value="PT17H25M38S" table:style-name="ce7">
            <text:p>17:25:38</text:p>
          </table:table-cell>
          <table:table-cell office:value-type="time" office:time-value="PT17H25M39S" table:style-name="ce7">
            <text:p>17:25:39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0.80999999999995" table:style-name="ce1">
            <text:p>530,81</text:p>
          </table:table-cell>
          <table:table-cell office:value-type="float" office:value="2.9308992635999997" table:formula="of:=[.C289]/1000 * [.D289]*[.E289]/1000" table:style-name="ce1">
            <text:p>2,930899264</text:p>
          </table:table-cell>
          <table:table-cell table:number-columns-repeated="2" table:style-name="ce1"/>
          <table:table-cell office:value-type="float" office:value="0.21615487701361058" table:formula="of:=[.F289]-([.$J$3]*[.C289]/1000)" table:style-name="ce1">
            <text:p>0,216154877</text:p>
          </table:table-cell>
          <table:table-cell table:number-columns-repeated="16375"/>
        </table:table-row>
        <table:table-row table:style-name="ro3">
          <table:table-cell office:value-type="time" office:time-value="PT17H25M39S" table:style-name="ce7">
            <text:p>17:25:39</text:p>
          </table:table-cell>
          <table:table-cell office:value-type="time" office:time-value="PT17H25M40S" table:style-name="ce7">
            <text:p>17:25:40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50.55999999999995" table:style-name="ce1">
            <text:p>550,56</text:p>
          </table:table-cell>
          <table:table-cell office:value-type="float" office:value="3.0427964687999998" table:formula="of:=[.C290]/1000 * [.D290]*[.E290]/1000" table:style-name="ce1">
            <text:p>3,042796469</text:p>
          </table:table-cell>
          <table:table-cell table:number-columns-repeated="2" table:style-name="ce1"/>
          <table:table-cell office:value-type="float" office:value="0.32551018672055232" table:formula="of:=[.F290]-([.$J$3]*[.C290]/1000)" table:style-name="ce1">
            <text:p>0,325510187</text:p>
          </table:table-cell>
          <table:table-cell table:number-columns-repeated="16375"/>
        </table:table-row>
        <table:table-row table:style-name="ro3">
          <table:table-cell office:value-type="time" office:time-value="PT17H25M40S" table:style-name="ce7">
            <text:p>17:25:40</text:p>
          </table:table-cell>
          <table:table-cell office:value-type="time" office:time-value="PT17H25M41S" table:style-name="ce7">
            <text:p>17:25:4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85" table:style-name="ce1">
            <text:p>523,85</text:p>
          </table:table-cell>
          <table:table-cell office:value-type="float" office:value="2.8735110744999997" table:formula="of:=[.C291]/1000 * [.D291]*[.E291]/1000" table:style-name="ce1">
            <text:p>2,873511075</text:p>
          </table:table-cell>
          <table:table-cell table:number-columns-repeated="2" table:style-name="ce1"/>
          <table:table-cell office:value-type="float" office:value="0.17655995636501931" table:formula="of:=[.F291]-([.$J$3]*[.C291]/1000)" table:style-name="ce1">
            <text:p>0,176559956</text:p>
          </table:table-cell>
          <table:table-cell table:number-columns-repeated="16375"/>
        </table:table-row>
        <table:table-row table:style-name="ro3">
          <table:table-cell office:value-type="time" office:time-value="PT17H25M41S" table:style-name="ce7">
            <text:p>17:25:41</text:p>
          </table:table-cell>
          <table:table-cell office:value-type="time" office:time-value="PT17H25M42S" table:style-name="ce7">
            <text:p>17:25:4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71" table:style-name="ce1">
            <text:p>525,71</text:p>
          </table:table-cell>
          <table:table-cell office:value-type="float" office:value="2.8809959420000002" table:formula="of:=[.C292]/1000 * [.D292]*[.E292]/1000" table:style-name="ce1">
            <text:p>2,880995942</text:p>
          </table:table-cell>
          <table:table-cell table:number-columns-repeated="2" table:style-name="ce1"/>
          <table:table-cell office:value-type="float" office:value="0.18658671935807813" table:formula="of:=[.F292]-([.$J$3]*[.C292]/1000)" table:style-name="ce1">
            <text:p>0,186586719</text:p>
          </table:table-cell>
          <table:table-cell table:number-columns-repeated="16375"/>
        </table:table-row>
        <table:table-row table:style-name="ro3">
          <table:table-cell office:value-type="time" office:time-value="PT17H25M42S" table:style-name="ce7">
            <text:p>17:25:42</text:p>
          </table:table-cell>
          <table:table-cell office:value-type="time" office:time-value="PT17H25M43S" table:style-name="ce7">
            <text:p>17:25:4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6.48" table:style-name="ce1">
            <text:p>526,48</text:p>
          </table:table-cell>
          <table:table-cell office:value-type="float" office:value="2.8824937943999998" table:formula="of:=[.C293]/1000 * [.D293]*[.E293]/1000" table:style-name="ce1">
            <text:p>2,882493794</text:p>
          </table:table-cell>
          <table:table-cell table:number-columns-repeated="2" table:style-name="ce1"/>
          <table:table-cell office:value-type="float" office:value="0.19062646725113597" table:formula="of:=[.F293]-([.$J$3]*[.C293]/1000)" table:style-name="ce1">
            <text:p>0,190626467</text:p>
          </table:table-cell>
          <table:table-cell table:number-columns-repeated="16375"/>
        </table:table-row>
        <table:table-row table:style-name="ro3">
          <table:table-cell office:value-type="time" office:time-value="PT17H25M43S" table:style-name="ce7">
            <text:p>17:25:43</text:p>
          </table:table-cell>
          <table:table-cell office:value-type="time" office:time-value="PT17H25M44S" table:style-name="ce7">
            <text:p>17:25:4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1.66999999999996" table:style-name="ce1">
            <text:p>541,67</text:p>
          </table:table-cell>
          <table:table-cell office:value-type="float" office:value="2.9738983007999997" table:formula="of:=[.C294]/1000 * [.D294]*[.E294]/1000" table:style-name="ce1">
            <text:p>2,973898301</text:p>
          </table:table-cell>
          <table:table-cell table:number-columns-repeated="2" table:style-name="ce1"/>
          <table:table-cell office:value-type="float" office:value="0.26932149618584411" table:formula="of:=[.F294]-([.$J$3]*[.C294]/1000)" table:style-name="ce1">
            <text:p>0,269321496</text:p>
          </table:table-cell>
          <table:table-cell table:number-columns-repeated="16375"/>
        </table:table-row>
        <table:table-row table:style-name="ro3">
          <table:table-cell office:value-type="time" office:time-value="PT17H25M44S" table:style-name="ce7">
            <text:p>17:25:44</text:p>
          </table:table-cell>
          <table:table-cell office:value-type="time" office:time-value="PT17H25M45S" table:style-name="ce7">
            <text:p>17:25:4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4.9" table:style-name="ce1">
            <text:p>524,9</text:p>
          </table:table-cell>
          <table:table-cell office:value-type="float" office:value="2.8792707129999999" table:formula="of:=[.C295]/1000 * [.D295]*[.E295]/1000" table:style-name="ce1">
            <text:p>2,879270713</text:p>
          </table:table-cell>
          <table:table-cell table:number-columns-repeated="2" table:style-name="ce1"/>
          <table:table-cell office:value-type="float" office:value="0.18231959486501959" table:formula="of:=[.F295]-([.$J$3]*[.C295]/1000)" table:style-name="ce1">
            <text:p>0,182319595</text:p>
          </table:table-cell>
          <table:table-cell table:number-columns-repeated="16375"/>
        </table:table-row>
        <table:table-row table:style-name="ro3">
          <table:table-cell office:value-type="time" office:time-value="PT17H25M45S" table:style-name="ce7">
            <text:p>17:25:45</text:p>
          </table:table-cell>
          <table:table-cell office:value-type="time" office:time-value="PT17H25M46S" table:style-name="ce7">
            <text:p>17:25:4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54" table:style-name="ce1">
            <text:p>536,54</text:p>
          </table:table-cell>
          <table:table-cell office:value-type="float" office:value="2.9403465079999997" table:formula="of:=[.C296]/1000 * [.D296]*[.E296]/1000" table:style-name="ce1">
            <text:p>2,940346508</text:p>
          </table:table-cell>
          <table:table-cell table:number-columns-repeated="2" table:style-name="ce1"/>
          <table:table-cell office:value-type="float" office:value="0.24593728535807768" table:formula="of:=[.F296]-([.$J$3]*[.C296]/1000)" table:style-name="ce1">
            <text:p>0,245937285</text:p>
          </table:table-cell>
          <table:table-cell table:number-columns-repeated="16375"/>
        </table:table-row>
        <table:table-row table:style-name="ro3">
          <table:table-cell office:value-type="time" office:time-value="PT17H25M46S" table:style-name="ce7">
            <text:p>17:25:46</text:p>
          </table:table-cell>
          <table:table-cell office:value-type="time" office:time-value="PT17H25M47S" table:style-name="ce7">
            <text:p>17:25:47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42.04" table:style-name="ce1">
            <text:p>542,04</text:p>
          </table:table-cell>
          <table:table-cell office:value-type="float" office:value="2.9676852611999993" table:formula="of:=[.C297]/1000 * [.D297]*[.E297]/1000" table:style-name="ce1">
            <text:p>2,967685261</text:p>
          </table:table-cell>
          <table:table-cell table:number-columns-repeated="2" table:style-name="ce1"/>
          <table:table-cell office:value-type="float" office:value="0.27581793405113553" table:formula="of:=[.F297]-([.$J$3]*[.C297]/1000)" table:style-name="ce1">
            <text:p>0,275817934</text:p>
          </table:table-cell>
          <table:table-cell table:number-columns-repeated="16375"/>
        </table:table-row>
        <table:table-row table:style-name="ro3">
          <table:table-cell office:value-type="time" office:time-value="PT17H25M47S" table:style-name="ce7">
            <text:p>17:25:47</text:p>
          </table:table-cell>
          <table:table-cell office:value-type="time" office:time-value="PT17H25M48S" table:style-name="ce7">
            <text:p>17:25:4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6.46" table:style-name="ce1">
            <text:p>556,46</text:p>
          </table:table-cell>
          <table:table-cell office:value-type="float" office:value="3.0522276168000002" table:formula="of:=[.C298]/1000 * [.D298]*[.E298]/1000" table:style-name="ce1">
            <text:p>3,052227617</text:p>
          </table:table-cell>
          <table:table-cell table:number-columns-repeated="2" table:style-name="ce1"/>
          <table:table-cell office:value-type="float" office:value="0.35019270767890287" table:formula="of:=[.F298]-([.$J$3]*[.C298]/1000)" table:style-name="ce1">
            <text:p>0,350192708</text:p>
          </table:table-cell>
          <table:table-cell table:number-columns-repeated="16375"/>
        </table:table-row>
        <table:table-row table:style-name="ro3">
          <table:table-cell office:value-type="time" office:time-value="PT17H25M48S" table:style-name="ce7">
            <text:p>17:25:48</text:p>
          </table:table-cell>
          <table:table-cell office:value-type="time" office:time-value="PT17H25M49S" table:style-name="ce7">
            <text:p>17:25:4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9.04" table:style-name="ce1">
            <text:p>529,04</text:p>
          </table:table-cell>
          <table:table-cell office:value-type="float" office:value="2.9183909655999996" table:formula="of:=[.C299]/1000 * [.D299]*[.E299]/1000" table:style-name="ce1">
            <text:p>2,918390966</text:p>
          </table:table-cell>
          <table:table-cell table:number-columns-repeated="2" table:style-name="ce1"/>
          <table:table-cell office:value-type="float" office:value="0.20618847450666866" table:formula="of:=[.F299]-([.$J$3]*[.C299]/1000)" table:style-name="ce1">
            <text:p>0,206188475</text:p>
          </table:table-cell>
          <table:table-cell table:number-columns-repeated="16375"/>
        </table:table-row>
        <table:table-row table:style-name="ro3">
          <table:table-cell office:value-type="time" office:time-value="PT17H25M49S" table:style-name="ce7">
            <text:p>17:25:49</text:p>
          </table:table-cell>
          <table:table-cell office:value-type="time" office:time-value="PT17H25M51S" table:style-name="ce7">
            <text:p>17:25:5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29999999999995" table:style-name="ce1">
            <text:p>520,3</text:p>
          </table:table-cell>
          <table:table-cell office:value-type="float" office:value="2.8513480599999999" table:formula="of:=[.C300]/1000 * [.D300]*[.E300]/1000" table:style-name="ce1">
            <text:p>2,85134806</text:p>
          </table:table-cell>
          <table:table-cell table:number-columns-repeated="2" table:style-name="ce1"/>
          <table:table-cell office:value-type="float" office:value="0.15693883735807779" table:formula="of:=[.F300]-([.$J$3]*[.C300]/1000)" table:style-name="ce1">
            <text:p>0,156938837</text:p>
          </table:table-cell>
          <table:table-cell table:number-columns-repeated="16375"/>
        </table:table-row>
        <table:table-row table:style-name="ro3">
          <table:table-cell office:value-type="time" office:time-value="PT17H25M51S" table:style-name="ce7">
            <text:p>17:25:51</text:p>
          </table:table-cell>
          <table:table-cell office:value-type="time" office:time-value="PT17H25M52S" table:style-name="ce7">
            <text:p>17:25:5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42999999999995" table:style-name="ce1">
            <text:p>520,43</text:p>
          </table:table-cell>
          <table:table-cell office:value-type="float" office:value="2.8520604860000001" table:formula="of:=[.C301]/1000 * [.D301]*[.E301]/1000" table:style-name="ce1">
            <text:p>2,852060486</text:p>
          </table:table-cell>
          <table:table-cell table:number-columns-repeated="2" table:style-name="ce1"/>
          <table:table-cell office:value-type="float" office:value="0.157651263358078" table:formula="of:=[.F301]-([.$J$3]*[.C301]/1000)" table:style-name="ce1">
            <text:p>0,157651263</text:p>
          </table:table-cell>
          <table:table-cell table:number-columns-repeated="16375"/>
        </table:table-row>
        <table:table-row table:style-name="ro3">
          <table:table-cell office:value-type="time" office:time-value="PT17H25M52S" table:style-name="ce7">
            <text:p>17:25:52</text:p>
          </table:table-cell>
          <table:table-cell office:value-type="time" office:time-value="PT17H25M53S" table:style-name="ce7">
            <text:p>17:25:53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47.54" table:style-name="ce1">
            <text:p>547,54</text:p>
          </table:table-cell>
          <table:table-cell office:value-type="float" office:value="3.0372043799999995" table:formula="of:=[.C302]/1000 * [.D302]*[.E302]/1000" table:style-name="ce1">
            <text:p>3,03720438</text:p>
          </table:table-cell>
          <table:table-cell table:number-columns-repeated="2" table:style-name="ce1"/>
          <table:table-cell office:value-type="float" office:value="0.30466672496220104" table:formula="of:=[.F302]-([.$J$3]*[.C302]/1000)" table:style-name="ce1">
            <text:p>0,304666725</text:p>
          </table:table-cell>
          <table:table-cell table:number-columns-repeated="16375"/>
        </table:table-row>
        <table:table-row table:style-name="ro3">
          <table:table-cell office:value-type="time" office:time-value="PT17H25M53S" table:style-name="ce7">
            <text:p>17:25:53</text:p>
          </table:table-cell>
          <table:table-cell office:value-type="time" office:time-value="PT17H25M54S" table:style-name="ce7">
            <text:p>17:25:5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47" table:style-name="ce1">
            <text:p>535,47</text:p>
          </table:table-cell>
          <table:table-cell office:value-type="float" office:value="2.9344826940000002" table:formula="of:=[.C303]/1000 * [.D303]*[.E303]/1000" table:style-name="ce1">
            <text:p>2,934482694</text:p>
          </table:table-cell>
          <table:table-cell table:number-columns-repeated="2" table:style-name="ce1"/>
          <table:table-cell office:value-type="float" office:value="0.24007347135807811" table:formula="of:=[.F303]-([.$J$3]*[.C303]/1000)" table:style-name="ce1">
            <text:p>0,240073471</text:p>
          </table:table-cell>
          <table:table-cell table:number-columns-repeated="16375"/>
        </table:table-row>
        <table:table-row table:style-name="ro3">
          <table:table-cell office:value-type="time" office:time-value="PT17H25M54S" table:style-name="ce7">
            <text:p>17:25:54</text:p>
          </table:table-cell>
          <table:table-cell office:value-type="time" office:time-value="PT17H25M55S" table:style-name="ce7">
            <text:p>17:25:5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66" table:style-name="ce1">
            <text:p>533,66</text:p>
          </table:table-cell>
          <table:table-cell office:value-type="float" office:value="2.9245635319999996" table:formula="of:=[.C304]/1000 * [.D304]*[.E304]/1000" table:style-name="ce1">
            <text:p>2,924563532</text:p>
          </table:table-cell>
          <table:table-cell table:number-columns-repeated="2" table:style-name="ce1"/>
          <table:table-cell office:value-type="float" office:value="0.23015430935807757" table:formula="of:=[.F304]-([.$J$3]*[.C304]/1000)" table:style-name="ce1">
            <text:p>0,230154309</text:p>
          </table:table-cell>
          <table:table-cell table:number-columns-repeated="16375"/>
        </table:table-row>
        <table:table-row table:style-name="ro3">
          <table:table-cell office:value-type="time" office:time-value="PT17H25M55S" table:style-name="ce7">
            <text:p>17:25:55</text:p>
          </table:table-cell>
          <table:table-cell office:value-type="time" office:time-value="PT17H25M56S" table:style-name="ce7">
            <text:p>17:25:56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6.98" table:style-name="ce1">
            <text:p>536,98</text:p>
          </table:table-cell>
          <table:table-cell office:value-type="float" office:value="2.9594149156" table:formula="of:=[.C305]/1000 * [.D305]*[.E305]/1000" table:style-name="ce1">
            <text:p>2,959414916</text:p>
          </table:table-cell>
          <table:table-cell table:number-columns-repeated="2" table:style-name="ce1"/>
          <table:table-cell office:value-type="float" office:value="0.24975431999972741" table:formula="of:=[.F305]-([.$J$3]*[.C305]/1000)" table:style-name="ce1">
            <text:p>0,24975432</text:p>
          </table:table-cell>
          <table:table-cell table:number-columns-repeated="16375"/>
        </table:table-row>
        <table:table-row table:style-name="ro3">
          <table:table-cell office:value-type="time" office:time-value="PT17H25M56S" table:style-name="ce7">
            <text:p>17:25:56</text:p>
          </table:table-cell>
          <table:table-cell office:value-type="time" office:time-value="PT17H25M57S" table:style-name="ce7">
            <text:p>17:25:5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3.97" table:style-name="ce1">
            <text:p>543,97</text:p>
          </table:table-cell>
          <table:table-cell office:value-type="float" office:value="2.9895013687000001" table:formula="of:=[.C306]/1000 * [.D306]*[.E306]/1000" table:style-name="ce1">
            <text:p>2,989501369</text:p>
          </table:table-cell>
          <table:table-cell table:number-columns-repeated="2" table:style-name="ce1"/>
          <table:table-cell office:value-type="float" office:value="0.28746645957890271" table:formula="of:=[.F306]-([.$J$3]*[.C306]/1000)" table:style-name="ce1">
            <text:p>0,28746646</text:p>
          </table:table-cell>
          <table:table-cell table:number-columns-repeated="16375"/>
        </table:table-row>
        <table:table-row table:style-name="ro3">
          <table:table-cell office:value-type="time" office:time-value="PT17H25M57S" table:style-name="ce7">
            <text:p>17:25:57</text:p>
          </table:table-cell>
          <table:table-cell office:value-type="time" office:time-value="PT17H25M58S" table:style-name="ce7">
            <text:p>17:25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48" table:style-name="ce1">
            <text:p>527,48</text:p>
          </table:table-cell>
          <table:table-cell office:value-type="float" office:value="2.890695896" table:formula="of:=[.C307]/1000 * [.D307]*[.E307]/1000" table:style-name="ce1">
            <text:p>2,890695896</text:p>
          </table:table-cell>
          <table:table-cell table:number-columns-repeated="2" table:style-name="ce1"/>
          <table:table-cell office:value-type="float" office:value="0.19628667335807792" table:formula="of:=[.F307]-([.$J$3]*[.C307]/1000)" table:style-name="ce1">
            <text:p>0,196286673</text:p>
          </table:table-cell>
          <table:table-cell table:number-columns-repeated="16375"/>
        </table:table-row>
        <table:table-row table:style-name="ro3">
          <table:table-cell office:value-type="time" office:time-value="PT17H25M58S" table:style-name="ce7">
            <text:p>17:25:58</text:p>
          </table:table-cell>
          <table:table-cell office:value-type="time" office:time-value="PT17H25M59S" table:style-name="ce7">
            <text:p>17:25:59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1.02" table:style-name="ce1">
            <text:p>521,02</text:p>
          </table:table-cell>
          <table:table-cell office:value-type="float" office:value="2.8768431911999999" table:formula="of:=[.C308]/1000 * [.D308]*[.E308]/1000" table:style-name="ce1">
            <text:p>2,876843191</text:p>
          </table:table-cell>
          <table:table-cell table:number-columns-repeated="2" table:style-name="ce1"/>
          <table:table-cell office:value-type="float" office:value="0.1620988046136107" table:formula="of:=[.F308]-([.$J$3]*[.C308]/1000)" table:style-name="ce1">
            <text:p>0,162098805</text:p>
          </table:table-cell>
          <table:table-cell table:number-columns-repeated="16375"/>
        </table:table-row>
        <table:table-row table:style-name="ro3">
          <table:table-cell office:value-type="time" office:time-value="PT17H25M59S" table:style-name="ce7">
            <text:p>17:25:59</text:p>
          </table:table-cell>
          <table:table-cell office:value-type="time" office:time-value="PT17H26M0S" table:style-name="ce7">
            <text:p>17:26:0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7.66999999999996" table:style-name="ce1">
            <text:p>567,67</text:p>
          </table:table-cell>
          <table:table-cell office:value-type="float" office:value="3.1225028951999998" table:formula="of:=[.C309]/1000 * [.D309]*[.E309]/1000" table:style-name="ce1">
            <text:p>3,122502895</text:p>
          </table:table-cell>
          <table:table-cell table:number-columns-repeated="2" table:style-name="ce1"/>
          <table:table-cell office:value-type="float" office:value="0.41284229959972718" table:formula="of:=[.F309]-([.$J$3]*[.C309]/1000)" table:style-name="ce1">
            <text:p>0,4128423</text:p>
          </table:table-cell>
          <table:table-cell table:number-columns-repeated="16375"/>
        </table:table-row>
        <table:table-row table:style-name="ro3">
          <table:table-cell office:value-type="time" office:time-value="PT17H26M0S" table:style-name="ce7">
            <text:p>17:26:00</text:p>
          </table:table-cell>
          <table:table-cell office:value-type="time" office:time-value="PT17H26M1S" table:style-name="ce7">
            <text:p>17:26:0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3.91999999999996" table:style-name="ce1">
            <text:p>513,92</text:p>
          </table:table-cell>
          <table:table-cell office:value-type="float" office:value="2.8190413503999996" table:formula="of:=[.C310]/1000 * [.D310]*[.E310]/1000" table:style-name="ce1">
            <text:p>2,81904135</text:p>
          </table:table-cell>
          <table:table-cell table:number-columns-repeated="2" table:style-name="ce1"/>
          <table:table-cell office:value-type="float" office:value="0.12209023226501925" table:formula="of:=[.F310]-([.$J$3]*[.C310]/1000)" table:style-name="ce1">
            <text:p>0,122090232</text:p>
          </table:table-cell>
          <table:table-cell table:number-columns-repeated="16375"/>
        </table:table-row>
        <table:table-row table:style-name="ro3">
          <table:table-cell office:value-type="time" office:time-value="PT17H26M1S" table:style-name="ce7">
            <text:p>17:26:01</text:p>
          </table:table-cell>
          <table:table-cell office:value-type="time" office:time-value="PT17H26M2S" table:style-name="ce7">
            <text:p>17:26:0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3.82000000000005" table:style-name="ce1">
            <text:p>513,82</text:p>
          </table:table-cell>
          <table:table-cell office:value-type="float" office:value="2.8158363640000004" table:formula="of:=[.C311]/1000 * [.D311]*[.E311]/1000" table:style-name="ce1">
            <text:p>2,815836364</text:p>
          </table:table-cell>
          <table:table-cell table:number-columns-repeated="2" table:style-name="ce1"/>
          <table:table-cell office:value-type="float" office:value="0.12142714135807831" table:formula="of:=[.F311]-([.$J$3]*[.C311]/1000)" table:style-name="ce1">
            <text:p>0,121427141</text:p>
          </table:table-cell>
          <table:table-cell table:number-columns-repeated="16375"/>
        </table:table-row>
        <table:table-row table:style-name="ro3">
          <table:table-cell office:value-type="time" office:time-value="PT17H26M3S" table:style-name="ce7">
            <text:p>17:26:03</text:p>
          </table:table-cell>
          <table:table-cell office:value-type="time" office:time-value="PT17H26M4S" table:style-name="ce7">
            <text:p>17:26:0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38" table:style-name="ce1">
            <text:p>523,38</text:p>
          </table:table-cell>
          <table:table-cell office:value-type="float" office:value="2.8709329505999999" table:formula="of:=[.C312]/1000 * [.D312]*[.E312]/1000" table:style-name="ce1">
            <text:p>2,870932951</text:p>
          </table:table-cell>
          <table:table-cell table:number-columns-repeated="2" table:style-name="ce1"/>
          <table:table-cell office:value-type="float" office:value="0.17398183246501953" table:formula="of:=[.F312]-([.$J$3]*[.C312]/1000)" table:style-name="ce1">
            <text:p>0,173981832</text:p>
          </table:table-cell>
          <table:table-cell table:number-columns-repeated="16375"/>
        </table:table-row>
        <table:table-row table:style-name="ro3">
          <table:table-cell office:value-type="time" office:time-value="PT17H26M4S" table:style-name="ce7">
            <text:p>17:26:04</text:p>
          </table:table-cell>
          <table:table-cell office:value-type="time" office:time-value="PT17H26M5S" table:style-name="ce7">
            <text:p>17:26:0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9.54" table:style-name="ce1">
            <text:p>569,54</text:p>
          </table:table-cell>
          <table:table-cell office:value-type="float" office:value="3.1298501159999996" table:formula="of:=[.C313]/1000 * [.D313]*[.E313]/1000" table:style-name="ce1">
            <text:p>3,129850116</text:p>
          </table:table-cell>
          <table:table-cell table:number-columns-repeated="2" table:style-name="ce1"/>
          <table:table-cell office:value-type="float" office:value="0.42273141589278573" table:formula="of:=[.F313]-([.$J$3]*[.C313]/1000)" table:style-name="ce1">
            <text:p>0,422731416</text:p>
          </table:table-cell>
          <table:table-cell table:number-columns-repeated="16375"/>
        </table:table-row>
        <table:table-row table:style-name="ro3">
          <table:table-cell office:value-type="time" office:time-value="PT17H26M5S" table:style-name="ce7">
            <text:p>17:26:05</text:p>
          </table:table-cell>
          <table:table-cell office:value-type="time" office:time-value="PT17H26M6S" table:style-name="ce7">
            <text:p>17:26:0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27" table:style-name="ce1">
            <text:p>541,27</text:p>
          </table:table-cell>
          <table:table-cell office:value-type="float" office:value="2.9662678539999998" table:formula="of:=[.C314]/1000 * [.D314]*[.E314]/1000" table:style-name="ce1">
            <text:p>2,966267854</text:p>
          </table:table-cell>
          <table:table-cell table:number-columns-repeated="2" table:style-name="ce1"/>
          <table:table-cell office:value-type="float" office:value="0.27185863135807775" table:formula="of:=[.F314]-([.$J$3]*[.C314]/1000)" table:style-name="ce1">
            <text:p>0,271858631</text:p>
          </table:table-cell>
          <table:table-cell table:number-columns-repeated="16375"/>
        </table:table-row>
        <table:table-row table:style-name="ro3">
          <table:table-cell office:value-type="time" office:time-value="PT17H26M6S" table:style-name="ce7">
            <text:p>17:26:06</text:p>
          </table:table-cell>
          <table:table-cell office:value-type="time" office:time-value="PT17H26M7S" table:style-name="ce7">
            <text:p>17:26:0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3.53" table:style-name="ce1">
            <text:p>523,53</text:p>
          </table:table-cell>
          <table:table-cell office:value-type="float" office:value="2.8771690562999996" table:formula="of:=[.C315]/1000 * [.D315]*[.E315]/1000" table:style-name="ce1">
            <text:p>2,877169056</text:p>
          </table:table-cell>
          <table:table-cell table:number-columns-repeated="2" table:style-name="ce1"/>
          <table:table-cell office:value-type="float" office:value="0.1751341471789023" table:formula="of:=[.F315]-([.$J$3]*[.C315]/1000)" table:style-name="ce1">
            <text:p>0,175134147</text:p>
          </table:table-cell>
          <table:table-cell table:number-columns-repeated="16375"/>
        </table:table-row>
        <table:table-row table:style-name="ro3">
          <table:table-cell office:value-type="time" office:time-value="PT17H26M7S" table:style-name="ce7">
            <text:p>17:26:07</text:p>
          </table:table-cell>
          <table:table-cell office:value-type="time" office:time-value="PT17H26M8S" table:style-name="ce7">
            <text:p>17:26:08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36.64" table:style-name="ce1">
            <text:p>536,64</text:p>
          </table:table-cell>
          <table:table-cell office:value-type="float" office:value="2.9353456704000003" table:formula="of:=[.C316]/1000 * [.D316]*[.E316]/1000" table:style-name="ce1">
            <text:p>2,93534567</text:p>
          </table:table-cell>
          <table:table-cell table:number-columns-repeated="2" table:style-name="ce1"/>
          <table:table-cell office:value-type="float" office:value="0.24602023874419521" table:formula="of:=[.F316]-([.$J$3]*[.C316]/1000)" table:style-name="ce1">
            <text:p>0,246020239</text:p>
          </table:table-cell>
          <table:table-cell table:number-columns-repeated="16375"/>
        </table:table-row>
        <table:table-row table:style-name="ro3">
          <table:table-cell office:value-type="time" office:time-value="PT17H26M8S" table:style-name="ce7">
            <text:p>17:26:08</text:p>
          </table:table-cell>
          <table:table-cell office:value-type="time" office:time-value="PT17H26M9S" table:style-name="ce7">
            <text:p>17:26:0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3.11" table:style-name="ce1">
            <text:p>553,11</text:p>
          </table:table-cell>
          <table:table-cell office:value-type="float" office:value="3.0395606940000004" table:formula="of:=[.C317]/1000 * [.D317]*[.E317]/1000" table:style-name="ce1">
            <text:p>3,039560694</text:p>
          </table:table-cell>
          <table:table-cell table:number-columns-repeated="2" table:style-name="ce1"/>
          <table:table-cell office:value-type="float" office:value="0.3324419938927865" table:formula="of:=[.F317]-([.$J$3]*[.C317]/1000)" table:style-name="ce1">
            <text:p>0,332441994</text:p>
          </table:table-cell>
          <table:table-cell table:number-columns-repeated="16375"/>
        </table:table-row>
        <table:table-row table:style-name="ro3">
          <table:table-cell office:value-type="time" office:time-value="PT17H26M9S" table:style-name="ce7">
            <text:p>17:26:09</text:p>
          </table:table-cell>
          <table:table-cell office:value-type="time" office:time-value="PT17H26M10S" table:style-name="ce7">
            <text:p>17:26:10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4.95000000000005" table:style-name="ce1">
            <text:p>524,95</text:p>
          </table:table-cell>
          <table:table-cell office:value-type="float" office:value="2.9012569134999997" table:formula="of:=[.C318]/1000 * [.D318]*[.E318]/1000" table:style-name="ce1">
            <text:p>2,901256914</text:p>
          </table:table-cell>
          <table:table-cell table:number-columns-repeated="2" table:style-name="ce1"/>
          <table:table-cell office:value-type="float" office:value="0.18397063142055226" table:formula="of:=[.F318]-([.$J$3]*[.C318]/1000)" table:style-name="ce1">
            <text:p>0,183970631</text:p>
          </table:table-cell>
          <table:table-cell table:number-columns-repeated="16375"/>
        </table:table-row>
        <table:table-row table:style-name="ro3">
          <table:table-cell office:value-type="time" office:time-value="PT17H26M10S" table:style-name="ce7">
            <text:p>17:26:10</text:p>
          </table:table-cell>
          <table:table-cell office:value-type="time" office:time-value="PT17H26M11S" table:style-name="ce7">
            <text:p>17:26:1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57000000000005" table:style-name="ce1">
            <text:p>531,57</text:p>
          </table:table-cell>
          <table:table-cell office:value-type="float" office:value="2.9158581309000002" table:formula="of:=[.C319]/1000 * [.D319]*[.E319]/1000" table:style-name="ce1">
            <text:p>2,915858131</text:p>
          </table:table-cell>
          <table:table-cell table:number-columns-repeated="2" table:style-name="ce1"/>
          <table:table-cell office:value-type="float" office:value="0.21890701276501989" table:formula="of:=[.F319]-([.$J$3]*[.C319]/1000)" table:style-name="ce1">
            <text:p>0,218907013</text:p>
          </table:table-cell>
          <table:table-cell table:number-columns-repeated="16375"/>
        </table:table-row>
        <table:table-row table:style-name="ro3">
          <table:table-cell office:value-type="time" office:time-value="PT17H26M11S" table:style-name="ce7">
            <text:p>17:26:11</text:p>
          </table:table-cell>
          <table:table-cell office:value-type="time" office:time-value="PT17H26M12S" table:style-name="ce7">
            <text:p>17:26:1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4.95000000000005" table:style-name="ce1">
            <text:p>514,95</text:p>
          </table:table-cell>
          <table:table-cell office:value-type="float" office:value="2.8246912815000003" table:formula="of:=[.C320]/1000 * [.D320]*[.E320]/1000" table:style-name="ce1">
            <text:p>2,824691282</text:p>
          </table:table-cell>
          <table:table-cell table:number-columns-repeated="2" table:style-name="ce1"/>
          <table:table-cell office:value-type="float" office:value="0.12774016336501992" table:formula="of:=[.F320]-([.$J$3]*[.C320]/1000)" table:style-name="ce1">
            <text:p>0,127740163</text:p>
          </table:table-cell>
          <table:table-cell table:number-columns-repeated="16375"/>
        </table:table-row>
        <table:table-row table:style-name="ro3">
          <table:table-cell office:value-type="time" office:time-value="PT17H26M12S" table:style-name="ce7">
            <text:p>17:26:12</text:p>
          </table:table-cell>
          <table:table-cell office:value-type="time" office:time-value="PT17H26M13S" table:style-name="ce7">
            <text:p>17:26:13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5.97" table:style-name="ce1">
            <text:p>535,97</text:p>
          </table:table-cell>
          <table:table-cell office:value-type="float" office:value="2.9593905131999998" table:formula="of:=[.C321]/1000 * [.D321]*[.E321]/1000" table:style-name="ce1">
            <text:p>2,959390513</text:p>
          </table:table-cell>
          <table:table-cell table:number-columns-repeated="2" table:style-name="ce1"/>
          <table:table-cell office:value-type="float" office:value="0.24464612661361063" table:formula="of:=[.F321]-([.$J$3]*[.C321]/1000)" table:style-name="ce1">
            <text:p>0,244646127</text:p>
          </table:table-cell>
          <table:table-cell table:number-columns-repeated="16375"/>
        </table:table-row>
        <table:table-row table:style-name="ro3">
          <table:table-cell office:value-type="time" office:time-value="PT17H26M13S" table:style-name="ce7">
            <text:p>17:26:13</text:p>
          </table:table-cell>
          <table:table-cell office:value-type="time" office:time-value="PT17H26M14S" table:style-name="ce7">
            <text:p>17:26:1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05.59" table:style-name="ce1">
            <text:p>505,59</text:p>
          </table:table-cell>
          <table:table-cell office:value-type="float" office:value="2.7733482182999998" table:formula="of:=[.C322]/1000 * [.D322]*[.E322]/1000" table:style-name="ce1">
            <text:p>2,773348218</text:p>
          </table:table-cell>
          <table:table-cell table:number-columns-repeated="2" table:style-name="ce1"/>
          <table:table-cell office:value-type="float" office:value="7.6397100165019438E-2" table:formula="of:=[.F322]-([.$J$3]*[.C322]/1000)" table:style-name="ce1">
            <text:p>0,0763971</text:p>
          </table:table-cell>
          <table:table-cell table:number-columns-repeated="16375"/>
        </table:table-row>
        <table:table-row table:style-name="ro3">
          <table:table-cell office:value-type="time" office:time-value="PT17H26M14S" table:style-name="ce7">
            <text:p>17:26:14</text:p>
          </table:table-cell>
          <table:table-cell office:value-type="time" office:time-value="PT17H26M16S" table:style-name="ce7">
            <text:p>17:26:1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79999999999995" table:style-name="ce1">
            <text:p>537,8</text:p>
          </table:table-cell>
          <table:table-cell office:value-type="float" office:value="2.9472515599999998" table:formula="of:=[.C323]/1000 * [.D323]*[.E323]/1000" table:style-name="ce1">
            <text:p>2,94725156</text:p>
          </table:table-cell>
          <table:table-cell table:number-columns-repeated="2" table:style-name="ce1"/>
          <table:table-cell office:value-type="float" office:value="0.25284233735807771" table:formula="of:=[.F323]-([.$J$3]*[.C323]/1000)" table:style-name="ce1">
            <text:p>0,252842337</text:p>
          </table:table-cell>
          <table:table-cell table:number-columns-repeated="16375"/>
        </table:table-row>
        <table:table-row table:style-name="ro3">
          <table:table-cell office:value-type="time" office:time-value="PT17H26M16S" table:style-name="ce7">
            <text:p>17:26:16</text:p>
          </table:table-cell>
          <table:table-cell office:value-type="time" office:time-value="PT17H26M17S" table:style-name="ce7">
            <text:p>17:26:17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18.22" table:style-name="ce1">
            <text:p>518,22</text:p>
          </table:table-cell>
          <table:table-cell office:value-type="float" office:value="2.866741218" table:formula="of:=[.C324]/1000 * [.D324]*[.E324]/1000" table:style-name="ce1">
            <text:p>2,866741218</text:p>
          </table:table-cell>
          <table:table-cell table:number-columns-repeated="2" table:style-name="ce1"/>
          <table:table-cell office:value-type="float" office:value="0.14691304042749387" table:formula="of:=[.F324]-([.$J$3]*[.C324]/1000)" table:style-name="ce1">
            <text:p>0,14691304</text:p>
          </table:table-cell>
          <table:table-cell table:number-columns-repeated="16375"/>
        </table:table-row>
        <table:table-row table:style-name="ro3">
          <table:table-cell office:value-type="time" office:time-value="PT17H26M17S" table:style-name="ce7">
            <text:p>17:26:17</text:p>
          </table:table-cell>
          <table:table-cell office:value-type="time" office:time-value="PT17H26M18S" table:style-name="ce7">
            <text:p>17:26:1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62" table:style-name="ce1">
            <text:p>522,62</text:p>
          </table:table-cell>
          <table:table-cell office:value-type="float" office:value="2.8640621240000002" table:formula="of:=[.C325]/1000 * [.D325]*[.E325]/1000" table:style-name="ce1">
            <text:p>2,864062124</text:p>
          </table:table-cell>
          <table:table-cell table:number-columns-repeated="2" table:style-name="ce1"/>
          <table:table-cell office:value-type="float" office:value="0.16965290135807809" table:formula="of:=[.F325]-([.$J$3]*[.C325]/1000)" table:style-name="ce1">
            <text:p>0,169652901</text:p>
          </table:table-cell>
          <table:table-cell table:number-columns-repeated="16375"/>
        </table:table-row>
        <table:table-row table:style-name="ro3">
          <table:table-cell office:value-type="time" office:time-value="PT17H26M18S" table:style-name="ce7">
            <text:p>17:26:18</text:p>
          </table:table-cell>
          <table:table-cell office:value-type="time" office:time-value="PT17H26M19S" table:style-name="ce7">
            <text:p>17:26:1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6.97" table:style-name="ce1">
            <text:p>526,97</text:p>
          </table:table-cell>
          <table:table-cell office:value-type="float" office:value="2.8906254289" table:formula="of:=[.C326]/1000 * [.D326]*[.E326]/1000" table:style-name="ce1">
            <text:p>2,890625429</text:p>
          </table:table-cell>
          <table:table-cell table:number-columns-repeated="2" table:style-name="ce1"/>
          <table:table-cell office:value-type="float" office:value="0.19367431076501962" table:formula="of:=[.F326]-([.$J$3]*[.C326]/1000)" table:style-name="ce1">
            <text:p>0,193674311</text:p>
          </table:table-cell>
          <table:table-cell table:number-columns-repeated="16375"/>
        </table:table-row>
        <table:table-row table:style-name="ro3">
          <table:table-cell office:value-type="time" office:time-value="PT17H26M19S" table:style-name="ce7">
            <text:p>17:26:19</text:p>
          </table:table-cell>
          <table:table-cell office:value-type="time" office:time-value="PT17H26M20S" table:style-name="ce7">
            <text:p>17:26:2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6.05999999999995" table:style-name="ce1">
            <text:p>526,06</text:p>
          </table:table-cell>
          <table:table-cell office:value-type="float" office:value="2.8856337421999996" table:formula="of:=[.C327]/1000 * [.D327]*[.E327]/1000" table:style-name="ce1">
            <text:p>2,885633742</text:p>
          </table:table-cell>
          <table:table-cell table:number-columns-repeated="2" table:style-name="ce1"/>
          <table:table-cell office:value-type="float" office:value="0.18868262406501923" table:formula="of:=[.F327]-([.$J$3]*[.C327]/1000)" table:style-name="ce1">
            <text:p>0,188682624</text:p>
          </table:table-cell>
          <table:table-cell table:number-columns-repeated="16375"/>
        </table:table-row>
        <table:table-row table:style-name="ro3">
          <table:table-cell office:value-type="time" office:time-value="PT17H26M20S" table:style-name="ce7">
            <text:p>17:26:20</text:p>
          </table:table-cell>
          <table:table-cell office:value-type="time" office:time-value="PT17H26M21S" table:style-name="ce7">
            <text:p>17:26:2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9.57000000000005" table:style-name="ce1">
            <text:p>539,57</text:p>
          </table:table-cell>
          <table:table-cell office:value-type="float" office:value="2.9595846156000003" table:formula="of:=[.C328]/1000 * [.D328]*[.E328]/1000" table:style-name="ce1">
            <text:p>2,959584616</text:p>
          </table:table-cell>
          <table:table-cell table:number-columns-repeated="2" table:style-name="ce1"/>
          <table:table-cell office:value-type="float" office:value="0.25754970647890296" table:formula="of:=[.F328]-([.$J$3]*[.C328]/1000)" table:style-name="ce1">
            <text:p>0,257549706</text:p>
          </table:table-cell>
          <table:table-cell table:number-columns-repeated="16375"/>
        </table:table-row>
        <table:table-row table:style-name="ro3">
          <table:table-cell office:value-type="time" office:time-value="PT17H26M21S" table:style-name="ce7">
            <text:p>17:26:21</text:p>
          </table:table-cell>
          <table:table-cell office:value-type="time" office:time-value="PT17H26M22S" table:style-name="ce7">
            <text:p>17:26:2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48" table:style-name="ce1">
            <text:p>527,48</text:p>
          </table:table-cell>
          <table:table-cell office:value-type="float" office:value="2.890695896" table:formula="of:=[.C329]/1000 * [.D329]*[.E329]/1000" table:style-name="ce1">
            <text:p>2,890695896</text:p>
          </table:table-cell>
          <table:table-cell table:number-columns-repeated="2" table:style-name="ce1"/>
          <table:table-cell office:value-type="float" office:value="0.19628667335807792" table:formula="of:=[.F329]-([.$J$3]*[.C329]/1000)" table:style-name="ce1">
            <text:p>0,196286673</text:p>
          </table:table-cell>
          <table:table-cell table:number-columns-repeated="16375"/>
        </table:table-row>
        <table:table-row table:style-name="ro3">
          <table:table-cell office:value-type="time" office:time-value="PT17H26M22S" table:style-name="ce7">
            <text:p>17:26:22</text:p>
          </table:table-cell>
          <table:table-cell office:value-type="time" office:time-value="PT17H26M23S" table:style-name="ce7">
            <text:p>17:26:2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5.19000000000005" table:style-name="ce1">
            <text:p>535,19</text:p>
          </table:table-cell>
          <table:table-cell office:value-type="float" office:value="2.9357151703" table:formula="of:=[.C330]/1000 * [.D330]*[.E330]/1000" table:style-name="ce1">
            <text:p>2,93571517</text:p>
          </table:table-cell>
          <table:table-cell table:number-columns-repeated="2" table:style-name="ce1"/>
          <table:table-cell office:value-type="float" office:value="0.23876405216501961" table:formula="of:=[.F330]-([.$J$3]*[.C330]/1000)" table:style-name="ce1">
            <text:p>0,238764052</text:p>
          </table:table-cell>
          <table:table-cell table:number-columns-repeated="16375"/>
        </table:table-row>
        <table:table-row table:style-name="ro3">
          <table:table-cell office:value-type="time" office:time-value="PT17H26M23S" table:style-name="ce7">
            <text:p>17:26:23</text:p>
          </table:table-cell>
          <table:table-cell office:value-type="time" office:time-value="PT17H26M24S" table:style-name="ce7">
            <text:p>17:26:24</text:p>
          </table:table-cell>
          <table:table-cell office:value-type="float" office:value="1089" table:style-name="ce1">
            <text:p>1089</text:p>
          </table:table-cell>
          <table:table-cell office:value-type="float" office:value="5.17" table:style-name="ce1">
            <text:p>5,17</text:p>
          </table:table-cell>
          <table:table-cell office:value-type="float" office:value="556.27" table:style-name="ce1">
            <text:p>556,27</text:p>
          </table:table-cell>
          <table:table-cell office:value-type="float" office:value="3.1318724150999997" table:formula="of:=[.C331]/1000 * [.D331]*[.E331]/1000" table:style-name="ce1">
            <text:p>3,131872415</text:p>
          </table:table-cell>
          <table:table-cell table:number-columns-repeated="2" table:style-name="ce1"/>
          <table:table-cell office:value-type="float" office:value="0.3637482231593836" table:formula="of:=[.F331]-([.$J$3]*[.C331]/1000)" table:style-name="ce1">
            <text:p>0,363748223</text:p>
          </table:table-cell>
          <table:table-cell table:number-columns-repeated="16375"/>
        </table:table-row>
        <table:table-row table:style-name="ro3">
          <table:table-cell office:value-type="time" office:time-value="PT17H26M24S" table:style-name="ce7">
            <text:p>17:26:24</text:p>
          </table:table-cell>
          <table:table-cell office:value-type="time" office:time-value="PT17H26M25S" table:style-name="ce7">
            <text:p>17:26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" table:style-name="ce1">
            <text:p>527</text:p>
          </table:table-cell>
          <table:table-cell office:value-type="float" office:value="2.8880653999999999" table:formula="of:=[.C332]/1000 * [.D332]*[.E332]/1000" table:style-name="ce1">
            <text:p>2,8880654</text:p>
          </table:table-cell>
          <table:table-cell table:number-columns-repeated="2" table:style-name="ce1"/>
          <table:table-cell office:value-type="float" office:value="0.19365617735807783" table:formula="of:=[.F332]-([.$J$3]*[.C332]/1000)" table:style-name="ce1">
            <text:p>0,193656177</text:p>
          </table:table-cell>
          <table:table-cell table:number-columns-repeated="16375"/>
        </table:table-row>
        <table:table-row table:style-name="ro3">
          <table:table-cell office:value-type="time" office:time-value="PT17H26M25S" table:style-name="ce7">
            <text:p>17:26:25</text:p>
          </table:table-cell>
          <table:table-cell office:value-type="time" office:time-value="PT17H26M26S" table:style-name="ce7">
            <text:p>17:26:2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15" table:style-name="ce1">
            <text:p>523,15</text:p>
          </table:table-cell>
          <table:table-cell office:value-type="float" office:value="2.8696713154999998" table:formula="of:=[.C333]/1000 * [.D333]*[.E333]/1000" table:style-name="ce1">
            <text:p>2,869671316</text:p>
          </table:table-cell>
          <table:table-cell table:number-columns-repeated="2" table:style-name="ce1"/>
          <table:table-cell office:value-type="float" office:value="0.17272019736501942" table:formula="of:=[.F333]-([.$J$3]*[.C333]/1000)" table:style-name="ce1">
            <text:p>0,172720197</text:p>
          </table:table-cell>
          <table:table-cell table:number-columns-repeated="16375"/>
        </table:table-row>
        <table:table-row table:style-name="ro3">
          <table:table-cell office:value-type="time" office:time-value="PT17H26M26S" table:style-name="ce7">
            <text:p>17:26:26</text:p>
          </table:table-cell>
          <table:table-cell office:value-type="time" office:time-value="PT17H26M28S" table:style-name="ce7">
            <text:p>17:26:2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3.76" table:style-name="ce1">
            <text:p>533,76</text:p>
          </table:table-cell>
          <table:table-cell office:value-type="float" office:value="2.9471878655999997" table:formula="of:=[.C334]/1000 * [.D334]*[.E334]/1000" table:style-name="ce1">
            <text:p>2,947187866</text:p>
          </table:table-cell>
          <table:table-cell table:number-columns-repeated="2" table:style-name="ce1"/>
          <table:table-cell office:value-type="float" office:value="0.23244347901361051" table:formula="of:=[.F334]-([.$J$3]*[.C334]/1000)" table:style-name="ce1">
            <text:p>0,232443479</text:p>
          </table:table-cell>
          <table:table-cell table:number-columns-repeated="16375"/>
        </table:table-row>
        <table:table-row table:style-name="ro3">
          <table:table-cell office:value-type="time" office:time-value="PT17H26M28S" table:style-name="ce7">
            <text:p>17:26:28</text:p>
          </table:table-cell>
          <table:table-cell office:value-type="time" office:time-value="PT17H26M29S" table:style-name="ce7">
            <text:p>17:26:29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71.24" table:style-name="ce1">
            <text:p>571,24</text:p>
          </table:table-cell>
          <table:table-cell office:value-type="float" office:value="3.1480350912000001" table:formula="of:=[.C335]/1000 * [.D335]*[.E335]/1000" table:style-name="ce1">
            <text:p>3,148035091</text:p>
          </table:table-cell>
          <table:table-cell table:number-columns-repeated="2" table:style-name="ce1"/>
          <table:table-cell office:value-type="float" office:value="0.43329070461361097" table:formula="of:=[.F335]-([.$J$3]*[.C335]/1000)" table:style-name="ce1">
            <text:p>0,433290705</text:p>
          </table:table-cell>
          <table:table-cell table:number-columns-repeated="16375"/>
        </table:table-row>
        <table:table-row table:style-name="ro3">
          <table:table-cell office:value-type="time" office:time-value="PT17H26M29S" table:style-name="ce7">
            <text:p>17:26:29</text:p>
          </table:table-cell>
          <table:table-cell office:value-type="time" office:time-value="PT17H26M30S" table:style-name="ce7">
            <text:p>17:26:30</text:p>
          </table:table-cell>
          <table:table-cell office:value-type="float" office:value="1053" table:style-name="ce1">
            <text:p>1053</text:p>
          </table:table-cell>
          <table:table-cell office:value-type="float" office:value="5.16" table:style-name="ce1">
            <text:p>5,16</text:p>
          </table:table-cell>
          <table:table-cell office:value-type="float" office:value="549.64" table:style-name="ce1">
            <text:p>549,64</text:p>
          </table:table-cell>
          <table:table-cell office:value-type="float" office:value="2.9864579471999995" table:formula="of:=[.C336]/1000 * [.D336]*[.E336]/1000" table:style-name="ce1">
            <text:p>2,986457947</text:p>
          </table:table-cell>
          <table:table-cell table:number-columns-repeated="2" table:style-name="ce1"/>
          <table:table-cell office:value-type="float" office:value="0.30984199300948623" table:formula="of:=[.F336]-([.$J$3]*[.C336]/1000)" table:style-name="ce1">
            <text:p>0,309841993</text:p>
          </table:table-cell>
          <table:table-cell table:number-columns-repeated="16375"/>
        </table:table-row>
        <table:table-row table:style-name="ro3">
          <table:table-cell office:value-type="time" office:time-value="PT17H26M30S" table:style-name="ce7">
            <text:p>17:26:30</text:p>
          </table:table-cell>
          <table:table-cell office:value-type="time" office:time-value="PT17H26M31S" table:style-name="ce7">
            <text:p>17:26:31</text:p>
          </table:table-cell>
          <table:table-cell office:value-type="float" office:value="1056" table:style-name="ce1">
            <text:p>1056</text:p>
          </table:table-cell>
          <table:table-cell office:value-type="float" office:value="5.17" table:style-name="ce1">
            <text:p>5,17</text:p>
          </table:table-cell>
          <table:table-cell office:value-type="float" office:value="556.89" table:style-name="ce1">
            <text:p>556,89</text:p>
          </table:table-cell>
          <table:table-cell office:value-type="float" office:value="3.0403520928000001" table:formula="of:=[.C337]/1000 * [.D337]*[.E337]/1000" table:style-name="ce1">
            <text:p>3,040352093</text:p>
          </table:table-cell>
          <table:table-cell table:number-columns-repeated="2" table:style-name="ce1"/>
          <table:table-cell office:value-type="float" office:value="0.35611045213031156" table:formula="of:=[.F337]-([.$J$3]*[.C337]/1000)" table:style-name="ce1">
            <text:p>0,356110452</text:p>
          </table:table-cell>
          <table:table-cell table:number-columns-repeated="16375"/>
        </table:table-row>
        <table:table-row table:style-name="ro3">
          <table:table-cell office:value-type="time" office:time-value="PT17H26M31S" table:style-name="ce7">
            <text:p>17:26:31</text:p>
          </table:table-cell>
          <table:table-cell office:value-type="time" office:time-value="PT17H26M32S" table:style-name="ce7">
            <text:p>17:26:3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4" table:style-name="ce1">
            <text:p>534,4</text:p>
          </table:table-cell>
          <table:table-cell office:value-type="float" office:value="2.9286188800000001" table:formula="of:=[.C338]/1000 * [.D338]*[.E338]/1000" table:style-name="ce1">
            <text:p>2,92861888</text:p>
          </table:table-cell>
          <table:table-cell table:number-columns-repeated="2" table:style-name="ce1"/>
          <table:table-cell office:value-type="float" office:value="0.23420965735807808" table:formula="of:=[.F338]-([.$J$3]*[.C338]/1000)" table:style-name="ce1">
            <text:p>0,234209657</text:p>
          </table:table-cell>
          <table:table-cell table:number-columns-repeated="16375"/>
        </table:table-row>
        <table:table-row table:style-name="ro3">
          <table:table-cell office:value-type="time" office:time-value="PT17H26M32S" table:style-name="ce7">
            <text:p>17:26:32</text:p>
          </table:table-cell>
          <table:table-cell office:value-type="time" office:time-value="PT17H26M33S" table:style-name="ce7">
            <text:p>17:26:3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3.32000000000005" table:style-name="ce1">
            <text:p>543,32</text:p>
          </table:table-cell>
          <table:table-cell office:value-type="float" office:value="2.9775022640000004" table:formula="of:=[.C339]/1000 * [.D339]*[.E339]/1000" table:style-name="ce1">
            <text:p>2,977502264</text:p>
          </table:table-cell>
          <table:table-cell table:number-columns-repeated="2" table:style-name="ce1"/>
          <table:table-cell office:value-type="float" office:value="0.28309304135807833" table:formula="of:=[.F339]-([.$J$3]*[.C339]/1000)" table:style-name="ce1">
            <text:p>0,283093041</text:p>
          </table:table-cell>
          <table:table-cell table:number-columns-repeated="16375"/>
        </table:table-row>
        <table:table-row table:style-name="ro3">
          <table:table-cell office:value-type="time" office:time-value="PT17H26M33S" table:style-name="ce7">
            <text:p>17:26:33</text:p>
          </table:table-cell>
          <table:table-cell office:value-type="time" office:time-value="PT17H26M34S" table:style-name="ce7">
            <text:p>17:26:34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8.44000000000005" table:style-name="ce1">
            <text:p>538,44</text:p>
          </table:table-cell>
          <table:table-cell office:value-type="float" office:value="2.9702450315999998" table:formula="of:=[.C340]/1000 * [.D340]*[.E340]/1000" table:style-name="ce1">
            <text:p>2,970245032</text:p>
          </table:table-cell>
          <table:table-cell table:number-columns-repeated="2" table:style-name="ce1"/>
          <table:table-cell office:value-type="float" office:value="0.25804254050666886" table:formula="of:=[.F340]-([.$J$3]*[.C340]/1000)" table:style-name="ce1">
            <text:p>0,258042541</text:p>
          </table:table-cell>
          <table:table-cell table:number-columns-repeated="16375"/>
        </table:table-row>
        <table:table-row table:style-name="ro3">
          <table:table-cell office:value-type="time" office:time-value="PT17H26M34S" table:style-name="ce7">
            <text:p>17:26:34</text:p>
          </table:table-cell>
          <table:table-cell office:value-type="time" office:time-value="PT17H26M35S" table:style-name="ce7">
            <text:p>17:26:3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5.87" table:style-name="ce1">
            <text:p>535,87</text:p>
          </table:table-cell>
          <table:table-cell office:value-type="float" office:value="2.9339043260999995" table:formula="of:=[.C341]/1000 * [.D341]*[.E341]/1000" table:style-name="ce1">
            <text:p>2,933904326</text:p>
          </table:table-cell>
          <table:table-cell table:number-columns-repeated="2" table:style-name="ce1"/>
          <table:table-cell office:value-type="float" office:value="0.24203699895113573" table:formula="of:=[.F341]-([.$J$3]*[.C341]/1000)" table:style-name="ce1">
            <text:p>0,242036999</text:p>
          </table:table-cell>
          <table:table-cell table:number-columns-repeated="16375"/>
        </table:table-row>
        <table:table-row table:style-name="ro3">
          <table:table-cell office:value-type="time" office:time-value="PT17H26M35S" table:style-name="ce7">
            <text:p>17:26:35</text:p>
          </table:table-cell>
          <table:table-cell office:value-type="time" office:time-value="PT17H26M36S" table:style-name="ce7">
            <text:p>17:26:3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4" table:style-name="ce1">
            <text:p>537,4</text:p>
          </table:table-cell>
          <table:table-cell office:value-type="float" office:value="2.9478378379999994" table:formula="of:=[.C342]/1000 * [.D342]*[.E342]/1000" table:style-name="ce1">
            <text:p>2,947837838</text:p>
          </table:table-cell>
          <table:table-cell table:number-columns-repeated="2" table:style-name="ce1"/>
          <table:table-cell office:value-type="float" office:value="0.25088671986501909" table:formula="of:=[.F342]-([.$J$3]*[.C342]/1000)" table:style-name="ce1">
            <text:p>0,25088672</text:p>
          </table:table-cell>
          <table:table-cell table:number-columns-repeated="16375"/>
        </table:table-row>
        <table:table-row table:style-name="ro3">
          <table:table-cell office:value-type="time" office:time-value="PT17H26M36S" table:style-name="ce7">
            <text:p>17:26:36</text:p>
          </table:table-cell>
          <table:table-cell office:value-type="time" office:time-value="PT17H26M37S" table:style-name="ce7">
            <text:p>17:26:37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42.44000000000005" table:style-name="ce1">
            <text:p>542,44</text:p>
          </table:table-cell>
          <table:table-cell office:value-type="float" office:value="3.0175503248000006" table:formula="of:=[.C343]/1000 * [.D343]*[.E343]/1000" table:style-name="ce1">
            <text:p>3,017550325</text:p>
          </table:table-cell>
          <table:table-cell table:number-columns-repeated="2" table:style-name="ce1"/>
          <table:table-cell office:value-type="float" office:value="0.28247077426914391" table:formula="of:=[.F343]-([.$J$3]*[.C343]/1000)" table:style-name="ce1">
            <text:p>0,282470774</text:p>
          </table:table-cell>
          <table:table-cell table:number-columns-repeated="16375"/>
        </table:table-row>
        <table:table-row table:style-name="ro3">
          <table:table-cell office:value-type="time" office:time-value="PT17H26M37S" table:style-name="ce7">
            <text:p>17:26:37</text:p>
          </table:table-cell>
          <table:table-cell office:value-type="time" office:time-value="PT17H26M38S" table:style-name="ce7">
            <text:p>17:26:3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28" table:style-name="ce1">
            <text:p>536,28</text:p>
          </table:table-cell>
          <table:table-cell office:value-type="float" office:value="2.9389216559999998" table:formula="of:=[.C344]/1000 * [.D344]*[.E344]/1000" table:style-name="ce1">
            <text:p>2,938921656</text:p>
          </table:table-cell>
          <table:table-cell table:number-columns-repeated="2" table:style-name="ce1"/>
          <table:table-cell office:value-type="float" office:value="0.24451243335807771" table:formula="of:=[.F344]-([.$J$3]*[.C344]/1000)" table:style-name="ce1">
            <text:p>0,244512433</text:p>
          </table:table-cell>
          <table:table-cell table:number-columns-repeated="16375"/>
        </table:table-row>
        <table:table-row table:style-name="ro3">
          <table:table-cell office:value-type="time" office:time-value="PT17H26M38S" table:style-name="ce7">
            <text:p>17:26:38</text:p>
          </table:table-cell>
          <table:table-cell office:value-type="time" office:time-value="PT17H26M39S" table:style-name="ce7">
            <text:p>17:26:3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67999999999995" table:style-name="ce1">
            <text:p>533,68</text:p>
          </table:table-cell>
          <table:table-cell office:value-type="float" office:value="2.924673136" table:formula="of:=[.C345]/1000 * [.D345]*[.E345]/1000" table:style-name="ce1">
            <text:p>2,924673136</text:p>
          </table:table-cell>
          <table:table-cell table:number-columns-repeated="2" table:style-name="ce1"/>
          <table:table-cell office:value-type="float" office:value="0.23026391335807794" table:formula="of:=[.F345]-([.$J$3]*[.C345]/1000)" table:style-name="ce1">
            <text:p>0,230263913</text:p>
          </table:table-cell>
          <table:table-cell table:number-columns-repeated="16375"/>
        </table:table-row>
        <table:table-row table:style-name="ro3">
          <table:table-cell office:value-type="time" office:time-value="PT17H26M39S" table:style-name="ce7">
            <text:p>17:26:39</text:p>
          </table:table-cell>
          <table:table-cell office:value-type="time" office:time-value="PT17H26M40S" table:style-name="ce7">
            <text:p>17:26:4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83000000000004" table:style-name="ce1">
            <text:p>528,83</text:p>
          </table:table-cell>
          <table:table-cell office:value-type="float" office:value="2.9008282170999999" table:formula="of:=[.C346]/1000 * [.D346]*[.E346]/1000" table:style-name="ce1">
            <text:p>2,900828217</text:p>
          </table:table-cell>
          <table:table-cell table:number-columns-repeated="2" table:style-name="ce1"/>
          <table:table-cell office:value-type="float" office:value="0.2038770989650196" table:formula="of:=[.F346]-([.$J$3]*[.C346]/1000)" table:style-name="ce1">
            <text:p>0,203877099</text:p>
          </table:table-cell>
          <table:table-cell table:number-columns-repeated="16375"/>
        </table:table-row>
        <table:table-row table:style-name="ro3">
          <table:table-cell office:value-type="time" office:time-value="PT17H26M41S" table:style-name="ce7">
            <text:p>17:26:41</text:p>
          </table:table-cell>
          <table:table-cell office:value-type="time" office:time-value="PT17H26M42S" table:style-name="ce7">
            <text:p>17:26:4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73.82000000000005" table:style-name="ce1">
            <text:p>573,82</text:p>
          </table:table-cell>
          <table:table-cell office:value-type="float" office:value="3.1622531616000007" table:formula="of:=[.C347]/1000 * [.D347]*[.E347]/1000" table:style-name="ce1">
            <text:p>3,162253162</text:p>
          </table:table-cell>
          <table:table-cell table:number-columns-repeated="2" table:style-name="ce1"/>
          <table:table-cell office:value-type="float" office:value="0.44750877501361153" table:formula="of:=[.F347]-([.$J$3]*[.C347]/1000)" table:style-name="ce1">
            <text:p>0,447508775</text:p>
          </table:table-cell>
          <table:table-cell table:number-columns-repeated="16375"/>
        </table:table-row>
        <table:table-row table:style-name="ro3">
          <table:table-cell office:value-type="time" office:time-value="PT17H26M42S" table:style-name="ce7">
            <text:p>17:26:42</text:p>
          </table:table-cell>
          <table:table-cell office:value-type="time" office:time-value="PT17H26M43S" table:style-name="ce7">
            <text:p>17:26:4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76" table:style-name="ce1">
            <text:p>536,76</text:p>
          </table:table-cell>
          <table:table-cell office:value-type="float" office:value="2.9415521519999999" table:formula="of:=[.C348]/1000 * [.D348]*[.E348]/1000" table:style-name="ce1">
            <text:p>2,941552152</text:p>
          </table:table-cell>
          <table:table-cell table:number-columns-repeated="2" table:style-name="ce1"/>
          <table:table-cell office:value-type="float" office:value="0.2471429293580778" table:formula="of:=[.F348]-([.$J$3]*[.C348]/1000)" table:style-name="ce1">
            <text:p>0,247142929</text:p>
          </table:table-cell>
          <table:table-cell table:number-columns-repeated="16375"/>
        </table:table-row>
        <table:table-row table:style-name="ro3">
          <table:table-cell office:value-type="time" office:time-value="PT17H26M43S" table:style-name="ce7">
            <text:p>17:26:43</text:p>
          </table:table-cell>
          <table:table-cell office:value-type="time" office:time-value="PT17H26M44S" table:style-name="ce7">
            <text:p>17:26:4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16" table:style-name="ce1">
            <text:p>542,16</text:p>
          </table:table-cell>
          <table:table-cell office:value-type="float" office:value="2.971145232" table:formula="of:=[.C349]/1000 * [.D349]*[.E349]/1000" table:style-name="ce1">
            <text:p>2,971145232</text:p>
          </table:table-cell>
          <table:table-cell table:number-columns-repeated="2" table:style-name="ce1"/>
          <table:table-cell office:value-type="float" office:value="0.27673600935807796" table:formula="of:=[.F349]-([.$J$3]*[.C349]/1000)" table:style-name="ce1">
            <text:p>0,276736009</text:p>
          </table:table-cell>
          <table:table-cell table:number-columns-repeated="16375"/>
        </table:table-row>
        <table:table-row table:style-name="ro3">
          <table:table-cell office:value-type="time" office:time-value="PT17H26M44S" table:style-name="ce7">
            <text:p>17:26:44</text:p>
          </table:table-cell>
          <table:table-cell office:value-type="time" office:time-value="PT17H26M45S" table:style-name="ce7">
            <text:p>17:26:45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2.5" table:style-name="ce1">
            <text:p>522,5</text:p>
          </table:table-cell>
          <table:table-cell office:value-type="float" office:value="2.8742098" table:formula="of:=[.C350]/1000 * [.D350]*[.E350]/1000" table:style-name="ce1">
            <text:p>2,8742098</text:p>
          </table:table-cell>
          <table:table-cell table:number-columns-repeated="2" table:style-name="ce1"/>
          <table:table-cell office:value-type="float" office:value="0.16963299538584442" table:formula="of:=[.F350]-([.$J$3]*[.C350]/1000)" table:style-name="ce1">
            <text:p>0,169632995</text:p>
          </table:table-cell>
          <table:table-cell table:number-columns-repeated="16375"/>
        </table:table-row>
        <table:table-row table:style-name="ro3">
          <table:table-cell office:value-type="time" office:time-value="PT17H26M45S" table:style-name="ce7">
            <text:p>17:26:45</text:p>
          </table:table-cell>
          <table:table-cell office:value-type="time" office:time-value="PT17H26M46S" table:style-name="ce7">
            <text:p>17:26:4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1.95000000000005" table:style-name="ce1">
            <text:p>551,95</text:p>
          </table:table-cell>
          <table:table-cell office:value-type="float" office:value="3.0474263400000003" table:formula="of:=[.C351]/1000 * [.D351]*[.E351]/1000" table:style-name="ce1">
            <text:p>3,04742634</text:p>
          </table:table-cell>
          <table:table-cell table:number-columns-repeated="2" table:style-name="ce1"/>
          <table:table-cell office:value-type="float" office:value="0.32759816242749418" table:formula="of:=[.F351]-([.$J$3]*[.C351]/1000)" table:style-name="ce1">
            <text:p>0,327598162</text:p>
          </table:table-cell>
          <table:table-cell table:number-columns-repeated="16375"/>
        </table:table-row>
        <table:table-row table:style-name="ro3">
          <table:table-cell office:value-type="time" office:time-value="PT17H26M46S" table:style-name="ce7">
            <text:p>17:26:46</text:p>
          </table:table-cell>
          <table:table-cell office:value-type="time" office:time-value="PT17H26M47S" table:style-name="ce7">
            <text:p>17:26:4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08.89" table:style-name="ce1">
            <text:p>508,89</text:p>
          </table:table-cell>
          <table:table-cell office:value-type="float" office:value="2.7888189779999997" table:formula="of:=[.C352]/1000 * [.D352]*[.E352]/1000" table:style-name="ce1">
            <text:p>2,788818978</text:p>
          </table:table-cell>
          <table:table-cell table:number-columns-repeated="2" table:style-name="ce1"/>
          <table:table-cell office:value-type="float" office:value="9.4409755358077607E-2" table:formula="of:=[.F352]-([.$J$3]*[.C352]/1000)" table:style-name="ce1">
            <text:p>0,094409755</text:p>
          </table:table-cell>
          <table:table-cell table:number-columns-repeated="16375"/>
        </table:table-row>
        <table:table-row table:style-name="ro3">
          <table:table-cell office:value-type="time" office:time-value="PT17H26M47S" table:style-name="ce7">
            <text:p>17:26:47</text:p>
          </table:table-cell>
          <table:table-cell office:value-type="time" office:time-value="PT17H26M48S" table:style-name="ce7">
            <text:p>17:26:4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3.41999999999996" table:style-name="ce1">
            <text:p>523,42</text:p>
          </table:table-cell>
          <table:table-cell office:value-type="float" office:value="2.8900949351999996" table:formula="of:=[.C353]/1000 * [.D353]*[.E353]/1000" table:style-name="ce1">
            <text:p>2,890094935</text:p>
          </table:table-cell>
          <table:table-cell table:number-columns-repeated="2" table:style-name="ce1"/>
          <table:table-cell office:value-type="float" office:value="0.17535054861361044" table:formula="of:=[.F353]-([.$J$3]*[.C353]/1000)" table:style-name="ce1">
            <text:p>0,175350549</text:p>
          </table:table-cell>
          <table:table-cell table:number-columns-repeated="16375"/>
        </table:table-row>
        <table:table-row table:style-name="ro3">
          <table:table-cell office:value-type="time" office:time-value="PT17H26M48S" table:style-name="ce7">
            <text:p>17:26:48</text:p>
          </table:table-cell>
          <table:table-cell office:value-type="time" office:time-value="PT17H26M49S" table:style-name="ce7">
            <text:p>17:26:4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2.58000000000004" table:style-name="ce1">
            <text:p>512,58</text:p>
          </table:table-cell>
          <table:table-cell office:value-type="float" office:value="2.8090409160000003" table:formula="of:=[.C354]/1000 * [.D354]*[.E354]/1000" table:style-name="ce1">
            <text:p>2,809040916</text:p>
          </table:table-cell>
          <table:table-cell table:number-columns-repeated="2" table:style-name="ce1"/>
          <table:table-cell office:value-type="float" office:value="0.11463169335807821" table:formula="of:=[.F354]-([.$J$3]*[.C354]/1000)" table:style-name="ce1">
            <text:p>0,114631693</text:p>
          </table:table-cell>
          <table:table-cell table:number-columns-repeated="16375"/>
        </table:table-row>
        <table:table-row table:style-name="ro3">
          <table:table-cell office:value-type="time" office:time-value="PT17H26M49S" table:style-name="ce7">
            <text:p>17:26:49</text:p>
          </table:table-cell>
          <table:table-cell office:value-type="time" office:time-value="PT17H26M50S" table:style-name="ce7">
            <text:p>17:26:5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0.58000000000004" table:style-name="ce1">
            <text:p>550,58</text:p>
          </table:table-cell>
          <table:table-cell office:value-type="float" office:value="3.0258280118000003" table:formula="of:=[.C355]/1000 * [.D355]*[.E355]/1000" table:style-name="ce1">
            <text:p>3,025828012</text:p>
          </table:table-cell>
          <table:table-cell table:number-columns-repeated="2" table:style-name="ce1"/>
          <table:table-cell office:value-type="float" office:value="0.32379310267890293" table:formula="of:=[.F355]-([.$J$3]*[.C355]/1000)" table:style-name="ce1">
            <text:p>0,323793103</text:p>
          </table:table-cell>
          <table:table-cell table:number-columns-repeated="16375"/>
        </table:table-row>
        <table:table-row table:style-name="ro3">
          <table:table-cell office:value-type="time" office:time-value="PT17H26M50S" table:style-name="ce7">
            <text:p>17:26:50</text:p>
          </table:table-cell>
          <table:table-cell office:value-type="time" office:time-value="PT17H26M51S" table:style-name="ce7">
            <text:p>17:26:5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19.02" table:style-name="ce1">
            <text:p>519,02</text:p>
          </table:table-cell>
          <table:table-cell office:value-type="float" office:value="2.8523834041999998" table:formula="of:=[.C356]/1000 * [.D356]*[.E356]/1000" table:style-name="ce1">
            <text:p>2,852383404</text:p>
          </table:table-cell>
          <table:table-cell table:number-columns-repeated="2" table:style-name="ce1"/>
          <table:table-cell office:value-type="float" office:value="0.15034849507890247" table:formula="of:=[.F356]-([.$J$3]*[.C356]/1000)" table:style-name="ce1">
            <text:p>0,150348495</text:p>
          </table:table-cell>
          <table:table-cell table:number-columns-repeated="16375"/>
        </table:table-row>
        <table:table-row table:style-name="ro3">
          <table:table-cell office:value-type="time" office:time-value="PT17H26M51S" table:style-name="ce7">
            <text:p>17:26:51</text:p>
          </table:table-cell>
          <table:table-cell office:value-type="time" office:time-value="PT17H26M52S" table:style-name="ce7">
            <text:p>17:26:5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30999999999995" table:style-name="ce1">
            <text:p>516,31</text:p>
          </table:table-cell>
          <table:table-cell office:value-type="float" office:value="2.8294820619999994" table:formula="of:=[.C357]/1000 * [.D357]*[.E357]/1000" table:style-name="ce1">
            <text:p>2,829482062</text:p>
          </table:table-cell>
          <table:table-cell table:number-columns-repeated="2" table:style-name="ce1"/>
          <table:table-cell office:value-type="float" office:value="0.13507283935807735" table:formula="of:=[.F357]-([.$J$3]*[.C357]/1000)" table:style-name="ce1">
            <text:p>0,135072839</text:p>
          </table:table-cell>
          <table:table-cell table:number-columns-repeated="16375"/>
        </table:table-row>
        <table:table-row table:style-name="ro3">
          <table:table-cell office:value-type="time" office:time-value="PT17H26M52S" table:style-name="ce7">
            <text:p>17:26:52</text:p>
          </table:table-cell>
          <table:table-cell office:value-type="time" office:time-value="PT17H26M54S" table:style-name="ce7">
            <text:p>17:26:5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07.74" table:style-name="ce1">
            <text:p>507,74</text:p>
          </table:table-cell>
          <table:table-cell office:value-type="float" office:value="2.7825167479999999" table:formula="of:=[.C358]/1000 * [.D358]*[.E358]/1000" table:style-name="ce1">
            <text:p>2,782516748</text:p>
          </table:table-cell>
          <table:table-cell table:number-columns-repeated="2" table:style-name="ce1"/>
          <table:table-cell office:value-type="float" office:value="8.8107525358077865E-2" table:formula="of:=[.F358]-([.$J$3]*[.C358]/1000)" table:style-name="ce1">
            <text:p>0,088107525</text:p>
          </table:table-cell>
          <table:table-cell table:number-columns-repeated="16375"/>
        </table:table-row>
        <table:table-row table:style-name="ro3">
          <table:table-cell office:value-type="time" office:time-value="PT17H26M54S" table:style-name="ce7">
            <text:p>17:26:54</text:p>
          </table:table-cell>
          <table:table-cell office:value-type="time" office:time-value="PT17H26M55S" table:style-name="ce7">
            <text:p>17:26:55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3.67999999999995" table:style-name="ce1">
            <text:p>543,68</text:p>
          </table:table-cell>
          <table:table-cell office:value-type="float" office:value="3.0075833919999999" table:formula="of:=[.C359]/1000 * [.D359]*[.E359]/1000" table:style-name="ce1">
            <text:p>3,007583392</text:p>
          </table:table-cell>
          <table:table-cell table:number-columns-repeated="2" table:style-name="ce1"/>
          <table:table-cell office:value-type="float" office:value="0.28775521442749374" table:formula="of:=[.F359]-([.$J$3]*[.C359]/1000)" table:style-name="ce1">
            <text:p>0,287755214</text:p>
          </table:table-cell>
          <table:table-cell table:number-columns-repeated="16375"/>
        </table:table-row>
        <table:table-row table:style-name="ro3">
          <table:table-cell office:value-type="time" office:time-value="PT17H26M55S" table:style-name="ce7">
            <text:p>17:26:55</text:p>
          </table:table-cell>
          <table:table-cell office:value-type="time" office:time-value="PT17H26M56S" table:style-name="ce7">
            <text:p>17:26:56</text:p>
          </table:table-cell>
          <table:table-cell office:value-type="float" office:value="1052" table:style-name="ce1">
            <text:p>1052</text:p>
          </table:table-cell>
          <table:table-cell office:value-type="float" office:value="5.16" table:style-name="ce1">
            <text:p>5,16</text:p>
          </table:table-cell>
          <table:table-cell office:value-type="float" office:value="523.15" table:style-name="ce1">
            <text:p>523,15</text:p>
          </table:table-cell>
          <table:table-cell office:value-type="float" office:value="2.8398256079999999" table:formula="of:=[.C360]/1000 * [.D360]*[.E360]/1000" table:style-name="ce1">
            <text:p>2,839825608</text:p>
          </table:table-cell>
          <table:table-cell table:number-columns-repeated="2" table:style-name="ce1"/>
          <table:table-cell office:value-type="float" office:value="0.16575154930254499" table:formula="of:=[.F360]-([.$J$3]*[.C360]/1000)" table:style-name="ce1">
            <text:p>0,165751549</text:p>
          </table:table-cell>
          <table:table-cell table:number-columns-repeated="16375"/>
        </table:table-row>
        <table:table-row table:style-name="ro3">
          <table:table-cell office:value-type="time" office:time-value="PT17H26M56S" table:style-name="ce7">
            <text:p>17:26:56</text:p>
          </table:table-cell>
          <table:table-cell office:value-type="time" office:time-value="PT17H26M57S" table:style-name="ce7">
            <text:p>17:26:57</text:p>
          </table:table-cell>
          <table:table-cell office:value-type="float" office:value="1052" table:style-name="ce1">
            <text:p>1052</text:p>
          </table:table-cell>
          <table:table-cell office:value-type="float" office:value="5.16" table:style-name="ce1">
            <text:p>5,16</text:p>
          </table:table-cell>
          <table:table-cell office:value-type="float" office:value="535.73" table:style-name="ce1">
            <text:p>535,73</text:p>
          </table:table-cell>
          <table:table-cell office:value-type="float" office:value="2.9081138736000001" table:formula="of:=[.C361]/1000 * [.D361]*[.E361]/1000" table:style-name="ce1">
            <text:p>2,908113874</text:p>
          </table:table-cell>
          <table:table-cell table:number-columns-repeated="2" table:style-name="ce1"/>
          <table:table-cell office:value-type="float" office:value="0.23403981490254511" table:formula="of:=[.F361]-([.$J$3]*[.C361]/1000)" table:style-name="ce1">
            <text:p>0,234039815</text:p>
          </table:table-cell>
          <table:table-cell table:number-columns-repeated="16375"/>
        </table:table-row>
        <table:table-row table:style-name="ro3">
          <table:table-cell office:value-type="time" office:time-value="PT17H26M57S" table:style-name="ce7">
            <text:p>17:26:57</text:p>
          </table:table-cell>
          <table:table-cell office:value-type="time" office:time-value="PT17H26M58S" table:style-name="ce7">
            <text:p>17:26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34" table:style-name="ce1">
            <text:p>537,34</text:p>
          </table:table-cell>
          <table:table-cell office:value-type="float" office:value="2.9447306680000001" table:formula="of:=[.C362]/1000 * [.D362]*[.E362]/1000" table:style-name="ce1">
            <text:p>2,944730668</text:p>
          </table:table-cell>
          <table:table-cell table:number-columns-repeated="2" table:style-name="ce1"/>
          <table:table-cell office:value-type="float" office:value="0.25032144535807799" table:formula="of:=[.F362]-([.$J$3]*[.C362]/1000)" table:style-name="ce1">
            <text:p>0,250321445</text:p>
          </table:table-cell>
          <table:table-cell table:number-columns-repeated="16375"/>
        </table:table-row>
        <table:table-row table:style-name="ro3">
          <table:table-cell office:value-type="time" office:time-value="PT17H26M58S" table:style-name="ce7">
            <text:p>17:26:58</text:p>
          </table:table-cell>
          <table:table-cell office:value-type="time" office:time-value="PT17H26M59S" table:style-name="ce7">
            <text:p>17:26:5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3.41999999999996" table:style-name="ce1">
            <text:p>533,42</text:p>
          </table:table-cell>
          <table:table-cell office:value-type="float" office:value="2.9287638467999999" table:formula="of:=[.C363]/1000 * [.D363]*[.E363]/1000" table:style-name="ce1">
            <text:p>2,928763847</text:p>
          </table:table-cell>
          <table:table-cell table:number-columns-repeated="2" table:style-name="ce1"/>
          <table:table-cell office:value-type="float" office:value="0.22927083317196084" table:formula="of:=[.F363]-([.$J$3]*[.C363]/1000)" table:style-name="ce1">
            <text:p>0,229270833</text:p>
          </table:table-cell>
          <table:table-cell table:number-columns-repeated="16375"/>
        </table:table-row>
        <table:table-row table:style-name="ro3">
          <table:table-cell office:value-type="time" office:time-value="PT17H26M59S" table:style-name="ce7">
            <text:p>17:26:59</text:p>
          </table:table-cell>
          <table:table-cell office:value-type="time" office:time-value="PT17H27M0S" table:style-name="ce7">
            <text:p>17:27:0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95000000000005" table:style-name="ce1">
            <text:p>538,95</text:p>
          </table:table-cell>
          <table:table-cell office:value-type="float" office:value="2.9535537900000004" table:formula="of:=[.C364]/1000 * [.D364]*[.E364]/1000" table:style-name="ce1">
            <text:p>2,95355379</text:p>
          </table:table-cell>
          <table:table-cell table:number-columns-repeated="2" table:style-name="ce1"/>
          <table:table-cell office:value-type="float" office:value="0.25914456735807834" table:formula="of:=[.F364]-([.$J$3]*[.C364]/1000)" table:style-name="ce1">
            <text:p>0,259144567</text:p>
          </table:table-cell>
          <table:table-cell table:number-columns-repeated="16375"/>
        </table:table-row>
        <table:table-row table:style-name="ro3">
          <table:table-cell office:value-type="time" office:time-value="PT17H27M0S" table:style-name="ce7">
            <text:p>17:27:00</text:p>
          </table:table-cell>
          <table:table-cell office:value-type="time" office:time-value="PT17H27M1S" table:style-name="ce7">
            <text:p>17:27:0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24" table:style-name="ce1">
            <text:p>521,24</text:p>
          </table:table-cell>
          <table:table-cell office:value-type="float" office:value="2.8564994480000001" table:formula="of:=[.C365]/1000 * [.D365]*[.E365]/1000" table:style-name="ce1">
            <text:p>2,856499448</text:p>
          </table:table-cell>
          <table:table-cell table:number-columns-repeated="2" table:style-name="ce1"/>
          <table:table-cell office:value-type="float" office:value="0.16209022535807804" table:formula="of:=[.F365]-([.$J$3]*[.C365]/1000)" table:style-name="ce1">
            <text:p>0,162090225</text:p>
          </table:table-cell>
          <table:table-cell table:number-columns-repeated="16375"/>
        </table:table-row>
        <table:table-row table:style-name="ro3">
          <table:table-cell office:value-type="time" office:time-value="PT17H27M1S" table:style-name="ce7">
            <text:p>17:27:01</text:p>
          </table:table-cell>
          <table:table-cell office:value-type="time" office:time-value="PT17H27M2S" table:style-name="ce7">
            <text:p>17:27:02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0.9" table:style-name="ce1">
            <text:p>520,9</text:p>
          </table:table-cell>
          <table:table-cell office:value-type="float" office:value="2.8571781719999998" table:formula="of:=[.C366]/1000 * [.D366]*[.E366]/1000" table:style-name="ce1">
            <text:p>2,857178172</text:p>
          </table:table-cell>
          <table:table-cell table:number-columns-repeated="2" table:style-name="ce1"/>
          <table:table-cell office:value-type="float" office:value="0.15514326287890245" table:formula="of:=[.F366]-([.$J$3]*[.C366]/1000)" table:style-name="ce1">
            <text:p>0,155143263</text:p>
          </table:table-cell>
          <table:table-cell table:number-columns-repeated="16375"/>
        </table:table-row>
        <table:table-row table:style-name="ro3">
          <table:table-cell office:value-type="time" office:time-value="PT17H27M2S" table:style-name="ce7">
            <text:p>17:27:02</text:p>
          </table:table-cell>
          <table:table-cell office:value-type="time" office:time-value="PT17H27M3S" table:style-name="ce7">
            <text:p>17:27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38" table:style-name="ce1">
            <text:p>522,38</text:p>
          </table:table-cell>
          <table:table-cell office:value-type="float" office:value="2.8627468760000001" table:formula="of:=[.C367]/1000 * [.D367]*[.E367]/1000" table:style-name="ce1">
            <text:p>2,862746876</text:p>
          </table:table-cell>
          <table:table-cell table:number-columns-repeated="2" table:style-name="ce1"/>
          <table:table-cell office:value-type="float" office:value="0.16833765335807804" table:formula="of:=[.F367]-([.$J$3]*[.C367]/1000)" table:style-name="ce1">
            <text:p>0,168337653</text:p>
          </table:table-cell>
          <table:table-cell table:number-columns-repeated="16375"/>
        </table:table-row>
        <table:table-row table:style-name="ro3">
          <table:table-cell office:value-type="time" office:time-value="PT17H27M3S" table:style-name="ce7">
            <text:p>17:27:03</text:p>
          </table:table-cell>
          <table:table-cell office:value-type="time" office:time-value="PT17H27M4S" table:style-name="ce7">
            <text:p>17:27:0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63" table:style-name="ce1">
            <text:p>531,63</text:p>
          </table:table-cell>
          <table:table-cell office:value-type="float" office:value="2.9161872530999999" table:formula="of:=[.C368]/1000 * [.D368]*[.E368]/1000" table:style-name="ce1">
            <text:p>2,916187253</text:p>
          </table:table-cell>
          <table:table-cell table:number-columns-repeated="2" table:style-name="ce1"/>
          <table:table-cell office:value-type="float" office:value="0.21923613496501959" table:formula="of:=[.F368]-([.$J$3]*[.C368]/1000)" table:style-name="ce1">
            <text:p>0,219236135</text:p>
          </table:table-cell>
          <table:table-cell table:number-columns-repeated="16375"/>
        </table:table-row>
        <table:table-row table:style-name="ro3">
          <table:table-cell office:value-type="time" office:time-value="PT17H27M4S" table:style-name="ce7">
            <text:p>17:27:04</text:p>
          </table:table-cell>
          <table:table-cell office:value-type="time" office:time-value="PT17H27M5S" table:style-name="ce7">
            <text:p>17:27:0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7.32000000000005" table:style-name="ce1">
            <text:p>547,32</text:p>
          </table:table-cell>
          <table:table-cell office:value-type="float" office:value="3.0248898635999999" table:formula="of:=[.C369]/1000 * [.D369]*[.E369]/1000" table:style-name="ce1">
            <text:p>3,024889864</text:p>
          </table:table-cell>
          <table:table-cell table:number-columns-repeated="2" table:style-name="ce1"/>
          <table:table-cell office:value-type="float" office:value="0.30760358152055245" table:formula="of:=[.F369]-([.$J$3]*[.C369]/1000)" table:style-name="ce1">
            <text:p>0,307603582</text:p>
          </table:table-cell>
          <table:table-cell table:number-columns-repeated="16375"/>
        </table:table-row>
        <table:table-row table:style-name="ro3">
          <table:table-cell office:value-type="time" office:time-value="PT17H27M5S" table:style-name="ce7">
            <text:p>17:27:05</text:p>
          </table:table-cell>
          <table:table-cell office:value-type="time" office:time-value="PT17H27M7S" table:style-name="ce7">
            <text:p>17:27:07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1.09" table:style-name="ce1">
            <text:p>561,09</text:p>
          </table:table-cell>
          <table:table-cell office:value-type="float" office:value="3.0978901080000005" table:formula="of:=[.C370]/1000 * [.D370]*[.E370]/1000" table:style-name="ce1">
            <text:p>3,097890108</text:p>
          </table:table-cell>
          <table:table-cell table:number-columns-repeated="2" table:style-name="ce1"/>
          <table:table-cell office:value-type="float" office:value="0.37806193042749436" table:formula="of:=[.F370]-([.$J$3]*[.C370]/1000)" table:style-name="ce1">
            <text:p>0,37806193</text:p>
          </table:table-cell>
          <table:table-cell table:number-columns-repeated="16375"/>
        </table:table-row>
        <table:table-row table:style-name="ro3">
          <table:table-cell office:value-type="time" office:time-value="PT17H27M7S" table:style-name="ce7">
            <text:p>17:27:07</text:p>
          </table:table-cell>
          <table:table-cell office:value-type="time" office:time-value="PT17H27M8S" table:style-name="ce7">
            <text:p>17:27:0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82000000000005" table:style-name="ce1">
            <text:p>530,82</text:p>
          </table:table-cell>
          <table:table-cell office:value-type="float" office:value="2.9089997640000003" table:formula="of:=[.C371]/1000 * [.D371]*[.E371]/1000" table:style-name="ce1">
            <text:p>2,908999764</text:p>
          </table:table-cell>
          <table:table-cell table:number-columns-repeated="2" table:style-name="ce1"/>
          <table:table-cell office:value-type="float" office:value="0.2145905413580782" table:formula="of:=[.F371]-([.$J$3]*[.C371]/1000)" table:style-name="ce1">
            <text:p>0,214590541</text:p>
          </table:table-cell>
          <table:table-cell table:number-columns-repeated="16375"/>
        </table:table-row>
        <table:table-row table:style-name="ro3">
          <table:table-cell office:value-type="time" office:time-value="PT17H27M8S" table:style-name="ce7">
            <text:p>17:27:08</text:p>
          </table:table-cell>
          <table:table-cell office:value-type="time" office:time-value="PT17H27M9S" table:style-name="ce7">
            <text:p>17:27:09</text:p>
          </table:table-cell>
          <table:table-cell office:value-type="float" office:value="1183" table:style-name="ce1">
            <text:p>1183</text:p>
          </table:table-cell>
          <table:table-cell office:value-type="float" office:value="5.16" table:style-name="ce1">
            <text:p>5,16</text:p>
          </table:table-cell>
          <table:table-cell office:value-type="float" office:value="522.5" table:style-name="ce1">
            <text:p>522,5</text:p>
          </table:table-cell>
          <table:table-cell office:value-type="float" office:value="3.1894863" table:formula="of:=[.C372]/1000 * [.D372]*[.E372]/1000" table:style-name="ce1">
            <text:p>3,1894863</text:p>
          </table:table-cell>
          <table:table-cell table:number-columns-repeated="2" table:style-name="ce1"/>
          <table:table-cell office:value-type="float" office:value="0.18242393171189253" table:formula="of:=[.F372]-([.$J$3]*[.C372]/1000)" table:style-name="ce1">
            <text:p>0,182423932</text:p>
          </table:table-cell>
          <table:table-cell table:number-columns-repeated="16375"/>
        </table:table-row>
        <table:table-row table:style-name="ro3">
          <table:table-cell office:value-type="time" office:time-value="PT17H27M9S" table:style-name="ce7">
            <text:p>17:27:09</text:p>
          </table:table-cell>
          <table:table-cell office:value-type="time" office:time-value="PT17H27M10S" table:style-name="ce7">
            <text:p>17:27:1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7.19000000000005" table:style-name="ce1">
            <text:p>537,19</text:p>
          </table:table-cell>
          <table:table-cell office:value-type="float" office:value="2.9411313657" table:formula="of:=[.C373]/1000 * [.D373]*[.E373]/1000" table:style-name="ce1">
            <text:p>2,941131366</text:p>
          </table:table-cell>
          <table:table-cell table:number-columns-repeated="2" table:style-name="ce1"/>
          <table:table-cell office:value-type="float" office:value="0.24926403855113621" table:formula="of:=[.F373]-([.$J$3]*[.C373]/1000)" table:style-name="ce1">
            <text:p>0,249264039</text:p>
          </table:table-cell>
          <table:table-cell table:number-columns-repeated="16375"/>
        </table:table-row>
        <table:table-row table:style-name="ro3">
          <table:table-cell office:value-type="time" office:time-value="PT17H27M10S" table:style-name="ce7">
            <text:p>17:27:10</text:p>
          </table:table-cell>
          <table:table-cell office:value-type="time" office:time-value="PT17H27M11S" table:style-name="ce7">
            <text:p>17:27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16" table:style-name="ce1">
            <text:p>516,16</text:p>
          </table:table-cell>
          <table:table-cell office:value-type="float" office:value="2.8286600319999997" table:formula="of:=[.C374]/1000 * [.D374]*[.E374]/1000" table:style-name="ce1">
            <text:p>2,828660032</text:p>
          </table:table-cell>
          <table:table-cell table:number-columns-repeated="2" table:style-name="ce1"/>
          <table:table-cell office:value-type="float" office:value="0.13425080935807765" table:formula="of:=[.F374]-([.$J$3]*[.C374]/1000)" table:style-name="ce1">
            <text:p>0,134250809</text:p>
          </table:table-cell>
          <table:table-cell table:number-columns-repeated="16375"/>
        </table:table-row>
        <table:table-row table:style-name="ro3">
          <table:table-cell office:value-type="time" office:time-value="PT17H27M11S" table:style-name="ce7">
            <text:p>17:27:11</text:p>
          </table:table-cell>
          <table:table-cell office:value-type="time" office:time-value="PT17H27M12S" table:style-name="ce7">
            <text:p>17:27:1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71.27" table:style-name="ce1">
            <text:p>571,27</text:p>
          </table:table-cell>
          <table:table-cell office:value-type="float" office:value="3.1540959240000004" table:formula="of:=[.C375]/1000 * [.D375]*[.E375]/1000" table:style-name="ce1">
            <text:p>3,154095924</text:p>
          </table:table-cell>
          <table:table-cell table:number-columns-repeated="2" table:style-name="ce1"/>
          <table:table-cell office:value-type="float" office:value="0.43426774642749422" table:formula="of:=[.F375]-([.$J$3]*[.C375]/1000)" table:style-name="ce1">
            <text:p>0,434267746</text:p>
          </table:table-cell>
          <table:table-cell table:number-columns-repeated="16375"/>
        </table:table-row>
        <table:table-row table:style-name="ro3">
          <table:table-cell office:value-type="time" office:time-value="PT17H27M12S" table:style-name="ce7">
            <text:p>17:27:12</text:p>
          </table:table-cell>
          <table:table-cell office:value-type="time" office:time-value="PT17H27M13S" table:style-name="ce7">
            <text:p>17:27:1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7.55999999999995" table:style-name="ce1">
            <text:p>517,56</text:p>
          </table:table-cell>
          <table:table-cell office:value-type="float" office:value="2.8363323119999997" table:formula="of:=[.C376]/1000 * [.D376]*[.E376]/1000" table:style-name="ce1">
            <text:p>2,836332312</text:p>
          </table:table-cell>
          <table:table-cell table:number-columns-repeated="2" table:style-name="ce1"/>
          <table:table-cell office:value-type="float" office:value="0.14192308935807763" table:formula="of:=[.F376]-([.$J$3]*[.C376]/1000)" table:style-name="ce1">
            <text:p>0,141923089</text:p>
          </table:table-cell>
          <table:table-cell table:number-columns-repeated="16375"/>
        </table:table-row>
        <table:table-row table:style-name="ro3">
          <table:table-cell office:value-type="time" office:time-value="PT17H27M13S" table:style-name="ce7">
            <text:p>17:27:13</text:p>
          </table:table-cell>
          <table:table-cell office:value-type="time" office:time-value="PT17H27M14S" table:style-name="ce7">
            <text:p>17:27:1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53" table:style-name="ce1">
            <text:p>542,53</text:p>
          </table:table-cell>
          <table:table-cell office:value-type="float" office:value="2.9731729059999998" table:formula="of:=[.C377]/1000 * [.D377]*[.E377]/1000" table:style-name="ce1">
            <text:p>2,973172906</text:p>
          </table:table-cell>
          <table:table-cell table:number-columns-repeated="2" table:style-name="ce1"/>
          <table:table-cell office:value-type="float" office:value="0.27876368335807777" table:formula="of:=[.F377]-([.$J$3]*[.C377]/1000)" table:style-name="ce1">
            <text:p>0,278763683</text:p>
          </table:table-cell>
          <table:table-cell table:number-columns-repeated="16375"/>
        </table:table-row>
        <table:table-row table:style-name="ro3">
          <table:table-cell office:value-type="time" office:time-value="PT17H27M14S" table:style-name="ce7">
            <text:p>17:27:14</text:p>
          </table:table-cell>
          <table:table-cell office:value-type="time" office:time-value="PT17H27M15S" table:style-name="ce7">
            <text:p>17:27:1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4.42999999999995" table:style-name="ce1">
            <text:p>524,43</text:p>
          </table:table-cell>
          <table:table-cell office:value-type="float" office:value="2.8983830138999997" table:formula="of:=[.C378]/1000 * [.D378]*[.E378]/1000" table:style-name="ce1">
            <text:p>2,898383014</text:p>
          </table:table-cell>
          <table:table-cell table:number-columns-repeated="2" table:style-name="ce1"/>
          <table:table-cell office:value-type="float" office:value="0.1810967318205523" table:formula="of:=[.F378]-([.$J$3]*[.C378]/1000)" table:style-name="ce1">
            <text:p>0,181096732</text:p>
          </table:table-cell>
          <table:table-cell table:number-columns-repeated="16375"/>
        </table:table-row>
        <table:table-row table:style-name="ro3">
          <table:table-cell office:value-type="time" office:time-value="PT17H27M15S" table:style-name="ce7">
            <text:p>17:27:15</text:p>
          </table:table-cell>
          <table:table-cell office:value-type="time" office:time-value="PT17H27M16S" table:style-name="ce7">
            <text:p>17:27:1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2.70000000000005" table:style-name="ce1">
            <text:p>532,7</text:p>
          </table:table-cell>
          <table:table-cell office:value-type="float" office:value="2.9193025400000003" table:formula="of:=[.C379]/1000 * [.D379]*[.E379]/1000" table:style-name="ce1">
            <text:p>2,91930254</text:p>
          </table:table-cell>
          <table:table-cell table:number-columns-repeated="2" table:style-name="ce1"/>
          <table:table-cell office:value-type="float" office:value="0.22489331735807827" table:formula="of:=[.F379]-([.$J$3]*[.C379]/1000)" table:style-name="ce1">
            <text:p>0,224893317</text:p>
          </table:table-cell>
          <table:table-cell table:number-columns-repeated="16375"/>
        </table:table-row>
        <table:table-row table:style-name="ro3">
          <table:table-cell office:value-type="time" office:time-value="PT17H27M16S" table:style-name="ce7">
            <text:p>17:27:16</text:p>
          </table:table-cell>
          <table:table-cell office:value-type="time" office:time-value="PT17H27M18S" table:style-name="ce7">
            <text:p>17:27:1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65" table:style-name="ce1">
            <text:p>522,65</text:p>
          </table:table-cell>
          <table:table-cell office:value-type="float" office:value="2.8642265299999998" table:formula="of:=[.C380]/1000 * [.D380]*[.E380]/1000" table:style-name="ce1">
            <text:p>2,86422653</text:p>
          </table:table-cell>
          <table:table-cell table:number-columns-repeated="2" table:style-name="ce1"/>
          <table:table-cell office:value-type="float" office:value="0.16981730735807776" table:formula="of:=[.F380]-([.$J$3]*[.C380]/1000)" table:style-name="ce1">
            <text:p>0,169817307</text:p>
          </table:table-cell>
          <table:table-cell table:number-columns-repeated="16375"/>
        </table:table-row>
        <table:table-row table:style-name="ro3">
          <table:table-cell office:value-type="time" office:time-value="PT17H27M18S" table:style-name="ce7">
            <text:p>17:27:18</text:p>
          </table:table-cell>
          <table:table-cell office:value-type="time" office:time-value="PT17H27M19S" table:style-name="ce7">
            <text:p>17:27:1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5.89" table:style-name="ce1">
            <text:p>535,89</text:p>
          </table:table-cell>
          <table:table-cell office:value-type="float" office:value="2.9395549292999998" table:formula="of:=[.C381]/1000 * [.D381]*[.E381]/1000" table:style-name="ce1">
            <text:p>2,939554929</text:p>
          </table:table-cell>
          <table:table-cell table:number-columns-repeated="2" table:style-name="ce1"/>
          <table:table-cell office:value-type="float" office:value="0.2426038111650195" table:formula="of:=[.F381]-([.$J$3]*[.C381]/1000)" table:style-name="ce1">
            <text:p>0,242603811</text:p>
          </table:table-cell>
          <table:table-cell table:number-columns-repeated="16375"/>
        </table:table-row>
        <table:table-row table:style-name="ro3">
          <table:table-cell office:value-type="time" office:time-value="PT17H27M19S" table:style-name="ce7">
            <text:p>17:27:19</text:p>
          </table:table-cell>
          <table:table-cell office:value-type="time" office:time-value="PT17H27M20S" table:style-name="ce7">
            <text:p>17:27:2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8.41999999999996" table:style-name="ce1">
            <text:p>538,42</text:p>
          </table:table-cell>
          <table:table-cell office:value-type="float" office:value="2.9532767735999994" table:formula="of:=[.C382]/1000 * [.D382]*[.E382]/1000" table:style-name="ce1">
            <text:p>2,953276774</text:p>
          </table:table-cell>
          <table:table-cell table:number-columns-repeated="2" table:style-name="ce1"/>
          <table:table-cell office:value-type="float" office:value="0.25124186447890207" table:formula="of:=[.F382]-([.$J$3]*[.C382]/1000)" table:style-name="ce1">
            <text:p>0,251241864</text:p>
          </table:table-cell>
          <table:table-cell table:number-columns-repeated="16375"/>
        </table:table-row>
        <table:table-row table:style-name="ro3">
          <table:table-cell office:value-type="time" office:time-value="PT17H27M20S" table:style-name="ce7">
            <text:p>17:27:20</text:p>
          </table:table-cell>
          <table:table-cell office:value-type="time" office:time-value="PT17H27M21S" table:style-name="ce7">
            <text:p>17:27:2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2.46" table:style-name="ce1">
            <text:p>522,46</text:p>
          </table:table-cell>
          <table:table-cell office:value-type="float" office:value="2.8604841738000002" table:formula="of:=[.C383]/1000 * [.D383]*[.E383]/1000" table:style-name="ce1">
            <text:p>2,860484174</text:p>
          </table:table-cell>
          <table:table-cell table:number-columns-repeated="2" table:style-name="ce1"/>
          <table:table-cell office:value-type="float" office:value="0.16861684665113641" table:formula="of:=[.F383]-([.$J$3]*[.C383]/1000)" table:style-name="ce1">
            <text:p>0,168616847</text:p>
          </table:table-cell>
          <table:table-cell table:number-columns-repeated="16375"/>
        </table:table-row>
        <table:table-row table:style-name="ro3">
          <table:table-cell office:value-type="time" office:time-value="PT17H27M21S" table:style-name="ce7">
            <text:p>17:27:21</text:p>
          </table:table-cell>
          <table:table-cell office:value-type="time" office:time-value="PT17H27M22S" table:style-name="ce7">
            <text:p>17:27:2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7.20000000000005" table:style-name="ce1">
            <text:p>517,2</text:p>
          </table:table-cell>
          <table:table-cell office:value-type="float" office:value="2.8316855159999998" table:formula="of:=[.C384]/1000 * [.D384]*[.E384]/1000" table:style-name="ce1">
            <text:p>2,831685516</text:p>
          </table:table-cell>
          <table:table-cell table:number-columns-repeated="2" table:style-name="ce1"/>
          <table:table-cell office:value-type="float" office:value="0.13981818885113606" table:formula="of:=[.F384]-([.$J$3]*[.C384]/1000)" table:style-name="ce1">
            <text:p>0,139818189</text:p>
          </table:table-cell>
          <table:table-cell table:number-columns-repeated="16375"/>
        </table:table-row>
        <table:table-row table:style-name="ro3">
          <table:table-cell office:value-type="time" office:time-value="PT17H27M22S" table:style-name="ce7">
            <text:p>17:27:22</text:p>
          </table:table-cell>
          <table:table-cell office:value-type="time" office:time-value="PT17H27M23S" table:style-name="ce7">
            <text:p>17:27:23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4.16" table:style-name="ce1">
            <text:p>534,16</text:p>
          </table:table-cell>
          <table:table-cell office:value-type="float" office:value="2.9355884535999999" table:formula="of:=[.C385]/1000 * [.D385]*[.E385]/1000" table:style-name="ce1">
            <text:p>2,935588454</text:p>
          </table:table-cell>
          <table:table-cell table:number-columns-repeated="2" table:style-name="ce1"/>
          <table:table-cell office:value-type="float" office:value="0.23355354447890253" table:formula="of:=[.F385]-([.$J$3]*[.C385]/1000)" table:style-name="ce1">
            <text:p>0,233553544</text:p>
          </table:table-cell>
          <table:table-cell table:number-columns-repeated="16375"/>
        </table:table-row>
        <table:table-row table:style-name="ro3">
          <table:table-cell office:value-type="time" office:time-value="PT17H27M23S" table:style-name="ce7">
            <text:p>17:27:23</text:p>
          </table:table-cell>
          <table:table-cell office:value-type="time" office:time-value="PT17H27M24S" table:style-name="ce7">
            <text:p>17:27:2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8.67999999999995" table:style-name="ce1">
            <text:p>578,68</text:p>
          </table:table-cell>
          <table:table-cell office:value-type="float" office:value="3.1770920831999998" table:formula="of:=[.C386]/1000 * [.D386]*[.E386]/1000" table:style-name="ce1">
            <text:p>3,177092083</text:p>
          </table:table-cell>
          <table:table-cell table:number-columns-repeated="2" table:style-name="ce1"/>
          <table:table-cell office:value-type="float" office:value="0.47251527858584419" table:formula="of:=[.F386]-([.$J$3]*[.C386]/1000)" table:style-name="ce1">
            <text:p>0,472515279</text:p>
          </table:table-cell>
          <table:table-cell table:number-columns-repeated="16375"/>
        </table:table-row>
        <table:table-row table:style-name="ro3">
          <table:table-cell office:value-type="time" office:time-value="PT17H27M24S" table:style-name="ce7">
            <text:p>17:27:24</text:p>
          </table:table-cell>
          <table:table-cell office:value-type="time" office:time-value="PT17H27M25S" table:style-name="ce7">
            <text:p>17:27:2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7.45000000000005" table:style-name="ce1">
            <text:p>517,45</text:p>
          </table:table-cell>
          <table:table-cell office:value-type="float" office:value="2.8330542734999997" table:formula="of:=[.C387]/1000 * [.D387]*[.E387]/1000" table:style-name="ce1">
            <text:p>2,833054274</text:p>
          </table:table-cell>
          <table:table-cell table:number-columns-repeated="2" table:style-name="ce1"/>
          <table:table-cell office:value-type="float" office:value="0.14118694635113593" table:formula="of:=[.F387]-([.$J$3]*[.C387]/1000)" table:style-name="ce1">
            <text:p>0,141186946</text:p>
          </table:table-cell>
          <table:table-cell table:number-columns-repeated="16375"/>
        </table:table-row>
        <table:table-row table:style-name="ro3">
          <table:table-cell office:value-type="time" office:time-value="PT17H27M25S" table:style-name="ce7">
            <text:p>17:27:25</text:p>
          </table:table-cell>
          <table:table-cell office:value-type="time" office:time-value="PT17H27M26S" table:style-name="ce7">
            <text:p>17:27:26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2.6" table:style-name="ce1">
            <text:p>522,6</text:p>
          </table:table-cell>
          <table:table-cell office:value-type="float" office:value="2.8828654139999998" table:formula="of:=[.C388]/1000 * [.D388]*[.E388]/1000" table:style-name="ce1">
            <text:p>2,882865414</text:p>
          </table:table-cell>
          <table:table-cell table:number-columns-repeated="2" table:style-name="ce1"/>
          <table:table-cell office:value-type="float" office:value="0.17066292290666896" table:formula="of:=[.F388]-([.$J$3]*[.C388]/1000)" table:style-name="ce1">
            <text:p>0,170662923</text:p>
          </table:table-cell>
          <table:table-cell table:number-columns-repeated="16375"/>
        </table:table-row>
        <table:table-row table:style-name="ro3">
          <table:table-cell office:value-type="time" office:time-value="PT17H27M26S" table:style-name="ce7">
            <text:p>17:27:26</text:p>
          </table:table-cell>
          <table:table-cell office:value-type="time" office:time-value="PT17H27M27S" table:style-name="ce7">
            <text:p>17:27:2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9.87" table:style-name="ce1">
            <text:p>539,87</text:p>
          </table:table-cell>
          <table:table-cell office:value-type="float" office:value="2.9585955739999998" table:formula="of:=[.C389]/1000 * [.D389]*[.E389]/1000" table:style-name="ce1">
            <text:p>2,958595574</text:p>
          </table:table-cell>
          <table:table-cell table:number-columns-repeated="2" table:style-name="ce1"/>
          <table:table-cell office:value-type="float" office:value="0.26418635135807778" table:formula="of:=[.F389]-([.$J$3]*[.C389]/1000)" table:style-name="ce1">
            <text:p>0,264186351</text:p>
          </table:table-cell>
          <table:table-cell table:number-columns-repeated="16375"/>
        </table:table-row>
        <table:table-row table:style-name="ro3">
          <table:table-cell office:value-type="time" office:time-value="PT17H27M27S" table:style-name="ce7">
            <text:p>17:27:27</text:p>
          </table:table-cell>
          <table:table-cell office:value-type="time" office:time-value="PT17H27M28S" table:style-name="ce7">
            <text:p>17:27:2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6.87" table:style-name="ce1">
            <text:p>556,87</text:p>
          </table:table-cell>
          <table:table-cell office:value-type="float" office:value="3.0688437456000002" table:formula="of:=[.C390]/1000 * [.D390]*[.E390]/1000" table:style-name="ce1">
            <text:p>3,068843746</text:p>
          </table:table-cell>
          <table:table-cell table:number-columns-repeated="2" table:style-name="ce1"/>
          <table:table-cell office:value-type="float" office:value="0.354099359013611" table:formula="of:=[.F390]-([.$J$3]*[.C390]/1000)" table:style-name="ce1">
            <text:p>0,354099359</text:p>
          </table:table-cell>
          <table:table-cell table:number-columns-repeated="16375"/>
        </table:table-row>
        <table:table-row table:style-name="ro3">
          <table:table-cell office:value-type="time" office:time-value="PT17H27M28S" table:style-name="ce7">
            <text:p>17:27:28</text:p>
          </table:table-cell>
          <table:table-cell office:value-type="time" office:time-value="PT17H27M30S" table:style-name="ce7">
            <text:p>17:27:3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3.07000000000005" table:style-name="ce1">
            <text:p>543,07</text:p>
          </table:table-cell>
          <table:table-cell office:value-type="float" office:value="2.9845552297000002" table:formula="of:=[.C391]/1000 * [.D391]*[.E391]/1000" table:style-name="ce1">
            <text:p>2,98455523</text:p>
          </table:table-cell>
          <table:table-cell table:number-columns-repeated="2" table:style-name="ce1"/>
          <table:table-cell office:value-type="float" office:value="0.28252032057890286" table:formula="of:=[.F391]-([.$J$3]*[.C391]/1000)" table:style-name="ce1">
            <text:p>0,282520321</text:p>
          </table:table-cell>
          <table:table-cell table:number-columns-repeated="16375"/>
        </table:table-row>
        <table:table-row table:style-name="ro3">
          <table:table-cell office:value-type="time" office:time-value="PT17H27M30S" table:style-name="ce7">
            <text:p>17:27:30</text:p>
          </table:table-cell>
          <table:table-cell office:value-type="time" office:time-value="PT17H27M31S" table:style-name="ce7">
            <text:p>17:27:3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3.72" table:style-name="ce1">
            <text:p>533,72</text:p>
          </table:table-cell>
          <table:table-cell office:value-type="float" office:value="2.9221330115999997" table:formula="of:=[.C392]/1000 * [.D392]*[.E392]/1000" table:style-name="ce1">
            <text:p>2,922133012</text:p>
          </table:table-cell>
          <table:table-cell table:number-columns-repeated="2" table:style-name="ce1"/>
          <table:table-cell office:value-type="float" office:value="0.23026568445113593" table:formula="of:=[.F392]-([.$J$3]*[.C392]/1000)" table:style-name="ce1">
            <text:p>0,230265684</text:p>
          </table:table-cell>
          <table:table-cell table:number-columns-repeated="16375"/>
        </table:table-row>
        <table:table-row table:style-name="ro3">
          <table:table-cell office:value-type="time" office:time-value="PT17H27M31S" table:style-name="ce7">
            <text:p>17:27:31</text:p>
          </table:table-cell>
          <table:table-cell office:value-type="time" office:time-value="PT17H27M32S" table:style-name="ce7">
            <text:p>17:27:3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84" table:style-name="ce1">
            <text:p>534,84</text:p>
          </table:table-cell>
          <table:table-cell office:value-type="float" office:value="2.9310301680000004" table:formula="of:=[.C393]/1000 * [.D393]*[.E393]/1000" table:style-name="ce1">
            <text:p>2,931030168</text:p>
          </table:table-cell>
          <table:table-cell table:number-columns-repeated="2" table:style-name="ce1"/>
          <table:table-cell office:value-type="float" office:value="0.23662094535807832" table:formula="of:=[.F393]-([.$J$3]*[.C393]/1000)" table:style-name="ce1">
            <text:p>0,236620945</text:p>
          </table:table-cell>
          <table:table-cell table:number-columns-repeated="16375"/>
        </table:table-row>
        <table:table-row table:style-name="ro3">
          <table:table-cell office:value-type="time" office:time-value="PT17H27M32S" table:style-name="ce7">
            <text:p>17:27:32</text:p>
          </table:table-cell>
          <table:table-cell office:value-type="time" office:time-value="PT17H27M33S" table:style-name="ce7">
            <text:p>17:27:33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2.54999999999995" table:style-name="ce1">
            <text:p>532,55</text:p>
          </table:table-cell>
          <table:table-cell office:value-type="float" office:value="2.937567102" table:formula="of:=[.C394]/1000 * [.D394]*[.E394]/1000" table:style-name="ce1">
            <text:p>2,937567102</text:p>
          </table:table-cell>
          <table:table-cell table:number-columns-repeated="2" table:style-name="ce1"/>
          <table:table-cell office:value-type="float" office:value="0.2202808199205526" table:formula="of:=[.F394]-([.$J$3]*[.C394]/1000)" table:style-name="ce1">
            <text:p>0,22028082</text:p>
          </table:table-cell>
          <table:table-cell table:number-columns-repeated="16375"/>
        </table:table-row>
        <table:table-row table:style-name="ro3">
          <table:table-cell office:value-type="time" office:time-value="PT17H27M33S" table:style-name="ce7">
            <text:p>17:27:33</text:p>
          </table:table-cell>
          <table:table-cell office:value-type="time" office:time-value="PT17H27M34S" table:style-name="ce7">
            <text:p>17:27:3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96" table:style-name="ce1">
            <text:p>526,96</text:p>
          </table:table-cell>
          <table:table-cell office:value-type="float" office:value="2.887846192" table:formula="of:=[.C395]/1000 * [.D395]*[.E395]/1000" table:style-name="ce1">
            <text:p>2,887846192</text:p>
          </table:table-cell>
          <table:table-cell table:number-columns-repeated="2" table:style-name="ce1"/>
          <table:table-cell office:value-type="float" office:value="0.19343696935807797" table:formula="of:=[.F395]-([.$J$3]*[.C395]/1000)" table:style-name="ce1">
            <text:p>0,193436969</text:p>
          </table:table-cell>
          <table:table-cell table:number-columns-repeated="16375"/>
        </table:table-row>
        <table:table-row table:style-name="ro3">
          <table:table-cell office:value-type="time" office:time-value="PT17H27M34S" table:style-name="ce7">
            <text:p>17:27:34</text:p>
          </table:table-cell>
          <table:table-cell office:value-type="time" office:time-value="PT17H27M35S" table:style-name="ce7">
            <text:p>17:27:3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86" table:style-name="ce1">
            <text:p>519,86</text:p>
          </table:table-cell>
          <table:table-cell office:value-type="float" office:value="2.8489367720000001" table:formula="of:=[.C396]/1000 * [.D396]*[.E396]/1000" table:style-name="ce1">
            <text:p>2,848936772</text:p>
          </table:table-cell>
          <table:table-cell table:number-columns-repeated="2" table:style-name="ce1"/>
          <table:table-cell office:value-type="float" office:value="0.154527549358078" table:formula="of:=[.F396]-([.$J$3]*[.C396]/1000)" table:style-name="ce1">
            <text:p>0,154527549</text:p>
          </table:table-cell>
          <table:table-cell table:number-columns-repeated="16375"/>
        </table:table-row>
        <table:table-row table:style-name="ro3">
          <table:table-cell office:value-type="time" office:time-value="PT17H27M35S" table:style-name="ce7">
            <text:p>17:27:35</text:p>
          </table:table-cell>
          <table:table-cell office:value-type="time" office:time-value="PT17H27M36S" table:style-name="ce7">
            <text:p>17:27:3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1.78" table:style-name="ce1">
            <text:p>511,78</text:p>
          </table:table-cell>
          <table:table-cell office:value-type="float" office:value="2.8071542423999998" table:formula="of:=[.C397]/1000 * [.D397]*[.E397]/1000" table:style-name="ce1">
            <text:p>2,807154242</text:p>
          </table:table-cell>
          <table:table-cell table:number-columns-repeated="2" table:style-name="ce1"/>
          <table:table-cell office:value-type="float" office:value="0.10511933327890244" table:formula="of:=[.F397]-([.$J$3]*[.C397]/1000)" table:style-name="ce1">
            <text:p>0,105119333</text:p>
          </table:table-cell>
          <table:table-cell table:number-columns-repeated="16375"/>
        </table:table-row>
        <table:table-row table:style-name="ro3">
          <table:table-cell office:value-type="time" office:time-value="PT17H27M36S" table:style-name="ce7">
            <text:p>17:27:36</text:p>
          </table:table-cell>
          <table:table-cell office:value-type="time" office:time-value="PT17H27M37S" table:style-name="ce7">
            <text:p>17:27:3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04" table:style-name="ce1">
            <text:p>534,04</text:p>
          </table:table-cell>
          <table:table-cell office:value-type="float" office:value="2.9294069947999999" table:formula="of:=[.C398]/1000 * [.D398]*[.E398]/1000" table:style-name="ce1">
            <text:p>2,929406995</text:p>
          </table:table-cell>
          <table:table-cell table:number-columns-repeated="2" table:style-name="ce1"/>
          <table:table-cell office:value-type="float" office:value="0.23245587666501955" table:formula="of:=[.F398]-([.$J$3]*[.C398]/1000)" table:style-name="ce1">
            <text:p>0,232455877</text:p>
          </table:table-cell>
          <table:table-cell table:number-columns-repeated="16375"/>
        </table:table-row>
        <table:table-row table:style-name="ro3">
          <table:table-cell office:value-type="time" office:time-value="PT17H27M37S" table:style-name="ce7">
            <text:p>17:27:37</text:p>
          </table:table-cell>
          <table:table-cell office:value-type="time" office:time-value="PT17H27M38S" table:style-name="ce7">
            <text:p>17:27:3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5.62" table:style-name="ce1">
            <text:p>535,62</text:p>
          </table:table-cell>
          <table:table-cell office:value-type="float" office:value="2.9408430348000003" table:formula="of:=[.C399]/1000 * [.D399]*[.E399]/1000" table:style-name="ce1">
            <text:p>2,940843035</text:p>
          </table:table-cell>
          <table:table-cell table:number-columns-repeated="2" table:style-name="ce1"/>
          <table:table-cell office:value-type="float" office:value="0.24135002117196125" table:formula="of:=[.F399]-([.$J$3]*[.C399]/1000)" table:style-name="ce1">
            <text:p>0,241350021</text:p>
          </table:table-cell>
          <table:table-cell table:number-columns-repeated="16375"/>
        </table:table-row>
        <table:table-row table:style-name="ro3">
          <table:table-cell office:value-type="time" office:time-value="PT17H27M38S" table:style-name="ce7">
            <text:p>17:27:38</text:p>
          </table:table-cell>
          <table:table-cell office:value-type="time" office:time-value="PT17H27M39S" table:style-name="ce7">
            <text:p>17:27:3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1.05999999999995" table:style-name="ce1">
            <text:p>531,06</text:p>
          </table:table-cell>
          <table:table-cell office:value-type="float" office:value="2.9075694317999994" table:formula="of:=[.C400]/1000 * [.D400]*[.E400]/1000" table:style-name="ce1">
            <text:p>2,907569432</text:p>
          </table:table-cell>
          <table:table-cell table:number-columns-repeated="2" table:style-name="ce1"/>
          <table:table-cell office:value-type="float" office:value="0.2157021046511356" table:formula="of:=[.F400]-([.$J$3]*[.C400]/1000)" table:style-name="ce1">
            <text:p>0,215702105</text:p>
          </table:table-cell>
          <table:table-cell table:number-columns-repeated="16375"/>
        </table:table-row>
        <table:table-row table:style-name="ro3">
          <table:table-cell office:value-type="time" office:time-value="PT17H27M39S" table:style-name="ce7">
            <text:p>17:27:39</text:p>
          </table:table-cell>
          <table:table-cell office:value-type="time" office:time-value="PT17H27M40S" table:style-name="ce7">
            <text:p>17:27:40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65.38" table:style-name="ce1">
            <text:p>565,38</text:p>
          </table:table-cell>
          <table:table-cell office:value-type="float" office:value="3.0953198087999998" table:formula="of:=[.C401]/1000 * [.D401]*[.E401]/1000" table:style-name="ce1">
            <text:p>3,095319809</text:p>
          </table:table-cell>
          <table:table-cell table:number-columns-repeated="2" table:style-name="ce1"/>
          <table:table-cell office:value-type="float" office:value="0.39836869066501945" table:formula="of:=[.F401]-([.$J$3]*[.C401]/1000)" table:style-name="ce1">
            <text:p>0,398368691</text:p>
          </table:table-cell>
          <table:table-cell table:number-columns-repeated="16375"/>
        </table:table-row>
        <table:table-row table:style-name="ro3">
          <table:table-cell office:value-type="time" office:time-value="PT17H27M40S" table:style-name="ce7">
            <text:p>17:27:40</text:p>
          </table:table-cell>
          <table:table-cell office:value-type="time" office:time-value="PT17H27M41S" table:style-name="ce7">
            <text:p>17:27:4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3.41999999999996" table:style-name="ce1">
            <text:p>523,42</text:p>
          </table:table-cell>
          <table:table-cell office:value-type="float" office:value="2.8738584467999999" table:formula="of:=[.C402]/1000 * [.D402]*[.E402]/1000" table:style-name="ce1">
            <text:p>2,873858447</text:p>
          </table:table-cell>
          <table:table-cell table:number-columns-repeated="2" table:style-name="ce1"/>
          <table:table-cell office:value-type="float" office:value="0.17436543317196085" table:formula="of:=[.F402]-([.$J$3]*[.C402]/1000)" table:style-name="ce1">
            <text:p>0,174365433</text:p>
          </table:table-cell>
          <table:table-cell table:number-columns-repeated="16375"/>
        </table:table-row>
        <table:table-row table:style-name="ro3">
          <table:table-cell office:value-type="time" office:time-value="PT17H27M41S" table:style-name="ce7">
            <text:p>17:27:41</text:p>
          </table:table-cell>
          <table:table-cell office:value-type="time" office:time-value="PT17H27M43S" table:style-name="ce7">
            <text:p>17:27:4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72" table:style-name="ce1">
            <text:p>527,72</text:p>
          </table:table-cell>
          <table:table-cell office:value-type="float" office:value="2.892011144" table:formula="of:=[.C403]/1000 * [.D403]*[.E403]/1000" table:style-name="ce1">
            <text:p>2,892011144</text:p>
          </table:table-cell>
          <table:table-cell table:number-columns-repeated="2" table:style-name="ce1"/>
          <table:table-cell office:value-type="float" office:value="0.19760192135807797" table:formula="of:=[.F403]-([.$J$3]*[.C403]/1000)" table:style-name="ce1">
            <text:p>0,197601921</text:p>
          </table:table-cell>
          <table:table-cell table:number-columns-repeated="16375"/>
        </table:table-row>
        <table:table-row table:style-name="ro3">
          <table:table-cell office:value-type="time" office:time-value="PT17H27M43S" table:style-name="ce7">
            <text:p>17:27:43</text:p>
          </table:table-cell>
          <table:table-cell office:value-type="time" office:time-value="PT17H27M44S" table:style-name="ce7">
            <text:p>17:27:44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9.87" table:style-name="ce1">
            <text:p>549,87</text:p>
          </table:table-cell>
          <table:table-cell office:value-type="float" office:value="3.0359422440000001" table:formula="of:=[.C404]/1000 * [.D404]*[.E404]/1000" table:style-name="ce1">
            <text:p>3,035942244</text:p>
          </table:table-cell>
          <table:table-cell table:number-columns-repeated="2" table:style-name="ce1"/>
          <table:table-cell office:value-type="float" office:value="0.31611406642749396" table:formula="of:=[.F404]-([.$J$3]*[.C404]/1000)" table:style-name="ce1">
            <text:p>0,316114066</text:p>
          </table:table-cell>
          <table:table-cell table:number-columns-repeated="16375"/>
        </table:table-row>
        <table:table-row table:style-name="ro3">
          <table:table-cell office:value-type="time" office:time-value="PT17H27M44S" table:style-name="ce7">
            <text:p>17:27:44</text:p>
          </table:table-cell>
          <table:table-cell office:value-type="time" office:time-value="PT17H27M45S" table:style-name="ce7">
            <text:p>17:27:45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1.70000000000005" table:style-name="ce1">
            <text:p>561,7</text:p>
          </table:table-cell>
          <table:table-cell office:value-type="float" office:value="3.0954612960000003" table:formula="of:=[.C405]/1000 * [.D405]*[.E405]/1000" table:style-name="ce1">
            <text:p>3,095461296</text:p>
          </table:table-cell>
          <table:table-cell table:number-columns-repeated="2" table:style-name="ce1"/>
          <table:table-cell office:value-type="float" office:value="0.38071690941361114" table:formula="of:=[.F405]-([.$J$3]*[.C405]/1000)" table:style-name="ce1">
            <text:p>0,380716909</text:p>
          </table:table-cell>
          <table:table-cell table:number-columns-repeated="16375"/>
        </table:table-row>
        <table:table-row table:style-name="ro3">
          <table:table-cell office:value-type="time" office:time-value="PT17H27M45S" table:style-name="ce7">
            <text:p>17:27:45</text:p>
          </table:table-cell>
          <table:table-cell office:value-type="time" office:time-value="PT17H27M46S" table:style-name="ce7">
            <text:p>17:27:4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26" table:style-name="ce1">
            <text:p>541,26</text:p>
          </table:table-cell>
          <table:table-cell office:value-type="float" office:value="2.9662130520000001" table:formula="of:=[.C406]/1000 * [.D406]*[.E406]/1000" table:style-name="ce1">
            <text:p>2,966213052</text:p>
          </table:table-cell>
          <table:table-cell table:number-columns-repeated="2" table:style-name="ce1"/>
          <table:table-cell office:value-type="float" office:value="0.27180382935807801" table:formula="of:=[.F406]-([.$J$3]*[.C406]/1000)" table:style-name="ce1">
            <text:p>0,271803829</text:p>
          </table:table-cell>
          <table:table-cell table:number-columns-repeated="16375"/>
        </table:table-row>
        <table:table-row table:style-name="ro3">
          <table:table-cell office:value-type="time" office:time-value="PT17H27M46S" table:style-name="ce7">
            <text:p>17:27:46</text:p>
          </table:table-cell>
          <table:table-cell office:value-type="time" office:time-value="PT17H27M47S" table:style-name="ce7">
            <text:p>17:27:47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1.91" table:style-name="ce1">
            <text:p>531,91</text:p>
          </table:table-cell>
          <table:table-cell office:value-type="float" office:value="2.9369729795999997" table:formula="of:=[.C407]/1000 * [.D407]*[.E407]/1000" table:style-name="ce1">
            <text:p>2,93697298</text:p>
          </table:table-cell>
          <table:table-cell table:number-columns-repeated="2" table:style-name="ce1"/>
          <table:table-cell office:value-type="float" office:value="0.22222859301361053" table:formula="of:=[.F407]-([.$J$3]*[.C407]/1000)" table:style-name="ce1">
            <text:p>0,222228593</text:p>
          </table:table-cell>
          <table:table-cell table:number-columns-repeated="16375"/>
        </table:table-row>
        <table:table-row table:style-name="ro3">
          <table:table-cell office:value-type="time" office:time-value="PT17H27M47S" table:style-name="ce7">
            <text:p>17:27:47</text:p>
          </table:table-cell>
          <table:table-cell office:value-type="time" office:time-value="PT17H27M48S" table:style-name="ce7">
            <text:p>17:27:4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95000000000005" table:style-name="ce1">
            <text:p>527,95</text:p>
          </table:table-cell>
          <table:table-cell office:value-type="float" office:value="2.8932715900000003" table:formula="of:=[.C408]/1000 * [.D408]*[.E408]/1000" table:style-name="ce1">
            <text:p>2,89327159</text:p>
          </table:table-cell>
          <table:table-cell table:number-columns-repeated="2" table:style-name="ce1"/>
          <table:table-cell office:value-type="float" office:value="0.19886236735807827" table:formula="of:=[.F408]-([.$J$3]*[.C408]/1000)" table:style-name="ce1">
            <text:p>0,198862367</text:p>
          </table:table-cell>
          <table:table-cell table:number-columns-repeated="16375"/>
        </table:table-row>
        <table:table-row table:style-name="ro3">
          <table:table-cell office:value-type="time" office:time-value="PT17H27M48S" table:style-name="ce7">
            <text:p>17:27:48</text:p>
          </table:table-cell>
          <table:table-cell office:value-type="time" office:time-value="PT17H27M49S" table:style-name="ce7">
            <text:p>17:27:4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0.82000000000005" table:style-name="ce1">
            <text:p>550,82</text:p>
          </table:table-cell>
          <table:table-cell office:value-type="float" office:value="3.0241339968000003" table:formula="of:=[.C409]/1000 * [.D409]*[.E409]/1000" table:style-name="ce1">
            <text:p>3,024133997</text:p>
          </table:table-cell>
          <table:table-cell table:number-columns-repeated="2" table:style-name="ce1"/>
          <table:table-cell office:value-type="float" office:value="0.31955719218584466" table:formula="of:=[.F409]-([.$J$3]*[.C409]/1000)" table:style-name="ce1">
            <text:p>0,319557192</text:p>
          </table:table-cell>
          <table:table-cell table:number-columns-repeated="16375"/>
        </table:table-row>
        <table:table-row table:style-name="ro3">
          <table:table-cell office:value-type="time" office:time-value="PT17H27M49S" table:style-name="ce7">
            <text:p>17:27:49</text:p>
          </table:table-cell>
          <table:table-cell office:value-type="time" office:time-value="PT17H27M50S" table:style-name="ce7">
            <text:p>17:27:5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7.9" table:style-name="ce1">
            <text:p>527,9</text:p>
          </table:table-cell>
          <table:table-cell office:value-type="float" office:value="2.9037456239999999" table:formula="of:=[.C410]/1000 * [.D410]*[.E410]/1000" table:style-name="ce1">
            <text:p>2,903745624</text:p>
          </table:table-cell>
          <table:table-cell table:number-columns-repeated="2" table:style-name="ce1"/>
          <table:table-cell office:value-type="float" office:value="0.1940850283997273" table:formula="of:=[.F410]-([.$J$3]*[.C410]/1000)" table:style-name="ce1">
            <text:p>0,194085028</text:p>
          </table:table-cell>
          <table:table-cell table:number-columns-repeated="16375"/>
        </table:table-row>
        <table:table-row table:style-name="ro3">
          <table:table-cell office:value-type="time" office:time-value="PT17H27M50S" table:style-name="ce7">
            <text:p>17:27:50</text:p>
          </table:table-cell>
          <table:table-cell office:value-type="time" office:time-value="PT17H27M51S" table:style-name="ce7">
            <text:p>17:27:5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46" table:style-name="ce1">
            <text:p>528,46</text:p>
          </table:table-cell>
          <table:table-cell office:value-type="float" office:value="2.8987986301999999" table:formula="of:=[.C411]/1000 * [.D411]*[.E411]/1000" table:style-name="ce1">
            <text:p>2,89879863</text:p>
          </table:table-cell>
          <table:table-cell table:number-columns-repeated="2" table:style-name="ce1"/>
          <table:table-cell office:value-type="float" office:value="0.20184751206501961" table:formula="of:=[.F411]-([.$J$3]*[.C411]/1000)" table:style-name="ce1">
            <text:p>0,201847512</text:p>
          </table:table-cell>
          <table:table-cell table:number-columns-repeated="16375"/>
        </table:table-row>
        <table:table-row table:style-name="ro3">
          <table:table-cell office:value-type="time" office:time-value="PT17H27M51S" table:style-name="ce7">
            <text:p>17:27:51</text:p>
          </table:table-cell>
          <table:table-cell office:value-type="time" office:time-value="PT17H27M52S" table:style-name="ce7">
            <text:p>17:27:5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1.93" table:style-name="ce1">
            <text:p>511,93</text:p>
          </table:table-cell>
          <table:table-cell office:value-type="float" office:value="2.8054787860000001" table:formula="of:=[.C412]/1000 * [.D412]*[.E412]/1000" table:style-name="ce1">
            <text:p>2,805478786</text:p>
          </table:table-cell>
          <table:table-cell table:number-columns-repeated="2" table:style-name="ce1"/>
          <table:table-cell office:value-type="float" office:value="0.11106956335807805" table:formula="of:=[.F412]-([.$J$3]*[.C412]/1000)" table:style-name="ce1">
            <text:p>0,111069563</text:p>
          </table:table-cell>
          <table:table-cell table:number-columns-repeated="16375"/>
        </table:table-row>
        <table:table-row table:style-name="ro3">
          <table:table-cell office:value-type="time" office:time-value="PT17H27M52S" table:style-name="ce7">
            <text:p>17:27:52</text:p>
          </table:table-cell>
          <table:table-cell office:value-type="time" office:time-value="PT17H27M53S" table:style-name="ce7">
            <text:p>17:27:53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0.28" table:style-name="ce1">
            <text:p>520,28</text:p>
          </table:table-cell>
          <table:table-cell office:value-type="float" office:value="2.8754470843999997" table:formula="of:=[.C413]/1000 * [.D413]*[.E413]/1000" table:style-name="ce1">
            <text:p>2,875447084</text:p>
          </table:table-cell>
          <table:table-cell table:number-columns-repeated="2" table:style-name="ce1"/>
          <table:table-cell office:value-type="float" office:value="0.1581608023205523" table:formula="of:=[.F413]-([.$J$3]*[.C413]/1000)" table:style-name="ce1">
            <text:p>0,158160802</text:p>
          </table:table-cell>
          <table:table-cell table:number-columns-repeated="16375"/>
        </table:table-row>
        <table:table-row table:style-name="ro3">
          <table:table-cell office:value-type="time" office:time-value="PT17H27M53S" table:style-name="ce7">
            <text:p>17:27:53</text:p>
          </table:table-cell>
          <table:table-cell office:value-type="time" office:time-value="PT17H27M54S" table:style-name="ce7">
            <text:p>17:27:5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41" table:style-name="ce1">
            <text:p>526,41</text:p>
          </table:table-cell>
          <table:table-cell office:value-type="float" office:value="2.884832082" table:formula="of:=[.C414]/1000 * [.D414]*[.E414]/1000" table:style-name="ce1">
            <text:p>2,884832082</text:p>
          </table:table-cell>
          <table:table-cell table:number-columns-repeated="2" table:style-name="ce1"/>
          <table:table-cell office:value-type="float" office:value="0.1904228593580779" table:formula="of:=[.F414]-([.$J$3]*[.C414]/1000)" table:style-name="ce1">
            <text:p>0,190422859</text:p>
          </table:table-cell>
          <table:table-cell table:number-columns-repeated="16375"/>
        </table:table-row>
        <table:table-row table:style-name="ro3">
          <table:table-cell office:value-type="time" office:time-value="PT17H27M55S" table:style-name="ce7">
            <text:p>17:27:55</text:p>
          </table:table-cell>
          <table:table-cell office:value-type="time" office:time-value="PT17H27M56S" table:style-name="ce7">
            <text:p>17:27:5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74" table:style-name="ce1">
            <text:p>533,74</text:p>
          </table:table-cell>
          <table:table-cell office:value-type="float" office:value="2.9277613837999996" table:formula="of:=[.C415]/1000 * [.D415]*[.E415]/1000" table:style-name="ce1">
            <text:p>2,927761384</text:p>
          </table:table-cell>
          <table:table-cell table:number-columns-repeated="2" table:style-name="ce1"/>
          <table:table-cell office:value-type="float" office:value="0.23081026566501928" table:formula="of:=[.F415]-([.$J$3]*[.C415]/1000)" table:style-name="ce1">
            <text:p>0,230810266</text:p>
          </table:table-cell>
          <table:table-cell table:number-columns-repeated="16375"/>
        </table:table-row>
        <table:table-row table:style-name="ro3">
          <table:table-cell office:value-type="time" office:time-value="PT17H27M56S" table:style-name="ce7">
            <text:p>17:27:56</text:p>
          </table:table-cell>
          <table:table-cell office:value-type="time" office:time-value="PT17H27M57S" table:style-name="ce7">
            <text:p>17:27:57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83.44000000000005" table:style-name="ce1">
            <text:p>583,44</text:p>
          </table:table-cell>
          <table:table-cell office:value-type="float" office:value="3.2182783776000004" table:formula="of:=[.C416]/1000 * [.D416]*[.E416]/1000" table:style-name="ce1">
            <text:p>3,218278378</text:p>
          </table:table-cell>
          <table:table-cell table:number-columns-repeated="2" table:style-name="ce1"/>
          <table:table-cell office:value-type="float" office:value="0.5009920955205529" table:formula="of:=[.F416]-([.$J$3]*[.C416]/1000)" table:style-name="ce1">
            <text:p>0,500992096</text:p>
          </table:table-cell>
          <table:table-cell table:number-columns-repeated="16375"/>
        </table:table-row>
        <table:table-row table:style-name="ro3">
          <table:table-cell office:value-type="time" office:time-value="PT17H27M57S" table:style-name="ce7">
            <text:p>17:27:57</text:p>
          </table:table-cell>
          <table:table-cell office:value-type="time" office:time-value="PT17H27M58S" table:style-name="ce7">
            <text:p>17:27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9.16999999999996" table:style-name="ce1">
            <text:p>539,17</text:p>
          </table:table-cell>
          <table:table-cell office:value-type="float" office:value="2.9547594339999996" table:formula="of:=[.C417]/1000 * [.D417]*[.E417]/1000" table:style-name="ce1">
            <text:p>2,954759434</text:p>
          </table:table-cell>
          <table:table-cell table:number-columns-repeated="2" table:style-name="ce1"/>
          <table:table-cell office:value-type="float" office:value="0.26035021135807757" table:formula="of:=[.F417]-([.$J$3]*[.C417]/1000)" table:style-name="ce1">
            <text:p>0,260350211</text:p>
          </table:table-cell>
          <table:table-cell table:number-columns-repeated="16375"/>
        </table:table-row>
        <table:table-row table:style-name="ro3">
          <table:table-cell office:value-type="time" office:time-value="PT17H27M58S" table:style-name="ce7">
            <text:p>17:27:58</text:p>
          </table:table-cell>
          <table:table-cell office:value-type="time" office:time-value="PT17H27M59S" table:style-name="ce7">
            <text:p>17:27:5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1.79999999999995" table:style-name="ce1">
            <text:p>521,8</text:p>
          </table:table-cell>
          <table:table-cell office:value-type="float" office:value="2.8568706539999993" table:formula="of:=[.C418]/1000 * [.D418]*[.E418]/1000" table:style-name="ce1">
            <text:p>2,856870654</text:p>
          </table:table-cell>
          <table:table-cell table:number-columns-repeated="2" table:style-name="ce1"/>
          <table:table-cell office:value-type="float" office:value="0.1650033268511355" table:formula="of:=[.F418]-([.$J$3]*[.C418]/1000)" table:style-name="ce1">
            <text:p>0,165003327</text:p>
          </table:table-cell>
          <table:table-cell table:number-columns-repeated="16375"/>
        </table:table-row>
        <table:table-row table:style-name="ro3">
          <table:table-cell office:value-type="time" office:time-value="PT17H27M59S" table:style-name="ce7">
            <text:p>17:27:59</text:p>
          </table:table-cell>
          <table:table-cell office:value-type="time" office:time-value="PT17H28M0S" table:style-name="ce7">
            <text:p>17:28:0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9.74" table:style-name="ce1">
            <text:p>529,74</text:p>
          </table:table-cell>
          <table:table-cell office:value-type="float" office:value="2.9030811480000001" table:formula="of:=[.C419]/1000 * [.D419]*[.E419]/1000" table:style-name="ce1">
            <text:p>2,903081148</text:p>
          </table:table-cell>
          <table:table-cell table:number-columns-repeated="2" table:style-name="ce1"/>
          <table:table-cell office:value-type="float" office:value="0.20867192535807799" table:formula="of:=[.F419]-([.$J$3]*[.C419]/1000)" table:style-name="ce1">
            <text:p>0,208671925</text:p>
          </table:table-cell>
          <table:table-cell table:number-columns-repeated="16375"/>
        </table:table-row>
        <table:table-row table:style-name="ro3">
          <table:table-cell office:value-type="time" office:time-value="PT17H28M0S" table:style-name="ce7">
            <text:p>17:28:00</text:p>
          </table:table-cell>
          <table:table-cell office:value-type="time" office:time-value="PT17H28M1S" table:style-name="ce7">
            <text:p>17:28:0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0.39" table:style-name="ce1">
            <text:p>540,39</text:p>
          </table:table-cell>
          <table:table-cell office:value-type="float" office:value="2.9754143594999998" table:formula="of:=[.C420]/1000 * [.D420]*[.E420]/1000" table:style-name="ce1">
            <text:p>2,97541436</text:p>
          </table:table-cell>
          <table:table-cell table:number-columns-repeated="2" table:style-name="ce1"/>
          <table:table-cell office:value-type="float" office:value="0.26829565939278588" table:formula="of:=[.F420]-([.$J$3]*[.C420]/1000)" table:style-name="ce1">
            <text:p>0,268295659</text:p>
          </table:table-cell>
          <table:table-cell table:number-columns-repeated="16375"/>
        </table:table-row>
        <table:table-row table:style-name="ro3">
          <table:table-cell office:value-type="time" office:time-value="PT17H28M1S" table:style-name="ce7">
            <text:p>17:28:01</text:p>
          </table:table-cell>
          <table:table-cell office:value-type="time" office:time-value="PT17H28M2S" table:style-name="ce7">
            <text:p>17:28:0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54" table:style-name="ce1">
            <text:p>521,54</text:p>
          </table:table-cell>
          <table:table-cell office:value-type="float" office:value="2.8581435079999995" table:formula="of:=[.C421]/1000 * [.D421]*[.E421]/1000" table:style-name="ce1">
            <text:p>2,858143508</text:p>
          </table:table-cell>
          <table:table-cell table:number-columns-repeated="2" table:style-name="ce1"/>
          <table:table-cell office:value-type="float" office:value="0.16373428535807744" table:formula="of:=[.F421]-([.$J$3]*[.C421]/1000)" table:style-name="ce1">
            <text:p>0,163734285</text:p>
          </table:table-cell>
          <table:table-cell table:number-columns-repeated="16375"/>
        </table:table-row>
        <table:table-row table:style-name="ro3">
          <table:table-cell office:value-type="time" office:time-value="PT17H28M2S" table:style-name="ce7">
            <text:p>17:28:02</text:p>
          </table:table-cell>
          <table:table-cell office:value-type="time" office:time-value="PT17H28M3S" table:style-name="ce7">
            <text:p>17:28:0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91999999999996" table:style-name="ce1">
            <text:p>522,92</text:p>
          </table:table-cell>
          <table:table-cell office:value-type="float" office:value="2.8684096803999997" table:formula="of:=[.C422]/1000 * [.D422]*[.E422]/1000" table:style-name="ce1">
            <text:p>2,86840968</text:p>
          </table:table-cell>
          <table:table-cell table:number-columns-repeated="2" table:style-name="ce1"/>
          <table:table-cell office:value-type="float" office:value="0.17145856226501932" table:formula="of:=[.F422]-([.$J$3]*[.C422]/1000)" table:style-name="ce1">
            <text:p>0,171458562</text:p>
          </table:table-cell>
          <table:table-cell table:number-columns-repeated="16375"/>
        </table:table-row>
        <table:table-row table:style-name="ro3">
          <table:table-cell office:value-type="time" office:time-value="PT17H28M3S" table:style-name="ce7">
            <text:p>17:28:03</text:p>
          </table:table-cell>
          <table:table-cell office:value-type="time" office:time-value="PT17H28M4S" table:style-name="ce7">
            <text:p>17:28:04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3.70000000000005" table:style-name="ce1">
            <text:p>533,7</text:p>
          </table:table-cell>
          <table:table-cell office:value-type="float" office:value="2.9468565720000002" table:formula="of:=[.C423]/1000 * [.D423]*[.E423]/1000" table:style-name="ce1">
            <text:p>2,946856572</text:p>
          </table:table-cell>
          <table:table-cell table:number-columns-repeated="2" table:style-name="ce1"/>
          <table:table-cell office:value-type="float" office:value="0.23211218541361101" table:formula="of:=[.F423]-([.$J$3]*[.C423]/1000)" table:style-name="ce1">
            <text:p>0,232112185</text:p>
          </table:table-cell>
          <table:table-cell table:number-columns-repeated="16375"/>
        </table:table-row>
        <table:table-row table:style-name="ro3">
          <table:table-cell office:value-type="time" office:time-value="PT17H28M4S" table:style-name="ce7">
            <text:p>17:28:04</text:p>
          </table:table-cell>
          <table:table-cell office:value-type="time" office:time-value="PT17H28M5S" table:style-name="ce7">
            <text:p>17:28:05</text:p>
          </table:table-cell>
          <table:table-cell office:value-type="float" office:value="1049" table:style-name="ce1">
            <text:p>1049</text:p>
          </table:table-cell>
          <table:table-cell office:value-type="float" office:value="5.16" table:style-name="ce1">
            <text:p>5,16</text:p>
          </table:table-cell>
          <table:table-cell office:value-type="float" office:value="558.02" table:style-name="ce1">
            <text:p>558,02</text:p>
          </table:table-cell>
          <table:table-cell office:value-type="float" office:value="3.0204729767999998" table:formula="of:=[.C424]/1000 * [.D424]*[.E424]/1000" table:style-name="ce1">
            <text:p>3,020472977</text:p>
          </table:table-cell>
          <table:table-cell table:number-columns-repeated="2" table:style-name="ce1"/>
          <table:table-cell office:value-type="float" office:value="0.35402460458172014" table:formula="of:=[.F424]-([.$J$3]*[.C424]/1000)" table:style-name="ce1">
            <text:p>0,354024605</text:p>
          </table:table-cell>
          <table:table-cell table:number-columns-repeated="16375"/>
        </table:table-row>
        <table:table-row table:style-name="ro3">
          <table:table-cell office:value-type="time" office:time-value="PT17H28M5S" table:style-name="ce7">
            <text:p>17:28:05</text:p>
          </table:table-cell>
          <table:table-cell office:value-type="time" office:time-value="PT17H28M6S" table:style-name="ce7">
            <text:p>17:28:06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7.49" table:style-name="ce1">
            <text:p>537,49</text:p>
          </table:table-cell>
          <table:table-cell office:value-type="float" office:value="2.9427738746999998" table:formula="of:=[.C425]/1000 * [.D425]*[.E425]/1000" table:style-name="ce1">
            <text:p>2,942773875</text:p>
          </table:table-cell>
          <table:table-cell table:number-columns-repeated="2" table:style-name="ce1"/>
          <table:table-cell office:value-type="float" office:value="0.25090654755113606" table:formula="of:=[.F425]-([.$J$3]*[.C425]/1000)" table:style-name="ce1">
            <text:p>0,250906548</text:p>
          </table:table-cell>
          <table:table-cell table:number-columns-repeated="16375"/>
        </table:table-row>
        <table:table-row table:style-name="ro3">
          <table:table-cell office:value-type="time" office:time-value="PT17H28M6S" table:style-name="ce7">
            <text:p>17:28:06</text:p>
          </table:table-cell>
          <table:table-cell office:value-type="time" office:time-value="PT17H28M8S" table:style-name="ce7">
            <text:p>17:28:0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3.82000000000005" table:style-name="ce1">
            <text:p>543,82</text:p>
          </table:table-cell>
          <table:table-cell office:value-type="float" office:value="2.9858654628000005" table:formula="of:=[.C426]/1000 * [.D426]*[.E426]/1000" table:style-name="ce1">
            <text:p>2,985865463</text:p>
          </table:table-cell>
          <table:table-cell table:number-columns-repeated="2" table:style-name="ce1"/>
          <table:table-cell office:value-type="float" office:value="0.28637244917196147" table:formula="of:=[.F426]-([.$J$3]*[.C426]/1000)" table:style-name="ce1">
            <text:p>0,286372449</text:p>
          </table:table-cell>
          <table:table-cell table:number-columns-repeated="16375"/>
        </table:table-row>
        <table:table-row table:style-name="ro3">
          <table:table-cell office:value-type="time" office:time-value="PT17H28M8S" table:style-name="ce7">
            <text:p>17:28:08</text:p>
          </table:table-cell>
          <table:table-cell office:value-type="time" office:time-value="PT17H28M9S" table:style-name="ce7">
            <text:p>17:28:0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82000000000005" table:style-name="ce1">
            <text:p>534,82</text:p>
          </table:table-cell>
          <table:table-cell office:value-type="float" office:value="2.9309205640000005" table:formula="of:=[.C427]/1000 * [.D427]*[.E427]/1000" table:style-name="ce1">
            <text:p>2,930920564</text:p>
          </table:table-cell>
          <table:table-cell table:number-columns-repeated="2" table:style-name="ce1"/>
          <table:table-cell office:value-type="float" office:value="0.23651134135807839" table:formula="of:=[.F427]-([.$J$3]*[.C427]/1000)" table:style-name="ce1">
            <text:p>0,236511341</text:p>
          </table:table-cell>
          <table:table-cell table:number-columns-repeated="16375"/>
        </table:table-row>
        <table:table-row table:style-name="ro3">
          <table:table-cell office:value-type="time" office:time-value="PT17H28M9S" table:style-name="ce7">
            <text:p>17:28:09</text:p>
          </table:table-cell>
          <table:table-cell office:value-type="time" office:time-value="PT17H28M10S" table:style-name="ce7">
            <text:p>17:28:1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3.51" table:style-name="ce1">
            <text:p>553,51</text:p>
          </table:table-cell>
          <table:table-cell office:value-type="float" office:value="3.0446149656000001" table:formula="of:=[.C428]/1000 * [.D428]*[.E428]/1000" table:style-name="ce1">
            <text:p>3,044614966</text:p>
          </table:table-cell>
          <table:table-cell table:number-columns-repeated="2" table:style-name="ce1"/>
          <table:table-cell office:value-type="float" office:value="0.3349543699997275" table:formula="of:=[.F428]-([.$J$3]*[.C428]/1000)" table:style-name="ce1">
            <text:p>0,33495437</text:p>
          </table:table-cell>
          <table:table-cell table:number-columns-repeated="16375"/>
        </table:table-row>
        <table:table-row table:style-name="ro3">
          <table:table-cell office:value-type="time" office:time-value="PT17H28M10S" table:style-name="ce7">
            <text:p>17:28:10</text:p>
          </table:table-cell>
          <table:table-cell office:value-type="time" office:time-value="PT17H28M11S" table:style-name="ce7">
            <text:p>17:28:1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7.41" table:style-name="ce1">
            <text:p>537,41</text:p>
          </table:table-cell>
          <table:table-cell office:value-type="float" office:value="2.9673415595999999" table:formula="of:=[.C429]/1000 * [.D429]*[.E429]/1000" table:style-name="ce1">
            <text:p>2,96734156</text:p>
          </table:table-cell>
          <table:table-cell table:number-columns-repeated="2" table:style-name="ce1"/>
          <table:table-cell office:value-type="float" office:value="0.25259717301361073" table:formula="of:=[.F429]-([.$J$3]*[.C429]/1000)" table:style-name="ce1">
            <text:p>0,252597173</text:p>
          </table:table-cell>
          <table:table-cell table:number-columns-repeated="16375"/>
        </table:table-row>
        <table:table-row table:style-name="ro3">
          <table:table-cell office:value-type="time" office:time-value="PT17H28M11S" table:style-name="ce7">
            <text:p>17:28:11</text:p>
          </table:table-cell>
          <table:table-cell office:value-type="time" office:time-value="PT17H28M12S" table:style-name="ce7">
            <text:p>17:28:1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48" table:style-name="ce1">
            <text:p>536,48</text:p>
          </table:table-cell>
          <table:table-cell office:value-type="float" office:value="2.940017696" table:formula="of:=[.C430]/1000 * [.D430]*[.E430]/1000" table:style-name="ce1">
            <text:p>2,940017696</text:p>
          </table:table-cell>
          <table:table-cell table:number-columns-repeated="2" table:style-name="ce1"/>
          <table:table-cell office:value-type="float" office:value="0.24560847335807789" table:formula="of:=[.F430]-([.$J$3]*[.C430]/1000)" table:style-name="ce1">
            <text:p>0,245608473</text:p>
          </table:table-cell>
          <table:table-cell table:number-columns-repeated="16375"/>
        </table:table-row>
        <table:table-row table:style-name="ro3">
          <table:table-cell office:value-type="time" office:time-value="PT17H28M12S" table:style-name="ce7">
            <text:p>17:28:12</text:p>
          </table:table-cell>
          <table:table-cell office:value-type="time" office:time-value="PT17H28M13S" table:style-name="ce7">
            <text:p>17:28:1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79999999999995" table:style-name="ce1">
            <text:p>531,8</text:p>
          </table:table-cell>
          <table:table-cell office:value-type="float" office:value="2.9171197659999994" table:formula="of:=[.C431]/1000 * [.D431]*[.E431]/1000" table:style-name="ce1">
            <text:p>2,917119766</text:p>
          </table:table-cell>
          <table:table-cell table:number-columns-repeated="2" table:style-name="ce1"/>
          <table:table-cell office:value-type="float" office:value="0.22016864786501911" table:formula="of:=[.F431]-([.$J$3]*[.C431]/1000)" table:style-name="ce1">
            <text:p>0,220168648</text:p>
          </table:table-cell>
          <table:table-cell table:number-columns-repeated="16375"/>
        </table:table-row>
        <table:table-row table:style-name="ro3">
          <table:table-cell office:value-type="time" office:time-value="PT17H28M13S" table:style-name="ce7">
            <text:p>17:28:13</text:p>
          </table:table-cell>
          <table:table-cell office:value-type="time" office:time-value="PT17H28M14S" table:style-name="ce7">
            <text:p>17:28:1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8.87" table:style-name="ce1">
            <text:p>518,87</text:p>
          </table:table-cell>
          <table:table-cell office:value-type="float" office:value="2.8435113740000002" table:formula="of:=[.C432]/1000 * [.D432]*[.E432]/1000" table:style-name="ce1">
            <text:p>2,843511374</text:p>
          </table:table-cell>
          <table:table-cell table:number-columns-repeated="2" table:style-name="ce1"/>
          <table:table-cell office:value-type="float" office:value="0.14910215135807814" table:formula="of:=[.F432]-([.$J$3]*[.C432]/1000)" table:style-name="ce1">
            <text:p>0,149102151</text:p>
          </table:table-cell>
          <table:table-cell table:number-columns-repeated="16375"/>
        </table:table-row>
        <table:table-row table:style-name="ro3">
          <table:table-cell office:value-type="time" office:time-value="PT17H28M14S" table:style-name="ce7">
            <text:p>17:28:14</text:p>
          </table:table-cell>
          <table:table-cell office:value-type="time" office:time-value="PT17H28M15S" table:style-name="ce7">
            <text:p>17:28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76" table:style-name="ce1">
            <text:p>525,76</text:p>
          </table:table-cell>
          <table:table-cell office:value-type="float" office:value="2.8812699520000002" table:formula="of:=[.C433]/1000 * [.D433]*[.E433]/1000" table:style-name="ce1">
            <text:p>2,881269952</text:p>
          </table:table-cell>
          <table:table-cell table:number-columns-repeated="2" table:style-name="ce1"/>
          <table:table-cell office:value-type="float" office:value="0.18686072935807818" table:formula="of:=[.F433]-([.$J$3]*[.C433]/1000)" table:style-name="ce1">
            <text:p>0,186860729</text:p>
          </table:table-cell>
          <table:table-cell table:number-columns-repeated="16375"/>
        </table:table-row>
        <table:table-row table:style-name="ro3">
          <table:table-cell office:value-type="time" office:time-value="PT17H28M15S" table:style-name="ce7">
            <text:p>17:28:15</text:p>
          </table:table-cell>
          <table:table-cell office:value-type="time" office:time-value="PT17H28M16S" table:style-name="ce7">
            <text:p>17:28:1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12" table:style-name="ce1">
            <text:p>522,12</text:p>
          </table:table-cell>
          <table:table-cell office:value-type="float" office:value="2.8640213844" table:formula="of:=[.C434]/1000 * [.D434]*[.E434]/1000" table:style-name="ce1">
            <text:p>2,864021384</text:p>
          </table:table-cell>
          <table:table-cell table:number-columns-repeated="2" table:style-name="ce1"/>
          <table:table-cell office:value-type="float" office:value="0.16707026626501964" table:formula="of:=[.F434]-([.$J$3]*[.C434]/1000)" table:style-name="ce1">
            <text:p>0,167070266</text:p>
          </table:table-cell>
          <table:table-cell table:number-columns-repeated="16375"/>
        </table:table-row>
        <table:table-row table:style-name="ro3">
          <table:table-cell office:value-type="time" office:time-value="PT17H28M16S" table:style-name="ce7">
            <text:p>17:28:16</text:p>
          </table:table-cell>
          <table:table-cell office:value-type="time" office:time-value="PT17H28M17S" table:style-name="ce7">
            <text:p>17:28:1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7.28" table:style-name="ce1">
            <text:p>517,28</text:p>
          </table:table-cell>
          <table:table-cell office:value-type="float" office:value="2.8374721935999996" table:formula="of:=[.C435]/1000 * [.D435]*[.E435]/1000" table:style-name="ce1">
            <text:p>2,837472194</text:p>
          </table:table-cell>
          <table:table-cell table:number-columns-repeated="2" table:style-name="ce1"/>
          <table:table-cell office:value-type="float" office:value="0.14052107546501924" table:formula="of:=[.F435]-([.$J$3]*[.C435]/1000)" table:style-name="ce1">
            <text:p>0,140521075</text:p>
          </table:table-cell>
          <table:table-cell table:number-columns-repeated="16375"/>
        </table:table-row>
        <table:table-row table:style-name="ro3">
          <table:table-cell office:value-type="time" office:time-value="PT17H28M17S" table:style-name="ce7">
            <text:p>17:28:17</text:p>
          </table:table-cell>
          <table:table-cell office:value-type="time" office:time-value="PT17H28M18S" table:style-name="ce7">
            <text:p>17:28:1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3.28" table:style-name="ce1">
            <text:p>513,28</text:p>
          </table:table-cell>
          <table:table-cell office:value-type="float" office:value="2.8102233983999994" table:formula="of:=[.C436]/1000 * [.D436]*[.E436]/1000" table:style-name="ce1">
            <text:p>2,810223398</text:p>
          </table:table-cell>
          <table:table-cell table:number-columns-repeated="2" table:style-name="ce1"/>
          <table:table-cell office:value-type="float" office:value="0.11835607125113556" table:formula="of:=[.F436]-([.$J$3]*[.C436]/1000)" table:style-name="ce1">
            <text:p>0,118356071</text:p>
          </table:table-cell>
          <table:table-cell table:number-columns-repeated="16375"/>
        </table:table-row>
        <table:table-row table:style-name="ro3">
          <table:table-cell office:value-type="time" office:time-value="PT17H28M18S" table:style-name="ce7">
            <text:p>17:28:18</text:p>
          </table:table-cell>
          <table:table-cell office:value-type="time" office:time-value="PT17H28M19S" table:style-name="ce7">
            <text:p>17:28:1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6.08000000000004" table:style-name="ce1">
            <text:p>516,08</text:p>
          </table:table-cell>
          <table:table-cell office:value-type="float" office:value="2.8308897495999998" table:formula="of:=[.C437]/1000 * [.D437]*[.E437]/1000" table:style-name="ce1">
            <text:p>2,83088975</text:p>
          </table:table-cell>
          <table:table-cell table:number-columns-repeated="2" table:style-name="ce1"/>
          <table:table-cell office:value-type="float" office:value="0.1339386314650195" table:formula="of:=[.F437]-([.$J$3]*[.C437]/1000)" table:style-name="ce1">
            <text:p>0,133938631</text:p>
          </table:table-cell>
          <table:table-cell table:number-columns-repeated="16375"/>
        </table:table-row>
        <table:table-row table:style-name="ro3">
          <table:table-cell office:value-type="time" office:time-value="PT17H28M19S" table:style-name="ce7">
            <text:p>17:28:19</text:p>
          </table:table-cell>
          <table:table-cell office:value-type="time" office:time-value="PT17H28M21S" table:style-name="ce7">
            <text:p>17:28:2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57000000000005" table:style-name="ce1">
            <text:p>515,57</text:p>
          </table:table-cell>
          <table:table-cell office:value-type="float" office:value="2.8254267140000002" table:formula="of:=[.C438]/1000 * [.D438]*[.E438]/1000" table:style-name="ce1">
            <text:p>2,825426714</text:p>
          </table:table-cell>
          <table:table-cell table:number-columns-repeated="2" table:style-name="ce1"/>
          <table:table-cell office:value-type="float" office:value="0.13101749135807816" table:formula="of:=[.F438]-([.$J$3]*[.C438]/1000)" table:style-name="ce1">
            <text:p>0,131017491</text:p>
          </table:table-cell>
          <table:table-cell table:number-columns-repeated="16375"/>
        </table:table-row>
        <table:table-row table:style-name="ro3">
          <table:table-cell office:value-type="time" office:time-value="PT17H28M21S" table:style-name="ce7">
            <text:p>17:28:21</text:p>
          </table:table-cell>
          <table:table-cell office:value-type="time" office:time-value="PT17H28M22S" table:style-name="ce7">
            <text:p>17:28:22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71.27" table:style-name="ce1">
            <text:p>571,27</text:p>
          </table:table-cell>
          <table:table-cell office:value-type="float" office:value="3.1452526644000001" table:formula="of:=[.C439]/1000 * [.D439]*[.E439]/1000" table:style-name="ce1">
            <text:p>3,145252664</text:p>
          </table:table-cell>
          <table:table-cell table:number-columns-repeated="2" table:style-name="ce1"/>
          <table:table-cell office:value-type="float" office:value="0.43305017330666917" table:formula="of:=[.F439]-([.$J$3]*[.C439]/1000)" table:style-name="ce1">
            <text:p>0,433050173</text:p>
          </table:table-cell>
          <table:table-cell table:number-columns-repeated="16375"/>
        </table:table-row>
        <table:table-row table:style-name="ro3">
          <table:table-cell office:value-type="time" office:time-value="PT17H28M22S" table:style-name="ce7">
            <text:p>17:28:22</text:p>
          </table:table-cell>
          <table:table-cell office:value-type="time" office:time-value="PT17H28M23S" table:style-name="ce7">
            <text:p>17:28:2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08.59" table:style-name="ce1">
            <text:p>508,59</text:p>
          </table:table-cell>
          <table:table-cell office:value-type="float" office:value="2.7871749179999998" table:formula="of:=[.C440]/1000 * [.D440]*[.E440]/1000" table:style-name="ce1">
            <text:p>2,787174918</text:p>
          </table:table-cell>
          <table:table-cell table:number-columns-repeated="2" table:style-name="ce1"/>
          <table:table-cell office:value-type="float" office:value="9.2765695358077771E-2" table:formula="of:=[.F440]-([.$J$3]*[.C440]/1000)" table:style-name="ce1">
            <text:p>0,092765695</text:p>
          </table:table-cell>
          <table:table-cell table:number-columns-repeated="16375"/>
        </table:table-row>
        <table:table-row table:style-name="ro3">
          <table:table-cell office:value-type="time" office:time-value="PT17H28M23S" table:style-name="ce7">
            <text:p>17:28:23</text:p>
          </table:table-cell>
          <table:table-cell office:value-type="time" office:time-value="PT17H28M24S" table:style-name="ce7">
            <text:p>17:28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22" table:style-name="ce1">
            <text:p>515,22</text:p>
          </table:table-cell>
          <table:table-cell office:value-type="float" office:value="2.8235086439999999" table:formula="of:=[.C441]/1000 * [.D441]*[.E441]/1000" table:style-name="ce1">
            <text:p>2,823508644</text:p>
          </table:table-cell>
          <table:table-cell table:number-columns-repeated="2" table:style-name="ce1"/>
          <table:table-cell office:value-type="float" office:value="0.12909942135807784" table:formula="of:=[.F441]-([.$J$3]*[.C441]/1000)" table:style-name="ce1">
            <text:p>0,129099421</text:p>
          </table:table-cell>
          <table:table-cell table:number-columns-repeated="16375"/>
        </table:table-row>
        <table:table-row table:style-name="ro3">
          <table:table-cell office:value-type="time" office:time-value="PT17H28M24S" table:style-name="ce7">
            <text:p>17:28:24</text:p>
          </table:table-cell>
          <table:table-cell office:value-type="time" office:time-value="PT17H28M25S" table:style-name="ce7">
            <text:p>17:28:25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19.05999999999995" table:style-name="ce1">
            <text:p>519,06</text:p>
          </table:table-cell>
          <table:table-cell office:value-type="float" office:value="2.8713880139999999" table:formula="of:=[.C442]/1000 * [.D442]*[.E442]/1000" table:style-name="ce1">
            <text:p>2,871388014</text:p>
          </table:table-cell>
          <table:table-cell table:number-columns-repeated="2" table:style-name="ce1"/>
          <table:table-cell office:value-type="float" office:value="0.15155983642749371" table:formula="of:=[.F442]-([.$J$3]*[.C442]/1000)" table:style-name="ce1">
            <text:p>0,151559836</text:p>
          </table:table-cell>
          <table:table-cell table:number-columns-repeated="16375"/>
        </table:table-row>
        <table:table-row table:style-name="ro3">
          <table:table-cell office:value-type="time" office:time-value="PT17H28M25S" table:style-name="ce7">
            <text:p>17:28:25</text:p>
          </table:table-cell>
          <table:table-cell office:value-type="time" office:time-value="PT17H28M26S" table:style-name="ce7">
            <text:p>17:28:2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8.58000000000004" table:style-name="ce1">
            <text:p>558,58</text:p>
          </table:table-cell>
          <table:table-cell office:value-type="float" office:value="3.0840318960000004" table:formula="of:=[.C443]/1000 * [.D443]*[.E443]/1000" table:style-name="ce1">
            <text:p>3,084031896</text:p>
          </table:table-cell>
          <table:table-cell table:number-columns-repeated="2" table:style-name="ce1"/>
          <table:table-cell office:value-type="float" office:value="0.36420371842749422" table:formula="of:=[.F443]-([.$J$3]*[.C443]/1000)" table:style-name="ce1">
            <text:p>0,364203718</text:p>
          </table:table-cell>
          <table:table-cell table:number-columns-repeated="16375"/>
        </table:table-row>
        <table:table-row table:style-name="ro1">
          <table:table-cell table:number-columns-repeated="4" table:style-name="ce2"/>
          <table:table-cell office:value-type="string" table:style-name="ce2">
            <text:p>Total energy</text:p>
          </table:table-cell>
          <table:table-cell office:value-type="float" office:value="557.4487139854001" table:formula="of:=SUM([.F254:.F443])" table:style-name="ce2">
            <text:p>557,448714</text:p>
          </table:table-cell>
          <table:table-cell table:style-name="ce2"/>
          <table:table-cell office:value-type="string" table:style-name="ce2">
            <text:p>Total energy without SO</text:p>
          </table:table-cell>
          <table:table-cell office:value-type="float" office:value="44.003617656051162" table:formula="of:=SUM([.I254:.I443])" table:style-name="ce2">
            <text:p>44,00361766</text:p>
          </table:table-cell>
          <table:table-cell table:number-columns-repeated="16375" table:style-name="ce2"/>
        </table:table-row>
        <table:table-row table:number-rows-repeated="104813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01:42:37Z</meta:creation-date>
    <dc:date>2024-04-30T14:25:30Z</dc:date>
    <meta:editing-cycles>3</meta:editing-cycles>
    <meta:editing-duration>PT540S</meta:editing-duration>
  </office:meta>
</office:document-meta>
</file>